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15mm"/>
    </style:style>
    <style:style style:name="co2" style:family="table-column">
      <style:table-column-properties fo:break-before="auto" style:column-width="32.63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45.54mm"/>
    </style:style>
    <style:style style:name="co5" style:family="table-column">
      <style:table-column-properties fo:break-before="auto" style:column-width="46.21mm"/>
    </style:style>
    <style:style style:name="co6" style:family="table-column">
      <style:table-column-properties fo:break-before="auto" style:column-width="21.7mm"/>
    </style:style>
    <style:style style:name="co7" style:family="table-column">
      <style:table-column-properties fo:break-before="auto" style:column-width="18.77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23.88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32.16mm"/>
    </style:style>
    <style:style style:name="co13" style:family="table-column">
      <style:table-column-properties fo:break-before="auto" style:column-width="20.48mm"/>
    </style:style>
    <style:style style:name="co14" style:family="table-column">
      <style:table-column-properties fo:break-before="auto" style:column-width="24.11mm"/>
    </style:style>
    <style:style style:name="co15" style:family="table-column">
      <style:table-column-properties fo:break-before="auto" style:column-width="22.17mm"/>
    </style:style>
    <style:style style:name="co16" style:family="table-column">
      <style:table-column-properties fo:break-before="auto" style:column-width="16.83mm"/>
    </style:style>
    <style:style style:name="co17" style:family="table-column">
      <style:table-column-properties fo:break-before="auto" style:column-width="25.3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20.96mm"/>
    </style:style>
    <style:style style:name="co20" style:family="table-column">
      <style:table-column-properties fo:break-before="auto" style:column-width="22.42mm"/>
    </style:style>
    <style:style style:name="co21" style:family="table-column">
      <style:table-column-properties fo:break-before="auto" style:column-width="15.86mm"/>
    </style:style>
    <style:style style:name="co22" style:family="table-column">
      <style:table-column-properties fo:break-before="auto" style:column-width="19.98mm"/>
    </style:style>
    <style:style style:name="co23" style:family="table-column">
      <style:table-column-properties fo:break-before="auto" style:column-width="18.27mm"/>
    </style:style>
    <style:style style:name="co24" style:family="table-column">
      <style:table-column-properties fo:break-before="auto" style:column-width="36.28mm"/>
    </style:style>
    <style:style style:name="co25" style:family="table-column">
      <style:table-column-properties fo:break-before="auto" style:column-width="30.94mm"/>
    </style:style>
    <style:style style:name="co26" style:family="table-column">
      <style:table-column-properties fo:break-before="auto" style:column-width="20.23mm"/>
    </style:style>
    <style:style style:name="co27" style:family="table-column">
      <style:table-column-properties fo:break-before="auto" style:column-width="17.55mm"/>
    </style:style>
    <style:style style:name="co28" style:family="table-column">
      <style:table-column-properties fo:break-before="auto" style:column-width="15.36mm"/>
    </style:style>
    <style:style style:name="co29" style:family="table-column">
      <style:table-column-properties fo:break-before="auto" style:column-width="28.5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8.26mm"/>
    </style:style>
    <style:style style:name="co32" style:family="table-column">
      <style:table-column-properties fo:break-before="auto" style:column-width="27.53mm"/>
    </style:style>
    <style:style style:name="co33" style:family="table-column">
      <style:table-column-properties fo:break-before="auto" style:column-width="10.02mm"/>
    </style:style>
    <style:style style:name="co34" style:family="table-column">
      <style:table-column-properties fo:break-before="auto" style:column-width="10.74mm"/>
    </style:style>
    <style:style style:name="co35" style:family="table-column">
      <style:table-column-properties fo:break-before="auto" style:column-width="9.77mm"/>
    </style:style>
    <style:style style:name="co36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38.96mm"/>
    </style:style>
    <style:style style:name="co38" style:family="table-column">
      <style:table-column-properties fo:break-before="auto" style:column-width="37.5mm"/>
    </style:style>
    <style:style style:name="co39" style:family="table-column">
      <style:table-column-properties fo:break-before="auto" style:column-width="39.93mm"/>
    </style:style>
    <style:style style:name="co40" style:family="table-column">
      <style:table-column-properties fo:break-before="auto" style:column-width="32.97mm"/>
    </style:style>
    <style:style style:name="co41" style:family="table-column">
      <style:table-column-properties fo:break-before="auto" style:column-width="40.38mm"/>
    </style:style>
    <style:style style:name="co42" style:family="table-column">
      <style:table-column-properties fo:break-before="auto" style:column-width="16.09mm"/>
    </style:style>
    <style:style style:name="co43" style:family="table-column">
      <style:table-column-properties fo:break-before="auto" style:column-width="14.15mm"/>
    </style:style>
    <style:style style:name="co44" style:family="table-column">
      <style:table-column-properties fo:break-before="auto" style:column-width="16.58mm"/>
    </style:style>
    <style:style style:name="co45" style:family="table-column">
      <style:table-column-properties fo:break-before="auto" style:column-width="32.39mm"/>
    </style:style>
    <style:style style:name="co46" style:family="table-column">
      <style:table-column-properties fo:break-before="auto" style:column-width="15.61mm"/>
    </style:style>
    <style:style style:name="co47" style:family="table-column">
      <style:table-column-properties fo:break-before="auto" style:column-width="26.79mm"/>
    </style:style>
    <style:style style:name="co48" style:family="table-column">
      <style:table-column-properties fo:break-before="auto" style:column-width="23.64mm"/>
    </style:style>
    <style:style style:name="co49" style:family="table-column">
      <style:table-column-properties fo:break-before="auto" style:column-width="22.67mm"/>
    </style:style>
    <style:style style:name="co50" style:family="table-column">
      <style:table-column-properties fo:break-before="auto" style:column-width="26.07mm"/>
    </style:style>
    <style:style style:name="co51" style:family="table-column">
      <style:table-column-properties fo:break-before="auto" style:column-width="21.93mm"/>
    </style:style>
    <style:style style:name="co52" style:family="table-column">
      <style:table-column-properties fo:break-before="auto" style:column-width="30.2mm"/>
    </style:style>
    <style:style style:name="co53" style:family="table-column">
      <style:table-column-properties fo:break-before="auto" style:column-width="41.5mm"/>
    </style:style>
    <style:style style:name="co54" style:family="table-column">
      <style:table-column-properties fo:break-before="auto" style:column-width="44.41mm"/>
    </style:style>
    <style:style style:name="co55" style:family="table-column">
      <style:table-column-properties fo:break-before="auto" style:column-width="35.44mm"/>
    </style:style>
    <style:style style:name="co56" style:family="table-column">
      <style:table-column-properties fo:break-before="auto" style:column-width="10.5mm"/>
    </style:style>
    <style:style style:name="co57" style:family="table-column">
      <style:table-column-properties fo:break-before="auto" style:column-width="19.01mm"/>
    </style:style>
    <style:style style:name="co58" style:family="table-column">
      <style:table-column-properties fo:break-before="auto" style:column-width="26.32mm"/>
    </style:style>
    <style:style style:name="co59" style:family="table-column">
      <style:table-column-properties fo:break-before="auto" style:column-width="12.45mm"/>
    </style:style>
    <style:style style:name="co60" style:family="table-column">
      <style:table-column-properties fo:break-before="auto" style:column-width="19.49mm"/>
    </style:style>
    <style:style style:name="co61" style:family="table-column">
      <style:table-column-properties fo:break-before="auto" style:column-width="34.1mm"/>
    </style:style>
    <style:style style:name="co62" style:family="table-column">
      <style:table-column-properties fo:break-before="auto" style:column-width="39.44mm"/>
    </style:style>
    <style:style style:name="co63" style:family="table-column">
      <style:table-column-properties fo:break-before="auto" style:column-width="38.58mm"/>
    </style:style>
    <style:style style:name="co64" style:family="table-column">
      <style:table-column-properties fo:break-before="auto" style:column-width="20.85mm"/>
    </style:style>
    <style:style style:name="co65" style:family="table-column">
      <style:table-column-properties fo:break-before="auto" style:column-width="28.98mm"/>
    </style:style>
    <style:style style:name="co66" style:family="table-column">
      <style:table-column-properties fo:break-before="auto" style:column-width="15.12mm"/>
    </style:style>
    <style:style style:name="co67" style:family="table-column">
      <style:table-column-properties fo:break-before="auto" style:column-width="16.33mm"/>
    </style:style>
    <style:style style:name="co68" style:family="table-column">
      <style:table-column-properties fo:break-before="auto" style:column-width="21.75mm"/>
    </style:style>
    <style:style style:name="co69" style:family="table-column">
      <style:table-column-properties fo:break-before="auto" style:column-width="28.7mm"/>
    </style:style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73" style:family="table-column">
      <style:table-column-properties fo:break-before="auto" style:column-width="26.86mm"/>
    </style:style>
    <style:style style:name="co74" style:family="table-column">
      <style:table-column-properties fo:break-before="auto" style:column-width="54.27mm"/>
    </style:style>
    <style:style style:name="co75" style:family="table-column">
      <style:table-column-properties fo:break-before="auto" style:column-width="47.91mm"/>
    </style:style>
    <style:style style:name="co76" style:family="table-column">
      <style:table-column-properties fo:break-before="auto" style:column-width="44.68mm"/>
    </style:style>
    <style:style style:name="co77" style:family="table-column">
      <style:table-column-properties fo:break-before="auto" style:column-width="37.91mm"/>
    </style:style>
    <style:style style:name="co78" style:family="table-column">
      <style:table-column-properties fo:break-before="auto" style:column-width="35.67mm"/>
    </style:style>
    <style:style style:name="co79" style:family="table-column">
      <style:table-column-properties fo:break-before="auto" style:column-width="11.18mm"/>
    </style:style>
    <style:style style:name="co80" style:family="table-column">
      <style:table-column-properties fo:break-before="auto" style:column-width="36.34mm"/>
    </style:style>
    <style:style style:name="co81" style:family="table-column">
      <style:table-column-properties fo:break-before="auto" style:column-width="30.06mm"/>
    </style:style>
    <style:style style:name="co82" style:family="table-column">
      <style:table-column-properties fo:break-before="auto" style:column-width="33.6mm"/>
    </style:style>
    <style:style style:name="ro1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5.79mm" fo:break-before="auto" style:use-optimal-row-height="true"/>
    </style:style>
    <style:style style:name="ro8" style:family="table-row">
      <style:table-row-properties style:row-height="4.52mm" fo:break-before="page" style:use-optimal-row-height="true"/>
    </style:style>
    <style:style style:name="ro9" style:family="table-row">
      <style:table-row-properties style:row-height="4.55mm" fo:break-before="page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6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70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6])))" style:apply-style-name="HintergrundGruen" style:base-cell-address="Techniklabor.C136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3])))" style:apply-style-name="HintergrundGruen" style:base-cell-address="Techniklabor.C143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4])))" style:apply-style-name="HintergrundGruen" style:base-cell-address="Techniklabor.C144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5])))" style:apply-style-name="HintergrundGruen" style:base-cell-address="Techniklabor.C145"/>
    </style:style>
    <style:style style:name="ce320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21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2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24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2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2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9])))" style:apply-style-name="HintergrundGruen" style:base-cell-address="Waffenlabor.C149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95" style:family="table-cell" style:parent-style-name="Default" style:data-style-name="N1"/>
    <style:style style:name="ce496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5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5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6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21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24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25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6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28" style:family="table-cell" style:parent-style-name="Default">
      <style:text-properties fo:font-size="12pt" style:font-size-asian="12pt" style:font-size-complex="12pt"/>
    </style:style>
    <style:style style:name="ce6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1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32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35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41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42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44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45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49"/>
    </style:style>
    <style:style style:name="ce65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53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54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55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56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61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62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63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64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79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84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85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87"/>
    </style:style>
    <style:style style:name="ce67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112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7])))" style:apply-style-name="HintergrundGruen" style:base-cell-address="Aufbaureihenfolge.A113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2])))" style:apply-style-name="HintergrundGruen" style:base-cell-address="Aufbaureihenfolge.A118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7])))" style:apply-style-name="HintergrundGruen" style:base-cell-address="Aufbaureihenfolge.A123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24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25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0])))" style:apply-style-name="HintergrundGruen" style:base-cell-address="Aufbaureihenfolge.A126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1])))" style:apply-style-name="HintergrundGruen" style:base-cell-address="Aufbaureihenfolge.A127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2])))" style:apply-style-name="HintergrundGruen" style:base-cell-address="Aufbaureihenfolge.A128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40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0])))" style:apply-style-name="HintergrundGruen" style:base-cell-address="Aufbaureihenfolge.A145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1])))" style:apply-style-name="HintergrundGruen" style:base-cell-address="Aufbaureihenfolge.A146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4])))" style:apply-style-name="HintergrundGruen" style:base-cell-address="Aufbaureihenfolge.A150"/>
    </style:style>
    <style:style style:name="ce69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44])))" style:apply-style-name="HintergrundGruen" style:base-cell-address="Aufbaureihenfolge.A160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61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76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5])))" style:apply-style-name="HintergrundGruen" style:base-cell-address="Aufbaureihenfolge.A181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8])))" style:apply-style-name="HintergrundGruen" style:base-cell-address="Aufbaureihenfolge.A185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87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1])))" style:apply-style-name="HintergrundGruen" style:base-cell-address="Aufbaureihenfolge.A188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2])))" style:apply-style-name="HintergrundGruen" style:base-cell-address="Aufbaureihenfolge.A189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3])))" style:apply-style-name="HintergrundGruen" style:base-cell-address="Aufbaureihenfolge.A190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91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6])))" style:apply-style-name="HintergrundGruen" style:base-cell-address="Aufbaureihenfolge.A192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7])))" style:apply-style-name="HintergrundGruen" style:base-cell-address="Aufbaureihenfolge.A193"/>
    </style:style>
    <style:style style:name="ce71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90])))" style:apply-style-name="HintergrundGruen" style:base-cell-address="Aufbaureihenfolge.A212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2])))" style:apply-style-name="HintergrundGruen" style:base-cell-address="Aufbaureihenfolge.A213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3])))" style:apply-style-name="HintergrundGruen" style:base-cell-address="Aufbaureihenfolge.A214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4])))" style:apply-style-name="HintergrundGruen" style:base-cell-address="Aufbaureihenfolge.A215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5])))" style:apply-style-name="HintergrundGruen" style:base-cell-address="Aufbaureihenfolge.A216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6])))" style:apply-style-name="HintergrundGruen" style:base-cell-address="Aufbaureihenfolge.A217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7])))" style:apply-style-name="HintergrundGruen" style:base-cell-address="Aufbaureihenfolge.A218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8])))" style:apply-style-name="HintergrundGruen" style:base-cell-address="Aufbaureihenfolge.A219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4])))" style:apply-style-name="HintergrundGruen" style:base-cell-address="Aufbaureihenfolge.A241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5])))" style:apply-style-name="HintergrundGruen" style:base-cell-address="Aufbaureihenfolge.A242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6])))" style:apply-style-name="HintergrundGruen" style:base-cell-address="Aufbaureihenfolge.A243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7])))" style:apply-style-name="HintergrundGruen" style:base-cell-address="Aufbaureihenfolge.A244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5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6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9])))" style:apply-style-name="HintergrundGruen" style:base-cell-address="Aufbaureihenfolge.A247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0])))" style:apply-style-name="HintergrundGruen" style:base-cell-address="Aufbaureihenfolge.A248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1])))" style:apply-style-name="HintergrundGruen" style:base-cell-address="Aufbaureihenfolge.A249"/>
    </style:style>
    <style:style style:name="ce72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Aufbaureihenfolge.B17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2])))" style:apply-style-name="HintergrundGruen" style:base-cell-address="Aufbaureihenfolge.B22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6])))" style:apply-style-name="HintergrundGruen" style:base-cell-address="Aufbaureihenfolge.B26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H28])))" style:apply-style-name="HintergrundGruen" style:base-cell-address="Aufbaureihenfolge.B28"/>
    </style:style>
    <style:style style:name="ce751" style:family="table-cell" style:parent-style-name="Default">
      <style:table-cell-properties fo:border="0.06pt solid #000000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34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35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36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30])))" style:apply-style-name="HintergrundGruen" style:base-cell-address="Aufbaureihenfolge.B37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43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44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45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6])))" style:apply-style-name="HintergrundGruen" style:base-cell-address="Aufbaureihenfolge.B46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7])))" style:apply-style-name="HintergrundGruen" style:base-cell-address="Aufbaureihenfolge.B47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Aufbaureihenfolge.B48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9])))" style:apply-style-name="HintergrundGruen" style:base-cell-address="Aufbaureihenfolge.B49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50])))" style:apply-style-name="HintergrundGruen" style:base-cell-address="Aufbaureihenfolge.B50"/>
    </style:style>
    <style:style style:name="ce76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53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54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55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56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57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58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59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61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62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63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64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6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66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67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69])))" style:apply-style-name="HintergrundGruen" style:base-cell-address="Aufbaureihenfolge.B69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0])))" style:apply-style-name="HintergrundGruen" style:base-cell-address="Aufbaureihenfolge.B70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1])))" style:apply-style-name="HintergrundGruen" style:base-cell-address="Aufbaureihenfolge.B71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6])))" style:apply-style-name="HintergrundGruen" style:base-cell-address="Aufbaureihenfolge.B76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79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80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81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82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83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84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85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86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87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88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3])))" style:apply-style-name="HintergrundGruen" style:base-cell-address="Aufbaureihenfolge.B89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4])))" style:apply-style-name="HintergrundGruen" style:base-cell-address="Aufbaureihenfolge.B90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1])))" style:apply-style-name="HintergrundGruen" style:base-cell-address="Aufbaureihenfolge.B91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3])))" style:apply-style-name="HintergrundGruen" style:base-cell-address="Aufbaureihenfolge.B93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105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106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107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108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109"/>
    </style:style>
    <style:style style:name="ce80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112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7])))" style:apply-style-name="HintergrundGruen" style:base-cell-address="Aufbaureihenfolge.B113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8])))" style:apply-style-name="HintergrundGruen" style:base-cell-address="Aufbaureihenfolge.B114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9])))" style:apply-style-name="HintergrundGruen" style:base-cell-address="Aufbaureihenfolge.B115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0])))" style:apply-style-name="HintergrundGruen" style:base-cell-address="Aufbaureihenfolge.B116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1])))" style:apply-style-name="HintergrundGruen" style:base-cell-address="Aufbaureihenfolge.B117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Aufbaureihenfolge.B118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Aufbaureihenfolge.B119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Aufbaureihenfolge.B120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Aufbaureihenfolge.B121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22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Aufbaureihenfolge.B123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24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Aufbaureihenfolge.B125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Aufbaureihenfolge.B126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Aufbaureihenfolge.B127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128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4])))" style:apply-style-name="HintergrundGruen" style:base-cell-address="Aufbaureihenfolge.B130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5])))" style:apply-style-name="HintergrundGruen" style:base-cell-address="Aufbaureihenfolge.B131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32])))" style:apply-style-name="HintergrundGruen" style:base-cell-address="Aufbaureihenfolge.B132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5])))" style:apply-style-name="HintergrundGruen" style:base-cell-address="Aufbaureihenfolge.B140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41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42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43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9])))" style:apply-style-name="HintergrundGruen" style:base-cell-address="Aufbaureihenfolge.B144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Aufbaureihenfolge.B145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0])))" style:apply-style-name="HintergrundGruen" style:base-cell-address="Aufbaureihenfolge.B146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47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2])))" style:apply-style-name="HintergrundGruen" style:base-cell-address="Aufbaureihenfolge.B148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3])))" style:apply-style-name="HintergrundGruen" style:base-cell-address="Aufbaureihenfolge.B149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4])))" style:apply-style-name="HintergrundGruen" style:base-cell-address="Aufbaureihenfolge.B150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5])))" style:apply-style-name="HintergrundGruen" style:base-cell-address="Aufbaureihenfolge.B151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2])))" style:apply-style-name="HintergrundGruen" style:base-cell-address="Aufbaureihenfolge.B152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3])))" style:apply-style-name="HintergrundGruen" style:base-cell-address="Aufbaureihenfolge.B153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54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3])))" style:apply-style-name="HintergrundGruen" style:base-cell-address="Aufbaureihenfolge.B156"/>
    </style:style>
    <style:style style:name="ce83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44])))" style:apply-style-name="HintergrundGruen" style:base-cell-address="Aufbaureihenfolge.B160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61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62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63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64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9])))" style:apply-style-name="HintergrundGruen" style:base-cell-address="Aufbaureihenfolge.B165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66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1])))" style:apply-style-name="HintergrundGruen" style:base-cell-address="Aufbaureihenfolge.B167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68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69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4])))" style:apply-style-name="HintergrundGruen" style:base-cell-address="Aufbaureihenfolge.B170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71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1])))" style:apply-style-name="HintergrundGruen" style:base-cell-address="Aufbaureihenfolge.B177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78])))" style:apply-style-name="HintergrundGruen" style:base-cell-address="Aufbaureihenfolge.B178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6])))" style:apply-style-name="HintergrundGruen" style:base-cell-address="Aufbaureihenfolge.B179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6])))" style:apply-style-name="HintergrundGruen" style:base-cell-address="Aufbaureihenfolge.B182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83])))" style:apply-style-name="HintergrundGruen" style:base-cell-address="Aufbaureihenfolge.B183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8])))" style:apply-style-name="HintergrundGruen" style:base-cell-address="Aufbaureihenfolge.B185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0])))" style:apply-style-name="HintergrundGruen" style:base-cell-address="Aufbaureihenfolge.B187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1])))" style:apply-style-name="HintergrundGruen" style:base-cell-address="Aufbaureihenfolge.B188"/>
    </style:style>
    <style:style style:name="ce8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2])))" style:apply-style-name="HintergrundGruen" style:base-cell-address="Aufbaureihenfolge.B189"/>
    </style:style>
    <style:style style:name="ce8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3])))" style:apply-style-name="HintergrundGruen" style:base-cell-address="Aufbaureihenfolge.B190"/>
    </style:style>
    <style:style style:name="ce8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4])))" style:apply-style-name="HintergrundGruen" style:base-cell-address="Aufbaureihenfolge.B191"/>
    </style:style>
    <style:style style:name="ce8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3])))" style:apply-style-name="HintergrundGruen" style:base-cell-address="Aufbaureihenfolge.B192"/>
    </style:style>
    <style:style style:name="ce8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7])))" style:apply-style-name="HintergrundGruen" style:base-cell-address="Aufbaureihenfolge.B193"/>
    </style:style>
    <style:style style:name="ce8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8])))" style:apply-style-name="HintergrundGruen" style:base-cell-address="Aufbaureihenfolge.B194"/>
    </style:style>
    <style:style style:name="ce8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9])))" style:apply-style-name="HintergrundGruen" style:base-cell-address="Aufbaureihenfolge.B195"/>
    </style:style>
    <style:style style:name="ce8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0])))" style:apply-style-name="HintergrundGruen" style:base-cell-address="Aufbaureihenfolge.B196"/>
    </style:style>
    <style:style style:name="ce8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1])))" style:apply-style-name="HintergrundGruen" style:base-cell-address="Aufbaureihenfolge.B197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2])))" style:apply-style-name="HintergrundGruen" style:base-cell-address="Aufbaureihenfolge.B198"/>
    </style:style>
    <style:style style:name="ce8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3])))" style:apply-style-name="HintergrundGruen" style:base-cell-address="Aufbaureihenfolge.B199"/>
    </style:style>
    <style:style style:name="ce8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0])))" style:apply-style-name="HintergrundGruen" style:base-cell-address="Aufbaureihenfolge.B200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1])))" style:apply-style-name="HintergrundGruen" style:base-cell-address="Aufbaureihenfolge.B201"/>
    </style:style>
    <style:style style:name="ce8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7])))" style:apply-style-name="HintergrundGruen" style:base-cell-address="Aufbaureihenfolge.B209"/>
    </style:style>
    <style:style style:name="ce87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90])))" style:apply-style-name="HintergrundGruen" style:base-cell-address="Aufbaureihenfolge.B212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2])))" style:apply-style-name="HintergrundGruen" style:base-cell-address="Aufbaureihenfolge.B213"/>
    </style:style>
    <style:style style:name="ce8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3])))" style:apply-style-name="HintergrundGruen" style:base-cell-address="Aufbaureihenfolge.B214"/>
    </style:style>
    <style:style style:name="ce8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4])))" style:apply-style-name="HintergrundGruen" style:base-cell-address="Aufbaureihenfolge.B215"/>
    </style:style>
    <style:style style:name="ce8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5])))" style:apply-style-name="HintergrundGruen" style:base-cell-address="Aufbaureihenfolge.B216"/>
    </style:style>
    <style:style style:name="ce8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6])))" style:apply-style-name="HintergrundGruen" style:base-cell-address="Aufbaureihenfolge.B217"/>
    </style:style>
    <style:style style:name="ce8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7])))" style:apply-style-name="HintergrundGruen" style:base-cell-address="Aufbaureihenfolge.B218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3])))" style:apply-style-name="HintergrundGruen" style:base-cell-address="Aufbaureihenfolge.B219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9])))" style:apply-style-name="HintergrundGruen" style:base-cell-address="Aufbaureihenfolge.B220"/>
    </style:style>
    <style:style style:name="ce8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0])))" style:apply-style-name="HintergrundGruen" style:base-cell-address="Aufbaureihenfolge.B221"/>
    </style:style>
    <style:style style:name="ce8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2])))" style:apply-style-name="HintergrundGruen" style:base-cell-address="Aufbaureihenfolge.B222"/>
    </style:style>
    <style:style style:name="ce8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17])))" style:apply-style-name="HintergrundGruen" style:base-cell-address="Aufbaureihenfolge.B223"/>
    </style:style>
    <style:style style:name="ce8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8])))" style:apply-style-name="HintergrundGruen" style:base-cell-address="Aufbaureihenfolge.B224"/>
    </style:style>
    <style:style style:name="ce8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1])))" style:apply-style-name="HintergrundGruen" style:base-cell-address="Aufbaureihenfolge.B238"/>
    </style:style>
    <style:style style:name="ce8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4])))" style:apply-style-name="HintergrundGruen" style:base-cell-address="Aufbaureihenfolge.B241"/>
    </style:style>
    <style:style style:name="ce8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5])))" style:apply-style-name="HintergrundGruen" style:base-cell-address="Aufbaureihenfolge.B242"/>
    </style:style>
    <style:style style:name="ce8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6])))" style:apply-style-name="HintergrundGruen" style:base-cell-address="Aufbaureihenfolge.B243"/>
    </style:style>
    <style:style style:name="ce8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7])))" style:apply-style-name="HintergrundGruen" style:base-cell-address="Aufbaureihenfolge.B244"/>
    </style:style>
    <style:style style:name="ce8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5"/>
    </style:style>
    <style:style style:name="ce8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6"/>
    </style:style>
    <style:style style:name="ce8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9])))" style:apply-style-name="HintergrundGruen" style:base-cell-address="Aufbaureihenfolge.B247"/>
    </style:style>
    <style:style style:name="ce8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0])))" style:apply-style-name="HintergrundGruen" style:base-cell-address="Aufbaureihenfolge.B248"/>
    </style:style>
    <style:style style:name="ce8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1])))" style:apply-style-name="HintergrundGruen" style:base-cell-address="Aufbaureihenfolge.B249"/>
    </style:style>
    <style:style style:name="ce8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2])))" style:apply-style-name="HintergrundGruen" style:base-cell-address="Aufbaureihenfolge.B250"/>
    </style:style>
    <style:style style:name="ce9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3])))" style:apply-style-name="HintergrundGruen" style:base-cell-address="Aufbaureihenfolge.B251"/>
    </style:style>
    <style:style style:name="ce9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4])))" style:apply-style-name="HintergrundGruen" style:base-cell-address="Aufbaureihenfolge.B252"/>
    </style:style>
    <style:style style:name="ce9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7])))" style:apply-style-name="HintergrundGruen" style:base-cell-address="Aufbaureihenfolge.B253"/>
    </style:style>
    <style:style style:name="ce9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8])))" style:apply-style-name="HintergrundGruen" style:base-cell-address="Aufbaureihenfolge.B254"/>
    </style:style>
    <style:style style:name="ce904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05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9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907" style:family="table-cell" style:parent-style-name="Default">
      <style:text-properties fo:color="#ff0000"/>
    </style:style>
    <style:style style:name="ce90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9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7])))" style:apply-style-name="HintergrundGruen" style:base-cell-address="Aufbaureihenfolge.G17"/>
    </style:style>
    <style:style style:name="ce9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8])))" style:apply-style-name="HintergrundGruen" style:base-cell-address="Aufbaureihenfolge.G18"/>
    </style:style>
    <style:style style:name="ce9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9])))" style:apply-style-name="HintergrundGruen" style:base-cell-address="Aufbaureihenfolge.G19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0])))" style:apply-style-name="HintergrundGruen" style:base-cell-address="Aufbaureihenfolge.G40"/>
    </style:style>
    <style:style style:name="ce9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1])))" style:apply-style-name="HintergrundGruen" style:base-cell-address="Aufbaureihenfolge.G41"/>
    </style:style>
    <style:style style:name="ce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2])))" style:apply-style-name="HintergrundGruen" style:base-cell-address="Aufbaureihenfolge.G42"/>
    </style:style>
    <style:style style:name="ce9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3])))" style:apply-style-name="HintergrundGruen" style:base-cell-address="Aufbaureihenfolge.G43"/>
    </style:style>
    <style:style style:name="ce9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4])))" style:apply-style-name="HintergrundGruen" style:base-cell-address="Aufbaureihenfolge.G44"/>
    </style:style>
    <style:style style:name="ce9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9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9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9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9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9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9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9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9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9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0])))" style:apply-style-name="HintergrundGruen" style:base-cell-address="Aufbaureihenfolge.H40"/>
    </style:style>
    <style:style style:name="ce9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1])))" style:apply-style-name="HintergrundGruen" style:base-cell-address="Aufbaureihenfolge.H41"/>
    </style:style>
    <style:style style:name="ce9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2])))" style:apply-style-name="HintergrundGruen" style:base-cell-address="Aufbaureihenfolge.H42"/>
    </style:style>
    <style:style style:name="ce9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3])))" style:apply-style-name="HintergrundGruen" style:base-cell-address="Aufbaureihenfolge.H43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4])))" style:apply-style-name="HintergrundGruen" style:base-cell-address="Aufbaureihenfolge.H44"/>
    </style:style>
    <style:style style:name="ce9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6])))" style:apply-style-name="HintergrundGruen" style:base-cell-address="Aufbaureihenfolge.H46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7])))" style:apply-style-name="HintergrundGruen" style:base-cell-address="Aufbaureihenfolge.H47"/>
    </style:style>
    <style:style style:name="ce9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8])))" style:apply-style-name="HintergrundGruen" style:base-cell-address="Aufbaureihenfolge.H48"/>
    </style:style>
    <style:style style:name="ce9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9])))" style:apply-style-name="HintergrundGruen" style:base-cell-address="Aufbaureihenfolge.H49"/>
    </style:style>
    <style:style style:name="ce9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0])))" style:apply-style-name="HintergrundGruen" style:base-cell-address="Aufbaureihenfolge.H50"/>
    </style:style>
    <style:style style:name="ce9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53])))" style:apply-style-name="HintergrundGruen" style:base-cell-address="Aufbaureihenfolge.H53"/>
    </style:style>
    <style:style style:name="ce9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5])))" style:apply-style-name="HintergrundGruen" style:base-cell-address="Aufbaureihenfolge.H55"/>
    </style:style>
    <style:style style:name="ce9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6])))" style:apply-style-name="HintergrundGruen" style:base-cell-address="Aufbaureihenfolge.H56"/>
    </style:style>
    <style:style style:name="ce9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7])))" style:apply-style-name="HintergrundGruen" style:base-cell-address="Aufbaureihenfolge.H57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67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70"/>
        <table:table-column table:style-name="co14" table:number-columns-repeated="2" table:default-cell-style-name="ce170"/>
        <table:table-column table:style-name="co15" table:default-cell-style-name="ce170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1" table:number-columns-repeated="2" table:default-cell-style-name="ce170"/>
        <table:table-column table:style-name="co19" table:default-cell-style-name="ce170"/>
        <table:table-column table:style-name="co20" table:default-cell-style-name="ce170"/>
        <table:table-column table:style-name="co21" table:default-cell-style-name="ce170"/>
        <table:table-column table:style-name="co22" table:default-cell-style-name="ce170"/>
        <table:table-column table:style-name="co23" table:default-cell-style-name="ce170"/>
        <table:table-column table:style-name="co24" table:default-cell-style-name="ce3"/>
        <table:table-column table:style-name="co25" table:default-cell-style-name="ce167"/>
        <table:table-column table:style-name="co26" table:default-cell-style-name="ce170"/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13" table:default-cell-style-name="ce170"/>
        <table:table-column table:style-name="co30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ce3"/>
        <table:table-column table:style-name="co18" table:default-cell-style-name="ce173"/>
        <table:table-column table:style-name="co36" table:number-columns-repeated="964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165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68" office:value-type="string" calcext:value-type="string">
            <text:p>Düsen-</text:p>
            <text:p>masse (%)</text:p>
          </table:table-cell>
          <table:table-cell table:style-name="ce168" office:value-type="string" calcext:value-type="string">
            <text:p>Schild-</text:p>
            <text:p>schaden (%)</text:p>
          </table:table-cell>
          <table:table-cell table:style-name="ce168" office:value-type="string" calcext:value-type="string">
            <text:p>Zerstörer-</text:p>
            <text:p>schaden (%)</text:p>
          </table:table-cell>
          <table:table-cell table:style-name="ce168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168" office:value-type="string" calcext:value-type="string">
            <text:p>Panzerungs-</text:p>
            <text:p>haltbarkeit</text:p>
          </table:table-cell>
          <table:table-cell table:style-name="ce168" office:value-type="string" calcext:value-type="string">
            <text:p>Panzerungs-</text:p>
            <text:p>masse</text:p>
          </table:table-cell>
          <table:table-cell table:style-name="ce168" office:value-type="string" calcext:value-type="string">
            <text:p>Fregatten-</text:p>
            <text:p>schaden</text:p>
          </table:table-cell>
          <table:table-cell table:style-name="ce168" office:value-type="string" calcext:value-type="string">
            <text:p>Reichweite</text:p>
          </table:table-cell>
          <table:table-cell table:style-name="ce168" office:value-type="string" calcext:value-type="string">
            <text:p>Waffen-</text:p>
            <text:p>masse</text:p>
          </table:table-cell>
          <table:table-cell table:style-name="ce168" office:value-type="string" calcext:value-type="string">
            <text:p>Schildum-</text:p>
            <text:p>gehung</text:p>
          </table:table-cell>
          <table:table-cell table:style-name="ce168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165" office:value-type="string" calcext:value-type="string">
            <text:p>Unterstützungs-</text:p>
            <text:p>reichweite (m)</text:p>
          </table:table-cell>
          <table:table-cell table:style-name="ce168" office:value-type="string" calcext:value-type="string">
            <text:p>Alarmstart</text:p>
          </table:table-cell>
          <table:table-cell table:style-name="ce168" office:value-type="string" calcext:value-type="string">
            <text:p>Schiffs-</text:p>
            <text:p>schaden</text:p>
          </table:table-cell>
          <table:table-cell table:style-name="ce168" office:value-type="string" calcext:value-type="string">
            <text:p>Staffel-</text:p>
            <text:p>masse</text:p>
          </table:table-cell>
          <table:table-cell table:style-name="ce168" office:value-type="string" calcext:value-type="string">
            <text:p>Schlachtschiff-</text:p>
            <text:p>schaden</text:p>
          </table:table-cell>
          <table:table-cell table:style-name="ce168" office:value-type="string" calcext:value-type="string">
            <text:p>Düsen-</text:p>
            <text:p>masse (%)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style-name="ce174"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4" office:value-type="string" calcext:value-type="string">
            <text:p>Voyager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166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5" office:value-type="string" calcext:value-type="string">
            <text:p>Harrier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166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1085" calcext:value-type="float">
            <text:p>21.085</text:p>
          </table:table-cell>
          <table:table-cell table:style-name="ce166" table:number-columns-repeated="4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6" office:value-type="string" calcext:value-type="string">
            <text:p>Harrier MK II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table:formula="of:=[.H3]*5/100+[.H3]" office:value-type="float" office:value="315" calcext:value-type="float">
            <text:p>315</text:p>
          </table:table-cell>
          <table:table-cell table:style-name="ce166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825" calcext:value-type="float">
            <text:p>1.825</text:p>
          </table:table-cell>
          <table:table-cell table:style-name="ce166"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7" office:value-type="string" calcext:value-type="string">
            <text:p>Talon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" office:value-type="string" calcext:value-type="string">
            <text:p>Talon MK II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166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9" office:value-type="string" calcext:value-type="string">
            <text:p>Talon MK III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166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10" office:value-type="string" calcext:value-type="string">
            <text:p>Nighthawk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166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5206508" calcext:value-type="float">
            <text:p>25.206.508</text:p>
          </table:table-cell>
          <table:table-cell table:style-name="ce166"/>
          <table:table-cell table:style-name="ce166" office:value-type="float" office:value="2800723" calcext:value-type="float">
            <text:p>2.800.723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1" office:value-type="string" calcext:value-type="string">
            <text:p>Nighthawk MK II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166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106500" calcext:value-type="float">
            <text:p>1.106.50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2" office:value-type="string" calcext:value-type="string">
            <text:p>Nighthawk MK III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166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213000" calcext:value-type="float">
            <text:p>2.213.000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" calcext:value-type="float">
            <text:p>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0" calcext:value-type="float">
            <text:p>12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3" office:value-type="string" calcext:value-type="string">
            <text:p>Nighthawk MK IV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166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4" office:value-type="string" calcext:value-type="string">
            <text:p>Genesis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166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49196" calcext:value-type="float">
            <text:p>49.196</text:p>
          </table:table-cell>
          <table:table-cell table:style-name="ce166" table:number-columns-repeated="4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5" office:value-type="string" calcext:value-type="string">
            <text:p>Genesis MK II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166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9263" calcext:value-type="float">
            <text:p>9.26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6" office:value-type="string" calcext:value-type="string">
            <text:p>Exodus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166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7" office:value-type="string" calcext:value-type="string">
            <text:p>Exodus MK II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326488" calcext:value-type="float">
            <text:p>326.48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" calcext:value-type="float">
            <text:p>5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8" office:value-type="string" calcext:value-type="string">
            <text:p>Exodus MK III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166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652975" calcext:value-type="float">
            <text:p>652.975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9" office:value-type="string" calcext:value-type="string">
            <text:p>Revelation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166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0" office:value-type="string" calcext:value-type="string">
            <text:p>Revelation MK II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6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1" office:value-type="string" calcext:value-type="string">
            <text:p>Revelation MK III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2" office:value-type="string" calcext:value-type="string">
            <text:p>Revelation MK IV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6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3" office:value-type="string" calcext:value-type="string">
            <text:p>Longbow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166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12448" calcext:value-type="float">
            <text:p>112.448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" calcext:value-type="float">
            <text:p>4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4" office:value-type="string" calcext:value-type="string">
            <text:p>Longbow MK II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166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30825" calcext:value-type="float">
            <text:p>30.825</text:p>
          </table:table-cell>
          <table:table-cell table:style-name="ce166" table:number-columns-repeated="3"/>
          <table:table-cell table:style-name="ce166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5" office:value-type="string" calcext:value-type="string">
            <text:p>Broadsword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6" office:value-type="string" calcext:value-type="string">
            <text:p>Broadsword MK II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166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7" office:value-type="string" calcext:value-type="string">
            <text:p>Broadsword MK III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166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520550" calcext:value-type="float">
            <text:p>1.520.550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8" office:value-type="string" calcext:value-type="string">
            <text:p>Trident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166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9" office:value-type="string" calcext:value-type="string">
            <text:p>Trident MK II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166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0" office:value-type="string" calcext:value-type="string">
            <text:p>Trident MK III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166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1" office:value-type="string" calcext:value-type="string">
            <text:p>Trident MK IV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166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2" office:value-type="string" calcext:value-type="string">
            <text:p>Rancor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166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table:number-columns-repeated="3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92359" calcext:value-type="float">
            <text:p>592.359</text:p>
          </table:table-cell>
          <table:table-cell table:style-name="ce166" table:number-columns-repeated="3"/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1" calcext:value-type="float">
            <text:p>22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3" office:value-type="string" calcext:value-type="string">
            <text:p>Rancor MK II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166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12163" calcext:value-type="float">
            <text:p>112.163</text:p>
          </table:table-cell>
          <table:table-cell table:style-name="ce166" table:number-columns-repeated="3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4" office:value-type="string" calcext:value-type="string">
            <text:p>Venom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166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table:number-columns-repeated="3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575624" calcext:value-type="float">
            <text:p>5.575.624</text:p>
          </table:table-cell>
          <table:table-cell table:style-name="ce166"/>
          <table:table-cell table:style-name="ce166" office:value-type="float" office:value="619514" calcext:value-type="float">
            <text:p>619.514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5" office:value-type="string" calcext:value-type="string">
            <text:p>Venom MK II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166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766250" calcext:value-type="float">
            <text:p>2.766.250</text:p>
          </table:table-cell>
          <table:table-cell table:style-name="ce166" table:number-columns-repeated="2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34" calcext:value-type="float">
            <text:p>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0" calcext:value-type="float">
            <text:p>15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6" office:value-type="string" calcext:value-type="string">
            <text:p>Venom MK III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166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5532500" calcext:value-type="float">
            <text:p>5.532.500</text:p>
          </table:table-cell>
          <table:table-cell table:style-name="ce166" table:number-columns-repeated="2"/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9" calcext:value-type="float">
            <text:p>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02" calcext:value-type="float">
            <text:p>302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7" office:value-type="string" calcext:value-type="string">
            <text:p>Fury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166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8" office:value-type="string" calcext:value-type="string">
            <text:p>Fury MK II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166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9" office:value-type="string" calcext:value-type="string">
            <text:p>Fury MK III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166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40" office:value-type="string" calcext:value-type="string">
            <text:p>Fury MK IV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166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Träger</text:p>
          </table:table-cell>
          <table:table-cell table:style-name="ce41" office:value-type="string" calcext:value-type="string">
            <text:p>Midgard</text:p>
          </table:table-cell>
          <table:table-cell table:style-name="ce2" office:value-type="string" calcext:value-type="string">
            <text:p>Schlachtschiff Venom</text:p>
          </table:table-cell>
          <table:table-cell table:style-name="ce2" table:number-columns-repeated="2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405" calcext:value-type="float">
            <text:p>3405</text:p>
          </table:table-cell>
          <table:table-cell table:style-name="ce166" office:value-type="float" office:value="300000" calcext:value-type="float">
            <text:p>3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4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2" office:value-type="string" calcext:value-type="string">
            <text:p>Midgard MK II</text:p>
          </table:table-cell>
          <table:table-cell table:style-name="ce2" table:number-columns-repeated="3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166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3"/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3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3" office:value-type="string" calcext:value-type="string">
            <text:p>Midgard MK III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166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3"/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3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44" office:value-type="string" calcext:value-type="string">
            <text:p>Valhalla</text:p>
          </table:table-cell>
          <table:table-cell table:style-name="ce2" table:number-columns-repeated="3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678" calcext:value-type="float">
            <text:p>5678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5" office:value-type="string" calcext:value-type="string">
            <text:p>Valhalla MK II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6" office:value-type="string" calcext:value-type="string">
            <text:p>Valhalla MK III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166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7" office:value-type="string" calcext:value-type="string">
            <text:p>Valhalla MK IV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166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18" calcext:value-type="percentage">
            <text:p>18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Fregatte</text:p>
          </table:table-cell>
          <table:table-cell table:style-name="ce48" office:value-type="string" calcext:value-type="string">
            <text:p>Condor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125" calcext:value-type="float">
            <text:p>3125</text:p>
          </table:table-cell>
          <table:table-cell table:style-name="ce166" office:value-type="float" office:value="36000" calcext:value-type="float">
            <text:p>3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49" office:value-type="string" calcext:value-type="string">
            <text:p>Condor MK II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0" office:value-type="string" calcext:value-type="string">
            <text:p>Condor MK III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166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1" office:value-type="string" calcext:value-type="string">
            <text:p>Condor MK IV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166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2" office:value-type="string" calcext:value-type="string">
            <text:p>Condor MK V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166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5" calcext:value-type="percentage">
            <text:p>-5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3" office:value-type="string" calcext:value-type="string">
            <text:p>Destiny</text:p>
          </table:table-cell>
          <table:table-cell table:style-name="ce2" office:value-type="string" calcext:value-type="string">
            <text:p>Kreuzer Exodus</text:p>
          </table:table-cell>
          <table:table-cell table:style-name="ce2" table:number-columns-repeated="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125" calcext:value-type="float">
            <text:p>2125</text:p>
          </table:table-cell>
          <table:table-cell table:style-name="ce166" office:value-type="float" office:value="32000" calcext:value-type="float">
            <text:p>32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4" office:value-type="string" calcext:value-type="string">
            <text:p>Destiny MK II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166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5" office:value-type="string" calcext:value-type="string">
            <text:p>Destiny MK III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6" office:value-type="string" calcext:value-type="string">
            <text:p>Apocrypha</text:p>
          </table:table-cell>
          <table:table-cell table:style-name="ce2" office:value-type="string" calcext:value-type="string">
            <text:p>Kreuzer Revelation</text:p>
          </table:table-cell>
          <table:table-cell table:style-name="ce2" table:number-columns-repeated="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66" office:value-type="float" office:value="50500" calcext:value-type="float">
            <text:p>50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7" office:value-type="string" calcext:value-type="string">
            <text:p>Apocrypha MK II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6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8" office:value-type="string" calcext:value-type="string">
            <text:p>Apocrypha MK III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6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9" office:value-type="string" calcext:value-type="string">
            <text:p>Apocrypha MK IV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6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60" office:value-type="string" calcext:value-type="string">
            <text:p>Apocrypha MK V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6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Zerstörer</text:p>
          </table:table-cell>
          <table:table-cell table:style-name="ce61" office:value-type="string" calcext:value-type="string">
            <text:p>Scythe</text:p>
          </table:table-cell>
          <table:table-cell table:style-name="ce2" office:value-type="string" calcext:value-type="string">
            <text:p>Zerstörer Trident</text:p>
          </table:table-cell>
          <table:table-cell table:style-name="ce2" table:number-columns-repeated="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700" calcext:value-type="float">
            <text:p>5700</text:p>
          </table:table-cell>
          <table:table-cell table:style-name="ce166" office:value-type="float" office:value="58000" calcext:value-type="float">
            <text:p>58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2" office:value-type="string" calcext:value-type="string">
            <text:p>Scythe MK II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166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3" office:value-type="string" calcext:value-type="string">
            <text:p>Scythe MK III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166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4" office:value-type="string" calcext:value-type="string">
            <text:p>Scythe MK IV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166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5" office:value-type="string" calcext:value-type="string">
            <text:p>Scythe MK V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166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66" office:value-type="string" calcext:value-type="string">
            <text:p>Dread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9810" calcext:value-type="float">
            <text:p>9810</text:p>
          </table:table-cell>
          <table:table-cell table:style-name="ce166" office:value-type="float" office:value="146500" calcext:value-type="float">
            <text:p>146.5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7" office:value-type="string" calcext:value-type="string">
            <text:p>Dread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166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8" office:value-type="string" calcext:value-type="string">
            <text:p>Dread MK III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166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9" office:value-type="string" calcext:value-type="string">
            <text:p>Dread MK IV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166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70" office:value-type="string" calcext:value-type="string">
            <text:p>Dread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166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riegskutter</text:p>
          </table:table-cell>
          <table:table-cell table:style-name="ce71" office:value-type="string" calcext:value-type="string">
            <text:p>Gharial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000" calcext:value-type="float">
            <text:p>6000</text:p>
          </table:table-cell>
          <table:table-cell table:style-name="ce166" office:value-type="float" office:value="101000" calcext:value-type="float">
            <text:p>101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2" office:value-type="string" calcext:value-type="string">
            <text:p>Gharial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6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3" office:value-type="string" calcext:value-type="string">
            <text:p>Gharial MK I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16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66" calcext:value-type="percentage">
            <text:p>66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4" office:value-type="string" calcext:value-type="string">
            <text:p>Gharial MK IV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6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/>
          <table:table-cell table:style-name="ce16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83" calcext:value-type="percentage">
            <text:p>83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5" office:value-type="string" calcext:value-type="string">
            <text:p>Gharial MK V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6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1" calcext:value-type="percentage">
            <text:p>10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76" office:value-type="string" calcext:value-type="string">
            <text:p>Ragnarok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7" office:value-type="string" calcext:value-type="string">
            <text:p>Ragnarok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166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8" office:value-type="string" calcext:value-type="string">
            <text:p>Ragnarok MK III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166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9" office:value-type="string" calcext:value-type="string">
            <text:p>Ragnarok MK IV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166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18" calcext:value-type="percentage">
            <text:p>18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80" office:value-type="string" calcext:value-type="string">
            <text:p>Ragnarok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166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25" calcext:value-type="percentage">
            <text:p>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Fregatte</text:p>
          </table:table-cell>
          <table:table-cell table:style-name="ce81" office:value-type="string" calcext:value-type="string">
            <text:p>Eagle</text:p>
          </table:table-cell>
          <table:table-cell table:style-name="ce2" office:value-type="string" calcext:value-type="string">
            <text:p>Fregatte Nighthawk</text:p>
          </table:table-cell>
          <table:table-cell table:style-name="ce2" table:number-columns-repeated="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100" calcext:value-type="float">
            <text:p>4100</text:p>
          </table:table-cell>
          <table:table-cell table:style-name="ce166" office:value-type="float" office:value="86400" calcext:value-type="float">
            <text:p>86.4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2" office:value-type="string" calcext:value-type="string">
            <text:p>Eagle MK II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166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3" office:value-type="string" calcext:value-type="string">
            <text:p>Eagle MK III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166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4" office:value-type="string" calcext:value-type="string">
            <text:p>Eagle MK IV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166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5" office:value-type="string" calcext:value-type="string">
            <text:p>Eagle MK V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166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5" calcext:value-type="percentage">
            <text:p>-5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86" office:value-type="string" calcext:value-type="string">
            <text:p>Corinthian</text:p>
          </table:table-cell>
          <table:table-cell table:style-name="ce2" table:number-columns-repeated="3"/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166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7" office:value-type="string" calcext:value-type="string">
            <text:p>Corinthian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6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8" office:value-type="string" calcext:value-type="string">
            <text:p>Corinthian MK III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6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9" office:value-type="string" calcext:value-type="string">
            <text:p>Corinthian MK IV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6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90" office:value-type="string" calcext:value-type="string">
            <text:p>Corinthian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6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91" office:value-type="string" calcext:value-type="string">
            <text:p>Lance</text:p>
          </table:table-cell>
          <table:table-cell table:style-name="ce2" table:number-columns-repeated="3"/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16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2" office:value-type="string" calcext:value-type="string">
            <text:p>Lance MK II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166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3" office:value-type="string" calcext:value-type="string">
            <text:p>Lance MK III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166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4" office:value-type="string" calcext:value-type="string">
            <text:p>Lance MK IV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166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5" office:value-type="string" calcext:value-type="string">
            <text:p>Lance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96" office:value-type="string" calcext:value-type="string">
            <text:p>Zeal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6840" calcext:value-type="float">
            <text:p>6840</text:p>
          </table:table-cell>
          <table:table-cell table:style-name="ce166" office:value-type="float" office:value="175800" calcext:value-type="float">
            <text:p>175.8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7" office:value-type="string" calcext:value-type="string">
            <text:p>Zeal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166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8" office:value-type="string" calcext:value-type="string">
            <text:p>Zeal MK III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166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9" office:value-type="string" calcext:value-type="string">
            <text:p>Zeal MK IV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166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100" office:value-type="string" calcext:value-type="string">
            <text:p>Zeal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166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01" office:value-type="string" calcext:value-type="string">
            <text:p>Komodo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2" office:value-type="string" calcext:value-type="string">
            <text:p>Komodo MK II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166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3" office:value-type="string" calcext:value-type="string">
            <text:p>Komodo MK III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166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16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66" calcext:value-type="percentage">
            <text:p>66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4" office:value-type="string" calcext:value-type="string">
            <text:p>Komodo MK IV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166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/>
          <table:table-cell table:style-name="ce16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83" calcext:value-type="percentage">
            <text:p>83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5" office:value-type="string" calcext:value-type="string">
            <text:p>Komodo MK V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166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1" calcext:value-type="percentage">
            <text:p>10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utter</text:p>
          </table:table-cell>
          <table:table-cell table:style-name="ce106" office:value-type="string" calcext:value-type="string">
            <text:p>Taipan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500" calcext:value-type="float">
            <text:p>5500</text:p>
          </table:table-cell>
          <table:table-cell table:style-name="ce166" office:value-type="float" office:value="95000" calcext:value-type="float">
            <text:p>95.00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8086050" calcext:value-type="float">
            <text:p>8.086.050</text:p>
          </table:table-cell>
          <table:table-cell table:style-name="ce166"/>
          <table:table-cell table:style-name="ce166" office:value-type="float" office:value="898450" calcext:value-type="float">
            <text:p>898.45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49" calcext:value-type="float">
            <text:p>49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7" office:value-type="string" calcext:value-type="string">
            <text:p>Plastahl-Platten I</text:p>
          </table:table-cell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510" calcext:value-type="float">
            <text:p>2.510</text:p>
          </table:table-cell>
          <table:table-cell table:style-name="ce166" table:number-columns-repeated="3"/>
          <table:table-cell table:style-name="ce166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8" office:value-type="string" calcext:value-type="string">
            <text:p>Plastahl-Platten II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6526" calcext:value-type="float">
            <text:p>6.526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9" office:value-type="string" calcext:value-type="string">
            <text:p>Plastahl-Platten II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3053" calcext:value-type="float">
            <text:p>13.053</text:p>
          </table:table-cell>
          <table:table-cell table:style-name="ce166" table:number-columns-repeated="3"/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0" office:value-type="string" calcext:value-type="string">
            <text:p>Plastahl-Platten IV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6103" calcext:value-type="float">
            <text:p>26.103</text:p>
          </table:table-cell>
          <table:table-cell table:style-name="ce166" table:number-columns-repeated="3"/>
          <table:table-cell table:style-name="ce166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1" office:value-type="string" calcext:value-type="string">
            <text:p>Plastahl-Platten V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39157" calcext:value-type="float">
            <text:p>39.157</text:p>
          </table:table-cell>
          <table:table-cell table:style-name="ce166" table:number-columns-repeated="3"/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7849" calcext:value-type="float">
            <text:p>87.849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3" office:value-type="string" calcext:value-type="string">
            <text:p>Tritanium-Platten II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31785" calcext:value-type="float">
            <text:p>131.785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2" calcext:value-type="float">
            <text:p>5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4" office:value-type="string" calcext:value-type="string">
            <text:p>Tritanium-Platten II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63551" calcext:value-type="float">
            <text:p>263.551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1" calcext:value-type="float">
            <text:p>5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5" office:value-type="string" calcext:value-type="string">
            <text:p>Tritanium-Platten IV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527101" calcext:value-type="float">
            <text:p>527.10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6" office:value-type="string" calcext:value-type="string">
            <text:p>Tritanium-Platten V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252859" calcext:value-type="float">
            <text:p>1.252.859</text:p>
          </table:table-cell>
          <table:table-cell table:style-name="ce166" office:value-type="float" office:value="65940" calcext:value-type="float">
            <text:p>65.94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9" calcext:value-type="float">
            <text:p>9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7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909885" calcext:value-type="float">
            <text:p>909.885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9" calcext:value-type="float">
            <text:p>5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9" calcext:value-type="float">
            <text:p>13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8" office:value-type="string" calcext:value-type="string">
            <text:p>Iridium-Platten II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819750" calcext:value-type="float">
            <text:p>1.819.750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9" office:value-type="string" calcext:value-type="string">
            <text:p>Iridium-Platten II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4325349" calcext:value-type="float">
            <text:p>4.325.349</text:p>
          </table:table-cell>
          <table:table-cell table:style-name="ce166" office:value-type="float" office:value="227650" calcext:value-type="float">
            <text:p>227.650</text:p>
          </table:table-cell>
          <table:table-cell table:style-name="ce166"/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0" office:value-type="string" calcext:value-type="string">
            <text:p>Iridium-Platten IV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743500" calcext:value-type="float">
            <text:p>8.743.500</text:p>
          </table:table-cell>
          <table:table-cell table:style-name="ce166" office:value-type="float" office:value="971500" calcext:value-type="float">
            <text:p>971.500</text:p>
          </table:table-cell>
          <table:table-cell table:style-name="ce166"/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3" calcext:value-type="float">
            <text:p>37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1" office:value-type="string" calcext:value-type="string">
            <text:p>Iridium-Platten V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4275641" calcext:value-type="float">
            <text:p>4.275.641</text:p>
          </table:table-cell>
          <table:table-cell table:style-name="ce166" office:value-type="float" office:value="225034" calcext:value-type="float">
            <text:p>225.034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3" office:value-type="string" calcext:value-type="string">
            <text:p>Zynthium-Platten II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643016" calcext:value-type="float">
            <text:p>8.643.016</text:p>
          </table:table-cell>
          <table:table-cell table:style-name="ce166" office:value-type="float" office:value="960335" calcext:value-type="float">
            <text:p>960.335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9" calcext:value-type="float">
            <text:p>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02" calcext:value-type="float">
            <text:p>1002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4" office:value-type="string" calcext:value-type="string">
            <text:p>Zynthium-Platten III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5" office:value-type="string" calcext:value-type="string">
            <text:p>Zynthium-Platten IV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6" office:value-type="string" calcext:value-type="string">
            <text:p>Zynthium-Platten V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7" office:value-type="string" calcext:value-type="string">
            <text:p>Plastahl I</text:p>
          </table:table-cell>
          <table:table-cell table:style-name="ce2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8" office:value-type="string" calcext:value-type="string">
            <text:p>Plastahl II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6526" calcext:value-type="float">
            <text:p>6.526</text:p>
          </table:table-cell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9" office:value-type="string" calcext:value-type="string">
            <text:p>Plastahl II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3053" calcext:value-type="float">
            <text:p>13.053</text:p>
          </table:table-cell>
          <table:table-cell table:style-name="ce166" table:number-columns-repeated="4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0" office:value-type="string" calcext:value-type="string">
            <text:p>Plastahl IV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6103" calcext:value-type="float">
            <text:p>26.103</text:p>
          </table:table-cell>
          <table:table-cell table:style-name="ce166" table:number-columns-repeated="4"/>
          <table:table-cell table:style-name="ce166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1" office:value-type="string" calcext:value-type="string">
            <text:p>Plastahl V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39157" calcext:value-type="float">
            <text:p>39.157</text:p>
          </table:table-cell>
          <table:table-cell table:style-name="ce166" table:number-columns-repeated="4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2" office:value-type="string" calcext:value-type="string">
            <text:p>Tritanium I</text:p>
          </table:table-cell>
          <table:table-cell table:style-name="ce2" office:value-type="string" calcext:value-type="string">
            <text:p>Plastahl I</text:p>
          </table:table-cell>
          <table:table-cell table:style-name="Default"/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21324" calcext:value-type="float">
            <text:p>121.324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3" office:value-type="string" calcext:value-type="string">
            <text:p>Tritanium II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81985" calcext:value-type="float">
            <text:p>181.98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2" calcext:value-type="float">
            <text:p>52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4" office:value-type="string" calcext:value-type="string">
            <text:p>Tritanium II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363950" calcext:value-type="float">
            <text:p>363.950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47" calcext:value-type="float">
            <text:p>4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5" calcext:value-type="float">
            <text:p>75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5" office:value-type="string" calcext:value-type="string">
            <text:p>Tritanium IV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727899" calcext:value-type="float">
            <text:p>727.899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7" calcext:value-type="float">
            <text:p>107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6" office:value-type="string" calcext:value-type="string">
            <text:p>Tritanium V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730141" calcext:value-type="float">
            <text:p>1.730.141</text:p>
          </table:table-cell>
          <table:table-cell table:style-name="ce166"/>
          <table:table-cell table:style-name="ce166" office:value-type="float" office:value="91060" calcext:value-type="float">
            <text:p>91.060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7" office:value-type="string" calcext:value-type="string">
            <text:p>Iridium I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035385" calcext:value-type="float">
            <text:p>1.035.385</text:p>
          </table:table-cell>
          <table:table-cell table:style-name="ce166" table:number-columns-repeated="3"/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0" calcext:value-type="float">
            <text:p>22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8" office:value-type="string" calcext:value-type="string">
            <text:p>Iridium II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070751" calcext:value-type="float">
            <text:p>2.070.751</text:p>
          </table:table-cell>
          <table:table-cell table:style-name="ce166" table:number-columns-repeated="5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9" office:value-type="string" calcext:value-type="string">
            <text:p>Iridium II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0" office:value-type="string" calcext:value-type="string">
            <text:p>Iridium IV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9949501" calcext:value-type="float">
            <text:p>9.949.501</text:p>
          </table:table-cell>
          <table:table-cell table:style-name="ce166"/>
          <table:table-cell table:style-name="ce166" office:value-type="float" office:value="1105500" calcext:value-type="float">
            <text:p>1.105.5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4" calcext:value-type="float">
            <text:p>64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1" office:value-type="string" calcext:value-type="string">
            <text:p>Iridium V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2" office:value-type="string" calcext:value-type="string">
            <text:p>Zynthium I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468842" calcext:value-type="float">
            <text:p>5.468.842</text:p>
          </table:table-cell>
          <table:table-cell table:style-name="ce166"/>
          <table:table-cell table:style-name="ce166" office:value-type="float" office:value="287834" calcext:value-type="float">
            <text:p>287.83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51" calcext:value-type="float">
            <text:p>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16" calcext:value-type="float">
            <text:p>131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3" office:value-type="string" calcext:value-type="string">
            <text:p>Zynthium II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1055015" calcext:value-type="float">
            <text:p>11.055.015</text:p>
          </table:table-cell>
          <table:table-cell table:style-name="ce166"/>
          <table:table-cell table:style-name="ce166" office:value-type="float" office:value="1228335" calcext:value-type="float">
            <text:p>1.228.33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4" calcext:value-type="float">
            <text:p>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80" calcext:value-type="float">
            <text:p>188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4" office:value-type="string" calcext:value-type="string">
            <text:p>Zynthium III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5" office:value-type="string" calcext:value-type="string">
            <text:p>Zynthium IV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6" office:value-type="string" calcext:value-type="string">
            <text:p>Zynthium V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7" office:value-type="string" calcext:value-type="string">
            <text:p>Basisfracht I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 table:style-name="ce166" office:value-type="float" office:value="5000" calcext:value-type="float">
            <text:p>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4839" calcext:value-type="float">
            <text:p>24.839</text:p>
          </table:table-cell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8" office:value-type="string" calcext:value-type="string">
            <text:p>Basisfracht II</text:p>
          </table:table-cell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166" office:value-type="float" office:value="15000" calcext:value-type="float">
            <text:p>1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98062" calcext:value-type="float">
            <text:p>298.062</text:p>
          </table:table-cell>
          <table:table-cell table:style-name="ce166" table:number-columns-repeated="4"/>
          <table:table-cell table:style-name="ce166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9" office:value-type="string" calcext:value-type="string">
            <text:p>Basisfracht III</text:p>
          </table:table-cell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192251" calcext:value-type="float">
            <text:p>1.192.251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1" calcext:value-type="float">
            <text:p>7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0" office:value-type="string" calcext:value-type="string">
            <text:p>Basisfracht IV</text:p>
          </table:table-cell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099126" calcext:value-type="float">
            <text:p>5.099.126</text:p>
          </table:table-cell>
          <table:table-cell table:style-name="ce166"/>
          <table:table-cell table:style-name="ce166" office:value-type="float" office:value="268375" calcext:value-type="float">
            <text:p>268.375</text:p>
          </table:table-cell>
          <table:table-cell table:style-name="ce166"/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0" calcext:value-type="float">
            <text:p>36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1" office:value-type="string" calcext:value-type="string">
            <text:p>Basisfracht V</text:p>
          </table:table-cell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166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2" office:value-type="string" calcext:value-type="string">
            <text:p>Kondensatorplatten I</text:p>
          </table:table-cell>
          <table:table-cell table:style-name="ce2" office:value-type="string" calcext:value-type="string">
            <text:p>Iridium-Platten III</text:p>
          </table:table-cell>
          <table:table-cell table:style-name="ce2" table:number-columns-repeated="2"/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375" calcext:value-type="float">
            <text:p>3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3" office:value-type="string" calcext:value-type="string">
            <text:p>Kondensatorplatten II</text:p>
          </table:table-cell>
          <table:table-cell table:style-name="ce2" office:value-type="string" calcext:value-type="string">
            <text:p>Zynthium-Platten II</text:p>
          </table:table-cell>
          <table:table-cell table:style-name="ce2" table:number-columns-repeated="2"/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844" calcext:value-type="float">
            <text:p>844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4" office:value-type="string" calcext:value-type="string">
            <text:p>Kondensatorplatten III</text:p>
          </table:table-cell>
          <table:table-cell table:style-name="ce2" office:value-type="string" calcext:value-type="string">
            <text:p>Zynthium-Platten V</text:p>
          </table:table-cell>
          <table:table-cell table:style-name="ce2" table:number-columns-repeated="2"/>
          <table:table-cell table:style-name="ce2" office:value-type="float" office:value="9618" calcext:value-type="float">
            <text:p>9618</text:p>
          </table:table-cell>
          <table:table-cell table:style-name="ce2" office:value-type="float" office:value="2405" calcext:value-type="float">
            <text:p>240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5" office:value-type="string" calcext:value-type="string">
            <text:p>Gepanzerte Fracht I</text:p>
          </table:table-cell>
          <table:table-cell table:style-name="ce2" office:value-type="string" calcext:value-type="string">
            <text:p>Schiffslabor VI</text:p>
          </table:table-cell>
          <table:table-cell table:style-name="ce2" table:number-columns-repeated="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0" calcext:value-type="float">
            <text:p>140</text:p>
          </table:table-cell>
          <table:table-cell table:style-name="ce166" office:value-type="float" office:value="40000" calcext:value-type="float">
            <text:p>40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6" office:value-type="string" calcext:value-type="string">
            <text:p>Gepanzerte Fracht II</text:p>
          </table:table-cell>
          <table:table-cell table:style-name="ce2" office:value-type="string" calcext:value-type="string">
            <text:p>Schiffslabor VII</text:p>
          </table:table-cell>
          <table:table-cell table:style-name="ce2" table:number-columns-repeated="2"/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210" calcext:value-type="float">
            <text:p>210</text:p>
          </table:table-cell>
          <table:table-cell table:style-name="ce166" office:value-type="float" office:value="125000" calcext:value-type="float">
            <text:p>12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7" office:value-type="string" calcext:value-type="string">
            <text:p>Gepanzerte Fracht III</text:p>
          </table:table-cell>
          <table:table-cell table:style-name="ce2" office:value-type="string" calcext:value-type="string">
            <text:p>Schiffslabor VIII</text:p>
          </table:table-cell>
          <table:table-cell table:style-name="ce2" table:number-columns-repeated="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20" calcext:value-type="float">
            <text:p>320</text:p>
          </table:table-cell>
          <table:table-cell table:style-name="ce166" office:value-type="float" office:value="365000" calcext:value-type="float">
            <text:p>36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-EV</text:p>
          </table:table-cell>
          <table:table-cell table:style-name="ce2" office:value-type="string" calcext:value-type="string">
            <text:p>Fregatte</text:p>
          </table:table-cell>
          <table:table-cell table:style-name="ce158" office:value-type="string" calcext:value-type="string">
            <text:p>Hurricane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5850" calcext:value-type="float">
            <text:p>5850</text:p>
          </table:table-cell>
          <table:table-cell table:style-name="ce166" office:value-type="float" office:value="86400" calcext:value-type="float">
            <text:p>86.4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4"/>
          <table:table-cell table:style-name="ce169" office:value-type="percentage" office:value="0.1" calcext:value-type="percentage">
            <text:p>10%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Träger</text:p>
          </table:table-cell>
          <table:table-cell table:style-name="ce159" office:value-type="string" calcext:value-type="string">
            <text:p>Valkyrie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Phasenwechsler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169" table:number-columns-repeated="5"/>
          <table:table-cell table:style-name="ce166" office:value-type="float" office:value="70125000" calcext:value-type="float">
            <text:p>70.125.000</text:p>
          </table:table-cell>
          <table:table-cell table:style-name="ce166"/>
          <table:table-cell table:style-name="ce166" office:value-type="float" office:value="12375000" calcext:value-type="float">
            <text:p>12.375.000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reuzer</text:p>
          </table:table-cell>
          <table:table-cell table:style-name="ce160" office:value-type="string" calcext:value-type="string">
            <text:p>Heretic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5700" calcext:value-type="float">
            <text:p>5700</text:p>
          </table:table-cell>
          <table:table-cell table:style-name="ce166" office:value-type="float" office:value="113600" calcext:value-type="float">
            <text:p>113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/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9316720" calcext:value-type="float">
            <text:p>19.316.720</text:p>
          </table:table-cell>
          <table:table-cell table:style-name="ce166"/>
          <table:table-cell table:style-name="ce166" office:value-type="float" office:value="4825180" calcext:value-type="float">
            <text:p>4.825.180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Träger</text:p>
          </table:table-cell>
          <table:table-cell table:style-name="ce161" office:value-type="string" calcext:value-type="string">
            <text:p>Freyja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66" office:value-type="float" office:value="600000" calcext:value-type="float">
            <text:p>600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62" office:value-type="string" calcext:value-type="string">
            <text:p>Python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2" office:value-type="float" office:value="1642" calcext:value-type="float">
            <text:p>1642</text:p>
          </table:table-cell>
          <table:table-cell table:style-name="ce2" office:value-type="float" office:value="7776" calcext:value-type="float">
            <text:p>7776</text:p>
          </table:table-cell>
          <table:table-cell table:style-name="ce166" office:value-type="float" office:value="295425" calcext:value-type="float">
            <text:p>295.42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4" calcext:value-type="float">
            <text:p>414</text:p>
          </table:table-cell>
          <table:table-cell table:style-name="ce169" table:number-columns-repeated="4"/>
          <table:table-cell table:style-name="ce2" table:number-columns-repeated="3"/>
          <table:table-cell table:style-name="ce169"/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3"/>
          <table:table-cell table:style-name="ce2" table:number-columns-repeated="5"/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4"/>
          <table:table-cell table:style-name="ce2" table:number-columns-repeated="5"/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number-columns-repeated="1007"/>
        </table:table-row>
        <table:table-row table:style-name="ro3">
          <table:table-cell table:style-name="Default"/>
          <table:table-cell table:number-columns-repeated="1006"/>
        </table:table-row>
        <table:table-row table:style-name="ro3" table:number-rows-repeated="1048411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</calcext:conditional-formats>
      </table:table>
      <table:table table:name="Techniklabor" table:style-name="ta2">
        <office:forms form:automatic-focus="false" form:apply-design-mode="false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0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11" table:default-cell-style-name="ce170"/>
        <table:table-column table:style-name="co45" table:default-cell-style-name="ce170"/>
        <table:table-column table:style-name="co12" table:default-cell-style-name="ce170"/>
        <table:table-column table:style-name="co16" table:default-cell-style-name="ce3"/>
        <table:table-column table:style-name="co16" table:default-cell-style-name="ce170"/>
        <table:table-column table:style-name="co46" table:default-cell-style-name="ce3"/>
        <table:table-column table:style-name="co16" table:default-cell-style-name="ce170"/>
        <table:table-column table:style-name="co47" table:default-cell-style-name="ce170"/>
        <table:table-column table:style-name="co47" table:default-cell-style-name="ce167"/>
        <table:table-column table:style-name="co48" table:default-cell-style-name="ce170"/>
        <table:table-column table:style-name="co49" table:default-cell-style-name="ce170"/>
        <table:table-column table:style-name="co20" table:default-cell-style-name="ce167"/>
        <table:table-column table:style-name="co14" table:default-cell-style-name="ce170"/>
        <table:table-column table:style-name="co11" table:default-cell-style-name="ce170"/>
        <table:table-column table:style-name="co9" table:default-cell-style-name="ce167"/>
        <table:table-column table:style-name="co50" table:default-cell-style-name="ce170"/>
        <table:table-column table:style-name="co51" table:default-cell-style-name="ce325"/>
        <table:table-column table:style-name="co30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ce3"/>
        <table:table-column table:style-name="co18" table:default-cell-style-name="ce173"/>
        <table:table-column table:style-name="co36" table:number-columns-repeated="985" table:default-cell-style-name="ce3"/>
        <table:table-header-rows>
          <table:table-row table:style-name="ro4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Bau-</text:p>
              <text:p>vorraussetzung 1</text:p>
            </table:table-cell>
            <table:table-cell table:style-name="ce1" office:value-type="string" calcext:value-type="string">
              <text:p>Bau-</text:p>
              <text:p>vorraussetzung 2</text:p>
            </table:table-cell>
            <table:table-cell table:style-name="ce1" office:value-type="string" calcext:value-type="string">
              <text:p>Bau-</text:p>
              <text:p>vorraussetzung 3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165" office:value-type="string" calcext:value-type="string">
              <text:p>Energie</text:p>
            </table:table-cell>
            <table:table-cell table:style-name="ce168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Wenden</text:p>
              <text:p>(%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Strafen</text:p>
              <text:p>(%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165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165" office:value-type="string" calcext:value-type="string">
              <text:p>Reichweite</text:p>
              <text:p>(+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165" office:value-type="string" calcext:value-type="string">
              <text:p>Effektradius</text:p>
              <text:p>(+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322" office:value-type="string" calcext:value-type="string">
              <text:p>Aufladen</text:p>
              <text:p>(Energie/s)</text:p>
            </table:table-cell>
            <table:table-cell table:style-name="ce165" office:value-type="string" calcext:value-type="string">
              <text:p>Baukosten He-3</text:p>
            </table:table-cell>
            <table:table-cell table:style-name="ce165" office:value-type="string" calcext:value-type="string">
              <text:p>Baukosten Erz</text:p>
            </table:table-cell>
            <table:table-cell table:style-name="ce165" office:value-type="string" calcext:value-type="string">
              <text:p>Baukosten AM</text:p>
            </table:table-cell>
            <table:table-cell table:style-name="ce165" office:value-type="string" calcext:value-type="string">
              <text:p>tB d</text:p>
            </table:table-cell>
            <table:table-cell table:style-name="ce165" office:value-type="string" calcext:value-type="string">
              <text:p>tB h</text:p>
            </table:table-cell>
            <table:table-cell table:style-name="ce165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71" office:value-type="string" calcext:value-type="string">
              <text:p>gebaut</text:p>
            </table:table-cell>
            <table:table-cell table:style-name="ce174" table:number-columns-repeated="984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6" office:value-type="string" calcext:value-type="string">
            <text:p>Basis-Phasenmunit.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1" calcext:value-type="percentage">
            <text:p>1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273839" calcext:value-type="float">
            <text:p>1.273.839</text:p>
          </table:table-cell>
          <table:table-cell table:style-name="ce166" table:number-columns-repeated="2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7" office:value-type="string" calcext:value-type="string">
            <text:p>Basis-Phasenmunit.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2" calcext:value-type="percentage">
            <text:p>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6055489" calcext:value-type="float">
            <text:p>6.055.489</text:p>
          </table:table-cell>
          <table:table-cell table:style-name="ce166" office:value-type="float" office:value="318710" calcext:value-type="float">
            <text:p>318.710</text:p>
          </table:table-cell>
          <table:table-cell table:style-name="ce166"/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6" calcext:value-type="float">
            <text:p>376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8" office:value-type="string" calcext:value-type="string">
            <text:p>Basis-Phasenmunit.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9" office:value-type="string" calcext:value-type="string">
            <text:p>Basis-Phasenmunit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4" calcext:value-type="percentage">
            <text:p>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0" office:value-type="string" calcext:value-type="string">
            <text:p>Basis-Phasenmunit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1" office:value-type="string" calcext:value-type="string">
            <text:p>Basis-Streuungslauf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632522" calcext:value-type="float">
            <text:p>632.522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2" office:value-type="string" calcext:value-type="string">
            <text:p>Basis-Streuungslauf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3" office:value-type="string" calcext:value-type="string">
            <text:p>Basis-Streuungslauf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4" office:value-type="string" calcext:value-type="string">
            <text:p>Basis-Streuungslauf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5" office:value-type="string" calcext:value-type="string">
            <text:p>Basis-Streuungslauf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6" office:value-type="string" calcext:value-type="string">
            <text:p>AM-Zünder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" calcext:value-type="float">
            <text:p>50</text:p>
          </table:table-cell>
          <table:table-cell table:style-name="ce169"/>
          <table:table-cell table:style-name="ce323"/>
          <table:table-cell table:style-name="ce166"/>
          <table:table-cell table:style-name="ce166" office:value-type="float" office:value="1182850" calcext:value-type="float">
            <text:p>1.182.850</text:p>
          </table:table-cell>
          <table:table-cell table:style-name="ce166" table:number-columns-repeated="2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7" office:value-type="string" calcext:value-type="string">
            <text:p>AM-Zünder 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8" office:value-type="string" calcext:value-type="string">
            <text:p>AM-Zünder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9" office:value-type="string" calcext:value-type="string">
            <text:p>AM-Zünd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0" office:value-type="string" calcext:value-type="string">
            <text:p>AM-Zün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1" office:value-type="string" calcext:value-type="string">
            <text:p>Ionenlader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51553" calcext:value-type="float">
            <text:p>151.553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2" office:value-type="string" calcext:value-type="string">
            <text:p>Ionenlader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879289" calcext:value-type="float">
            <text:p>1.879.289</text:p>
          </table:table-cell>
          <table:table-cell table:style-name="ce166" office:value-type="float" office:value="98910" calcext:value-type="float">
            <text:p>98.910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3" office:value-type="string" calcext:value-type="string">
            <text:p>Ionenlader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4" office:value-type="string" calcext:value-type="string">
            <text:p>Ionenlad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-0.13" calcext:value-type="percentage">
            <text:p>-13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5" office:value-type="string" calcext:value-type="string">
            <text:p>Ionenla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6" office:value-type="string" calcext:value-type="string">
            <text:p>Iridiumfelder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290" calcext:value-type="float">
            <text:p>29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51553" calcext:value-type="float">
            <text:p>151.553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2" office:value-type="string" calcext:value-type="string">
            <text:p>x</text:p>
          </table:table-cell>
          <table:table-cell table:style-name="ce326"/>
          <table:table-cell table:number-columns-repeated="984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7" office:value-type="string" calcext:value-type="string">
            <text:p>Iridiumfelder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830" calcext:value-type="float">
            <text:p>83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606165" calcext:value-type="float">
            <text:p>606.165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8" office:value-type="string" calcext:value-type="string">
            <text:p>Iridiumfelder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9" calcext:value-type="percentage">
            <text:p>9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100" calcext:value-type="float">
            <text:p>1.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0055026" calcext:value-type="float">
            <text:p>10.055.026</text:p>
          </table:table-cell>
          <table:table-cell table:style-name="ce166" office:value-type="float" office:value="1117225" calcext:value-type="float">
            <text:p>1.117.225</text:p>
          </table:table-cell>
          <table:table-cell table:style-name="ce166"/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9" calcext:value-type="float">
            <text:p>429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9" office:value-type="string" calcext:value-type="string">
            <text:p>Iridiumfelder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370" calcext:value-type="float">
            <text:p>1.37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0" office:value-type="string" calcext:value-type="string">
            <text:p>Iridiumfel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640" calcext:value-type="float">
            <text:p>1.6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1" office:value-type="string" calcext:value-type="string">
            <text:p>Konzentrierte Blende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22989" calcext:value-type="float">
            <text:p>122.989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2" office:value-type="string" calcext:value-type="string">
            <text:p>Konzentrierte Blende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0" calcext:value-type="float">
            <text:p>5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368971" calcext:value-type="float">
            <text:p>368.97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8" calcext:value-type="float">
            <text:p>3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2" calcext:value-type="float">
            <text:p>72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3" office:value-type="string" calcext:value-type="string">
            <text:p>Konzentrierte Blende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6" calcext:value-type="percentage">
            <text:p>6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750" calcext:value-type="float">
            <text:p>7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4" office:value-type="string" calcext:value-type="string">
            <text:p>Konzentrierte Blende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8" calcext:value-type="percentage">
            <text:p>8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0" calcext:value-type="float">
            <text:p>1.0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5" office:value-type="string" calcext:value-type="string">
            <text:p>Konzentrierte Blende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250" calcext:value-type="float">
            <text:p>1.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6" office:value-type="string" calcext:value-type="string">
            <text:p>Ablenkfeld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7" office:value-type="string" calcext:value-type="string">
            <text:p>Ablenkfeld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897968" calcext:value-type="float">
            <text:p>897.968</text:p>
          </table:table-cell>
          <table:table-cell table:style-name="ce166" office:value-type="float" office:value="47262" calcext:value-type="float">
            <text:p>47.262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8" office:value-type="string" calcext:value-type="string">
            <text:p>Ablenkfeld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9" office:value-type="string" calcext:value-type="string">
            <text:p>Ablenkfeld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0" office:value-type="string" calcext:value-type="string">
            <text:p>Ablenkfe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1" office:value-type="string" calcext:value-type="string">
            <text:p>Schockfeld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883541" calcext:value-type="float">
            <text:p>883.541</text:p>
          </table:table-cell>
          <table:table-cell table:style-name="ce166" table:number-columns-repeated="2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" calcext:value-type="float">
            <text:p>14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2" office:value-type="string" calcext:value-type="string">
            <text:p>Schockfeld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687039" calcext:value-type="float">
            <text:p>1.687.039</text:p>
          </table:table-cell>
          <table:table-cell table:style-name="ce166" office:value-type="float" office:value="88791" calcext:value-type="float">
            <text:p>88.791</text:p>
          </table:table-cell>
          <table:table-cell table:style-name="ce166"/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2" calcext:value-type="float">
            <text:p>432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3" office:value-type="string" calcext:value-type="string">
            <text:p>Schockfeld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4" office:value-type="string" calcext:value-type="string">
            <text:p>Schockfeld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5" office:value-type="string" calcext:value-type="string">
            <text:p>Schockfe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6" office:value-type="string" calcext:value-type="string">
            <text:p>Spektralfeld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1233" calcext:value-type="float">
            <text:p>11.233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7" office:value-type="string" calcext:value-type="string">
            <text:p>Spektralfeld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8" office:value-type="string" calcext:value-type="string">
            <text:p>Spektralfeld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267115" calcext:value-type="float">
            <text:p>267.115</text:p>
          </table:table-cell>
          <table:table-cell table:style-name="ce166" office:value-type="float" office:value="14058" calcext:value-type="float">
            <text:p>14.05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9" calcext:value-type="float">
            <text:p>539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9" office:value-type="string" calcext:value-type="string">
            <text:p>Spektralfe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0" office:value-type="string" calcext:value-type="string">
            <text:p>Spektralfeld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1" office:value-type="string" calcext:value-type="string">
            <text:p>AM-Sprengk.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" calcext:value-type="float">
            <text:p>50</text:p>
          </table:table-cell>
          <table:table-cell table:style-name="ce169"/>
          <table:table-cell table:style-name="ce323"/>
          <table:table-cell table:style-name="ce166" office:value-type="float" office:value="3523696" calcext:value-type="float">
            <text:p>3.523.696</text:p>
          </table:table-cell>
          <table:table-cell table:style-name="ce166" table:number-columns-repeated="5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2" office:value-type="string" calcext:value-type="string">
            <text:p>AM-Sprengk. 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3" office:value-type="string" calcext:value-type="string">
            <text:p>AM-Sprengk.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4" office:value-type="string" calcext:value-type="string">
            <text:p>AM-Sprengk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5" office:value-type="string" calcext:value-type="string">
            <text:p>AM-Sprengk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6" office:value-type="string" calcext:value-type="string">
            <text:p>Ionenregler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23"/>
          <table:table-cell table:style-name="ce166" office:value-type="float" office:value="1465865" calcext:value-type="float">
            <text:p>1.465.865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7" office:value-type="string" calcext:value-type="string">
            <text:p>Ionenregler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8" office:value-type="string" calcext:value-type="string">
            <text:p>Ionenregler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8" calcext:value-type="percentage">
            <text:p>1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9" office:value-type="string" calcext:value-type="string">
            <text:p>Ionenregl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-0.13" calcext:value-type="percentage">
            <text:p>-13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0" office:value-type="string" calcext:value-type="string">
            <text:p>Ionenregl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1" office:value-type="string" calcext:value-type="string">
            <text:p>Iridiummagnet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540" calcext:value-type="float">
            <text:p>5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218019" calcext:value-type="float">
            <text:p>218.019</text:p>
          </table:table-cell>
          <table:table-cell table:style-name="ce166" table:number-columns-repeated="4"/>
          <table:table-cell table:style-name="ce166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2" office:value-type="string" calcext:value-type="string">
            <text:p>Iridiummagnet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080" calcext:value-type="float">
            <text:p>1.0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1384428" calcext:value-type="float">
            <text:p>1.384.428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8" calcext:value-type="float">
            <text:p>58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3" office:value-type="string" calcext:value-type="string">
            <text:p>Iridiummagnet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8" calcext:value-type="percentage">
            <text:p>1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350" calcext:value-type="float">
            <text:p>1.35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6458196" calcext:value-type="float">
            <text:p>6.458.196</text:p>
          </table:table-cell>
          <table:table-cell table:style-name="ce166"/>
          <table:table-cell table:style-name="ce166" office:value-type="float" office:value="339905" calcext:value-type="float">
            <text:p>339.905</text:p>
          </table:table-cell>
          <table:table-cell table:style-name="ce166"/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56" calcext:value-type="float">
            <text:p>5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8" calcext:value-type="float">
            <text:p>278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4" office:value-type="string" calcext:value-type="string">
            <text:p>Iridiummagnet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620" calcext:value-type="float">
            <text:p>1.6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5" office:value-type="string" calcext:value-type="string">
            <text:p>Iridiummagnet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860" calcext:value-type="float">
            <text:p>1.8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6" office:value-type="string" calcext:value-type="string">
            <text:p>Konzentrierte Optik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8" calcext:value-type="percentage">
            <text:p>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97983" calcext:value-type="float">
            <text:p>497.983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2" calcext:value-type="float">
            <text:p>4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7" office:value-type="string" calcext:value-type="string">
            <text:p>Konzentrierte Optik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6" calcext:value-type="percentage">
            <text:p>1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0" calcext:value-type="float">
            <text:p>5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6781105" calcext:value-type="float">
            <text:p>6.781.105</text:p>
          </table:table-cell>
          <table:table-cell table:style-name="ce166"/>
          <table:table-cell table:style-name="ce166" office:value-type="float" office:value="356900" calcext:value-type="float">
            <text:p>356.900</text:p>
          </table:table-cell>
          <table:table-cell table:style-name="ce166"/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38" calcext:value-type="float">
            <text:p>38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8" office:value-type="string" calcext:value-type="string">
            <text:p>Konzentrierte Optik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750" calcext:value-type="float">
            <text:p>7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9" office:value-type="string" calcext:value-type="string">
            <text:p>Konzentrierte Optik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2" calcext:value-type="percentage">
            <text:p>3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0" calcext:value-type="float">
            <text:p>1.0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0" office:value-type="string" calcext:value-type="string">
            <text:p>Konzentrierte Optik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250" calcext:value-type="float">
            <text:p>1.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1" office:value-type="string" calcext:value-type="string">
            <text:p>Phasenmunit.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525366" calcext:value-type="float">
            <text:p>525.36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7" calcext:value-type="float">
            <text:p>4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2" office:value-type="string" calcext:value-type="string">
            <text:p>Phasenmunit.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3718479" calcext:value-type="float">
            <text:p>3.718.479</text:p>
          </table:table-cell>
          <table:table-cell table:style-name="ce166" table:number-columns-repeated="3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3" office:value-type="string" calcext:value-type="string">
            <text:p>Phasenmunit.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4" office:value-type="string" calcext:value-type="string">
            <text:p>Phasenmunit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5" office:value-type="string" calcext:value-type="string">
            <text:p>Phasenmunit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6" office:value-type="string" calcext:value-type="string">
            <text:p>Rotationsdüsen I</text:p>
          </table:table-cell>
          <table:table-cell table:style-name="ce2" table:number-columns-repeated="6"/>
          <table:table-cell table:style-name="ce169"/>
          <table:table-cell table:style-name="ce169" office:value-type="percentage" office:value="0.01" calcext:value-type="percentage">
            <text:p>1%</text:p>
          </table:table-cell>
          <table:table-cell table:style-name="ce169"/>
          <table:table-cell table:style-name="ce2" office:value-type="float" office:value="2" calcext:value-type="float">
            <text:p>2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829" calcext:value-type="float">
            <text:p>4.829</text:p>
          </table:table-cell>
          <table:table-cell table:style-name="ce166" table:number-columns-repeated="4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7" office:value-type="string" calcext:value-type="string">
            <text:p>Rotationsdüsen II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4" calcext:value-type="float">
            <text:p>4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20425" calcext:value-type="float">
            <text:p>420.425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8" office:value-type="string" calcext:value-type="string">
            <text:p>Rotationsdüsen I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3" calcext:value-type="percentage">
            <text:p>3%</text:p>
          </table:table-cell>
          <table:table-cell table:style-name="ce169"/>
          <table:table-cell table:style-name="ce2" office:value-type="float" office:value="6" calcext:value-type="float">
            <text:p>6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1681700" calcext:value-type="float">
            <text:p>1.681.700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9" office:value-type="string" calcext:value-type="string">
            <text:p>Rotationsdüsen IV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8" calcext:value-type="float">
            <text:p>8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2" calcext:value-type="percentage">
            <text:p>-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7994440" calcext:value-type="float">
            <text:p>7.994.440</text:p>
          </table:table-cell>
          <table:table-cell table:style-name="ce166"/>
          <table:table-cell table:style-name="ce166" office:value-type="float" office:value="420760" calcext:value-type="float">
            <text:p>420.76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9" calcext:value-type="float">
            <text:p>499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0" office:value-type="string" calcext:value-type="string">
            <text:p>Rotationsdüsen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2" office:value-type="float" office:value="12" calcext:value-type="float">
            <text:p>12</text:p>
          </table:table-cell>
          <table:table-cell table:style-name="ce169"/>
          <table:table-cell table:style-name="ce2"/>
          <table:table-cell table:number-columns-repeated="2" table:style-name="ce169" office:value-type="percentage" office:value="-0.25" calcext:value-type="percentage">
            <text:p>-2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1" office:value-type="string" calcext:value-type="string">
            <text:p>Rückwärtige Düsen I</text:p>
          </table:table-cell>
          <table:table-cell table:style-name="ce2" table:number-columns-repeated="6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-7" calcext:value-type="float">
            <text:p>-7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20" calcext:value-type="float">
            <text:p>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39156" calcext:value-type="float">
            <text:p>39.156</text:p>
          </table:table-cell>
          <table:table-cell table:style-name="ce166" table:number-columns-repeated="4"/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2" office:value-type="string" calcext:value-type="string">
            <text:p>Rückwärtige Düsen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-13" calcext:value-type="float">
            <text:p>-13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587340" calcext:value-type="float">
            <text:p>587.340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3" office:value-type="string" calcext:value-type="string">
            <text:p>Rückwärtige Düsen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-20" calcext:value-type="float">
            <text:p>-20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2936700" calcext:value-type="float">
            <text:p>2.936.700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9" calcext:value-type="float">
            <text:p>419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4" office:value-type="string" calcext:value-type="string">
            <text:p>Rückwärtige Düsen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8" calcext:value-type="percentage">
            <text:p>8%</text:p>
          </table:table-cell>
          <table:table-cell table:style-name="ce169"/>
          <table:table-cell table:style-name="ce2" office:value-type="float" office:value="-26" calcext:value-type="float">
            <text:p>-26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5" office:value-type="string" calcext:value-type="string">
            <text:p>Rückwärtige Düsen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2" office:value-type="float" office:value="-33" calcext:value-type="float">
            <text:p>-33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6" office:value-type="string" calcext:value-type="string">
            <text:p>Strafdüsen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-5" calcext:value-type="float">
            <text:p>-5</text:p>
          </table:table-cell>
          <table:table-cell table:style-name="ce169"/>
          <table:table-cell table:style-name="ce2" office:value-type="float" office:value="20" calcext:value-type="float">
            <text:p>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163151" calcext:value-type="float">
            <text:p>163.151</text:p>
          </table:table-cell>
          <table:table-cell table:style-name="ce166" table:number-columns-repeated="4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7" office:value-type="string" calcext:value-type="string">
            <text:p>Strafdüsen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-10" calcext:value-type="float">
            <text:p>-10</text:p>
          </table:table-cell>
          <table:table-cell table:style-name="ce169"/>
          <table:table-cell table:style-name="ce2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652600" calcext:value-type="float">
            <text:p>652.600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8" office:value-type="string" calcext:value-type="string">
            <text:p>Strafdüsen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-15" calcext:value-type="float">
            <text:p>-15</text:p>
          </table:table-cell>
          <table:table-cell table:style-name="ce169"/>
          <table:table-cell table:style-name="ce2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2610399" calcext:value-type="float">
            <text:p>2.610.399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9" office:value-type="string" calcext:value-type="string">
            <text:p>Strafdüsen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8" calcext:value-type="percentage">
            <text:p>8%</text:p>
          </table:table-cell>
          <table:table-cell table:style-name="ce169"/>
          <table:table-cell table:style-name="ce2" office:value-type="float" office:value="-20" calcext:value-type="float">
            <text:p>-20</text:p>
          </table:table-cell>
          <table:table-cell table:style-name="ce169"/>
          <table:table-cell table:style-name="ce2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0" office:value-type="string" calcext:value-type="string">
            <text:p>Strafdüsen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2" office:value-type="float" office:value="-25" calcext:value-type="float">
            <text:p>-25</text:p>
          </table:table-cell>
          <table:table-cell table:style-name="ce169"/>
          <table:table-cell table:style-name="ce2" office:value-type="float" office:value="100" calcext:value-type="float">
            <text:p>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1" office:value-type="string" calcext:value-type="string">
            <text:p>Streuungslauf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266009" calcext:value-type="float">
            <text:p>266.009</text:p>
          </table:table-cell>
          <table:table-cell table:style-name="ce166" table:number-columns-repeated="4"/>
          <table:table-cell table:style-name="ce166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2" office:value-type="string" calcext:value-type="string">
            <text:p>Streuungslauf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3" office:value-type="string" calcext:value-type="string">
            <text:p>Streuungslauf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4" office:value-type="string" calcext:value-type="string">
            <text:p>Streuungslauf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5" office:value-type="string" calcext:value-type="string">
            <text:p>Streuungslauf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6" office:value-type="string" calcext:value-type="string">
            <text:p>Ablenkschild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23493" calcext:value-type="float">
            <text:p>23.493</text:p>
          </table:table-cell>
          <table:table-cell table:style-name="ce166" table:number-columns-repeated="4"/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7" office:value-type="string" calcext:value-type="string">
            <text:p>Ablenkschild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327573" calcext:value-type="float">
            <text:p>327.573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8" office:value-type="string" calcext:value-type="string">
            <text:p>Ablenkschild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3727351" calcext:value-type="float">
            <text:p>3.727.351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8" calcext:value-type="float">
            <text:p>88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9" office:value-type="string" calcext:value-type="string">
            <text:p>Ablenkschi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0" office:value-type="string" calcext:value-type="string">
            <text:p>Ablenkschi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1" office:value-type="string" calcext:value-type="string">
            <text:p>Schockschild 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30614" calcext:value-type="float">
            <text:p>30.614</text:p>
          </table:table-cell>
          <table:table-cell table:style-name="ce166" table:number-columns-repeated="4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2" office:value-type="string" calcext:value-type="string">
            <text:p>Schockschild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24419" calcext:value-type="float">
            <text:p>424.419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3" office:value-type="string" calcext:value-type="string">
            <text:p>Schockschild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820333" calcext:value-type="float">
            <text:p>4.820.333</text:p>
          </table:table-cell>
          <table:table-cell table:style-name="ce166" table:number-columns-repeated="3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4" office:value-type="string" calcext:value-type="string">
            <text:p>Schockschi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5" office:value-type="string" calcext:value-type="string">
            <text:p>Schockschi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6" office:value-type="string" calcext:value-type="string">
            <text:p>Spektralschild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6320" calcext:value-type="float">
            <text:p>6.320</text:p>
          </table:table-cell>
          <table:table-cell table:style-name="ce166" table:number-columns-repeated="4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7" office:value-type="string" calcext:value-type="string">
            <text:p>Spektralschild II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70482" calcext:value-type="float">
            <text:p>70.482</text:p>
          </table:table-cell>
          <table:table-cell table:style-name="ce166" table:number-columns-repeated="4"/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8" office:value-type="string" calcext:value-type="string">
            <text:p>Spektralschild I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9" office:value-type="string" calcext:value-type="string">
            <text:p>Spektralschild IV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921952" calcext:value-type="float">
            <text:p>4.921.952</text:p>
          </table:table-cell>
          <table:table-cell table:style-name="ce166"/>
          <table:table-cell table:style-name="ce166" office:value-type="float" office:value="259050" calcext:value-type="float">
            <text:p>259.050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2" calcext:value-type="float">
            <text:p>5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6" calcext:value-type="float">
            <text:p>56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0" office:value-type="string" calcext:value-type="string">
            <text:p>Spektralschild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1" office:value-type="string" calcext:value-type="string">
            <text:p>Metaphasenfeld I</text:p>
          </table:table-cell>
          <table:table-cell table:style-name="ce2" office:value-type="string" calcext:value-type="string">
            <text:p>Spektralfeld 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012" calcext:value-type="float">
            <text:p>1012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2" office:value-type="string" calcext:value-type="string">
            <text:p>Metaphasenfeld II</text:p>
          </table:table-cell>
          <table:table-cell table:style-name="ce2" office:value-type="string" calcext:value-type="string">
            <text:p>Schockfeld I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2103" calcext:value-type="float">
            <text:p>2103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3" office:value-type="string" calcext:value-type="string">
            <text:p>Metaphasenfeld III</text:p>
          </table:table-cell>
          <table:table-cell table:style-name="ce2" office:value-type="string" calcext:value-type="string">
            <text:p>Ablenkfeld V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612" calcext:value-type="float">
            <text:p>3612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4" office:value-type="string" calcext:value-type="string">
            <text:p>Binäre Düsen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 office:value-type="percentage" office:value="0.2" calcext:value-type="percentage">
            <text:p>20%</text:p>
          </table:table-cell>
          <table:table-cell table:style-name="ce2" office:value-type="float" office:value="40" calcext:value-type="float">
            <text:p>40</text:p>
          </table:table-cell>
          <table:table-cell table:style-name="ce169" table:number-columns-repeated="2"/>
          <table:table-cell table:style-name="ce166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5" office:value-type="string" calcext:value-type="string">
            <text:p>Binäre Düsen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9" calcext:value-type="percentage">
            <text:p>9%</text:p>
          </table:table-cell>
          <table:table-cell table:style-name="ce169"/>
          <table:table-cell table:style-name="ce2"/>
          <table:table-cell table:style-name="ce169" office:value-type="percentage" office:value="-0.26" calcext:value-type="percentage">
            <text:p>-26%</text:p>
          </table:table-cell>
          <table:table-cell table:style-name="ce2" office:value-type="float" office:value="60" calcext:value-type="float">
            <text:p>60</text:p>
          </table:table-cell>
          <table:table-cell table:style-name="ce169" table:number-columns-repeated="2"/>
          <table:table-cell table:style-name="ce166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6" office:value-type="string" calcext:value-type="string">
            <text:p>Binäre Düsen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/>
          <table:table-cell table:style-name="ce2"/>
          <table:table-cell table:style-name="ce169" office:value-type="percentage" office:value="-0.33" calcext:value-type="percentage">
            <text:p>-33%</text:p>
          </table:table-cell>
          <table:table-cell table:style-name="ce2" office:value-type="float" office:value="80" calcext:value-type="float">
            <text:p>80</text:p>
          </table:table-cell>
          <table:table-cell table:style-name="ce169" table:number-columns-repeated="2"/>
          <table:table-cell table:style-name="ce166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87" office:value-type="string" calcext:value-type="string">
            <text:p>Fusionsdüsen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4" calcext:value-type="float">
            <text:p>4</text:p>
          </table:table-cell>
          <table:table-cell table:style-name="ce169"/>
          <table:table-cell table:style-name="ce2"/>
          <table:table-cell table:style-name="ce169" office:value-type="percentage" office:value="-0.2" calcext:value-type="percentage">
            <text:p>-2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88" office:value-type="string" calcext:value-type="string">
            <text:p>Fusionsdüsen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8" calcext:value-type="percentage">
            <text:p>8%</text:p>
          </table:table-cell>
          <table:table-cell table:style-name="ce169"/>
          <table:table-cell table:style-name="ce2" office:value-type="float" office:value="6" calcext:value-type="float">
            <text:p>6</text:p>
          </table:table-cell>
          <table:table-cell table:style-name="ce169"/>
          <table:table-cell table:style-name="ce2"/>
          <table:table-cell table:style-name="ce169" office:value-type="percentage" office:value="-0.26" calcext:value-type="percentage">
            <text:p>-26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89" office:value-type="string" calcext:value-type="string">
            <text:p>Fusionsdüsen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2" office:value-type="float" office:value="8" calcext:value-type="float">
            <text:p>8</text:p>
          </table:table-cell>
          <table:table-cell table:style-name="ce169"/>
          <table:table-cell table:style-name="ce2"/>
          <table:table-cell table:style-name="ce169" office:value-type="percentage" office:value="-0.33" calcext:value-type="percentage">
            <text:p>-33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0" office:value-type="string" calcext:value-type="string">
            <text:p>Ionisierte Optik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620" calcext:value-type="float">
            <text:p>620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1" office:value-type="string" calcext:value-type="string">
            <text:p>Ionisierte Optik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8" calcext:value-type="percentage">
            <text:p>3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870" calcext:value-type="float">
            <text:p>870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2" office:value-type="string" calcext:value-type="string">
            <text:p>Ionisierte Optik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1" calcext:value-type="percentage">
            <text:p>51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120" calcext:value-type="float">
            <text:p>1.120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3" office:value-type="string" calcext:value-type="string">
            <text:p>Spektral-Sprengköpfe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02" calcext:value-type="percentage">
            <text:p>-2%</text:p>
          </table:table-cell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4" office:value-type="string" calcext:value-type="string">
            <text:p>Spektral-Sprengköpfe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8" calcext:value-type="percentage">
            <text:p>3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5" office:value-type="string" calcext:value-type="string">
            <text:p>Spektral-Sprengköpfe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1" calcext:value-type="percentage">
            <text:p>51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96" office:value-type="string" calcext:value-type="string">
            <text:p>Abstoßschild I</text:p>
          </table:table-cell>
          <table:table-cell table:style-name="ce2" office:value-type="string" calcext:value-type="string">
            <text:p>Ablenkschild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5" calcext:value-type="float">
            <text:p>25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97" office:value-type="string" calcext:value-type="string">
            <text:p>Abstoßschild II</text:p>
          </table:table-cell>
          <table:table-cell table:style-name="ce2" office:value-type="string" calcext:value-type="string">
            <text:p>Ablenkschild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85" calcext:value-type="float">
            <text:p>8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98" office:value-type="string" calcext:value-type="string">
            <text:p>Abstoßschild III</text:p>
          </table:table-cell>
          <table:table-cell table:style-name="ce2" office:value-type="string" calcext:value-type="string">
            <text:p>Ablenkschild 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89" calcext:value-type="float">
            <text:p>289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9" office:value-type="string" calcext:value-type="string">
            <text:p>Diffusorschild I</text:p>
          </table:table-cell>
          <table:table-cell table:style-name="ce2" office:value-type="string" calcext:value-type="string">
            <text:p>Spektralschild 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5" calcext:value-type="float">
            <text:p>25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300" office:value-type="string" calcext:value-type="string">
            <text:p>Diffusorschild II</text:p>
          </table:table-cell>
          <table:table-cell table:style-name="ce2" office:value-type="string" calcext:value-type="string">
            <text:p>Spektralschild I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85" calcext:value-type="float">
            <text:p>8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301" office:value-type="string" calcext:value-type="string">
            <text:p>Diffusorschild III</text:p>
          </table:table-cell>
          <table:table-cell table:style-name="ce2" office:value-type="string" calcext:value-type="string">
            <text:p>Spektralschild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89" calcext:value-type="float">
            <text:p>289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2" office:value-type="string" calcext:value-type="string">
            <text:p>Sprengschild I</text:p>
          </table:table-cell>
          <table:table-cell table:style-name="ce2" office:value-type="string" calcext:value-type="string">
            <text:p>Schockschild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5" calcext:value-type="float">
            <text:p>25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3" office:value-type="string" calcext:value-type="string">
            <text:p>Sprengschild II</text:p>
          </table:table-cell>
          <table:table-cell table:style-name="ce2" office:value-type="string" calcext:value-type="string">
            <text:p>Schockschild I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85" calcext:value-type="float">
            <text:p>8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4" office:value-type="string" calcext:value-type="string">
            <text:p>Sprengschild III</text:p>
          </table:table-cell>
          <table:table-cell table:style-name="ce2" office:value-type="string" calcext:value-type="string">
            <text:p>Schockschild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89" calcext:value-type="float">
            <text:p>289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05" office:value-type="string" calcext:value-type="string">
            <text:p>Metaphasenschild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38" calcext:value-type="float">
            <text:p>43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06" office:value-type="string" calcext:value-type="string">
            <text:p>Metaphasenschild II</text:p>
          </table:table-cell>
          <table:table-cell table:style-name="ce2" office:value-type="string" calcext:value-type="string">
            <text:p>Techniklabor V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488" calcext:value-type="float">
            <text:p>148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07" office:value-type="string" calcext:value-type="string">
            <text:p>Metaphasenschild III</text:p>
          </table:table-cell>
          <table:table-cell table:style-name="ce2" office:value-type="string" calcext:value-type="string">
            <text:p>Techniklabor IX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5058" calcext:value-type="float">
            <text:p>505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08" office:value-type="string" calcext:value-type="string">
            <text:p>Energie-Widerstand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09" office:value-type="string" calcext:value-type="string">
            <text:p>Energie-Widerstand I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10" office:value-type="string" calcext:value-type="string">
            <text:p>Energie-Widerstand II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1" office:value-type="string" calcext:value-type="string">
            <text:p>Explosiv-Widerstand 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2" office:value-type="string" calcext:value-type="string">
            <text:p>Explosiv-Widerstand I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3" office:value-type="string" calcext:value-type="string">
            <text:p>Explosiv-Widerstand II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4" office:value-type="string" calcext:value-type="string">
            <text:p>Projektil-Widerstand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5" office:value-type="string" calcext:value-type="string">
            <text:p>Projektil-Widerstand I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6" office:value-type="string" calcext:value-type="string">
            <text:p>Projektil-Widerstand II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17"/>
          <table:table-cell table:style-name="ce2" table:number-columns-repeated="6"/>
          <table:table-cell table:style-name="ce169" table:number-columns-repeated="3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18"/>
          <table:table-cell table:style-name="ce2" table:number-columns-repeated="6"/>
          <table:table-cell table:style-name="ce169" table:number-columns-repeated="3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19"/>
          <table:table-cell table:style-name="ce2" table:number-columns-repeated="6"/>
          <table:table-cell table:style-name="ce169" table:number-columns-repeated="3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 table:number-rows-repeated="3">
          <table:table-cell table:style-name="ce175" table:number-columns-repeated="2"/>
          <table:table-cell table:style-name="Default"/>
          <table:table-cell table:style-name="ce175" table:number-columns-repeated="6"/>
          <table:table-cell table:style-name="ce320" table:number-columns-repeated="3"/>
          <table:table-cell table:style-name="ce175"/>
          <table:table-cell table:style-name="ce320"/>
          <table:table-cell table:style-name="ce175"/>
          <table:table-cell table:style-name="ce320" table:number-columns-repeated="2"/>
          <table:table-cell table:style-name="ce321"/>
          <table:table-cell table:style-name="ce320" table:number-columns-repeated="2"/>
          <table:table-cell table:style-name="ce321"/>
          <table:table-cell table:style-name="ce320" table:number-columns-repeated="2"/>
          <table:table-cell table:style-name="ce321"/>
          <table:table-cell table:style-name="ce320"/>
          <table:table-cell table:style-name="ce324"/>
          <table:table-cell table:style-name="ce321" table:number-columns-repeated="6"/>
          <table:table-cell table:style-name="ce175" table:number-columns-repeated="2"/>
          <table:table-cell table:number-columns-repeated="98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9"/>
          <table:table-cell table:style-name="ce175"/>
          <table:table-cell/>
          <table:table-cell table:style-name="ce175"/>
          <table:table-cell table:number-columns-repeated="11"/>
          <table:table-cell table:style-name="ce321" table:number-columns-repeated="6"/>
          <table:table-cell table:style-name="ce175"/>
          <table:table-cell table:number-columns-repeated="987"/>
        </table:table-row>
        <table:table-row table:style-name="ro3" table:number-rows-repeated="6">
          <table:table-cell table:number-columns-repeated="12"/>
          <table:table-cell table:style-name="ce175"/>
          <table:table-cell/>
          <table:table-cell table:style-name="ce175"/>
          <table:table-cell table:number-columns-repeated="11"/>
          <table:table-cell table:style-name="ce321" table:number-columns-repeated="6"/>
          <table:table-cell table:style-name="ce175"/>
          <table:table-cell table:number-columns-repeated="987"/>
        </table:table-row>
        <table:table-row table:style-name="ro3" table:number-rows-repeated="29">
          <table:table-cell table:number-columns-repeated="12"/>
          <table:table-cell table:style-name="ce175"/>
          <table:table-cell/>
          <table:table-cell table:style-name="ce175"/>
          <table:table-cell table:number-columns-repeated="11"/>
          <table:table-cell table:style-name="ce321" table:number-columns-repeated="3"/>
          <table:table-cell table:number-columns-repeated="991"/>
        </table:table-row>
        <table:table-row table:style-name="ro3" table:number-rows-repeated="1048389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43:Techniklabor.C143">
            <calcext:condition calcext:apply-style-name="HintergrundGruen" calcext:value="formula-is(NOT(ISBLANK([.AI143])))" calcext:base-cell-address="Techniklabor.C143"/>
          </calcext:conditional-format>
          <calcext:conditional-format calcext:target-range-address="Techniklabor.C144:Techniklabor.C144">
            <calcext:condition calcext:apply-style-name="HintergrundGruen" calcext:value="formula-is(NOT(ISBLANK([.AI144])))" calcext:base-cell-address="Techniklabor.C144"/>
          </calcext:conditional-format>
          <calcext:conditional-format calcext:target-range-address="Techniklabor.C145:Techniklabor.C145">
            <calcext:condition calcext:apply-style-name="HintergrundGruen" calcext:value="formula-is(NOT(ISBLANK([.AI145])))" calcext:base-cell-address="Techniklabor.C145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</calcext:conditional-formats>
      </table:table>
      <table:table table:name="Waffenlabor" table:style-name="ta3">
        <office:forms form:automatic-focus="false" form:apply-design-mode="false"/>
        <table:table-column table:style-name="co52" table:default-cell-style-name="ce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56" table:default-cell-style-name="Default"/>
        <table:table-column table:style-name="co20" table:number-columns-repeated="2" table:default-cell-style-name="ce495"/>
        <table:table-column table:style-name="co9" table:default-cell-style-name="ce3"/>
        <table:table-column table:style-name="co22" table:default-cell-style-name="ce495"/>
        <table:table-column table:style-name="co57" table:default-cell-style-name="ce495"/>
        <table:table-column table:style-name="co16" table:default-cell-style-name="ce495"/>
        <table:table-column table:style-name="co26" table:default-cell-style-name="ce495"/>
        <table:table-column table:style-name="co6" table:default-cell-style-name="ce495"/>
        <table:table-column table:style-name="co49" table:number-columns-repeated="2" table:default-cell-style-name="ce170"/>
        <table:table-column table:style-name="co58" table:default-cell-style-name="ce170"/>
        <table:table-column table:style-name="co59" table:default-cell-style-name="ce325"/>
        <table:table-column table:style-name="co27" table:default-cell-style-name="ce170"/>
        <table:table-column table:style-name="co60" table:default-cell-style-name="ce325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Default"/>
        <table:table-column table:style-name="co18" table:default-cell-style-name="ce173"/>
        <table:table-column table:style-name="co36" table:number-columns-repeated="98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165" office:value-type="string" calcext:value-type="string">
            <text:p>DPS</text:p>
          </table:table-cell>
          <table:table-cell table:style-name="ce322" office:value-type="string" calcext:value-type="string">
            <text:p>Reichweite</text:p>
            <text:p>(m) von</text:p>
          </table:table-cell>
          <table:table-cell table:style-name="ce322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322" office:value-type="string" calcext:value-type="string">
            <text:p>Effekt-</text:p>
            <text:p>radius (m)</text:p>
          </table:table-cell>
          <table:table-cell table:style-name="ce322" office:value-type="string" calcext:value-type="string">
            <text:p>Streu-</text:p>
            <text:p>winkel (°)</text:p>
          </table:table-cell>
          <table:table-cell table:style-name="ce322" office:value-type="string" calcext:value-type="string">
            <text:p>Flugzeit</text:p>
            <text:p>(s)</text:p>
          </table:table-cell>
          <table:table-cell table:style-name="ce322" office:value-type="string" calcext:value-type="string">
            <text:p>Alarmstart</text:p>
            <text:p>(m)</text:p>
          </table:table-cell>
          <table:table-cell table:style-name="ce322" office:value-type="string" calcext:value-type="string">
            <text:p>Haltbarkeit</text:p>
          </table:table-cell>
          <table:table-cell table:style-name="ce1" office:value-type="string" calcext:value-type="string">
            <text:p>Schildum-</text:p>
            <text:p>gehung (%)</text:p>
          </table:table-cell>
          <table:table-cell table:style-name="ce1" office:value-type="string" calcext:value-type="string">
            <text:p>Stasis</text:p>
            <text:p>(%)</text:p>
          </table:table-cell>
          <table:table-cell table:style-name="ce1" office:value-type="string" calcext:value-type="string">
            <text:p>Schild-</text:p>
            <text:p>schaden (+%)</text:p>
          </table:table-cell>
          <table:table-cell table:style-name="ce322" office:value-type="string" calcext:value-type="string">
            <text:p>Kette</text:p>
          </table:table-cell>
          <table:table-cell table:style-name="ce1" office:value-type="string" calcext:value-type="string">
            <text:p>Modul-</text:p>
            <text:p>schaden</text:p>
          </table:table-cell>
          <table:table-cell table:style-name="ce322" office:value-type="string" calcext:value-type="string">
            <text:p>Panzer-</text:p>
            <text:p>brechend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style-name="ce174" table:number-columns-repeated="984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7" office:value-type="string" calcext:value-type="string">
            <text:p>Basis-Jägerstaffel 1</text:p>
          </table:table-cell>
          <table:table-cell table:style-name="ce2" office:value-type="string" calcext:value-type="string">
            <text:p>Gravitationsk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8000" calcext:value-type="float">
            <text:p>80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3684294" calcext:value-type="float">
            <text:p>3.684.294</text:p>
          </table:table-cell>
          <table:table-cell table:style-name="ce166" office:value-type="float" office:value="650169" calcext:value-type="float">
            <text:p>650.169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8" office:value-type="string" calcext:value-type="string">
            <text:p>Basis-Jägerstaffel 2</text:p>
          </table:table-cell>
          <table:table-cell table:style-name="ce2" office:value-type="string" calcext:value-type="string">
            <text:p>(Basis-)Jägerstaffel 1</text:p>
          </table:table-cell>
          <table:table-cell table:style-name="ce2" office:value-type="string" calcext:value-type="string">
            <text:p>Gravitationsk.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8000" calcext:value-type="float">
            <text:p>80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9" office:value-type="string" calcext:value-type="string">
            <text:p>Basis-Jägerstaffel 3</text:p>
          </table:table-cell>
          <table:table-cell table:style-name="ce2" office:value-type="string" calcext:value-type="string">
            <text:p>(Basis-)Jägerstaffel 2</text:p>
          </table:table-cell>
          <table:table-cell table:style-name="ce2" office:value-type="string" calcext:value-type="string">
            <text:p>Gravitationsk. 5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8000" calcext:value-type="float">
            <text:p>80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0" office:value-type="string" calcext:value-type="string">
            <text:p>Fusionstorpedo 1</text:p>
          </table:table-cell>
          <table:table-cell table:style-name="ce2" office:value-type="string" calcext:value-type="string">
            <text:p>Plasmaraketen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650" calcext:value-type="float">
            <text:p>65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3428287" calcext:value-type="float">
            <text:p>3.428.287</text:p>
          </table:table-cell>
          <table:table-cell table:style-name="ce166" office:value-type="float" office:value="604992" calcext:value-type="float">
            <text:p>604.992</text:p>
          </table:table-cell>
          <table:table-cell table:style-name="ce166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1" office:value-type="string" calcext:value-type="string">
            <text:p>Fusionstorpedo 2</text:p>
          </table:table-cell>
          <table:table-cell table:style-name="ce2" office:value-type="string" calcext:value-type="string">
            <text:p>Fusionstorpedo 1</text:p>
          </table:table-cell>
          <table:table-cell table:style-name="ce2" office:value-type="string" calcext:value-type="string">
            <text:p>Plasmaraketen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650" calcext:value-type="float">
            <text:p>65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2" office:value-type="string" calcext:value-type="string">
            <text:p>Fusionstorpedo 3</text:p>
          </table:table-cell>
          <table:table-cell table:style-name="ce2" office:value-type="string" calcext:value-type="string">
            <text:p>Fusionstorpedo 2</text:p>
          </table:table-cell>
          <table:table-cell table:style-name="ce2" office:value-type="string" calcext:value-type="string">
            <text:p>Plasmaraketen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650" calcext:value-type="float">
            <text:p>65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3" office:value-type="string" calcext:value-type="string">
            <text:p>Fusionstorpedo 4</text:p>
          </table:table-cell>
          <table:table-cell table:style-name="ce2" office:value-type="string" calcext:value-type="string">
            <text:p>Fusionstorpedo 3</text:p>
          </table:table-cell>
          <table:table-cell table:style-name="ce2" office:value-type="string" calcext:value-type="string">
            <text:p>Plasmaraketen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650" calcext:value-type="float">
            <text:p>65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4" office:value-type="string" calcext:value-type="string">
            <text:p>Fusionstorpedo 5</text:p>
          </table:table-cell>
          <table:table-cell table:style-name="ce2" office:value-type="string" calcext:value-type="string">
            <text:p>Fusionstorpedo 4</text:p>
          </table:table-cell>
          <table:table-cell table:style-name="ce2" office:value-type="string" calcext:value-type="string">
            <text:p>Plasmaraketen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650" calcext:value-type="float">
            <text:p>65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5" office:value-type="string" calcext:value-type="string">
            <text:p>Gravitationsk. 1</text:p>
          </table:table-cell>
          <table:table-cell table:style-name="ce2" office:value-type="string" calcext:value-type="string">
            <text:p>Thermalstrahl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6" office:value-type="string" calcext:value-type="string">
            <text:p>Gravitationsk. 2</text:p>
          </table:table-cell>
          <table:table-cell table:style-name="ce2" office:value-type="string" calcext:value-type="string">
            <text:p>Gravitationsk. 1</text:p>
          </table:table-cell>
          <table:table-cell table:style-name="ce2" office:value-type="string" calcext:value-type="string">
            <text:p>Thermalstrahl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107747" calcext:value-type="float">
            <text:p>1.107.747</text:p>
          </table:table-cell>
          <table:table-cell table:style-name="ce166" office:value-type="float" office:value="123083" calcext:value-type="float">
            <text:p>123.083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7" office:value-type="string" calcext:value-type="string">
            <text:p>Gravitationsk. 3</text:p>
          </table:table-cell>
          <table:table-cell table:style-name="ce2" office:value-type="string" calcext:value-type="string">
            <text:p>Gravitationsk. 2</text:p>
          </table:table-cell>
          <table:table-cell table:style-name="ce2" office:value-type="string" calcext:value-type="string">
            <text:p>Thermalstrahl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3929913" calcext:value-type="float">
            <text:p>3.929.913</text:p>
          </table:table-cell>
          <table:table-cell table:style-name="ce166" office:value-type="float" office:value="693514" calcext:value-type="float">
            <text:p>693.514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8" office:value-type="string" calcext:value-type="string">
            <text:p>Gravitationsk. 4</text:p>
          </table:table-cell>
          <table:table-cell table:style-name="ce2" office:value-type="string" calcext:value-type="string">
            <text:p>Gravitationsk. 3</text:p>
          </table:table-cell>
          <table:table-cell table:style-name="ce2" office:value-type="string" calcext:value-type="string">
            <text:p>Thermalstrahl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1840975" calcext:value-type="float">
            <text:p>11.840.975</text:p>
          </table:table-cell>
          <table:table-cell table:style-name="ce166" office:value-type="float" office:value="2960243" calcext:value-type="float">
            <text:p>2.960.24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5" calcext:value-type="float">
            <text:p>575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9" office:value-type="string" calcext:value-type="string">
            <text:p>Gravitationsk. 5</text:p>
          </table:table-cell>
          <table:table-cell table:style-name="ce2" office:value-type="string" calcext:value-type="string">
            <text:p>Gravitationsk. 4</text:p>
          </table:table-cell>
          <table:table-cell table:style-name="ce2" office:value-type="string" calcext:value-type="string">
            <text:p>Thermalstrahl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0" office:value-type="string" calcext:value-type="string">
            <text:p>Magnetkanone 1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6933" calcext:value-type="float">
            <text:p>16.933</text:p>
          </table:table-cell>
          <table:table-cell table:style-name="ce166" table:number-columns-repeated="3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1" office:value-type="string" calcext:value-type="string">
            <text:p>Magnetkanone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334666" calcext:value-type="float">
            <text:p>334.666</text:p>
          </table:table-cell>
          <table:table-cell table:style-name="ce166" table:number-columns-repeated="3"/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2" office:value-type="string" calcext:value-type="string">
            <text:p>Magnetkanone 3</text:p>
          </table:table-cell>
          <table:table-cell table:style-name="ce2" office:value-type="string" calcext:value-type="string">
            <text:p>Magnetkanone 2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3" office:value-type="string" calcext:value-type="string">
            <text:p>Magnetkanone 4</text:p>
          </table:table-cell>
          <table:table-cell table:style-name="ce2" office:value-type="string" calcext:value-type="string">
            <text:p>Magnetkanone 3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6704666" calcext:value-type="float">
            <text:p>6.704.666</text:p>
          </table:table-cell>
          <table:table-cell table:style-name="ce166" office:value-type="float" office:value="1676166" calcext:value-type="float">
            <text:p>1.676.166</text:p>
          </table:table-cell>
          <table:table-cell table:style-name="ce166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4" office:value-type="string" calcext:value-type="string">
            <text:p>Magnetkanone 5</text:p>
          </table:table-cell>
          <table:table-cell table:style-name="ce2" office:value-type="string" calcext:value-type="string">
            <text:p>Magnetkanone 4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5" office:value-type="string" calcext:value-type="string">
            <text:p>Massebeschl.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323" office:value-type="float" office:value="5100" calcext:value-type="float">
            <text:p>5100</text:p>
          </table:table-cell>
          <table:table-cell table:style-name="ce323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6" office:value-type="string" calcext:value-type="string">
            <text:p>Massebeschl. 2</text:p>
          </table:table-cell>
          <table:table-cell table:style-name="ce2" office:value-type="string" calcext:value-type="string">
            <text:p>Massebeschl. 1</text:p>
          </table:table-cell>
          <table:table-cell table:style-name="ce2" office:value-type="string" calcext:value-type="string">
            <text:p>Magnetkanone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323" office:value-type="float" office:value="5100" calcext:value-type="float">
            <text:p>5100</text:p>
          </table:table-cell>
          <table:table-cell table:style-name="ce323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6528634" calcext:value-type="float">
            <text:p>6.528.634</text:p>
          </table:table-cell>
          <table:table-cell table:style-name="ce166" office:value-type="float" office:value="1632158" calcext:value-type="float">
            <text:p>1.632.158</text:p>
          </table:table-cell>
          <table:table-cell table:style-name="ce166"/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2" calcext:value-type="float">
            <text:p>43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7" office:value-type="string" calcext:value-type="string">
            <text:p>Massebeschl. 3</text:p>
          </table:table-cell>
          <table:table-cell table:style-name="ce2" office:value-type="string" calcext:value-type="string">
            <text:p>Massebeschl. 2</text:p>
          </table:table-cell>
          <table:table-cell table:style-name="ce2" office:value-type="string" calcext:value-type="string">
            <text:p>Magnetkanone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323" office:value-type="float" office:value="5100" calcext:value-type="float">
            <text:p>5100</text:p>
          </table:table-cell>
          <table:table-cell table:style-name="ce323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3267749" calcext:value-type="float">
            <text:p>13.267.749</text:p>
          </table:table-cell>
          <table:table-cell table:style-name="ce166" office:value-type="float" office:value="4422583" calcext:value-type="float">
            <text:p>4.422.58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9" calcext:value-type="float">
            <text:p>1299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8" office:value-type="string" calcext:value-type="string">
            <text:p>Massebeschl. 4</text:p>
          </table:table-cell>
          <table:table-cell table:style-name="ce2" office:value-type="string" calcext:value-type="string">
            <text:p>Massebeschl. 3</text:p>
          </table:table-cell>
          <table:table-cell table:style-name="ce2" office:value-type="string" calcext:value-type="string">
            <text:p>Magnetkanone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323" office:value-type="float" office:value="5100" calcext:value-type="float">
            <text:p>5100</text:p>
          </table:table-cell>
          <table:table-cell table:style-name="ce323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9" office:value-type="string" calcext:value-type="string">
            <text:p>Massebeschl. 5</text:p>
          </table:table-cell>
          <table:table-cell table:style-name="ce2" office:value-type="string" calcext:value-type="string">
            <text:p>Massebeschl. 4</text:p>
          </table:table-cell>
          <table:table-cell table:style-name="ce2" office:value-type="string" calcext:value-type="string">
            <text:p>Magnetkanone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323" office:value-type="float" office:value="5100" calcext:value-type="float">
            <text:p>5100</text:p>
          </table:table-cell>
          <table:table-cell table:style-name="ce323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0" office:value-type="string" calcext:value-type="string">
            <text:p>Plasmaraketen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770987" calcext:value-type="float">
            <text:p>770.987</text:p>
          </table:table-cell>
          <table:table-cell table:style-name="ce166" office:value-type="float" office:value="40578" calcext:value-type="float">
            <text:p>40.578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1" office:value-type="string" calcext:value-type="string">
            <text:p>Plasmaraketen 2</text:p>
          </table:table-cell>
          <table:table-cell table:style-name="ce2" office:value-type="string" calcext:value-type="string">
            <text:p>Plasmaraketen 1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2191229" calcext:value-type="float">
            <text:p>2.191.229</text:p>
          </table:table-cell>
          <table:table-cell table:style-name="ce166" office:value-type="float" office:value="243470" calcext:value-type="float">
            <text:p>243.470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2" office:value-type="string" calcext:value-type="string">
            <text:p>Plasmaraketen 3</text:p>
          </table:table-cell>
          <table:table-cell table:style-name="ce2" office:value-type="string" calcext:value-type="string">
            <text:p>Plasmaraketen 2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7773747" calcext:value-type="float">
            <text:p>7.773.747</text:p>
          </table:table-cell>
          <table:table-cell table:style-name="ce166" office:value-type="float" office:value="1371838" calcext:value-type="float">
            <text:p>1.371.838</text:p>
          </table:table-cell>
          <table:table-cell table:style-name="ce166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3" office:value-type="string" calcext:value-type="string">
            <text:p>Plasmaraketen 4</text:p>
          </table:table-cell>
          <table:table-cell table:style-name="ce2" office:value-type="string" calcext:value-type="string">
            <text:p>Plasmaraketen 3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4" office:value-type="string" calcext:value-type="string">
            <text:p>Plasmaraketen 5</text:p>
          </table:table-cell>
          <table:table-cell table:style-name="ce2" office:value-type="string" calcext:value-type="string">
            <text:p>Plasmaraketen 4</text:p>
          </table:table-cell>
          <table:table-cell table:style-name="ce2" office:value-type="string" calcext:value-type="string">
            <text:p>Waffenlabor 9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5" office:value-type="string" calcext:value-type="string">
            <text:p>Thermalstrahl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6" office:value-type="string" calcext:value-type="string">
            <text:p>Thermalstrahl 2</text:p>
          </table:table-cell>
          <table:table-cell table:style-name="ce2" office:value-type="string" calcext:value-type="string">
            <text:p>Thermalstrahl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31376" calcext:value-type="float">
            <text:p>31.376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7" office:value-type="string" calcext:value-type="string">
            <text:p>Thermalstrahl 3</text:p>
          </table:table-cell>
          <table:table-cell table:style-name="ce2" office:value-type="string" calcext:value-type="string">
            <text:p>Thermalstrahl 2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56875" calcext:value-type="float">
            <text:p>156.875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8" office:value-type="string" calcext:value-type="string">
            <text:p>Thermalstrahl 4</text:p>
          </table:table-cell>
          <table:table-cell table:style-name="ce2" office:value-type="string" calcext:value-type="string">
            <text:p>Thermalstrahl 3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627500" calcext:value-type="float">
            <text:p>627.500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9" office:value-type="string" calcext:value-type="string">
            <text:p>Thermalstrahl 5</text:p>
          </table:table-cell>
          <table:table-cell table:style-name="ce2" office:value-type="string" calcext:value-type="string">
            <text:p>Thermalstrahl 4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0" office:value-type="string" calcext:value-type="string">
            <text:p>Gaußgeschütz 1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1" office:value-type="string" calcext:value-type="string">
            <text:p>Gaußgeschütz 2</text:p>
          </table:table-cell>
          <table:table-cell table:style-name="ce2" office:value-type="string" calcext:value-type="string">
            <text:p>Gaußgeschütz 1</text:p>
          </table:table-cell>
          <table:table-cell table:style-name="ce2" office:value-type="string" calcext:value-type="string">
            <text:p>Schienenges.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3388500" calcext:value-type="float">
            <text:p>3.388.500</text:p>
          </table:table-cell>
          <table:table-cell table:style-name="ce166"/>
          <table:table-cell table:style-name="ce166" office:value-type="float" office:value="376500" calcext:value-type="float">
            <text:p>376.500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8" calcext:value-type="float">
            <text:p>198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2" office:value-type="string" calcext:value-type="string">
            <text:p>Gaußgeschütz 3</text:p>
          </table:table-cell>
          <table:table-cell table:style-name="ce2" office:value-type="string" calcext:value-type="string">
            <text:p>Gaußgeschütz 2</text:p>
          </table:table-cell>
          <table:table-cell table:style-name="ce2" office:value-type="string" calcext:value-type="string">
            <text:p>Schienenges.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8007000" calcext:value-type="float">
            <text:p>8.007.000</text:p>
          </table:table-cell>
          <table:table-cell table:style-name="ce166"/>
          <table:table-cell table:style-name="ce166" office:value-type="float" office:value="1413000" calcext:value-type="float">
            <text:p>1.413.0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7" calcext:value-type="float">
            <text:p>49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3" office:value-type="string" calcext:value-type="string">
            <text:p>Gaußgeschütz 4</text:p>
          </table:table-cell>
          <table:table-cell table:style-name="ce2" office:value-type="string" calcext:value-type="string">
            <text:p>Gaußgeschütz 3</text:p>
          </table:table-cell>
          <table:table-cell table:style-name="ce2" office:value-type="string" calcext:value-type="string">
            <text:p>Schienenges.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6080000" calcext:value-type="float">
            <text:p>16.080.000</text:p>
          </table:table-cell>
          <table:table-cell table:style-name="ce166"/>
          <table:table-cell table:style-name="ce166" office:value-type="float" office:value="4020000" calcext:value-type="float">
            <text:p>4.020.000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45" calcext:value-type="float">
            <text:p>1245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4" office:value-type="string" calcext:value-type="string">
            <text:p>Gaußgeschütz 5</text:p>
          </table:table-cell>
          <table:table-cell table:style-name="ce2" office:value-type="string" calcext:value-type="string">
            <text:p>Gaußgeschütz 4</text:p>
          </table:table-cell>
          <table:table-cell table:style-name="ce2" office:value-type="string" calcext:value-type="string">
            <text:p>Schienenges. 5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5" office:value-type="string" calcext:value-type="string">
            <text:p>HEX-Rakete 1</text:p>
          </table:table-cell>
          <table:table-cell table:style-name="ce2" office:value-type="string" calcext:value-type="string">
            <text:p>Streurakete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389763" calcext:value-type="float">
            <text:p>389.763</text:p>
          </table:table-cell>
          <table:table-cell table:style-name="ce166"/>
          <table:table-cell table:style-name="ce166" office:value-type="float" office:value="20514" calcext:value-type="float">
            <text:p>20.514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6" office:value-type="string" calcext:value-type="string">
            <text:p>HEX-Rakete 2</text:p>
          </table:table-cell>
          <table:table-cell table:style-name="ce2" office:value-type="string" calcext:value-type="string">
            <text:p>HEX-Rakete 1</text:p>
          </table:table-cell>
          <table:table-cell table:style-name="ce2" office:value-type="string" calcext:value-type="string">
            <text:p>Streurakete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107746" calcext:value-type="float">
            <text:p>1.107.746</text:p>
          </table:table-cell>
          <table:table-cell table:style-name="ce166"/>
          <table:table-cell table:style-name="ce166" office:value-type="float" office:value="123083" calcext:value-type="float">
            <text:p>123.083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7" office:value-type="string" calcext:value-type="string">
            <text:p>HEX-Rakete 3</text:p>
          </table:table-cell>
          <table:table-cell table:style-name="ce2" office:value-type="string" calcext:value-type="string">
            <text:p>HEX-Rakete 2</text:p>
          </table:table-cell>
          <table:table-cell table:style-name="ce2" office:value-type="string" calcext:value-type="string">
            <text:p>Streurakete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8" office:value-type="string" calcext:value-type="string">
            <text:p>HEX-Rakete 4</text:p>
          </table:table-cell>
          <table:table-cell table:style-name="ce2" office:value-type="string" calcext:value-type="string">
            <text:p>HEX-Rakete 3</text:p>
          </table:table-cell>
          <table:table-cell table:style-name="ce2" office:value-type="string" calcext:value-type="string">
            <text:p>Streurakete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1840975" calcext:value-type="float">
            <text:p>11.840.975</text:p>
          </table:table-cell>
          <table:table-cell table:style-name="ce166"/>
          <table:table-cell table:style-name="ce166" office:value-type="float" office:value="2960243" calcext:value-type="float">
            <text:p>2.960.24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9" calcext:value-type="float">
            <text:p>759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9" office:value-type="string" calcext:value-type="string">
            <text:p>HEX-Rakete 5</text:p>
          </table:table-cell>
          <table:table-cell table:style-name="ce2" office:value-type="string" calcext:value-type="string">
            <text:p>HEX-Rakete 4</text:p>
          </table:table-cell>
          <table:table-cell table:style-name="ce2" office:value-type="string" calcext:value-type="string">
            <text:p>Streurakete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0" office:value-type="string" calcext:value-type="string">
            <text:p>Jägerstaffel 1</text:p>
          </table:table-cell>
          <table:table-cell table:style-name="ce2" office:value-type="string" calcext:value-type="string">
            <text:p>Störstrahler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7500" calcext:value-type="float">
            <text:p>75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912000" calcext:value-type="float">
            <text:p>912.000</text:p>
          </table:table-cell>
          <table:table-cell table:style-name="ce166"/>
          <table:table-cell table:style-name="ce166" office:value-type="float" office:value="48000" calcext:value-type="float">
            <text:p>48.000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1" office:value-type="string" calcext:value-type="string">
            <text:p>Jägerstaffel 2</text:p>
          </table:table-cell>
          <table:table-cell table:style-name="ce2" office:value-type="string" calcext:value-type="string">
            <text:p>Jägerstaffel 1</text:p>
          </table:table-cell>
          <table:table-cell table:style-name="ce2" office:value-type="string" calcext:value-type="string">
            <text:p>Polaronenstr. 2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7500" calcext:value-type="float">
            <text:p>75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3366000" calcext:value-type="float">
            <text:p>3.366.000</text:p>
          </table:table-cell>
          <table:table-cell table:style-name="ce166"/>
          <table:table-cell table:style-name="ce166" office:value-type="float" office:value="594000" calcext:value-type="float">
            <text:p>594.000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2" office:value-type="string" calcext:value-type="string">
            <text:p>Jägerstaffel 3</text:p>
          </table:table-cell>
          <table:table-cell table:style-name="ce2" office:value-type="string" calcext:value-type="string">
            <text:p>Jägerstaffel 2</text:p>
          </table:table-cell>
          <table:table-cell table:style-name="ce2" office:value-type="string" calcext:value-type="string">
            <text:p>Polaronenstr.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7500" calcext:value-type="float">
            <text:p>75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3" office:value-type="string" calcext:value-type="string">
            <text:p>Massegesch. 1</text:p>
          </table:table-cell>
          <table:table-cell table:style-name="ce2" office:value-type="string" calcext:value-type="string">
            <text:p>Gaußgeschütz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4" office:value-type="string" calcext:value-type="string">
            <text:p>Massegesch. 2</text:p>
          </table:table-cell>
          <table:table-cell table:style-name="ce2" office:value-type="string" calcext:value-type="string">
            <text:p>Massegesch. 1</text:p>
          </table:table-cell>
          <table:table-cell table:style-name="ce2" office:value-type="string" calcext:value-type="string">
            <text:p>Gaußgeschütz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8675033" calcext:value-type="float">
            <text:p>8.675.033</text:p>
          </table:table-cell>
          <table:table-cell table:style-name="ce166"/>
          <table:table-cell table:style-name="ce166" office:value-type="float" office:value="2168758" calcext:value-type="float">
            <text:p>2.168.75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6" calcext:value-type="float">
            <text:p>5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38" calcext:value-type="float">
            <text:p>538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5" office:value-type="string" calcext:value-type="string">
            <text:p>Massegesch. 3</text:p>
          </table:table-cell>
          <table:table-cell table:style-name="ce2" office:value-type="string" calcext:value-type="string">
            <text:p>Massegesch. 2</text:p>
          </table:table-cell>
          <table:table-cell table:style-name="ce2" office:value-type="string" calcext:value-type="string">
            <text:p>Gaußgeschütz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7629750" calcext:value-type="float">
            <text:p>17.629.750</text:p>
          </table:table-cell>
          <table:table-cell table:style-name="ce166"/>
          <table:table-cell table:style-name="ce166" office:value-type="float" office:value="5876583" calcext:value-type="float">
            <text:p>5.876.58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77" calcext:value-type="float">
            <text:p>107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6" office:value-type="string" calcext:value-type="string">
            <text:p>Massegesch. 4</text:p>
          </table:table-cell>
          <table:table-cell table:style-name="ce2" office:value-type="string" calcext:value-type="string">
            <text:p>Massegesch. 3</text:p>
          </table:table-cell>
          <table:table-cell table:style-name="ce2" office:value-type="string" calcext:value-type="string">
            <text:p>Gaußgeschütz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7" office:value-type="string" calcext:value-type="string">
            <text:p>Massegesch. 5</text:p>
          </table:table-cell>
          <table:table-cell table:style-name="ce2" office:value-type="string" calcext:value-type="string">
            <text:p>Massegesch. 4</text:p>
          </table:table-cell>
          <table:table-cell table:style-name="ce2" office:value-type="string" calcext:value-type="string">
            <text:p>Gaußgeschütz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8" office:value-type="string" calcext:value-type="string">
            <text:p>Plasmatorpedo 1</text:p>
          </table:table-cell>
          <table:table-cell table:style-name="ce2" office:value-type="string" calcext:value-type="string">
            <text:p>HEX-Rakete 1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323" office:value-type="float" office:value="2850" calcext:value-type="float">
            <text:p>28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156608" calcext:value-type="float">
            <text:p>1.156.608</text:p>
          </table:table-cell>
          <table:table-cell table:style-name="ce166"/>
          <table:table-cell table:style-name="ce166" office:value-type="float" office:value="128512" calcext:value-type="float">
            <text:p>128.512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9" office:value-type="string" calcext:value-type="string">
            <text:p>Plasmatorpedo 2</text:p>
          </table:table-cell>
          <table:table-cell table:style-name="ce2" office:value-type="string" calcext:value-type="string">
            <text:p>Plasmatorpedo 1</text:p>
          </table:table-cell>
          <table:table-cell table:style-name="ce2" office:value-type="string" calcext:value-type="string">
            <text:p>HEX-Rakete 2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323" office:value-type="float" office:value="2850" calcext:value-type="float">
            <text:p>28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3419380" calcext:value-type="float">
            <text:p>3.419.380</text:p>
          </table:table-cell>
          <table:table-cell table:style-name="ce166"/>
          <table:table-cell table:style-name="ce166" office:value-type="float" office:value="603420" calcext:value-type="float">
            <text:p>603.420</text:p>
          </table:table-cell>
          <table:table-cell table:style-name="ce166"/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0" office:value-type="string" calcext:value-type="string">
            <text:p>Plasmatorpedo 3</text:p>
          </table:table-cell>
          <table:table-cell table:style-name="ce2" office:value-type="string" calcext:value-type="string">
            <text:p>Plasmatorpedo 2</text:p>
          </table:table-cell>
          <table:table-cell table:style-name="ce2" office:value-type="string" calcext:value-type="string">
            <text:p>HEX-Rakete 3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323" office:value-type="float" office:value="2850" calcext:value-type="float">
            <text:p>28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8585599" calcext:value-type="float">
            <text:p>8.585.599</text:p>
          </table:table-cell>
          <table:table-cell table:style-name="ce166"/>
          <table:table-cell table:style-name="ce166" office:value-type="float" office:value="2146400" calcext:value-type="float">
            <text:p>2.146.4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2" calcext:value-type="float">
            <text:p>612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1" office:value-type="string" calcext:value-type="string">
            <text:p>Plasmatorpedo 4</text:p>
          </table:table-cell>
          <table:table-cell table:style-name="ce2" office:value-type="string" calcext:value-type="string">
            <text:p>Plasmatorpedo 3</text:p>
          </table:table-cell>
          <table:table-cell table:style-name="ce2" office:value-type="string" calcext:value-type="string">
            <text:p>HEX-Rakete 4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323" office:value-type="float" office:value="2850" calcext:value-type="float">
            <text:p>28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2" office:value-type="string" calcext:value-type="string">
            <text:p>Plasmatorpedo 5</text:p>
          </table:table-cell>
          <table:table-cell table:style-name="ce2" office:value-type="string" calcext:value-type="string">
            <text:p>Plasmatorpedo 4</text:p>
          </table:table-cell>
          <table:table-cell table:style-name="ce2" office:value-type="string" calcext:value-type="string">
            <text:p>HEX-Rakete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323" office:value-type="float" office:value="2850" calcext:value-type="float">
            <text:p>28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3" office:value-type="string" calcext:value-type="string">
            <text:p>Polaronenstr. 1</text:p>
          </table:table-cell>
          <table:table-cell table:style-name="ce2" office:value-type="string" calcext:value-type="string">
            <text:p>Stör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934087" calcext:value-type="float">
            <text:p>1.934.087</text:p>
          </table:table-cell>
          <table:table-cell table:style-name="ce166"/>
          <table:table-cell table:style-name="ce166" office:value-type="float" office:value="341310" calcext:value-type="float">
            <text:p>341.310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4" office:value-type="string" calcext:value-type="string">
            <text:p>Polaronenstr. 2</text:p>
          </table:table-cell>
          <table:table-cell table:style-name="ce2" office:value-type="string" calcext:value-type="string">
            <text:p>Polaronenstr. 1</text:p>
          </table:table-cell>
          <table:table-cell table:style-name="ce2" office:value-type="string" calcext:value-type="string">
            <text:p>Stör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4453781" calcext:value-type="float">
            <text:p>4.453.781</text:p>
          </table:table-cell>
          <table:table-cell table:style-name="ce166"/>
          <table:table-cell table:style-name="ce166" office:value-type="float" office:value="1113445" calcext:value-type="float">
            <text:p>1.113.445</text:p>
          </table:table-cell>
          <table:table-cell table:style-name="ce166"/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5" office:value-type="string" calcext:value-type="string">
            <text:p>Polaronenstr. 3</text:p>
          </table:table-cell>
          <table:table-cell table:style-name="ce2" office:value-type="string" calcext:value-type="string">
            <text:p>Polaronenstr. 2</text:p>
          </table:table-cell>
          <table:table-cell table:style-name="ce2" office:value-type="string" calcext:value-type="string">
            <text:p>Stör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9051150" calcext:value-type="float">
            <text:p>9.051.150</text:p>
          </table:table-cell>
          <table:table-cell table:style-name="ce166"/>
          <table:table-cell table:style-name="ce166" office:value-type="float" office:value="3017050" calcext:value-type="float">
            <text:p>3.017.05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2" calcext:value-type="float">
            <text:p>612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6" office:value-type="string" calcext:value-type="string">
            <text:p>Polaronenstr. 4</text:p>
          </table:table-cell>
          <table:table-cell table:style-name="ce2" office:value-type="string" calcext:value-type="string">
            <text:p>Polaronenstr. 3</text:p>
          </table:table-cell>
          <table:table-cell table:style-name="ce2" office:value-type="string" calcext:value-type="string">
            <text:p>Störstrahler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7" office:value-type="string" calcext:value-type="string">
            <text:p>Polaronenstr. 5</text:p>
          </table:table-cell>
          <table:table-cell table:style-name="ce2" office:value-type="string" calcext:value-type="string">
            <text:p>Polaronenstr. 4</text:p>
          </table:table-cell>
          <table:table-cell table:style-name="ce2" office:value-type="string" calcext:value-type="string">
            <text:p>Störstrahler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8" office:value-type="string" calcext:value-type="string">
            <text:p>Pulsstrahler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9" office:value-type="string" calcext:value-type="string">
            <text:p>Pulsstrahler 2</text:p>
          </table:table-cell>
          <table:table-cell table:style-name="ce2" office:value-type="string" calcext:value-type="string">
            <text:p>Pulsstrahler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236" calcext:value-type="float">
            <text:p>1.236</text:p>
          </table:table-cell>
          <table:table-cell table:style-name="ce166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0" office:value-type="string" calcext:value-type="string">
            <text:p>Pulsstrahler 3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4945" calcext:value-type="float">
            <text:p>4.945</text:p>
          </table:table-cell>
          <table:table-cell table:style-name="ce166" table:number-columns-repeated="4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1" office:value-type="string" calcext:value-type="string">
            <text:p>Pulsstrahler 4</text:p>
          </table:table-cell>
          <table:table-cell table:style-name="ce2" office:value-type="string" calcext:value-type="string">
            <text:p>Pulsstrahler 3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9780" calcext:value-type="float">
            <text:p>19.780</text:p>
          </table:table-cell>
          <table:table-cell table:style-name="ce166" table:number-columns-repeated="4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2" office:value-type="string" calcext:value-type="string">
            <text:p>Pulsstrahler 5</text:p>
          </table:table-cell>
          <table:table-cell table:style-name="ce2" office:value-type="string" calcext:value-type="string">
            <text:p>Pulsstrahler 4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79115" calcext:value-type="float">
            <text:p>79.115</text:p>
          </table:table-cell>
          <table:table-cell table:style-name="ce166" table:number-columns-repeated="4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3" office:value-type="string" calcext:value-type="string">
            <text:p>Schienenges.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7452" calcext:value-type="float">
            <text:p>7.452</text:p>
          </table:table-cell>
          <table:table-cell table:style-name="ce166" table:number-columns-repeated="4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4" office:value-type="string" calcext:value-type="string">
            <text:p>Schienenges. 2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29808" calcext:value-type="float">
            <text:p>29.808</text:p>
          </table:table-cell>
          <table:table-cell table:style-name="ce166" table:number-columns-repeated="4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5" office:value-type="string" calcext:value-type="string">
            <text:p>Schienenges. 3</text:p>
          </table:table-cell>
          <table:table-cell table:style-name="ce2" office:value-type="string" calcext:value-type="string">
            <text:p>Schienenges. 2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19224" calcext:value-type="float">
            <text:p>119.224</text:p>
          </table:table-cell>
          <table:table-cell table:style-name="ce166" table:number-columns-repeated="4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6" office:value-type="string" calcext:value-type="string">
            <text:p>Schienenges. 4</text:p>
          </table:table-cell>
          <table:table-cell table:style-name="ce2" office:value-type="string" calcext:value-type="string">
            <text:p>Schienenges. 3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476901" calcext:value-type="float">
            <text:p>476.901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7" office:value-type="string" calcext:value-type="string">
            <text:p>Schienenges. 5</text:p>
          </table:table-cell>
          <table:table-cell table:style-name="ce2" office:value-type="string" calcext:value-type="string">
            <text:p>Schienenges. 4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907598" calcext:value-type="float">
            <text:p>1.907.598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8" office:value-type="string" calcext:value-type="string">
            <text:p>Störstrahler 1</text:p>
          </table:table-cell>
          <table:table-cell table:style-name="ce2" office:value-type="string" calcext:value-type="string">
            <text:p>Pulsstrahler 1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03538" calcext:value-type="float">
            <text:p>103.538</text:p>
          </table:table-cell>
          <table:table-cell table:style-name="ce166" table:number-columns-repeated="4"/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9" office:value-type="string" calcext:value-type="string">
            <text:p>Störstrahler 2</text:p>
          </table:table-cell>
          <table:table-cell table:style-name="ce2" office:value-type="string" calcext:value-type="string">
            <text:p>Störstrahler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Waffenlabor 4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414151" calcext:value-type="float">
            <text:p>414.151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0" office:value-type="string" calcext:value-type="string">
            <text:p>Störstrahler 3</text:p>
          </table:table-cell>
          <table:table-cell table:style-name="ce2" office:value-type="string" calcext:value-type="string">
            <text:p>Störstrahler 2</text:p>
          </table:table-cell>
          <table:table-cell table:style-name="ce2" office:value-type="string" calcext:value-type="string">
            <text:p>Pulsstrahler 3</text:p>
          </table:table-cell>
          <table:table-cell table:style-name="ce2" office:value-type="string" calcext:value-type="string">
            <text:p>Waffenlabor 5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180328" calcext:value-type="float">
            <text:p>1.180.328</text:p>
          </table:table-cell>
          <table:table-cell table:style-name="ce166"/>
          <table:table-cell table:style-name="ce166" office:value-type="float" office:value="62122" calcext:value-type="float">
            <text:p>62.122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1" office:value-type="string" calcext:value-type="string">
            <text:p>Störstrahler 4</text:p>
          </table:table-cell>
          <table:table-cell table:style-name="ce2" office:value-type="string" calcext:value-type="string">
            <text:p>Störstrahler 3</text:p>
          </table:table-cell>
          <table:table-cell table:style-name="ce2" office:value-type="string" calcext:value-type="string">
            <text:p>Pulsstrahler 4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2" office:value-type="string" calcext:value-type="string">
            <text:p>Störstrahler 5</text:p>
          </table:table-cell>
          <table:table-cell table:style-name="ce2" office:value-type="string" calcext:value-type="string">
            <text:p>Störstrahler 4</text:p>
          </table:table-cell>
          <table:table-cell table:style-name="ce2" office:value-type="string" calcext:value-type="string">
            <text:p>Pulsstrahler 5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8945640" calcext:value-type="float">
            <text:p>8.945.640</text:p>
          </table:table-cell>
          <table:table-cell table:style-name="ce166"/>
          <table:table-cell table:style-name="ce166" office:value-type="float" office:value="993960" calcext:value-type="float">
            <text:p>993.960</text:p>
          </table:table-cell>
          <table:table-cell table:style-name="ce166" table:number-columns-repeated="3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3" office:value-type="string" calcext:value-type="string">
            <text:p>Streurakete 1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24316" calcext:value-type="float">
            <text:p>24.316</text:p>
          </table:table-cell>
          <table:table-cell table:style-name="ce166" table:number-columns-repeated="4"/>
          <table:table-cell table:style-name="ce166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4" office:value-type="string" calcext:value-type="string">
            <text:p>Streurakete 2</text:p>
          </table:table-cell>
          <table:table-cell table:style-name="ce2" office:value-type="string" calcext:value-type="string">
            <text:p>Streurakete 1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97263" calcext:value-type="float">
            <text:p>97.263</text:p>
          </table:table-cell>
          <table:table-cell table:style-name="ce166" table:number-columns-repeated="4"/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5" office:value-type="string" calcext:value-type="string">
            <text:p>Streurakete 3</text:p>
          </table:table-cell>
          <table:table-cell table:style-name="ce2" office:value-type="string" calcext:value-type="string">
            <text:p>Streurakete 2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389050" calcext:value-type="float">
            <text:p>389.050</text:p>
          </table:table-cell>
          <table:table-cell table:style-name="ce166" table:number-columns-repeated="4"/>
          <table:table-cell table:style-name="ce166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6" office:value-type="string" calcext:value-type="string">
            <text:p>Streurakete 4</text:p>
          </table:table-cell>
          <table:table-cell table:style-name="ce2" office:value-type="string" calcext:value-type="string">
            <text:p>Streurakete 3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478389" calcext:value-type="float">
            <text:p>1.478.389</text:p>
          </table:table-cell>
          <table:table-cell table:style-name="ce166"/>
          <table:table-cell table:style-name="ce166" office:value-type="float" office:value="77810" calcext:value-type="float">
            <text:p>77.810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7" office:value-type="string" calcext:value-type="string">
            <text:p>Streurakete 5</text:p>
          </table:table-cell>
          <table:table-cell table:style-name="ce2" office:value-type="string" calcext:value-type="string">
            <text:p>Streurakete 4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2956781" calcext:value-type="float">
            <text:p>2.956.781</text:p>
          </table:table-cell>
          <table:table-cell table:style-name="ce166"/>
          <table:table-cell table:style-name="ce166" office:value-type="float" office:value="155620" calcext:value-type="float">
            <text:p>155.620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08" office:value-type="string" calcext:value-type="string">
            <text:p>Creepergeschütz 1</text:p>
          </table:table-cell>
          <table:table-cell table:style-name="ce2" office:value-type="string" calcext:value-type="string">
            <text:p>Plasmaraketen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6" calcext:value-type="float">
            <text:p>96</text:p>
          </table:table-cell>
          <table:table-cell table:style-name="ce323" office:value-type="float" office:value="3500" calcext:value-type="float">
            <text:p>3500</text:p>
          </table:table-cell>
          <table:table-cell table:style-name="ce323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09" office:value-type="string" calcext:value-type="string">
            <text:p>Creepergeschütz 2</text:p>
          </table:table-cell>
          <table:table-cell table:style-name="ce2" office:value-type="string" calcext:value-type="string">
            <text:p>Fusions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32" calcext:value-type="float">
            <text:p>132</text:p>
          </table:table-cell>
          <table:table-cell table:style-name="ce323" office:value-type="float" office:value="3500" calcext:value-type="float">
            <text:p>3500</text:p>
          </table:table-cell>
          <table:table-cell table:style-name="ce323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10" office:value-type="string" calcext:value-type="string">
            <text:p>Creepergeschütz 3</text:p>
          </table:table-cell>
          <table:table-cell table:style-name="ce2" office:value-type="string" calcext:value-type="string">
            <text:p>Fusions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95" calcext:value-type="float">
            <text:p>195</text:p>
          </table:table-cell>
          <table:table-cell table:style-name="ce323" office:value-type="float" office:value="3500" calcext:value-type="float">
            <text:p>3500</text:p>
          </table:table-cell>
          <table:table-cell table:style-name="ce323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1" office:value-type="string" calcext:value-type="string">
            <text:p>Gladiusturm 1</text:p>
          </table:table-cell>
          <table:table-cell table:style-name="ce2" office:value-type="string" calcext:value-type="string">
            <text:p>Magnetkanone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33" calcext:value-type="float">
            <text:p>33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2" office:value-type="string" calcext:value-type="string">
            <text:p>Gladiusturm 2</text:p>
          </table:table-cell>
          <table:table-cell table:style-name="ce2" office:value-type="string" calcext:value-type="string">
            <text:p>Massebeschl. 2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9" calcext:value-type="float">
            <text:p>59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3" office:value-type="string" calcext:value-type="string">
            <text:p>Gladiusturm 3</text:p>
          </table:table-cell>
          <table:table-cell table:style-name="ce2" office:value-type="string" calcext:value-type="string">
            <text:p>Massebeschl.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96" calcext:value-type="float">
            <text:p>96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4" office:value-type="string" calcext:value-type="string">
            <text:p>Tachyonenstrahler 1</text:p>
          </table:table-cell>
          <table:table-cell table:style-name="ce2" office:value-type="string" calcext:value-type="string">
            <text:p>Thermalstrahl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88" calcext:value-type="float">
            <text:p>8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5" office:value-type="string" calcext:value-type="string">
            <text:p>Tachyonenstrahler 2</text:p>
          </table:table-cell>
          <table:table-cell table:style-name="ce2" office:value-type="string" calcext:value-type="string">
            <text:p>Gravitationsk. 2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33" calcext:value-type="float">
            <text:p>13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6" office:value-type="string" calcext:value-type="string">
            <text:p>Tachyonenstrahler 3</text:p>
          </table:table-cell>
          <table:table-cell table:style-name="ce2" office:value-type="string" calcext:value-type="string">
            <text:p>Gravitationsk.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204" calcext:value-type="float">
            <text:p>20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17" office:value-type="string" calcext:value-type="string">
            <text:p>Bomb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78" calcext:value-type="float">
            <text:p>78</text:p>
          </table:table-cell>
          <table:table-cell table:style-name="ce323" table:number-columns-repeated="2"/>
          <table:table-cell table:style-name="ce2" office:value-type="float" office:value="1500" calcext:value-type="float">
            <text:p>1500</text:p>
          </table:table-cell>
          <table:table-cell table:style-name="ce323" table:number-columns-repeated="2"/>
          <table:table-cell table:style-name="ce323" office:value-type="float" office:value="25" calcext:value-type="float">
            <text:p>25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750" calcext:value-type="float">
            <text:p>7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18" office:value-type="string" calcext:value-type="string">
            <text:p>Bomb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10" calcext:value-type="float">
            <text:p>110</text:p>
          </table:table-cell>
          <table:table-cell table:style-name="ce323" table:number-columns-repeated="2"/>
          <table:table-cell table:style-name="ce2" office:value-type="float" office:value="1500" calcext:value-type="float">
            <text:p>1500</text:p>
          </table:table-cell>
          <table:table-cell table:style-name="ce323" table:number-columns-repeated="2"/>
          <table:table-cell table:style-name="ce323" office:value-type="float" office:value="25" calcext:value-type="float">
            <text:p>25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750" calcext:value-type="float">
            <text:p>7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19" office:value-type="string" calcext:value-type="string">
            <text:p>Bomb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154" calcext:value-type="float">
            <text:p>154</text:p>
          </table:table-cell>
          <table:table-cell table:style-name="ce323" table:number-columns-repeated="2"/>
          <table:table-cell table:style-name="ce2" office:value-type="float" office:value="1500" calcext:value-type="float">
            <text:p>1500</text:p>
          </table:table-cell>
          <table:table-cell table:style-name="ce323" table:number-columns-repeated="2"/>
          <table:table-cell table:style-name="ce323" office:value-type="float" office:value="25" calcext:value-type="float">
            <text:p>25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750" calcext:value-type="float">
            <text:p>7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20" office:value-type="string" calcext:value-type="string">
            <text:p>Burststrahl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22" calcext:value-type="float">
            <text:p>12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21" office:value-type="string" calcext:value-type="string">
            <text:p>Burststrahl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85" calcext:value-type="float">
            <text:p>18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22" office:value-type="string" calcext:value-type="string">
            <text:p>Burststrahl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282" calcext:value-type="float">
            <text:p>28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23" office:value-type="string" calcext:value-type="string">
            <text:p>ECHO-Strahl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66" calcext:value-type="float">
            <text:p>6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24" office:value-type="string" calcext:value-type="string">
            <text:p>ECHO-Strahl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00" calcext:value-type="float">
            <text:p>1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25" office:value-type="string" calcext:value-type="string">
            <text:p>ECHO-Strahl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153" calcext:value-type="float">
            <text:p>15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26" office:value-type="string" calcext:value-type="string">
            <text:p>Fangstrah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" calcext:value-type="float">
            <text:p>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/>
          <table:table-cell table:style-name="ce169" office:value-type="percentage" office:value="0.6" calcext:value-type="percentage">
            <text:p>6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27" office:value-type="string" calcext:value-type="string">
            <text:p>Fangstrah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28" office:value-type="string" calcext:value-type="string">
            <text:p>Fangstrah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15" calcext:value-type="float">
            <text:p>1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/>
          <table:table-cell table:style-name="ce169" office:value-type="percentage" office:value="0.8" calcext:value-type="percentage">
            <text:p>8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29" office:value-type="string" calcext:value-type="string">
            <text:p>Turret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600" calcext:value-type="float">
            <text:p>60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30" office:value-type="string" calcext:value-type="string">
            <text:p>Turret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4" calcext:value-type="float">
            <text:p>34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600" calcext:value-type="float">
            <text:p>60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55" calcext:value-type="percentage">
            <text:p>55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31" office:value-type="string" calcext:value-type="string">
            <text:p>Turret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60" calcext:value-type="float">
            <text:p>60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600" calcext:value-type="float">
            <text:p>60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32" office:value-type="string" calcext:value-type="string">
            <text:p>Sico-Raketen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03" calcext:value-type="float">
            <text:p>103</text:p>
          </table:table-cell>
          <table:table-cell table:style-name="ce323" office:value-type="float" office:value="2750" calcext:value-type="float">
            <text:p>275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33" office:value-type="string" calcext:value-type="string">
            <text:p>Sico-Raketen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179" calcext:value-type="float">
            <text:p>179</text:p>
          </table:table-cell>
          <table:table-cell table:style-name="ce323" office:value-type="float" office:value="2750" calcext:value-type="float">
            <text:p>275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34" office:value-type="string" calcext:value-type="string">
            <text:p>Sico-Raketen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313" calcext:value-type="float">
            <text:p>313</text:p>
          </table:table-cell>
          <table:table-cell table:style-name="ce323" office:value-type="float" office:value="2750" calcext:value-type="float">
            <text:p>275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35" office:value-type="string" calcext:value-type="string">
            <text:p>Vector-Torpedoturm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9" calcext:value-type="float">
            <text:p>39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36" office:value-type="string" calcext:value-type="string">
            <text:p>Vector-Torpedo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68" calcext:value-type="float">
            <text:p>68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37" office:value-type="string" calcext:value-type="string">
            <text:p>Vector-Torpedoturm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20" calcext:value-type="float">
            <text:p>120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38" office:value-type="string" calcext:value-type="string">
            <text:p>AP-Geschütz 1</text:p>
          </table:table-cell>
          <table:table-cell table:style-name="ce2" office:value-type="string" calcext:value-type="string">
            <text:p>Massegesch. 1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5" calcext:value-type="float">
            <text:p>15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6" calcext:value-type="float">
            <text:p>6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39" office:value-type="string" calcext:value-type="string">
            <text:p>AP-Geschütz 2</text:p>
          </table:table-cell>
          <table:table-cell table:style-name="ce2" office:value-type="string" calcext:value-type="string">
            <text:p>Massegesch. 3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6" calcext:value-type="float">
            <text:p>6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40" office:value-type="string" calcext:value-type="string">
            <text:p>AP-Geschütz 3</text:p>
          </table:table-cell>
          <table:table-cell table:style-name="ce2" office:value-type="string" calcext:value-type="string">
            <text:p>Massegesch. 5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6" calcext:value-type="float">
            <text:p>26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6" calcext:value-type="float">
            <text:p>6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41" office:value-type="string" calcext:value-type="string">
            <text:p>Echo-Strahler 1</text:p>
          </table:table-cell>
          <table:table-cell table:style-name="ce2" office:value-type="string" calcext:value-type="string">
            <text:p>Polaronenstr.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1" calcext:value-type="float">
            <text:p>1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42" office:value-type="string" calcext:value-type="string">
            <text:p>Echo-Strahler 2</text:p>
          </table:table-cell>
          <table:table-cell table:style-name="ce2" office:value-type="string" calcext:value-type="string">
            <text:p>Polaronenstr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43" office:value-type="string" calcext:value-type="string">
            <text:p>Echo-Strahler 3</text:p>
          </table:table-cell>
          <table:table-cell table:style-name="ce2" office:value-type="string" calcext:value-type="string">
            <text:p>Polaronenstr.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31" calcext:value-type="float">
            <text:p>3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44" office:value-type="string" calcext:value-type="string">
            <text:p>Gladiusgeschütz 1</text:p>
          </table:table-cell>
          <table:table-cell table:style-name="ce2" office:value-type="string" calcext:value-type="string">
            <text:p>Gaußgeschütz 3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45" office:value-type="string" calcext:value-type="string">
            <text:p>Gladiusgeschütz 2</text:p>
          </table:table-cell>
          <table:table-cell table:style-name="ce2" office:value-type="string" calcext:value-type="string">
            <text:p>Massegesch. 2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5" calcext:value-type="float">
            <text:p>25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46" office:value-type="string" calcext:value-type="string">
            <text:p>Gladiusgeschütz 3</text:p>
          </table:table-cell>
          <table:table-cell table:style-name="ce2" office:value-type="string" calcext:value-type="string">
            <text:p>Massegesch.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2" calcext:value-type="float">
            <text:p>32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47" office:value-type="string" calcext:value-type="string">
            <text:p>Hydrarakete 1</text:p>
          </table:table-cell>
          <table:table-cell table:style-name="ce2" office:value-type="string" calcext:value-type="string">
            <text:p>HEX-Rakete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2" calcext:value-type="float">
            <text:p>22</text:p>
          </table:table-cell>
          <table:table-cell table:style-name="ce323" office:value-type="float" office:value="1500" calcext:value-type="float">
            <text:p>15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48" office:value-type="string" calcext:value-type="string">
            <text:p>Hydrarakete 2</text:p>
          </table:table-cell>
          <table:table-cell table:style-name="ce2" office:value-type="string" calcext:value-type="string">
            <text:p>Plasma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7" calcext:value-type="float">
            <text:p>27</text:p>
          </table:table-cell>
          <table:table-cell table:style-name="ce323" office:value-type="float" office:value="1500" calcext:value-type="float">
            <text:p>15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49" office:value-type="string" calcext:value-type="string">
            <text:p>Hydrarakete 3</text:p>
          </table:table-cell>
          <table:table-cell table:style-name="ce2" office:value-type="string" calcext:value-type="string">
            <text:p>Plasma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323" office:value-type="float" office:value="1500" calcext:value-type="float">
            <text:p>15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50" office:value-type="string" calcext:value-type="string">
            <text:p>Net-Torpedo 1</text:p>
          </table:table-cell>
          <table:table-cell table:style-name="ce2" office:value-type="string" calcext:value-type="string">
            <text:p>HEX-Rakete 1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3" calcext:value-type="float">
            <text:p>13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51" office:value-type="string" calcext:value-type="string">
            <text:p>Net-Torpedo 2</text:p>
          </table:table-cell>
          <table:table-cell table:style-name="ce2" office:value-type="string" calcext:value-type="string">
            <text:p>Plasma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6" calcext:value-type="float">
            <text:p>16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52" office:value-type="string" calcext:value-type="string">
            <text:p>Net-Torpedo 3</text:p>
          </table:table-cell>
          <table:table-cell table:style-name="ce2" office:value-type="string" calcext:value-type="string">
            <text:p>Plasma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53" office:value-type="string" calcext:value-type="string">
            <text:p>Sico-Rakete 1</text:p>
          </table:table-cell>
          <table:table-cell table:style-name="ce2" office:value-type="string" calcext:value-type="string">
            <text:p>HEX-Rakete 3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3" calcext:value-type="float">
            <text:p>33</text:p>
          </table:table-cell>
          <table:table-cell table:style-name="ce323" office:value-type="float" office:value="1800" calcext:value-type="float">
            <text:p>180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54" office:value-type="string" calcext:value-type="string">
            <text:p>Sico-Rakete 2</text:p>
          </table:table-cell>
          <table:table-cell table:style-name="ce2" office:value-type="string" calcext:value-type="string">
            <text:p>Plasmatorpedo 3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1" calcext:value-type="float">
            <text:p>41</text:p>
          </table:table-cell>
          <table:table-cell table:style-name="ce323" office:value-type="float" office:value="1800" calcext:value-type="float">
            <text:p>180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55" office:value-type="string" calcext:value-type="string">
            <text:p>Sico-Rakete 3</text:p>
          </table:table-cell>
          <table:table-cell table:style-name="ce2" office:value-type="string" calcext:value-type="string">
            <text:p>Plasmatorpedo 5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1" calcext:value-type="float">
            <text:p>51</text:p>
          </table:table-cell>
          <table:table-cell table:style-name="ce323" office:value-type="float" office:value="1800" calcext:value-type="float">
            <text:p>180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56" office:value-type="string" calcext:value-type="string">
            <text:p>Thermalstrahler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57" office:value-type="string" calcext:value-type="string">
            <text:p>Thermalstrahler 2</text:p>
          </table:table-cell>
          <table:table-cell table:style-name="ce2" office:value-type="string" calcext:value-type="string">
            <text:p>Polaronenstr.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" calcext:value-type="float">
            <text:p>3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58" office:value-type="string" calcext:value-type="string">
            <text:p>Thermalstrahler 3</text:p>
          </table:table-cell>
          <table:table-cell table:style-name="ce2" office:value-type="string" calcext:value-type="string">
            <text:p>Polaronenstr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68" calcext:value-type="float">
            <text:p>6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59" office:value-type="string" calcext:value-type="string">
            <text:p>Abfangjäg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8" calcext:value-type="float">
            <text:p>48</text:p>
          </table:table-cell>
          <table:table-cell table:style-name="ce323" table:number-columns-repeated="2"/>
          <table:table-cell table:style-name="ce2" office:value-type="float" office:value="1200" calcext:value-type="float">
            <text:p>1200</text:p>
          </table:table-cell>
          <table:table-cell table:style-name="ce323" table:number-columns-repeated="2"/>
          <table:table-cell table:style-name="ce323" office:value-type="float" office:value="30" calcext:value-type="float">
            <text:p>3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650" calcext:value-type="float">
            <text:p>6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60" office:value-type="string" calcext:value-type="string">
            <text:p>Abfangjäg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8" calcext:value-type="float">
            <text:p>68</text:p>
          </table:table-cell>
          <table:table-cell table:style-name="ce323" table:number-columns-repeated="2"/>
          <table:table-cell table:style-name="ce2" office:value-type="float" office:value="1200" calcext:value-type="float">
            <text:p>1200</text:p>
          </table:table-cell>
          <table:table-cell table:style-name="ce323" table:number-columns-repeated="2"/>
          <table:table-cell table:style-name="ce323" office:value-type="float" office:value="30" calcext:value-type="float">
            <text:p>3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650" calcext:value-type="float">
            <text:p>6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61" office:value-type="string" calcext:value-type="string">
            <text:p>Abfangjäg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96" calcext:value-type="float">
            <text:p>96</text:p>
          </table:table-cell>
          <table:table-cell table:style-name="ce323" table:number-columns-repeated="2"/>
          <table:table-cell table:style-name="ce2" office:value-type="float" office:value="1200" calcext:value-type="float">
            <text:p>1200</text:p>
          </table:table-cell>
          <table:table-cell table:style-name="ce323" table:number-columns-repeated="2"/>
          <table:table-cell table:style-name="ce323" office:value-type="float" office:value="30" calcext:value-type="float">
            <text:p>3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650" calcext:value-type="float">
            <text:p>6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62" office:value-type="string" calcext:value-type="string">
            <text:p>Aurora-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63" office:value-type="string" calcext:value-type="string">
            <text:p>Aurora-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0" calcext:value-type="float">
            <text:p>3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64" office:value-type="string" calcext:value-type="string">
            <text:p>Aurora-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56" calcext:value-type="float">
            <text:p>5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65" office:value-type="string" calcext:value-type="string">
            <text:p>Belagerungstreib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8" calcext:value-type="float">
            <text:p>28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66" office:value-type="string" calcext:value-type="string">
            <text:p>Belagerungstreib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42" calcext:value-type="float">
            <text:p>42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67" office:value-type="string" calcext:value-type="string">
            <text:p>Belagerungstreib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53" calcext:value-type="float">
            <text:p>53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68" office:value-type="string" calcext:value-type="string">
            <text:p>Burststrahl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5" calcext:value-type="float">
            <text:p>5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69" office:value-type="string" calcext:value-type="string">
            <text:p>Burststrah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82" calcext:value-type="float">
            <text:p>8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70" office:value-type="string" calcext:value-type="string">
            <text:p>Burststrahl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03" calcext:value-type="float">
            <text:p>10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71" office:value-type="string" calcext:value-type="string">
            <text:p>Creepertorpedo 1</text:p>
          </table:table-cell>
          <table:table-cell table:style-name="ce2" office:value-type="string" calcext:value-type="string">
            <text:p>Waffenlabor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5" calcext:value-type="float">
            <text:p>35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90" calcext:value-type="float">
            <text:p>9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72" office:value-type="string" calcext:value-type="string">
            <text:p>Creepertorpedo 2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3" calcext:value-type="float">
            <text:p>43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90" calcext:value-type="float">
            <text:p>9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73" office:value-type="string" calcext:value-type="string">
            <text:p>Creepertorpedo 3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4" calcext:value-type="float">
            <text:p>54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90" calcext:value-type="float">
            <text:p>9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74" office:value-type="string" calcext:value-type="string">
            <text:p>Gatling-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2" calcext:value-type="float">
            <text:p>2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75" office:value-type="string" calcext:value-type="string">
            <text:p>Gatling-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33" calcext:value-type="float">
            <text:p>3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2" calcext:value-type="float">
            <text:p>2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76" office:value-type="string" calcext:value-type="string">
            <text:p>Gatling-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62" calcext:value-type="float">
            <text:p>6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2" calcext:value-type="float">
            <text:p>2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77" office:value-type="string" calcext:value-type="string">
            <text:p>Impulsstrahl 1</text:p>
          </table:table-cell>
          <table:table-cell table:style-name="ce2" office:value-type="string" calcext:value-type="string">
            <text:p>Waffenlabor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7" calcext:value-type="float">
            <text:p>27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78" office:value-type="string" calcext:value-type="string">
            <text:p>Impulsstrahl 2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42" calcext:value-type="float">
            <text:p>4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79" office:value-type="string" calcext:value-type="string">
            <text:p>Impulsstrahl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0" calcext:value-type="float">
            <text:p>7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80" office:value-type="string" calcext:value-type="string">
            <text:p>Raid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00" calcext:value-type="float">
            <text:p>100</text:p>
          </table:table-cell>
          <table:table-cell table:style-name="ce323" table:number-columns-repeated="2"/>
          <table:table-cell table:style-name="ce2" office:value-type="float" office:value="1800" calcext:value-type="float">
            <text:p>1800</text:p>
          </table:table-cell>
          <table:table-cell table:style-name="ce323" table:number-columns-repeated="2"/>
          <table:table-cell table:style-name="ce323" office:value-type="float" office:value="20" calcext:value-type="float">
            <text:p>2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400" calcext:value-type="float">
            <text:p>4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81" office:value-type="string" calcext:value-type="string">
            <text:p>Raid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40" calcext:value-type="float">
            <text:p>140</text:p>
          </table:table-cell>
          <table:table-cell table:style-name="ce323" table:number-columns-repeated="2"/>
          <table:table-cell table:style-name="ce2" office:value-type="float" office:value="1800" calcext:value-type="float">
            <text:p>1800</text:p>
          </table:table-cell>
          <table:table-cell table:style-name="ce323" table:number-columns-repeated="2"/>
          <table:table-cell table:style-name="ce323" office:value-type="float" office:value="20" calcext:value-type="float">
            <text:p>2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400" calcext:value-type="float">
            <text:p>4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82" office:value-type="string" calcext:value-type="string">
            <text:p>Raid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95" calcext:value-type="float">
            <text:p>195</text:p>
          </table:table-cell>
          <table:table-cell table:style-name="ce323" table:number-columns-repeated="2"/>
          <table:table-cell table:style-name="ce2" office:value-type="float" office:value="1800" calcext:value-type="float">
            <text:p>1800</text:p>
          </table:table-cell>
          <table:table-cell table:style-name="ce323" table:number-columns-repeated="2"/>
          <table:table-cell table:style-name="ce323" office:value-type="float" office:value="20" calcext:value-type="float">
            <text:p>2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400" calcext:value-type="float">
            <text:p>4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83" office:value-type="string" calcext:value-type="string">
            <text:p>Vector-Torpedo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84" office:value-type="string" calcext:value-type="string">
            <text:p>Vector-Torpedo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26" calcext:value-type="float">
            <text:p>26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85" office:value-type="string" calcext:value-type="string">
            <text:p>Vector-Torpedo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34" calcext:value-type="float">
            <text:p>34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Wellengeschütz</text:p>
          </table:table-cell>
          <table:table-cell table:style-name="ce486" office:value-type="string" calcext:value-type="string">
            <text:p>Wellengeschütz 1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7" calcext:value-type="float">
            <text:p>17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800" calcext:value-type="float">
            <text:p>4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table:number-columns-repeated="5"/>
          <table:table-cell table:style-name="ce169" office:value-type="percentage" office:value="0.25" calcext:value-type="percentage">
            <text:p>25%</text:p>
          </table:table-cell>
          <table:table-cell table:style-name="ce169" table:number-columns-repeated="2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87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88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89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0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1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2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3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4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 table:number-rows-repeated="19">
          <table:table-cell table:style-name="ce175" table:number-columns-repeated="9"/>
          <table:table-cell table:style-name="ce324" table:number-columns-repeated="2"/>
          <table:table-cell table:style-name="ce175"/>
          <table:table-cell table:style-name="ce324" table:number-columns-repeated="5"/>
          <table:table-cell table:style-name="ce320" table:number-columns-repeated="3"/>
          <table:table-cell table:style-name="ce324"/>
          <table:table-cell table:style-name="ce320"/>
          <table:table-cell table:style-name="ce324"/>
          <table:table-cell table:style-name="ce321" table:number-columns-repeated="6"/>
          <table:table-cell table:style-name="ce175" table:number-columns-repeated="2"/>
          <table:table-cell table:style-name="ce496"/>
          <table:table-cell table:style-name="ce3" table:number-columns-repeated="985"/>
        </table:table-row>
        <table:table-row table:style-name="ro3" table:number-rows-repeated="4">
          <table:table-cell table:number-columns-repeated="11"/>
          <table:table-cell table:style-name="ce175"/>
          <table:table-cell table:number-columns-repeated="5"/>
          <table:table-cell table:style-name="ce320" table:number-columns-repeated="3"/>
          <table:table-cell table:style-name="ce324"/>
          <table:table-cell table:style-name="ce320"/>
          <table:table-cell table:style-name="ce324"/>
          <table:table-cell table:number-columns-repeated="3"/>
          <table:table-cell table:style-name="ce321" table:number-columns-repeated="3"/>
          <table:table-cell table:style-name="ce175"/>
          <table:table-cell/>
          <table:table-cell table:style-name="ce496"/>
          <table:table-cell table:number-columns-repeated="985"/>
        </table:table-row>
        <table:table-row table:style-name="ro3" table:number-rows-repeated="24">
          <table:table-cell table:number-columns-repeated="11"/>
          <table:table-cell table:style-name="ce175"/>
          <table:table-cell table:number-columns-repeated="5"/>
          <table:table-cell table:style-name="ce320" table:number-columns-repeated="3"/>
          <table:table-cell table:style-name="ce324"/>
          <table:table-cell table:style-name="ce320"/>
          <table:table-cell table:style-name="ce324"/>
          <table:table-cell table:number-columns-repeated="3"/>
          <table:table-cell table:style-name="ce321" table:number-columns-repeated="3"/>
          <table:table-cell table:style-name="ce175"/>
          <table:table-cell table:number-columns-repeated="987"/>
        </table:table-row>
        <table:table-row table:style-name="ro3" table:number-rows-repeated="11">
          <table:table-cell table:number-columns-repeated="11"/>
          <table:table-cell table:style-name="ce175"/>
          <table:table-cell table:number-columns-repeated="14"/>
          <table:table-cell table:style-name="ce321" table:number-columns-repeated="3"/>
          <table:table-cell table:style-name="ce175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21" table:number-columns-repeated="3"/>
          <table:table-cell table:style-name="ce175"/>
          <table:table-cell table:number-columns-repeated="987"/>
        </table:table-row>
        <table:table-row table:style-name="ro3" table:number-rows-repeated="1048288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  <calcext:conditional-format calcext:target-range-address="Waffenlabor.C148:Waffenlabor.C148">
            <calcext:condition calcext:apply-style-name="HintergrundGruen" calcext:value="formula-is(NOT(ISBLANK([.AF148])))" calcext:base-cell-address="Waffenlabor.C148"/>
          </calcext:conditional-format>
          <calcext:conditional-format calcext:target-range-address="Waffenlabor.C149:Waffenlabor.C149">
            <calcext:condition calcext:apply-style-name="HintergrundGruen" calcext:value="formula-is(NOT(ISBLANK([.AF149])))" calcext:base-cell-address="Waffenlabor.C149"/>
          </calcext:conditional-format>
          <calcext:conditional-format calcext:target-range-address="Waffenlabor.C150:Waffenlabor.C150">
            <calcext:condition calcext:apply-style-name="HintergrundGruen" calcext:value="formula-is(NOT(ISBLANK([.AF150])))" calcext:base-cell-address="Waffenlabor.C150"/>
          </calcext:conditional-format>
          <calcext:conditional-format calcext:target-range-address="Waffenlabor.C162:Waffenlabor.C162">
            <calcext:condition calcext:apply-style-name="HintergrundGruen" calcext:value="formula-is(NOT(ISBLANK([.AF162])))" calcext:base-cell-address="Waffenlabor.C162"/>
          </calcext:conditional-format>
          <calcext:conditional-format calcext:target-range-address="Waffenlabor.C163:Waffenlabor.C163">
            <calcext:condition calcext:apply-style-name="HintergrundGruen" calcext:value="formula-is(NOT(ISBLANK([.AF163])))" calcext:base-cell-address="Waffenlabor.C163"/>
          </calcext:conditional-format>
          <calcext:conditional-format calcext:target-range-address="Waffenlabor.C164:Waffenlabor.C164">
            <calcext:condition calcext:apply-style-name="HintergrundGruen" calcext:value="formula-is(NOT(ISBLANK([.AF164])))" calcext:base-cell-address="Waffenlabor.C164"/>
          </calcext:conditional-format>
          <calcext:conditional-format calcext:target-range-address="Waffenlabor.C165:Waffenlabor.C165">
            <calcext:condition calcext:apply-style-name="HintergrundGruen" calcext:value="formula-is(NOT(ISBLANK([.AF165])))" calcext:base-cell-address="Waffenlabor.C165"/>
          </calcext:conditional-format>
          <calcext:conditional-format calcext:target-range-address="Waffenlabor.C166:Waffenlabor.C166">
            <calcext:condition calcext:apply-style-name="HintergrundGruen" calcext:value="formula-is(NOT(ISBLANK([.AF166])))" calcext:base-cell-address="Waffenlabor.C166"/>
          </calcext:conditional-format>
          <calcext:conditional-format calcext:target-range-address="Waffenlabor.C167:Waffenlabor.C167">
            <calcext:condition calcext:apply-style-name="HintergrundGruen" calcext:value="formula-is(NOT(ISBLANK([.AF167])))" calcext:base-cell-address="Waffenlabor.C167"/>
          </calcext:conditional-format>
          <calcext:conditional-format calcext:target-range-address="Waffenlabor.C168:Waffenlabor.C168">
            <calcext:condition calcext:apply-style-name="HintergrundGruen" calcext:value="formula-is(NOT(ISBLANK([.AF168])))" calcext:base-cell-address="Waffenlabor.C168"/>
          </calcext:conditional-format>
          <calcext:conditional-format calcext:target-range-address="Waffenlabor.C169:Waffenlabor.C169">
            <calcext:condition calcext:apply-style-name="HintergrundGruen" calcext:value="formula-is(NOT(ISBLANK([.AF169])))" calcext:base-cell-address="Waffenlabor.C169"/>
          </calcext:conditional-format>
          <calcext:conditional-format calcext:target-range-address="Waffenlabor.C151:Waffenlabor.C151">
            <calcext:condition calcext:apply-style-name="HintergrundGruen" calcext:value="formula-is(NOT(ISBLANK([.AF151])))" calcext:base-cell-address="Waffenlabor.C151"/>
          </calcext:conditional-format>
          <calcext:conditional-format calcext:target-range-address="Waffenlabor.C152:Waffenlabor.C152">
            <calcext:condition calcext:apply-style-name="HintergrundGruen" calcext:value="formula-is(NOT(ISBLANK([.AF152])))" calcext:base-cell-address="Waffenlabor.C152"/>
          </calcext:conditional-format>
          <calcext:conditional-format calcext:target-range-address="Waffenlabor.C153:Waffenlabor.C153">
            <calcext:condition calcext:apply-style-name="HintergrundGruen" calcext:value="formula-is(NOT(ISBLANK([.AF153])))" calcext:base-cell-address="Waffenlabor.C153"/>
          </calcext:conditional-format>
          <calcext:conditional-format calcext:target-range-address="Waffenlabor.C154:Waffenlabor.C154">
            <calcext:condition calcext:apply-style-name="HintergrundGruen" calcext:value="formula-is(NOT(ISBLANK([.AF154])))" calcext:base-cell-address="Waffenlabor.C154"/>
          </calcext:conditional-format>
          <calcext:conditional-format calcext:target-range-address="Waffenlabor.C155:Waffenlabor.C155">
            <calcext:condition calcext:apply-style-name="HintergrundGruen" calcext:value="formula-is(NOT(ISBLANK([.AF155])))" calcext:base-cell-address="Waffenlabor.C155"/>
          </calcext:conditional-format>
          <calcext:conditional-format calcext:target-range-address="Waffenlabor.C156:Waffenlabor.C156">
            <calcext:condition calcext:apply-style-name="HintergrundGruen" calcext:value="formula-is(NOT(ISBLANK([.AF156])))" calcext:base-cell-address="Waffenlabor.C156"/>
          </calcext:conditional-format>
          <calcext:conditional-format calcext:target-range-address="Waffenlabor.C157:Waffenlabor.C157">
            <calcext:condition calcext:apply-style-name="HintergrundGruen" calcext:value="formula-is(NOT(ISBLANK([.AF157])))" calcext:base-cell-address="Waffenlabor.C157"/>
          </calcext:conditional-format>
          <calcext:conditional-format calcext:target-range-address="Waffenlabor.C158:Waffenlabor.C158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59:Waffenlabor.C159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60:Waffenlabor.C160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61:Waffenlabor.C161">
            <calcext:condition calcext:apply-style-name="HintergrundGruen" calcext:value="formula-is(NOT(ISBLANK([.AF158])))" calcext:base-cell-address="Waffenlabor.C158"/>
          </calcext:conditional-format>
        </calcext:conditional-formats>
      </table:table>
      <table:table table:name="Module" table:style-name="ta4">
        <office:forms form:automatic-focus="false" form:apply-design-mode="false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40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60" table:default-cell-style-name="ce3"/>
        <table:table-column table:style-name="co64" table:default-cell-style-name="ce167"/>
        <table:table-column table:style-name="co65" table:default-cell-style-name="ce167"/>
        <table:table-column table:style-name="co22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30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ce3"/>
        <table:table-column table:style-name="co18" table:default-cell-style-name="ce173"/>
        <table:table-column table:style-name="co36" table:number-columns-repeated="996" table:default-cell-style-name="ce3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165" office:value-type="string" calcext:value-type="string">
            <text:p>Kollateral</text:p>
          </table:table-cell>
          <table:table-cell table:style-name="ce165" office:value-type="string" calcext:value-type="string">
            <text:p>Lager (t)</text:p>
          </table:table-cell>
          <table:table-cell table:style-name="ce165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Fläche (m²)</text:p>
          </table:table-cell>
          <table:table-cell table:style-name="ce1" office:value-type="string" calcext:value-type="string">
            <text:p>Warnradius (m)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97" office:value-type="string" calcext:value-type="string">
            <text:p>Antimateriesilo 1</text:p>
          </table:table-cell>
          <table:table-cell table:style-name="ce2"/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office:value-type="float" office:value="250000" calcext:value-type="float">
            <text:p>25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98" office:value-type="string" calcext:value-type="string">
            <text:p>Antimateriesilo 2</text:p>
          </table:table-cell>
          <table:table-cell table:style-name="ce2" office:value-type="string" calcext:value-type="string">
            <text:p>Antimateriesilo 1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99" office:value-type="string" calcext:value-type="string">
            <text:p>Antimateriesilo 3</text:p>
          </table:table-cell>
          <table:table-cell table:style-name="ce2" office:value-type="string" calcext:value-type="string">
            <text:p>Antimateriesilo 2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office:value-type="float" office:value="640000" calcext:value-type="float">
            <text:p>64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543" calcext:value-type="float">
            <text:p>3.54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0" office:value-type="string" calcext:value-type="string">
            <text:p>Antimateriesilo 4</text:p>
          </table:table-cell>
          <table:table-cell table:style-name="ce2" office:value-type="string" calcext:value-type="string">
            <text:p>Antimateriesilo 3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1024000" calcext:value-type="float">
            <text:p>1.024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8853" calcext:value-type="float">
            <text:p>8.853</text:p>
          </table:table-cell>
          <table:table-cell table:style-name="ce166" table:number-columns-repeated="3"/>
          <table:table-cell table:style-name="ce166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1" office:value-type="string" calcext:value-type="string">
            <text:p>Antimateriesilo 5</text:p>
          </table:table-cell>
          <table:table-cell table:style-name="ce2" office:value-type="string" calcext:value-type="string">
            <text:p>Antimateriesilo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office:value-type="float" office:value="1638000" calcext:value-type="float">
            <text:p>1.638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22134" calcext:value-type="float">
            <text:p>22.134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2" office:value-type="string" calcext:value-type="string">
            <text:p>Antimateriesilo 6</text:p>
          </table:table-cell>
          <table:table-cell table:style-name="ce2" office:value-type="string" calcext:value-type="string">
            <text:p>Antimateriesilo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office:value-type="float" office:value="2621000" calcext:value-type="float">
            <text:p>2.621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3" office:value-type="string" calcext:value-type="string">
            <text:p>Antimateriesilo 7</text:p>
          </table:table-cell>
          <table:table-cell table:style-name="ce2" office:value-type="string" calcext:value-type="string">
            <text:p>Antimateriesilo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office:value-type="float" office:value="4194000" calcext:value-type="float">
            <text:p>4.194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38345" calcext:value-type="float">
            <text:p>138.34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4" office:value-type="string" calcext:value-type="string">
            <text:p>Antimateriesilo 8</text:p>
          </table:table-cell>
          <table:table-cell table:style-name="ce2" office:value-type="string" calcext:value-type="string">
            <text:p>Antimateriesilo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office:value-type="float" office:value="6710000" calcext:value-type="float">
            <text:p>6.71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45867" calcext:value-type="float">
            <text:p>345.867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5" office:value-type="string" calcext:value-type="string">
            <text:p>Antimateriesilo 9</text:p>
          </table:table-cell>
          <table:table-cell table:style-name="ce2" office:value-type="string" calcext:value-type="string">
            <text:p>Antimateriesilo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office:value-type="float" office:value="10736000" calcext:value-type="float">
            <text:p>10.736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778200" calcext:value-type="float">
            <text:p>778.200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9" calcext:value-type="float">
            <text:p>139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6" office:value-type="string" calcext:value-type="string">
            <text:p>Antimateriesilo 10</text:p>
          </table:table-cell>
          <table:table-cell table:style-name="ce2" office:value-type="string" calcext:value-type="string">
            <text:p>Antimateriesilo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office:value-type="float" office:value="17178000" calcext:value-type="float">
            <text:p>17.178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729329" calcext:value-type="float">
            <text:p>1.729.329</text:p>
          </table:table-cell>
          <table:table-cell table:style-name="ce166" office:value-type="float" office:value="432333" calcext:value-type="float">
            <text:p>432.333</text:p>
          </table:table-cell>
          <table:table-cell table:style-name="ce166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5" calcext:value-type="float">
            <text:p>15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07" office:value-type="string" calcext:value-type="string">
            <text:p>Brücke 1</text:p>
          </table:table-cell>
          <table:table-cell table:style-name="ce2" table:number-columns-repeated="3"/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166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08" office:value-type="string" calcext:value-type="string">
            <text:p>Brücke 2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Flottenwerft 2</text:p>
          </table:table-cell>
          <table:table-cell table:style-name="ce2" office:value-type="string" calcext:value-type="string">
            <text:p>Brücke 1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166" office:value-type="float" office:value="150000" calcext:value-type="float">
            <text:p>150.000</text:p>
          </table:table-cell>
          <table:table-cell table:style-name="ce16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166"/>
          <table:table-cell table:style-name="ce166" office:value-type="float" office:value="59160" calcext:value-type="float">
            <text:p>59.160</text:p>
          </table:table-cell>
          <table:table-cell table:style-name="ce166" table:number-columns-repeated="3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09" office:value-type="string" calcext:value-type="string">
            <text:p>Brücke 3</text:p>
          </table:table-cell>
          <table:table-cell table:style-name="ce2" office:value-type="string" calcext:value-type="string">
            <text:p>Schiffsfabrik 4</text:p>
          </table:table-cell>
          <table:table-cell table:style-name="ce2" office:value-type="string" calcext:value-type="string">
            <text:p>Flottenwerft 4</text:p>
          </table:table-cell>
          <table:table-cell table:style-name="ce2" office:value-type="string" calcext:value-type="string">
            <text:p>Brücke 2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189" calcext:value-type="float">
            <text:p>1189</text:p>
          </table:table-cell>
          <table:table-cell table:style-name="ce166" office:value-type="float" office:value="450000" calcext:value-type="float">
            <text:p>450.000</text:p>
          </table:table-cell>
          <table:table-cell table:style-name="ce166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166"/>
          <table:table-cell table:style-name="ce166" office:value-type="float" office:value="585684" calcext:value-type="float">
            <text:p>585.684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0" office:value-type="string" calcext:value-type="string">
            <text:p>Brücke 4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Flottenwerft 6</text:p>
          </table:table-cell>
          <table:table-cell table:style-name="ce2" office:value-type="string" calcext:value-type="string">
            <text:p>Brücke 3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166" office:value-type="float" office:value="1350000" calcext:value-type="float">
            <text:p>1.350.000</text:p>
          </table:table-cell>
          <table:table-cell table:style-name="ce16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166"/>
          <table:table-cell table:style-name="ce166" office:value-type="float" office:value="4744038" calcext:value-type="float">
            <text:p>4.744.038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1" office:value-type="string" calcext:value-type="string">
            <text:p>Brücke 5</text:p>
          </table:table-cell>
          <table:table-cell table:style-name="ce2" office:value-type="string" calcext:value-type="string">
            <text:p>Flottenwerft 8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Brücke 4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166" office:value-type="float" office:value="4050000" calcext:value-type="float">
            <text:p>4.050.000</text:p>
          </table:table-cell>
          <table:table-cell table:style-name="ce166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166"/>
          <table:table-cell table:style-name="ce166" office:value-type="float" office:value="23909964" calcext:value-type="float">
            <text:p>23.909.964</text:p>
          </table:table-cell>
          <table:table-cell table:style-name="ce166" office:value-type="float" office:value="5977491" calcext:value-type="float">
            <text:p>5.977.491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2" office:value-type="string" calcext:value-type="string">
            <text:p>Flottenwerft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3" office:value-type="string" calcext:value-type="string">
            <text:p>Flottenwerft 2</text:p>
          </table:table-cell>
          <table:table-cell table:style-name="ce2" office:value-type="string" calcext:value-type="string">
            <text:p>Flottenwerft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table:number-columns-repeated="2"/>
          <table:table-cell table:style-name="ce166"/>
          <table:table-cell table:style-name="ce166" office:value-type="float" office:value="16895" calcext:value-type="float">
            <text:p>16.89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4" office:value-type="string" calcext:value-type="string">
            <text:p>Flottenwerft 3</text:p>
          </table:table-cell>
          <table:table-cell table:style-name="ce2" office:value-type="string" calcext:value-type="string">
            <text:p>Flottenwerft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table:number-columns-repeated="2"/>
          <table:table-cell table:style-name="ce166"/>
          <table:table-cell table:style-name="ce166" office:value-type="float" office:value="46465" calcext:value-type="float">
            <text:p>46.465</text:p>
          </table:table-cell>
          <table:table-cell table:style-name="ce166" table:number-columns-repeated="3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5" office:value-type="string" calcext:value-type="string">
            <text:p>Flottenwerft 4</text:p>
          </table:table-cell>
          <table:table-cell table:style-name="ce2" office:value-type="string" calcext:value-type="string">
            <text:p>Flottenwerft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2650" calcext:value-type="float">
            <text:p>2650</text:p>
          </table:table-cell>
          <table:table-cell table:style-name="ce2" table:number-columns-repeated="2"/>
          <table:table-cell table:style-name="ce166"/>
          <table:table-cell table:style-name="ce166" office:value-type="float" office:value="127775" calcext:value-type="float">
            <text:p>127.77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6" office:value-type="string" calcext:value-type="string">
            <text:p>Flottenwerft 5</text:p>
          </table:table-cell>
          <table:table-cell table:style-name="ce2" office:value-type="string" calcext:value-type="string">
            <text:p>Flottenwerft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4150" calcext:value-type="float">
            <text:p>4150</text:p>
          </table:table-cell>
          <table:table-cell table:style-name="ce2" table:number-columns-repeated="2"/>
          <table:table-cell table:style-name="ce166"/>
          <table:table-cell table:style-name="ce166" office:value-type="float" office:value="351385" calcext:value-type="float">
            <text:p>351.385</text:p>
          </table:table-cell>
          <table:table-cell table:style-name="ce166" table:number-columns-repeated="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7" office:value-type="string" calcext:value-type="string">
            <text:p>Flottenwerft 6</text:p>
          </table:table-cell>
          <table:table-cell table:style-name="ce2" office:value-type="string" calcext:value-type="string">
            <text:p>Flottenwerft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6450" calcext:value-type="float">
            <text:p>6450</text:p>
          </table:table-cell>
          <table:table-cell table:style-name="ce2" table:number-columns-repeated="2"/>
          <table:table-cell table:style-name="ce166"/>
          <table:table-cell table:style-name="ce166" office:value-type="float" office:value="966306" calcext:value-type="float">
            <text:p>966.306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7" calcext:value-type="float">
            <text:p>76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8" office:value-type="string" calcext:value-type="string">
            <text:p>Flottenwerft 7</text:p>
          </table:table-cell>
          <table:table-cell table:style-name="ce2" office:value-type="string" calcext:value-type="string">
            <text:p>Flottenwerft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table:number-columns-repeated="2"/>
          <table:table-cell table:style-name="ce166"/>
          <table:table-cell table:style-name="ce166" office:value-type="float" office:value="2657343" calcext:value-type="float">
            <text:p>2.657.343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9" calcext:value-type="float">
            <text:p>19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9" office:value-type="string" calcext:value-type="string">
            <text:p>Flottenwerft 8</text:p>
          </table:table-cell>
          <table:table-cell table:style-name="ce2" office:value-type="string" calcext:value-type="string">
            <text:p>Flottenwerft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table:number-columns-repeated="2"/>
          <table:table-cell table:style-name="ce166"/>
          <table:table-cell table:style-name="ce166" office:value-type="float" office:value="7307690" calcext:value-type="float">
            <text:p>7.307.69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0" office:value-type="string" calcext:value-type="string">
            <text:p>Flottenwerft 9</text:p>
          </table:table-cell>
          <table:table-cell table:style-name="ce2" office:value-type="string" calcext:value-type="string">
            <text:p>Flottenwerft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22800" calcext:value-type="float">
            <text:p>22800</text:p>
          </table:table-cell>
          <table:table-cell table:style-name="ce2" table:number-columns-repeated="2"/>
          <table:table-cell table:style-name="ce166"/>
          <table:table-cell table:style-name="ce166" office:value-type="float" office:value="18085532" calcext:value-type="float">
            <text:p>18.085.532</text:p>
          </table:table-cell>
          <table:table-cell table:style-name="ce166" office:value-type="float" office:value="2009614" calcext:value-type="float">
            <text:p>2.009.614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1" calcext:value-type="float">
            <text:p>307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1" office:value-type="string" calcext:value-type="string">
            <text:p>Flottenwerft 10</text:p>
          </table:table-cell>
          <table:table-cell table:style-name="ce2" office:value-type="string" calcext:value-type="string">
            <text:p>Flottenwerft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34200" calcext:value-type="float">
            <text:p>34200</text:p>
          </table:table-cell>
          <table:table-cell table:style-name="ce2" table:number-columns-repeated="2"/>
          <table:table-cell table:style-name="ce166"/>
          <table:table-cell table:style-name="ce166" office:value-type="float" office:value="44211518" calcext:value-type="float">
            <text:p>44.211.518</text:p>
          </table:table-cell>
          <table:table-cell table:style-name="ce166" office:value-type="float" office:value="11052880" calcext:value-type="float">
            <text:p>11.052.88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2" office:value-type="string" calcext:value-type="string">
            <text:p>Helium-3-Schürfe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6" office:value-type="float" office:value="8800" calcext:value-type="float">
            <text:p>8.800</text:p>
          </table:table-cell>
          <table:table-cell table:style-name="ce166" office:value-type="float" office:value="2160" calcext:value-type="float">
            <text:p>2.160</text:p>
          </table:table-cell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3" office:value-type="string" calcext:value-type="string">
            <text:p>Helium-3-Schürfer 2</text:p>
          </table:table-cell>
          <table:table-cell table:style-name="ce2" office:value-type="string" calcext:value-type="string">
            <text:p>Helium-3-Schürfe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6" office:value-type="float" office:value="15360" calcext:value-type="float">
            <text:p>15.360</text:p>
          </table:table-cell>
          <table:table-cell table:style-name="ce166" office:value-type="float" office:value="2640" calcext:value-type="float">
            <text:p>2.640</text:p>
          </table:table-cell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4" office:value-type="string" calcext:value-type="string">
            <text:p>Helium-3-Schürfer 3</text:p>
          </table:table-cell>
          <table:table-cell table:style-name="ce2" office:value-type="string" calcext:value-type="string">
            <text:p>Helium-3-Schürfe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6" office:value-type="float" office:value="26880" calcext:value-type="float">
            <text:p>26.880</text:p>
          </table:table-cell>
          <table:table-cell table:style-name="ce166" office:value-type="float" office:value="3600" calcext:value-type="float">
            <text:p>3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542" calcext:value-type="float">
            <text:p>3.542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5" office:value-type="string" calcext:value-type="string">
            <text:p>Helium-3-Schürfer 4</text:p>
          </table:table-cell>
          <table:table-cell table:style-name="ce2" office:value-type="string" calcext:value-type="string">
            <text:p>Helium-3-Schürfe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6" office:value-type="float" office:value="45760" calcext:value-type="float">
            <text:p>45.760</text:p>
          </table:table-cell>
          <table:table-cell table:style-name="ce166" office:value-type="float" office:value="5040" calcext:value-type="float">
            <text:p>5.040</text:p>
          </table:table-cell>
          <table:table-cell table:style-name="ce2" table:number-columns-repeated="5"/>
          <table:table-cell table:style-name="ce166"/>
          <table:table-cell table:style-name="ce166" office:value-type="float" office:value="8855" calcext:value-type="float">
            <text:p>8.855</text:p>
          </table:table-cell>
          <table:table-cell table:style-name="ce166" table:number-columns-repeated="3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6" office:value-type="string" calcext:value-type="string">
            <text:p>Helium-3-Schürfer 5</text:p>
          </table:table-cell>
          <table:table-cell table:style-name="ce2" office:value-type="string" calcext:value-type="string">
            <text:p>Helium-3-Schürfe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6" office:value-type="float" office:value="74400" calcext:value-type="float">
            <text:p>74.400</text:p>
          </table:table-cell>
          <table:table-cell table:style-name="ce166" office:value-type="float" office:value="6960" calcext:value-type="float">
            <text:p>6.960</text:p>
          </table:table-cell>
          <table:table-cell table:style-name="ce2" table:number-columns-repeated="5"/>
          <table:table-cell table:style-name="ce166"/>
          <table:table-cell table:style-name="ce166" office:value-type="float" office:value="22138" calcext:value-type="float">
            <text:p>22.138</text:p>
          </table:table-cell>
          <table:table-cell table:style-name="ce166" table:number-columns-repeated="3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7" office:value-type="string" calcext:value-type="string">
            <text:p>Helium-3-Schürfer 6</text:p>
          </table:table-cell>
          <table:table-cell table:style-name="ce2" office:value-type="string" calcext:value-type="string">
            <text:p>Helium-3-Schürfe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6" office:value-type="float" office:value="115200" calcext:value-type="float">
            <text:p>115.200</text:p>
          </table:table-cell>
          <table:table-cell table:style-name="ce166" office:value-type="float" office:value="9360" calcext:value-type="float">
            <text:p>9.360</text:p>
          </table:table-cell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8" office:value-type="string" calcext:value-type="string">
            <text:p>Helium-3-Schürfer 7</text:p>
          </table:table-cell>
          <table:table-cell table:style-name="ce2" office:value-type="string" calcext:value-type="string">
            <text:p>Helium-3-Schürfe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office:value-type="float" office:value="170560" calcext:value-type="float">
            <text:p>170.560</text:p>
          </table:table-cell>
          <table:table-cell table:style-name="ce166" office:value-type="float" office:value="12240" calcext:value-type="float">
            <text:p>12.240</text:p>
          </table:table-cell>
          <table:table-cell table:style-name="ce2" table:number-columns-repeated="5"/>
          <table:table-cell table:style-name="ce166"/>
          <table:table-cell table:style-name="ce166" office:value-type="float" office:value="138347" calcext:value-type="float">
            <text:p>138.347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9" office:value-type="string" calcext:value-type="string">
            <text:p>Helium-3-Schürfer 8</text:p>
          </table:table-cell>
          <table:table-cell table:style-name="ce2" office:value-type="string" calcext:value-type="string">
            <text:p>Helium-3-Schürfe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office:value-type="float" office:value="242880" calcext:value-type="float">
            <text:p>242.880</text:p>
          </table:table-cell>
          <table:table-cell table:style-name="ce166" office:value-type="float" office:value="15600" calcext:value-type="float">
            <text:p>15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45866" calcext:value-type="float">
            <text:p>345.866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0" office:value-type="string" calcext:value-type="string">
            <text:p>Helium-3-Schürfer 9</text:p>
          </table:table-cell>
          <table:table-cell table:style-name="ce2" office:value-type="string" calcext:value-type="string">
            <text:p>Helium-3-Schürfe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6" office:value-type="float" office:value="334560" calcext:value-type="float">
            <text:p>334.560</text:p>
          </table:table-cell>
          <table:table-cell table:style-name="ce166" office:value-type="float" office:value="19440" calcext:value-type="float">
            <text:p>19.440</text:p>
          </table:table-cell>
          <table:table-cell table:style-name="ce2" table:number-columns-repeated="5"/>
          <table:table-cell table:style-name="ce166"/>
          <table:table-cell table:style-name="ce166" office:value-type="float" office:value="778198" calcext:value-type="float">
            <text:p>778.198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number-columns-repeated="2" table:style-name="ce166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1" office:value-type="string" calcext:value-type="string">
            <text:p>Helium-3-Schürfer 10</text:p>
          </table:table-cell>
          <table:table-cell table:style-name="ce2" office:value-type="string" calcext:value-type="string">
            <text:p>Helium-3-Schürfe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6" office:value-type="float" office:value="448000" calcext:value-type="float">
            <text:p>448.000</text:p>
          </table:table-cell>
          <table:table-cell table:style-name="ce166" office:value-type="float" office:value="23760" calcext:value-type="float">
            <text:p>23.760</text:p>
          </table:table-cell>
          <table:table-cell table:style-name="ce2" table:number-columns-repeated="5"/>
          <table:table-cell table:style-name="ce166"/>
          <table:table-cell table:style-name="ce166" office:value-type="float" office:value="1384930" calcext:value-type="float">
            <text:p>1.384.930</text:p>
          </table:table-cell>
          <table:table-cell table:style-name="ce166" office:value-type="float" office:value="432332" calcext:value-type="float">
            <text:p>432.33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2" office:value-type="string" calcext:value-type="string">
            <text:p>Kampfmodul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166" table:number-columns-repeated="2"/>
          <table:table-cell table:style-name="ce169" table:number-columns-repeated="5"/>
          <table:table-cell table:style-name="ce166"/>
          <table:table-cell table:style-name="ce166" office:value-type="float" office:value="638" calcext:value-type="float">
            <text:p>638</text:p>
          </table:table-cell>
          <table:table-cell table:style-name="ce16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3" office:value-type="string" calcext:value-type="string">
            <text:p>Kampfmodul 2</text:p>
          </table:table-cell>
          <table:table-cell table:style-name="ce2" office:value-type="string" calcext:value-type="string">
            <text:p>Kampfmodul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920" calcext:value-type="float">
            <text:p>1.920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4" office:value-type="string" calcext:value-type="string">
            <text:p>Kampfmodul 3</text:p>
          </table:table-cell>
          <table:table-cell table:style-name="ce2" office:value-type="string" calcext:value-type="string">
            <text:p>Kampfmodul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5" calcext:value-type="float">
            <text:p>8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760" calcext:value-type="float">
            <text:p>5.760</text:p>
          </table:table-cell>
          <table:table-cell table:style-name="ce166" table:number-columns-repeated="3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5" office:value-type="string" calcext:value-type="string">
            <text:p>Kampfmodul 4</text:p>
          </table:table-cell>
          <table:table-cell table:style-name="ce2" office:value-type="string" calcext:value-type="string">
            <text:p>Kampfmodul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7280" calcext:value-type="float">
            <text:p>17.280</text:p>
          </table:table-cell>
          <table:table-cell table:style-name="ce166" table:number-columns-repeated="3"/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6" office:value-type="string" calcext:value-type="string">
            <text:p>Kampfmodul 5</text:p>
          </table:table-cell>
          <table:table-cell table:style-name="ce2" office:value-type="string" calcext:value-type="string">
            <text:p>Kampfmodul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1840" calcext:value-type="float">
            <text:p>51.840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7" office:value-type="string" calcext:value-type="string">
            <text:p>Kampfmodul 6</text:p>
          </table:table-cell>
          <table:table-cell table:style-name="ce2" office:value-type="string" calcext:value-type="string">
            <text:p>Kampfmodul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55520" calcext:value-type="float">
            <text:p>155.520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8" office:value-type="string" calcext:value-type="string">
            <text:p>Kampfmodul 7</text:p>
          </table:table-cell>
          <table:table-cell table:style-name="ce2" office:value-type="string" calcext:value-type="string">
            <text:p>Kampfmodul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671" calcext:value-type="float">
            <text:p>67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66560" calcext:value-type="float">
            <text:p>466.56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9" office:value-type="string" calcext:value-type="string">
            <text:p>Kampfmodul 8</text:p>
          </table:table-cell>
          <table:table-cell table:style-name="ce2" office:value-type="string" calcext:value-type="string">
            <text:p>Kampfmodul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948" calcext:value-type="float">
            <text:p>94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399680" calcext:value-type="float">
            <text:p>1.399.680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39" calcext:value-type="float">
            <text:p>39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0" office:value-type="string" calcext:value-type="string">
            <text:p>Kampfmodul 9</text:p>
          </table:table-cell>
          <table:table-cell table:style-name="ce2" office:value-type="string" calcext:value-type="string">
            <text:p>Kampfmodul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1339" calcext:value-type="float">
            <text:p>133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779135" calcext:value-type="float">
            <text:p>3.779.135</text:p>
          </table:table-cell>
          <table:table-cell table:style-name="ce166" table:number-columns-repeated="2"/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1" office:value-type="string" calcext:value-type="string">
            <text:p>Kampfmodul 10</text:p>
          </table:table-cell>
          <table:table-cell table:style-name="ce2" office:value-type="string" calcext:value-type="string">
            <text:p>Kampfmodul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2835" calcext:value-type="float">
            <text:p>283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0077695" calcext:value-type="float">
            <text:p>10.077.695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1" calcext:value-type="float">
            <text:p>51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2" office:value-type="string" calcext:value-type="string">
            <text:p>Lagermodul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3" office:value-type="string" calcext:value-type="string">
            <text:p>Lagermodul 2</text:p>
          </table:table-cell>
          <table:table-cell table:style-name="ce2" office:value-type="string" calcext:value-type="string">
            <text:p>Lagermodul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office:value-type="float" office:value="100000" calcext:value-type="float">
            <text:p>1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4" office:value-type="string" calcext:value-type="string">
            <text:p>Lagermodul 3</text:p>
          </table:table-cell>
          <table:table-cell table:style-name="ce2" office:value-type="string" calcext:value-type="string">
            <text:p>Lagermodul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office:value-type="float" office:value="200000" calcext:value-type="float">
            <text:p>2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543" calcext:value-type="float">
            <text:p>3.54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5" office:value-type="string" calcext:value-type="string">
            <text:p>Lagermodul 4</text:p>
          </table:table-cell>
          <table:table-cell table:style-name="ce2" office:value-type="string" calcext:value-type="string">
            <text:p>Lagermodul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8853" calcext:value-type="float">
            <text:p>8.853</text:p>
          </table:table-cell>
          <table:table-cell table:style-name="ce166" table:number-columns-repeated="3"/>
          <table:table-cell table:style-name="ce166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6" office:value-type="string" calcext:value-type="string">
            <text:p>Lagermodul 5</text:p>
          </table:table-cell>
          <table:table-cell table:style-name="ce2" office:value-type="string" calcext:value-type="string">
            <text:p>Lagermodul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office:value-type="float" office:value="800000" calcext:value-type="float">
            <text:p>8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22134" calcext:value-type="float">
            <text:p>22.134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7" office:value-type="string" calcext:value-type="string">
            <text:p>Lagermodul 6</text:p>
          </table:table-cell>
          <table:table-cell table:style-name="ce2" office:value-type="string" calcext:value-type="string">
            <text:p>Lagermodul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office:value-type="float" office:value="1600000" calcext:value-type="float">
            <text:p>1.6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8" office:value-type="string" calcext:value-type="string">
            <text:p>Lagermodul 7</text:p>
          </table:table-cell>
          <table:table-cell table:style-name="ce2" office:value-type="string" calcext:value-type="string">
            <text:p>Lagermodul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office:value-type="float" office:value="3200000" calcext:value-type="float">
            <text:p>3.2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38345" calcext:value-type="float">
            <text:p>138.34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9" office:value-type="string" calcext:value-type="string">
            <text:p>Lagermodul 8</text:p>
          </table:table-cell>
          <table:table-cell table:style-name="ce2" office:value-type="string" calcext:value-type="string">
            <text:p>Lagermodul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office:value-type="float" office:value="6400000" calcext:value-type="float">
            <text:p>6.4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45867" calcext:value-type="float">
            <text:p>345.867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0" office:value-type="string" calcext:value-type="string">
            <text:p>Lagermodul 9</text:p>
          </table:table-cell>
          <table:table-cell table:style-name="ce2" office:value-type="string" calcext:value-type="string">
            <text:p>Lagermodul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office:value-type="float" office:value="12800000" calcext:value-type="float">
            <text:p>12.8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778200" calcext:value-type="float">
            <text:p>778.200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6" calcext:value-type="float">
            <text:p>136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1" office:value-type="string" calcext:value-type="string">
            <text:p>Lagermodul 10</text:p>
          </table:table-cell>
          <table:table-cell table:style-name="ce2" office:value-type="string" calcext:value-type="string">
            <text:p>Lagermodul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office:value-type="float" office:value="25600000" calcext:value-type="float">
            <text:p>25.6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729329" calcext:value-type="float">
            <text:p>1.729.329</text:p>
          </table:table-cell>
          <table:table-cell table:style-name="ce166" office:value-type="float" office:value="432333" calcext:value-type="float">
            <text:p>432.333</text:p>
          </table:table-cell>
          <table:table-cell table:style-name="ce166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5" calcext:value-type="float">
            <text:p>15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2" office:value-type="string" calcext:value-type="string">
            <text:p>Mineralerz-Schürfe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6" office:value-type="float" office:value="8800" calcext:value-type="float">
            <text:p>8.800</text:p>
          </table:table-cell>
          <table:table-cell table:style-name="ce166" office:value-type="float" office:value="2160" calcext:value-type="float">
            <text:p>2.160</text:p>
          </table:table-cell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3" office:value-type="string" calcext:value-type="string">
            <text:p>Mineralerz-Schürfer 2</text:p>
          </table:table-cell>
          <table:table-cell table:style-name="ce2" office:value-type="string" calcext:value-type="string">
            <text:p>Mineralerz-Schürfe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6" office:value-type="float" office:value="15360" calcext:value-type="float">
            <text:p>15.360</text:p>
          </table:table-cell>
          <table:table-cell table:style-name="ce166" office:value-type="float" office:value="2640" calcext:value-type="float">
            <text:p>2.640</text:p>
          </table:table-cell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4" office:value-type="string" calcext:value-type="string">
            <text:p>Mineralerz-Schürfer 3</text:p>
          </table:table-cell>
          <table:table-cell table:style-name="ce2" office:value-type="string" calcext:value-type="string">
            <text:p>Mineralerz-Schürfe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6" office:value-type="float" office:value="26880" calcext:value-type="float">
            <text:p>26.880</text:p>
          </table:table-cell>
          <table:table-cell table:style-name="ce166" office:value-type="float" office:value="3600" calcext:value-type="float">
            <text:p>3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542" calcext:value-type="float">
            <text:p>3.542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5" office:value-type="string" calcext:value-type="string">
            <text:p>Mineralerz-Schürfer 4</text:p>
          </table:table-cell>
          <table:table-cell table:style-name="ce2" office:value-type="string" calcext:value-type="string">
            <text:p>Mineralerz-Schürfe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6" office:value-type="float" office:value="45760" calcext:value-type="float">
            <text:p>45.760</text:p>
          </table:table-cell>
          <table:table-cell table:style-name="ce166" office:value-type="float" office:value="5040" calcext:value-type="float">
            <text:p>5.040</text:p>
          </table:table-cell>
          <table:table-cell table:style-name="ce2" table:number-columns-repeated="5"/>
          <table:table-cell table:style-name="ce166"/>
          <table:table-cell table:style-name="ce166" office:value-type="float" office:value="8855" calcext:value-type="float">
            <text:p>8.855</text:p>
          </table:table-cell>
          <table:table-cell table:style-name="ce166" table:number-columns-repeated="3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6" office:value-type="string" calcext:value-type="string">
            <text:p>Mineralerz-Schürfer 5</text:p>
          </table:table-cell>
          <table:table-cell table:style-name="ce2" office:value-type="string" calcext:value-type="string">
            <text:p>Mineralerz-Schürfe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6" office:value-type="float" office:value="74400" calcext:value-type="float">
            <text:p>74.400</text:p>
          </table:table-cell>
          <table:table-cell table:style-name="ce166" office:value-type="float" office:value="6960" calcext:value-type="float">
            <text:p>6.960</text:p>
          </table:table-cell>
          <table:table-cell table:style-name="ce2" table:number-columns-repeated="5"/>
          <table:table-cell table:style-name="ce166"/>
          <table:table-cell table:style-name="ce166" office:value-type="float" office:value="22138" calcext:value-type="float">
            <text:p>22.138</text:p>
          </table:table-cell>
          <table:table-cell table:style-name="ce166" table:number-columns-repeated="3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7" office:value-type="string" calcext:value-type="string">
            <text:p>Mineralerz-Schürfer 6</text:p>
          </table:table-cell>
          <table:table-cell table:style-name="ce2" office:value-type="string" calcext:value-type="string">
            <text:p>Mineralerz-Schürfe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6" office:value-type="float" office:value="115200" calcext:value-type="float">
            <text:p>115.200</text:p>
          </table:table-cell>
          <table:table-cell table:style-name="ce166" office:value-type="float" office:value="9360" calcext:value-type="float">
            <text:p>9.360</text:p>
          </table:table-cell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8" office:value-type="string" calcext:value-type="string">
            <text:p>Mineralerz-Schürfer 7</text:p>
          </table:table-cell>
          <table:table-cell table:style-name="ce2" office:value-type="string" calcext:value-type="string">
            <text:p>Mineralerz-Schürfe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office:value-type="float" office:value="140560" calcext:value-type="float">
            <text:p>140.560</text:p>
          </table:table-cell>
          <table:table-cell table:style-name="ce166" office:value-type="float" office:value="12240" calcext:value-type="float">
            <text:p>12.240</text:p>
          </table:table-cell>
          <table:table-cell table:style-name="ce2" table:number-columns-repeated="5"/>
          <table:table-cell table:style-name="ce166"/>
          <table:table-cell table:style-name="ce166" office:value-type="float" office:value="138347" calcext:value-type="float">
            <text:p>138.347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9" office:value-type="string" calcext:value-type="string">
            <text:p>Mineralerz-Schürfer 8</text:p>
          </table:table-cell>
          <table:table-cell table:style-name="ce2" office:value-type="string" calcext:value-type="string">
            <text:p>Mineralerz-Schürfe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office:value-type="float" office:value="242880" calcext:value-type="float">
            <text:p>242.880</text:p>
          </table:table-cell>
          <table:table-cell table:style-name="ce166" office:value-type="float" office:value="15600" calcext:value-type="float">
            <text:p>15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45866" calcext:value-type="float">
            <text:p>345.866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0" office:value-type="string" calcext:value-type="string">
            <text:p>Mineralerz-Schürfer 9</text:p>
          </table:table-cell>
          <table:table-cell table:style-name="ce2" office:value-type="string" calcext:value-type="string">
            <text:p>Mineralerz-Schürfe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6" office:value-type="float" office:value="334560" calcext:value-type="float">
            <text:p>334.560</text:p>
          </table:table-cell>
          <table:table-cell table:style-name="ce166" office:value-type="float" office:value="19440" calcext:value-type="float">
            <text:p>19.440</text:p>
          </table:table-cell>
          <table:table-cell table:style-name="ce2" table:number-columns-repeated="5"/>
          <table:table-cell table:style-name="ce166"/>
          <table:table-cell table:style-name="ce166" office:value-type="float" office:value="778198" calcext:value-type="float">
            <text:p>778.198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number-columns-repeated="2" table:style-name="ce166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1" office:value-type="string" calcext:value-type="string">
            <text:p>Mineralerz-Schürfer 10</text:p>
          </table:table-cell>
          <table:table-cell table:style-name="ce2" office:value-type="string" calcext:value-type="string">
            <text:p>Mineralerz-Schürfe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6" office:value-type="float" office:value="448000" calcext:value-type="float">
            <text:p>448.000</text:p>
          </table:table-cell>
          <table:table-cell table:style-name="ce166" office:value-type="float" office:value="23760" calcext:value-type="float">
            <text:p>23.760</text:p>
          </table:table-cell>
          <table:table-cell table:style-name="ce2" table:number-columns-repeated="5"/>
          <table:table-cell table:style-name="ce166"/>
          <table:table-cell table:style-name="ce166" office:value-type="float" office:value="1729330" calcext:value-type="float">
            <text:p>1.729.330</text:p>
          </table:table-cell>
          <table:table-cell table:style-name="ce166" office:value-type="float" office:value="432332" calcext:value-type="float">
            <text:p>432.33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2" office:value-type="string" calcext:value-type="string">
            <text:p>Schiffsfabrik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3" office:value-type="string" calcext:value-type="string">
            <text:p>Schiffsfabrik 2</text:p>
          </table:table-cell>
          <table:table-cell table:style-name="ce2" office:value-type="string" calcext:value-type="string">
            <text:p>Schiffsfabrik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6895" calcext:value-type="float">
            <text:p>16.89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4" office:value-type="string" calcext:value-type="string">
            <text:p>Schiffsfabrik 3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6465" calcext:value-type="float">
            <text:p>46.465</text:p>
          </table:table-cell>
          <table:table-cell table:style-name="ce166" table:number-columns-repeated="3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5" office:value-type="string" calcext:value-type="string">
            <text:p>Schiffsfabrik 4</text:p>
          </table:table-cell>
          <table:table-cell table:style-name="ce2" office:value-type="string" calcext:value-type="string">
            <text:p>Schiffsfabrik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7775" calcext:value-type="float">
            <text:p>127.77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6" office:value-type="string" calcext:value-type="string">
            <text:p>Schiffsfabrik 5</text:p>
          </table:table-cell>
          <table:table-cell table:style-name="ce2" office:value-type="string" calcext:value-type="string">
            <text:p>Schiffsfabrik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51385" calcext:value-type="float">
            <text:p>351.385</text:p>
          </table:table-cell>
          <table:table-cell table:style-name="ce166" table:number-columns-repeated="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7" office:value-type="string" calcext:value-type="string">
            <text:p>Schiffsfabrik 6</text:p>
          </table:table-cell>
          <table:table-cell table:style-name="ce2" office:value-type="string" calcext:value-type="string">
            <text:p>Schiffsfabrik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966306" calcext:value-type="float">
            <text:p>966.306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8" office:value-type="string" calcext:value-type="string">
            <text:p>Schiffsfabrik 7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657343" calcext:value-type="float">
            <text:p>2.657.343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9" calcext:value-type="float">
            <text:p>19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9" office:value-type="string" calcext:value-type="string">
            <text:p>Schiffsfabrik 8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7307690" calcext:value-type="float">
            <text:p>7.307.69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0" office:value-type="string" calcext:value-type="string">
            <text:p>Schiffsfabrik 9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8086532" calcext:value-type="float">
            <text:p>18.086.532</text:p>
          </table:table-cell>
          <table:table-cell table:style-name="ce166" office:value-type="float" office:value="2009614" calcext:value-type="float">
            <text:p>2.009.614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1" calcext:value-type="float">
            <text:p>307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1" office:value-type="string" calcext:value-type="string">
            <text:p>Schiffsfabrik 10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4211518" calcext:value-type="float">
            <text:p>44.211.518</text:p>
          </table:table-cell>
          <table:table-cell table:style-name="ce166" office:value-type="float" office:value="11052880" calcext:value-type="float">
            <text:p>11.052.88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2" office:value-type="string" calcext:value-type="string">
            <text:p>Schiffs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3" office:value-type="string" calcext:value-type="string">
            <text:p>Schiffslabor 2</text:p>
          </table:table-cell>
          <table:table-cell table:style-name="ce2" office:value-type="string" calcext:value-type="string">
            <text:p>Schiffslabo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136" calcext:value-type="float">
            <text:p>12.136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4" office:value-type="string" calcext:value-type="string">
            <text:p>Schiffslabor 3</text:p>
          </table:table-cell>
          <table:table-cell table:style-name="ce2" office:value-type="string" calcext:value-type="string">
            <text:p>Schiffs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3376" calcext:value-type="float">
            <text:p>33.376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5" office:value-type="string" calcext:value-type="string">
            <text:p>Schiffslabor 4</text:p>
          </table:table-cell>
          <table:table-cell table:style-name="ce2" office:value-type="string" calcext:value-type="string">
            <text:p>Schiffs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91781" calcext:value-type="float">
            <text:p>91.78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6" office:value-type="string" calcext:value-type="string">
            <text:p>Schiffslabor 5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52398" calcext:value-type="float">
            <text:p>252.398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7" office:value-type="string" calcext:value-type="string">
            <text:p>Schiffslabor 6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694093" calcext:value-type="float">
            <text:p>694.093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8" office:value-type="string" calcext:value-type="string">
            <text:p>Schiffslabor 7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908752" calcext:value-type="float">
            <text:p>1.908.752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9" office:value-type="string" calcext:value-type="string">
            <text:p>Schiffslabor 8</text:p>
          </table:table-cell>
          <table:table-cell table:style-name="ce2" office:value-type="string" calcext:value-type="string">
            <text:p>Schiffslabo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249071" calcext:value-type="float">
            <text:p>5.249.071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0" office:value-type="string" calcext:value-type="string">
            <text:p>Schiffslabor 9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991450" calcext:value-type="float">
            <text:p>12.991.450</text:p>
          </table:table-cell>
          <table:table-cell table:style-name="ce166" office:value-type="float" office:value="1443494" calcext:value-type="float">
            <text:p>1.443.49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1" office:value-type="string" calcext:value-type="string">
            <text:p>Schiffslabor 10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1776882" calcext:value-type="float">
            <text:p>31.776.882</text:p>
          </table:table-cell>
          <table:table-cell table:style-name="ce166" office:value-type="float" office:value="7939220" calcext:value-type="float">
            <text:p>7.939.220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2" office:value-type="string" calcext:value-type="string">
            <text:p>Technik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3" office:value-type="string" calcext:value-type="string">
            <text:p>Techniklabor 2</text:p>
          </table:table-cell>
          <table:table-cell table:style-name="ce2" office:value-type="string" calcext:value-type="string">
            <text:p>Techniklabo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1586" calcext:value-type="float">
            <text:p>11.586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4" office:value-type="string" calcext:value-type="string">
            <text:p>Techniklabor 3</text:p>
          </table:table-cell>
          <table:table-cell table:style-name="ce2" office:value-type="string" calcext:value-type="string">
            <text:p>Technik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1857" calcext:value-type="float">
            <text:p>31.857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5" office:value-type="string" calcext:value-type="string">
            <text:p>Techniklabor 4</text:p>
          </table:table-cell>
          <table:table-cell table:style-name="ce2" office:value-type="string" calcext:value-type="string">
            <text:p>Technik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87607" calcext:value-type="float">
            <text:p>87.607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6" office:value-type="string" calcext:value-type="string">
            <text:p>Techniklabor 5</text:p>
          </table:table-cell>
          <table:table-cell table:style-name="ce2" office:value-type="string" calcext:value-type="string">
            <text:p>Technik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40925" calcext:value-type="float">
            <text:p>240.925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7" office:value-type="string" calcext:value-type="string">
            <text:p>Techniklabor 6</text:p>
          </table:table-cell>
          <table:table-cell table:style-name="ce2" office:value-type="string" calcext:value-type="string">
            <text:p>Technik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662542" calcext:value-type="float">
            <text:p>662.542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8" office:value-type="string" calcext:value-type="string">
            <text:p>Techniklabor 7</text:p>
          </table:table-cell>
          <table:table-cell table:style-name="ce2" office:value-type="string" calcext:value-type="string">
            <text:p>Technik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821992" calcext:value-type="float">
            <text:p>1.821.992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9" office:value-type="string" calcext:value-type="string">
            <text:p>Techniklabor 8</text:p>
          </table:table-cell>
          <table:table-cell table:style-name="ce2" office:value-type="string" calcext:value-type="string">
            <text:p>Techniklabo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010477" calcext:value-type="float">
            <text:p>5.010.477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0" office:value-type="string" calcext:value-type="string">
            <text:p>Techniklabor 9</text:p>
          </table:table-cell>
          <table:table-cell table:style-name="ce2" office:value-type="string" calcext:value-type="string">
            <text:p>Techniklabo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400932" calcext:value-type="float">
            <text:p>12.400.932</text:p>
          </table:table-cell>
          <table:table-cell table:style-name="ce166" office:value-type="float" office:value="1377881" calcext:value-type="float">
            <text:p>1.377.881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1" office:value-type="string" calcext:value-type="string">
            <text:p>Techniklabor 10</text:p>
          </table:table-cell>
          <table:table-cell table:style-name="ce2" office:value-type="string" calcext:value-type="string">
            <text:p>Techniklabo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0313384" calcext:value-type="float">
            <text:p>30.313.384</text:p>
          </table:table-cell>
          <table:table-cell table:style-name="ce166" office:value-type="float" office:value="7578346" calcext:value-type="float">
            <text:p>7.578.34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2" office:value-type="string" calcext:value-type="string">
            <text:p>Terminus-Mine 1</text:p>
          </table:table-cell>
          <table:table-cell table:style-name="ce2" office:value-type="string" calcext:value-type="string">
            <text:p>Brücke 3</text:p>
          </table:table-cell>
          <table:table-cell table:style-name="ce2" table:number-columns-repeated="2"/>
          <table:table-cell table:style-name="ce2" office:value-type="float" office:value="900" calcext:value-type="float">
            <text:p>900</text:p>
          </table:table-cell>
          <table:table-cell table:style-name="ce2" table:number-columns-repeated="2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/>
          <table:table-cell table:style-name="ce166" office:value-type="float" office:value="77760" calcext:value-type="float">
            <text:p>77.760</text:p>
          </table:table-cell>
          <table:table-cell table:style-name="ce166" table:number-columns-repeated="3"/>
          <table:table-cell table:style-name="ce166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3" office:value-type="string" calcext:value-type="string">
            <text:p>Terminus-Mine 2</text:p>
          </table:table-cell>
          <table:table-cell table:style-name="ce2" table:number-columns-repeated="3"/>
          <table:table-cell table:style-name="ce2" office:value-type="float" office:value="1350" calcext:value-type="float">
            <text:p>1350</text:p>
          </table:table-cell>
          <table:table-cell table:style-name="ce2" table:number-columns-repeated="2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4" office:value-type="string" calcext:value-type="string">
            <text:p>Terminus-Mine 3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5" office:value-type="string" calcext:value-type="string">
            <text:p>Terminus-Mine 4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6" office:value-type="string" calcext:value-type="string">
            <text:p>Terminus-Mine 5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7" office:value-type="string" calcext:value-type="string">
            <text:p>Terminus-Mine 6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8" office:value-type="string" calcext:value-type="string">
            <text:p>Terminus-Mine 7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9" office:value-type="string" calcext:value-type="string">
            <text:p>Terminus-Mine 8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0" office:value-type="string" calcext:value-type="string">
            <text:p>Terminus-Mine 9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1" office:value-type="string" calcext:value-type="string">
            <text:p>Terminus-Mine 10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2" office:value-type="string" calcext:value-type="string">
            <text:p>Waffen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3" office:value-type="string" calcext:value-type="string">
            <text:p>Waffenlabor 2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1034" calcext:value-type="float">
            <text:p>11.034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4" office:value-type="string" calcext:value-type="string">
            <text:p>Waffenlabor 3</text:p>
          </table:table-cell>
          <table:table-cell table:style-name="ce2" office:value-type="string" calcext:value-type="string">
            <text:p>Waffen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0341" calcext:value-type="float">
            <text:p>30.341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5" office:value-type="string" calcext:value-type="string">
            <text:p>Waffenlabor 4</text:p>
          </table:table-cell>
          <table:table-cell table:style-name="ce2" office:value-type="string" calcext:value-type="string">
            <text:p>Waffen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83438" calcext:value-type="float">
            <text:p>83.438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6" office:value-type="string" calcext:value-type="string">
            <text:p>Waffenlabor 5</text:p>
          </table:table-cell>
          <table:table-cell table:style-name="ce2" office:value-type="string" calcext:value-type="string">
            <text:p>Waffen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29453" calcext:value-type="float">
            <text:p>229.453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7" office:value-type="string" calcext:value-type="string">
            <text:p>Waffenlabor 6</text:p>
          </table:table-cell>
          <table:table-cell table:style-name="ce2" office:value-type="string" calcext:value-type="string">
            <text:p>Waffen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630992" calcext:value-type="float">
            <text:p>630.992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8" office:value-type="string" calcext:value-type="string">
            <text:p>Waffenlabor 7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735231" calcext:value-type="float">
            <text:p>1.735.231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9" office:value-type="string" calcext:value-type="string">
            <text:p>Waffenlabor 8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771882" calcext:value-type="float">
            <text:p>4.771.882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0" office:value-type="string" calcext:value-type="string">
            <text:p>Waffenlabor 9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1810409" calcext:value-type="float">
            <text:p>11.810.409</text:p>
          </table:table-cell>
          <table:table-cell table:style-name="ce166" office:value-type="float" office:value="1312268" calcext:value-type="float">
            <text:p>1.312.268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5" calcext:value-type="float">
            <text:p>2755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1" office:value-type="string" calcext:value-type="string">
            <text:p>Waffenlabor 10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8869890" calcext:value-type="float">
            <text:p>28.869.890</text:p>
          </table:table-cell>
          <table:table-cell table:style-name="ce166" office:value-type="float" office:value="7217473" calcext:value-type="float">
            <text:p>7.217.473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2" office:value-type="string" calcext:value-type="string">
            <text:p>Werkstatt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3" office:value-type="string" calcext:value-type="string">
            <text:p>Werkstatt 2</text:p>
          </table:table-cell>
          <table:table-cell table:style-name="ce2" office:value-type="string" calcext:value-type="string">
            <text:p>Werkstatt 1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775" calcext:value-type="float">
            <text:p>5.775</text:p>
          </table:table-cell>
          <table:table-cell table:style-name="ce166" table:number-columns-repeated="3"/>
          <table:table-cell table:style-name="ce166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4" office:value-type="string" calcext:value-type="string">
            <text:p>Werkstatt 3</text:p>
          </table:table-cell>
          <table:table-cell table:style-name="ce2" office:value-type="string" calcext:value-type="string">
            <text:p>Werkstatt 2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8525" calcext:value-type="float">
            <text:p>18.525</text:p>
          </table:table-cell>
          <table:table-cell table:style-name="ce166" table:number-columns-repeated="3"/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5" office:value-type="string" calcext:value-type="string">
            <text:p>Werkstatt 4</text:p>
          </table:table-cell>
          <table:table-cell table:style-name="ce2" office:value-type="string" calcext:value-type="string">
            <text:p>Werkstatt 3</text:p>
          </table:table-cell>
          <table:table-cell table:style-name="ce2" office:value-type="string" calcext:value-type="string">
            <text:p>Brücke 4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string" calcext:value-type="string">
            <text:p>12136?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6" office:value-type="string" calcext:value-type="string">
            <text:p>Werkstatt 5</text:p>
          </table:table-cell>
          <table:table-cell table:style-name="ce2" office:value-type="string" calcext:value-type="string">
            <text:p>Werkstatt 4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90740" calcext:value-type="float">
            <text:p>190.74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7" office:value-type="string" calcext:value-type="string">
            <text:p>Werkstatt 6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4"/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10" calcext:value-type="float">
            <text:p>10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8" office:value-type="string" calcext:value-type="string">
            <text:p>Werkstatt 7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5"/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22" calcext:value-type="float">
            <text:p>22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9" office:value-type="string" calcext:value-type="string">
            <text:p>Werkstatt 8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3" table:number-rows-repeated="7">
          <table:table-cell table:style-name="ce175"/>
          <table:table-cell table:number-columns-repeated="23"/>
          <table:table-cell table:style-name="ce496"/>
          <table:table-cell table:number-columns-repeated="996"/>
        </table:table-row>
        <table:table-row table:style-name="ro3" table:number-rows-repeated="11">
          <table:table-cell table:style-name="ce175"/>
          <table:table-cell table:number-columns-repeated="1020"/>
        </table:table-row>
        <table:table-row table:style-name="ro3" table:number-rows-repeated="10484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70" table:default-cell-style-name="Default"/>
        <table:table-column table:style-name="co71" table:default-cell-style-name="ce3"/>
        <table:table-column table:style-name="co72" table:default-cell-style-name="ce624"/>
        <table:table-column table:style-name="co36" table:default-cell-style-name="Default"/>
        <table:table-row table:style-name="ro3">
          <table:table-cell table:style-name="ce620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620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620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621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25" office:value-type="string" calcext:value-type="string">
            <text:p>Bauzeit in Tagen</text:p>
          </table:table-cell>
          <table:table-cell table:style-name="ce627"/>
        </table:table-row>
        <table:table-row table:style-name="ro3">
          <table:table-cell table:style-name="ce621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26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621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622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623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office:forms form:automatic-focus="false" form:apply-design-mode="false"/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3" table:default-cell-style-name="Default"/>
        <table:table-column table:style-name="co74" table:default-cell-style-name="Default"/>
        <table:table-column table:style-name="co36" table:default-cell-style-name="ce3"/>
        <table:table-column table:style-name="co75" table:default-cell-style-name="Default"/>
        <table:table-column table:style-name="co76" table:default-cell-style-name="Default"/>
        <table:table-column table:style-name="co36" table:default-cell-style-name="Default"/>
        <table:table-row table:style-name="ro5">
          <table:table-cell/>
          <table:table-cell table:style-name="ce629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628"/>
          <table:table-cell/>
          <table:table-cell table:style-name="Default"/>
          <table:table-cell table:number-columns-repeated="3"/>
        </table:table-row>
        <table:table-row table:style-name="ro7">
          <table:table-cell table:style-name="ce628"/>
          <table:table-cell table:style-name="ce630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628"/>
          <table:table-cell table:style-name="ce631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633" table:formula="of:=IFNA(IF(OFFSET([Schiffslabor.$C$1];MATCH([.$B$10];[Schiffslabor.C2:.C149];0);ROW([Schiffslabor.C8]))&gt;0;OFFSET([Schiffslabor.$C$1];MATCH([.$B$10];[Schiffslabor.C2:.C149];0);ROW([Schiffslabor.C8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Schiffslabor.$C$1];MATCH([.$B$10];[Schiffslabor.C2:.C149];0);ROW([Schiffslabor.C9]))&gt;0;OFFSET([Schiffslabor.$C$1];MATCH([.$B$10];[Schiffslabor.C2:.C149];0);ROW([Schiffslabor.C9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2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633" table:formula="of:=IFNA(IF(OFFSET([Schiffslabor.$C$1];MATCH([.$B$4];[Schiffslabor.C2:.C149];0);ROW([Schiffslabor.C8]))&gt;0;OFFSET([Schiffslabor.$C$1];MATCH([.$B$4];[Schiffslabor.C2:.C149];0);ROW([Schiffslabor.C8]));&quot;&quot;);&quot;&quot;)">
            <text:p/>
          </table:table-cell>
          <table:table-cell/>
          <table:table-cell table:style-name="ce633" table:formula="of:=IFNA(IF(OFFSET([Schiffslabor.$C$1];MATCH([.$B$11];[Schiffslabor.C2:.C149];0);ROW([Schiffslabor.C8]))&gt;0;OFFSET([Schiffslabor.$C$1];MATCH([.$B$11];[Schiffslabor.C2:.C149];0);ROW([Schiffslabor.C8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3" table:formula="of:=IFNA(IF(OFFSET([Schiffslabor.$C$1];MATCH([.$B$4];[Schiffslabor.C2:.C149];0);ROW([Schiffslabor.C9]))&gt;0;OFFSET([Schiffslabor.$C$1];MATCH([.$B$4];[Schiffslabor.C2:.C149];0);ROW([Schiffslabor.C9]));&quot;&quot;);&quot;&quot;)">
            <text:p/>
          </table:table-cell>
          <table:table-cell/>
          <table:table-cell table:style-name="ce633" table:formula="of:=IFNA(IF(OFFSET([Schiffslabor.$C$1];MATCH([.$B$11];[Schiffslabor.C2:.C149];0);ROW([Schiffslabor.C9]))&gt;0;OFFSET([Schiffslabor.$C$1];MATCH([.$B$11];[Schiffslabor.C2:.C149];0);ROW([Schiffslabor.C9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3" table:formula="of:=IFNA(IF(OFFSET([Schiffslabor.$C$1];MATCH([.$B$4];[Schiffslabor.C2:.C149];0);ROW([Schiffslabor.C10]))&gt;0;OFFSET([Schiffslabor.$C$1];MATCH([.$B$4];[Schiffslabor.C2:.C149];0);ROW([Schiffslabor.C10]));&quot;&quot;);&quot;&quot;)">
            <text:p/>
          </table:table-cell>
          <table:table-cell/>
          <table:table-cell table:style-name="ce633" table:formula="of:=IFNA(IF(OFFSET([Schiffslabor.$C$1];MATCH([.$B$11];[Schiffslabor.C2:.C149];0);ROW([Schiffslabor.C10]))&gt;0;OFFSET([Schiffslabor.$C$1];MATCH([.$B$11];[Schiffslabor.C2:.C149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633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634"/>
        </table:table-row>
        <table:table-row table:style-name="ro6">
          <table:table-cell table:number-columns-repeated="3"/>
          <table:table-cell table:style-name="ce633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634"/>
        </table:table-row>
        <table:table-row table:style-name="ro6">
          <table:table-cell table:number-columns-repeated="3"/>
          <table:table-cell table:style-name="ce633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634"/>
        </table:table-row>
        <table:table-row table:style-name="ro3" table:number-rows-repeated="2">
          <table:table-cell table:number-columns-repeated="6"/>
        </table:table-row>
        <table:table-row table:style-name="ro5">
          <table:table-cell/>
          <table:table-cell table:style-name="ce629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/>
          <table:table-cell table:style-name="ce630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/>
          <table:table-cell table:style-name="ce631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633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2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633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633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3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633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3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633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633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Aufbaureihenfolge" table:style-name="ta6">
        <office:forms form:automatic-focus="false" form:apply-design-mode="false"/>
        <table:table-column table:style-name="co20" table:default-cell-style-name="ce3"/>
        <table:table-column table:style-name="co63" table:default-cell-style-name="Default"/>
        <table:table-column table:style-name="co77" table:default-cell-style-name="ce3"/>
        <table:table-column table:style-name="co78" table:default-cell-style-name="ce3"/>
        <table:table-column table:style-name="co40" table:default-cell-style-name="ce3"/>
        <table:table-column table:style-name="co79" table:default-cell-style-name="ce907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7" table:default-cell-style-name="Default"/>
        <table:table-column table:style-name="co36" table:number-columns-repeated="1014" table:default-cell-style-name="Default"/>
        <table:table-header-rows>
          <table:table-row table:style-name="ro4">
            <table:table-cell table:style-name="ce635" office:value-type="string" calcext:value-type="string">
              <text:p>Kategorie</text:p>
            </table:table-cell>
            <table:table-cell table:style-name="ce635" office:value-type="string" calcext:value-type="string">
              <text:p>Art</text:p>
            </table:table-cell>
            <table:table-cell table:style-name="ce635" office:value-type="string" calcext:value-type="string">
              <text:p>Bau-</text:p>
              <text:p>vorraussetzung 1</text:p>
            </table:table-cell>
            <table:table-cell table:style-name="ce635" office:value-type="string" calcext:value-type="string">
              <text:p>Bau-</text:p>
              <text:p>vorraussetzung 2</text:p>
            </table:table-cell>
            <table:table-cell table:style-name="ce635" office:value-type="string" calcext:value-type="string">
              <text:p>Bau-</text:p>
              <text:p>vorraussetzung 3</text:p>
            </table:table-cell>
            <table:table-cell table:style-name="ce906"/>
            <table:table-cell table:style-name="ce909" table:number-columns-repeated="1018"/>
          </table:table-row>
        </table:table-header-rows>
        <table:table-row table:style-name="ro3">
          <table:table-cell table:style-name="ce636" office:value-type="string" calcext:value-type="string">
            <text:p>Module</text:p>
          </table:table-cell>
          <table:table-cell table:style-name="ce727" office:value-type="string" calcext:value-type="string">
            <text:p>Brücke 1</text:p>
          </table:table-cell>
          <table:table-cell table:style-name="ce904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904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904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28" office:value-type="string" calcext:value-type="string">
            <text:p>Flottenwerft 1</text:p>
          </table:table-cell>
          <table:table-cell table:style-name="ce905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905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8" office:value-type="string" calcext:value-type="string">
            <text:p>Module</text:p>
          </table:table-cell>
          <table:table-cell table:style-name="ce729" office:value-type="string" calcext:value-type="string">
            <text:p>Schiffslabor 1</text:p>
          </table:table-cell>
          <table:table-cell table:style-name="ce905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905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9" office:value-type="string" calcext:value-type="string">
            <text:p>Module</text:p>
          </table:table-cell>
          <table:table-cell table:style-name="ce730" office:value-type="string" calcext:value-type="string">
            <text:p>Schiffsfabrik 1</text:p>
          </table:table-cell>
          <table:table-cell table:style-name="ce905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905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0" office:value-type="string" calcext:value-type="string">
            <text:p>Module</text:p>
          </table:table-cell>
          <table:table-cell table:style-name="ce731" office:value-type="string" calcext:value-type="string">
            <text:p>Techniklabor 1</text:p>
          </table:table-cell>
          <table:table-cell table:style-name="ce905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905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1" office:value-type="string" calcext:value-type="string">
            <text:p>Module</text:p>
          </table:table-cell>
          <table:table-cell table:style-name="ce732" office:value-type="string" calcext:value-type="string">
            <text:p>Waffenlabor 1</text:p>
          </table:table-cell>
          <table:table-cell table:style-name="ce905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905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33" office:value-type="string" calcext:value-type="string">
            <text:p>Werkstatt 1</text:p>
          </table:table-cell>
          <table:table-cell table:style-name="ce905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905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34" office:value-type="string" calcext:value-type="string">
            <text:p>Helium-3-Schürfer 1</text:p>
          </table:table-cell>
          <table:table-cell table:style-name="ce905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905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/>
          <table:table-cell office:value-type="string" calcext:value-type="string">
            <text:p>nächstes: Basisfracht</text:p>
          </table:table-cell>
          <table:table-cell table:number-columns-repeated="1017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5" office:value-type="string" calcext:value-type="string">
            <text:p>Helium-3-Schürfer 2</text:p>
          </table:table-cell>
          <table:table-cell table:style-name="ce905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905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6" office:value-type="string" calcext:value-type="string">
            <text:p>Kampfmodul 1</text:p>
          </table:table-cell>
          <table:table-cell table:style-name="ce905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905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7" office:value-type="string" calcext:value-type="string">
            <text:p>Kampfmodul 2</text:p>
          </table:table-cell>
          <table:table-cell table:style-name="ce905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1" calcext:value-type="string">
            <text:p>Kampfmodul 1</text:p>
          </table:table-cell>
          <table:table-cell table:style-name="ce905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8" office:value-type="string" calcext:value-type="string">
            <text:p>Lagermodul 1</text:p>
          </table:table-cell>
          <table:table-cell table:style-name="ce905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905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39" office:value-type="string" calcext:value-type="string">
            <text:p>Lagermodul 2</text:p>
          </table:table-cell>
          <table:table-cell table:style-name="ce905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1" calcext:value-type="string">
            <text:p>Lagermodul 1</text:p>
          </table:table-cell>
          <table:table-cell table:style-name="ce905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40" office:value-type="string" calcext:value-type="string">
            <text:p>Mineralerz-Schürfer 1</text:p>
          </table:table-cell>
          <table:table-cell table:style-name="ce905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905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41" office:value-type="string" calcext:value-type="string">
            <text:p>Mineralerz-Schürfer 2</text:p>
          </table:table-cell>
          <table:table-cell table:style-name="ce905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1" calcext:value-type="string">
            <text:p>Mineralerz-Schürfer 1</text:p>
          </table:table-cell>
          <table:table-cell table:style-name="ce905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910" office:value-type="string" calcext:value-type="string">
            <text:p>OFFEN</text:p>
          </table:table-cell>
          <table:table-cell table:number-columns-repeated="1017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42" office:value-type="string" calcext:value-type="string">
            <text:p>Helium-3-Schürfer 1</text:p>
          </table:table-cell>
          <table:table-cell table:style-name="ce905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905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/>
          <table:table-cell table:style-name="ce911" office:value-type="string" calcext:value-type="string">
            <text:p>Thermalstrahl 3</text:p>
          </table:table-cell>
          <table:table-cell table:number-columns-repeated="1017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43" office:value-type="string" calcext:value-type="string">
            <text:p>Helium-3-Schürfer 2</text:p>
          </table:table-cell>
          <table:table-cell table:style-name="ce905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905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/>
          <table:table-cell table:style-name="ce912" office:value-type="string" calcext:value-type="string">
            <text:p>Thermalstrahl 4</text:p>
          </table:table-cell>
          <table:table-cell table:number-columns-repeated="1017"/>
        </table:table-row>
        <table:table-row table:style-name="ro2">
          <table:table-cell table:style-name="ce642"/>
          <table:table-cell table:style-name="ce739"/>
          <table:table-cell table:style-name="ce905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905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905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/>
          <table:table-cell table:style-name="ce913" office:value-type="string" calcext:value-type="string">
            <text:p>Thermalstrahl 5</text:p>
          </table:table-cell>
          <table:table-cell table:number-columns-repeated="1017"/>
        </table:table-row>
        <table:table-row table:style-name="ro3">
          <table:table-cell table:style-name="ce642"/>
          <table:table-cell table:style-name="ce739"/>
          <table:table-cell table:style-name="ce905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905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905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/>
          <table:table-cell table:style-name="ce739"/>
          <table:table-cell table:style-name="ce905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905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905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3" office:value-type="string" calcext:value-type="string">
            <text:p>Waffenlabor</text:p>
          </table:table-cell>
          <table:table-cell table:style-name="ce744" office:value-type="string" calcext:value-type="string">
            <text:p>Thermalstrahl 1</text:p>
          </table:table-cell>
          <table:table-cell table:style-name="ce905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905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905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45" office:value-type="string" calcext:value-type="string">
            <text:p>Pulsstrahler 1</text:p>
          </table:table-cell>
          <table:table-cell table:style-name="ce905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905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905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46" office:value-type="string" calcext:value-type="string">
            <text:p>Pulsstrahler 2</text:p>
          </table:table-cell>
          <table:table-cell table:style-name="ce905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Pulsstrahler 1" calcext:value-type="string">
            <text:p>Pulsstrahler 1</text:p>
          </table:table-cell>
          <table:table-cell table:style-name="ce905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905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47" office:value-type="string" calcext:value-type="string">
            <text:p>Voyager</text:p>
          </table:table-cell>
          <table:table-cell table:style-name="ce905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905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905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48" office:value-type="string" calcext:value-type="string">
            <text:p>Plastahl 1</text:p>
          </table:table-cell>
          <table:table-cell table:style-name="ce905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905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905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749" office:value-type="string" calcext:value-type="string">
            <text:p>Spektralschild 1</text:p>
          </table:table-cell>
          <table:table-cell table:style-name="ce905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905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905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750" office:value-type="string" calcext:value-type="string">
            <text:p>Ablenkschild 1</text:p>
          </table:table-cell>
          <table:table-cell table:style-name="ce905" table:formula="of:=IF(NOT(ISBLANK([.A28]));IF( IFNA( VLOOKUP( [.B28];INDIRECT([.A28]&amp;&quot;.$C$2:$F$200&quot;);2;0);&quot;&quot;)=0;&quot;&quot;; IFNA(VLOOKUP([.B28];INDIRECT([.A28]&amp;&quot;.$C$2:$F$200&quot;);2;0);&quot;&quot;));&quot;&quot;)">
            <text:p/>
          </table:table-cell>
          <table:table-cell table:style-name="ce905" table:formula="of:=IF(NOT(ISBLANK([.A28]));IF( IFNA( VLOOKUP( [.B28];INDIRECT([.A28]&amp;&quot;.$C$2:$F$200&quot;);3;0);&quot;&quot;)=0;&quot;&quot;; IFNA(VLOOKUP([.B28];INDIRECT([.A28]&amp;&quot;.$C$2:$F$200&quot;);3;0);&quot;&quot;));&quot;&quot;)">
            <text:p/>
          </table:table-cell>
          <table:table-cell table:style-name="ce905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749" office:value-type="string" calcext:value-type="string">
            <text:p>Schockschild 1</text:p>
          </table:table-cell>
          <table:table-cell table:style-name="ce905" table:formula="of:=IF(NOT(ISBLANK([.A29]));IF( IFNA( VLOOKUP( [.B29];INDIRECT([.A29]&amp;&quot;.$C$2:$F$200&quot;);2;0);&quot;&quot;)=0;&quot;&quot;; IFNA(VLOOKUP([.B29];INDIRECT([.A29]&amp;&quot;.$C$2:$F$200&quot;);2;0);&quot;&quot;));&quot;&quot;)">
            <text:p/>
          </table:table-cell>
          <table:table-cell table:style-name="ce905" table:formula="of:=IF(NOT(ISBLANK([.A29]));IF( IFNA( VLOOKUP( [.B29];INDIRECT([.A29]&amp;&quot;.$C$2:$F$200&quot;);3;0);&quot;&quot;)=0;&quot;&quot;; IFNA(VLOOKUP([.B29];INDIRECT([.A29]&amp;&quot;.$C$2:$F$200&quot;);3;0);&quot;&quot;));&quot;&quot;)">
            <text:p/>
          </table:table-cell>
          <table:table-cell table:style-name="ce905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49" office:value-type="string" calcext:value-type="string">
            <text:p>Tritanium 1</text:p>
          </table:table-cell>
          <table:table-cell table:style-name="ce905" table:formula="of:=IF(NOT(ISBLANK([.A30]));IF( IFNA( VLOOKUP( [.B30];INDIRECT([.A30]&amp;&quot;.$C$2:$F$200&quot;);2;0);&quot;&quot;)=0;&quot;&quot;; IFNA(VLOOKUP([.B30];INDIRECT([.A30]&amp;&quot;.$C$2:$F$200&quot;);2;0);&quot;&quot;));&quot;&quot;)">
            <text:p/>
          </table:table-cell>
          <table:table-cell table:style-name="ce905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905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7"/>
          <table:table-cell table:style-name="ce905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905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905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7"/>
          <table:table-cell table:style-name="ce905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905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905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905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905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2" office:value-type="string" calcext:value-type="string">
            <text:p>Magnetkanone 1</text:p>
          </table:table-cell>
          <table:table-cell table:style-name="ce905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905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905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4" office:value-type="string" calcext:value-type="string">
            <text:p>Module</text:p>
          </table:table-cell>
          <table:table-cell table:style-name="ce753" office:value-type="string" calcext:value-type="string">
            <text:p>Waffenlabor 2</text:p>
          </table:table-cell>
          <table:table-cell table:style-name="ce905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Waffenlabor 1" calcext:value-type="string">
            <text:p>Waffenlabor 1</text:p>
          </table:table-cell>
          <table:table-cell table:style-name="ce905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Pulsstrahler 2" calcext:value-type="string">
            <text:p>Pulsstrahler 2</text:p>
          </table:table-cell>
          <table:table-cell table:style-name="ce905" table:formula="of:=IF(NOT(ISBLANK([.A35]));IF( IFNA( VLOOKUP( [.B35];INDIRECT([.A35]&amp;&quot;.$C$2:$F$200&quot;);4;0);&quot;&quot;)=0;&quot;&quot;; IFNA(VLOOKUP([.B35];INDIRECT([.A35]&amp;&quot;.$C$2:$F$200&quot;);4;0);&quot;&quot;));&quot;&quot;)" office:value-type="string" office:string-value="Magnetkanone 1" calcext:value-type="string">
            <text:p>Magnetkanone 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4" office:value-type="string" calcext:value-type="string">
            <text:p>Pulsstrahler 3</text:p>
          </table:table-cell>
          <table:table-cell table:style-name="ce905" table:formula="of:=IF(NOT(ISBLANK([.A36]));IF( IFNA( VLOOKUP( [.B36];INDIRECT([.A36]&amp;&quot;.$C$2:$F$200&quot;);2;0);&quot;&quot;)=0;&quot;&quot;; IFNA(VLOOKUP([.B36];INDIRECT([.A36]&amp;&quot;.$C$2:$F$200&quot;);2;0);&quot;&quot;));&quot;&quot;)" office:value-type="string" office:string-value="Pulsstrahler 2" calcext:value-type="string">
            <text:p>Pulsstrahler 2</text:p>
          </table:table-cell>
          <table:table-cell table:style-name="ce905" table:formula="of:=IF(NOT(ISBLANK([.A36]));IF( IFNA( VLOOKUP( [.B36];INDIRECT([.A36]&amp;&quot;.$C$2:$F$200&quot;);3;0);&quot;&quot;)=0;&quot;&quot;; IFNA(VLOOKUP([.B36];INDIRECT([.A36]&amp;&quot;.$C$2:$F$200&quot;);3;0);&quot;&quot;));&quot;&quot;)" office:value-type="string" office:string-value="Waffenlabor 2" calcext:value-type="string">
            <text:p>Waffenlabor 2</text:p>
          </table:table-cell>
          <table:table-cell table:style-name="ce905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5" office:value-type="string" calcext:value-type="string">
            <text:p>Thermalstrahl 2</text:p>
          </table:table-cell>
          <table:table-cell table:style-name="ce905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Thermalstrahl 1" calcext:value-type="string">
            <text:p>Thermalstrahl 1</text:p>
          </table:table-cell>
          <table:table-cell table:style-name="ce905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Magnetkanone 1" calcext:value-type="string">
            <text:p>Magnetkanone 1</text:p>
          </table:table-cell>
          <table:table-cell table:style-name="ce905" table:formula="of:=IF(NOT(ISBLANK([.A37]));IF( IFNA( VLOOKUP( [.B37];INDIRECT([.A37]&amp;&quot;.$C$2:$F$200&quot;);4;0);&quot;&quot;)=0;&quot;&quot;; IFNA(VLOOKUP([.B37];INDIRECT([.A37]&amp;&quot;.$C$2:$F$200&quot;);4;0);&quot;&quot;));&quot;&quot;)" office:value-type="string" office:string-value="Waffenlabor 1" calcext:value-type="string">
            <text:p>Waffenlabor 1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38]));IF( IFNA( VLOOKUP( [.B38];INDIRECT([.A38]&amp;&quot;.$C$2:$F$200&quot;);2;0);&quot;&quot;)=0;&quot;&quot;; IFNA(VLOOKUP([.B38];INDIRECT([.A38]&amp;&quot;.$C$2:$F$200&quot;);2;0);&quot;&quot;));&quot;&quot;)">
            <text:p/>
          </table:table-cell>
          <table:table-cell table:style-name="ce905" table:formula="of:=IF(NOT(ISBLANK([.A38]));IF( IFNA( VLOOKUP( [.B38];INDIRECT([.A38]&amp;&quot;.$C$2:$F$200&quot;);3;0);&quot;&quot;)=0;&quot;&quot;; IFNA(VLOOKUP([.B38];INDIRECT([.A38]&amp;&quot;.$C$2:$F$200&quot;);3;0);&quot;&quot;));&quot;&quot;)">
            <text:p/>
          </table:table-cell>
          <table:table-cell table:style-name="ce905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39]));IF( IFNA( VLOOKUP( [.B39];INDIRECT([.A39]&amp;&quot;.$C$2:$F$200&quot;);2;0);&quot;&quot;)=0;&quot;&quot;; IFNA(VLOOKUP([.B39];INDIRECT([.A39]&amp;&quot;.$C$2:$F$200&quot;);2;0);&quot;&quot;));&quot;&quot;)">
            <text:p/>
          </table:table-cell>
          <table:table-cell table:style-name="ce905" table:formula="of:=IF(NOT(ISBLANK([.A39]));IF( IFNA( VLOOKUP( [.B39];INDIRECT([.A39]&amp;&quot;.$C$2:$F$200&quot;);3;0);&quot;&quot;)=0;&quot;&quot;; IFNA(VLOOKUP([.B39];INDIRECT([.A39]&amp;&quot;.$C$2:$F$200&quot;);3;0);&quot;&quot;));&quot;&quot;)">
            <text:p/>
          </table:table-cell>
          <table:table-cell table:style-name="ce905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905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905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/>
          <table:table-cell table:style-name="ce914" office:value-type="string" calcext:value-type="string">
            <text:p>OFFEN</text:p>
          </table:table-cell>
          <table:table-cell table:style-name="ce933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645" office:value-type="string" calcext:value-type="string">
            <text:p>Module</text:p>
          </table:table-cell>
          <table:table-cell table:style-name="ce756" office:value-type="string" calcext:value-type="string">
            <text:p>Schiffslabor 2</text:p>
          </table:table-cell>
          <table:table-cell table:style-name="ce905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Schiffslabor 1" calcext:value-type="string">
            <text:p>Schiffslabor 1</text:p>
          </table:table-cell>
          <table:table-cell table:style-name="ce905" table:formula="of:=IF(NOT(ISBLANK([.A41]));IF( IFNA( VLOOKUP( [.B41];INDIRECT([.A41]&amp;&quot;.$C$2:$F$200&quot;);3;0);&quot;&quot;)=0;&quot;&quot;; IFNA(VLOOKUP([.B41];INDIRECT([.A41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/>
          <table:table-cell table:style-name="ce915" office:value-type="string" calcext:value-type="string">
            <text:p>Magnetkanone 2</text:p>
          </table:table-cell>
          <table:table-cell table:style-name="ce934" office:value-type="string" calcext:value-type="string">
            <text:p>Ablenkschild 2</text:p>
          </table:table-cell>
          <table:table-cell table:number-columns-repeated="1016"/>
        </table:table-row>
        <table:table-row table:style-name="ro3">
          <table:table-cell table:style-name="ce646" office:value-type="string" calcext:value-type="string">
            <text:p>Module</text:p>
          </table:table-cell>
          <table:table-cell table:style-name="ce756" office:value-type="string" calcext:value-type="string">
            <text:p>Schiffsfabrik 2</text:p>
          </table:table-cell>
          <table:table-cell table:style-name="ce905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Schiffsfabrik 1" calcext:value-type="string">
            <text:p>Schiffsfabrik 1</text:p>
          </table:table-cell>
          <table:table-cell table:style-name="ce905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/>
          <table:table-cell table:style-name="ce916" office:value-type="string" calcext:value-type="string">
            <text:p>Magnetkanone 3</text:p>
          </table:table-cell>
          <table:table-cell table:style-name="ce935" office:value-type="string" calcext:value-type="string">
            <text:p>Ablenkschild 3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57" office:value-type="string" calcext:value-type="string">
            <text:p>Harrier</text:p>
          </table:table-cell>
          <table:table-cell table:style-name="ce905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905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905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Pulsstrahler II" calcext:value-type="string">
            <text:p>Pulsstrahler II</text:p>
          </table:table-cell>
          <table:table-cell/>
          <table:table-cell table:style-name="ce917" office:value-type="string" calcext:value-type="string">
            <text:p>Magnetkanone 4</text:p>
          </table:table-cell>
          <table:table-cell table:style-name="ce936" office:value-type="string" calcext:value-type="string">
            <text:p>Ablenkschild 4</text:p>
          </table:table-cell>
          <table:table-cell table:number-columns-repeated="1016"/>
        </table:table-row>
        <table:table-row table:style-name="ro3">
          <table:table-cell table:style-name="ce647" office:value-type="string" calcext:value-type="string">
            <text:p>Module</text:p>
          </table:table-cell>
          <table:table-cell table:style-name="ce758" office:value-type="string" calcext:value-type="string">
            <text:p>Flottenwerft 2</text:p>
          </table:table-cell>
          <table:table-cell table:style-name="ce905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Flottenwerft 1" calcext:value-type="string">
            <text:p>Flottenwerft 1</text:p>
          </table:table-cell>
          <table:table-cell table:style-name="ce905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/>
          <table:table-cell table:style-name="ce918" office:value-type="string" calcext:value-type="string">
            <text:p>Magnetkanone 5</text:p>
          </table:table-cell>
          <table:table-cell table:style-name="ce937" office:value-type="string" calcext:value-type="string">
            <text:p>Ablenkschild 5</text:p>
          </table:table-cell>
          <table:table-cell table:number-columns-repeated="1016"/>
        </table:table-row>
        <table:table-row table:style-name="ro2">
          <table:table-cell table:style-name="ce648" office:value-type="string" calcext:value-type="string">
            <text:p>Module</text:p>
          </table:table-cell>
          <table:table-cell table:style-name="ce759" office:value-type="string" calcext:value-type="string">
            <text:p>Techniklabor 2</text:p>
          </table:table-cell>
          <table:table-cell table:style-name="ce905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Techniklabor 1" calcext:value-type="string">
            <text:p>Techniklabor 1</text:p>
          </table:table-cell>
          <table:table-cell table:style-name="ce905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8" office:value-type="string" calcext:value-type="string">
            <text:p>Schiffslabor</text:p>
          </table:table-cell>
          <table:table-cell table:style-name="ce760" office:value-type="string" calcext:value-type="string">
            <text:p>Plastahl 2</text:p>
          </table:table-cell>
          <table:table-cell table:style-name="ce905" table:formula="of:=IF(NOT(ISBLANK([.A46]));IF( IFNA( VLOOKUP( [.B46];INDIRECT([.A46]&amp;&quot;.$C$2:$F$200&quot;);2;0);&quot;&quot;)=0;&quot;&quot;; IFNA(VLOOKUP([.B46];INDIRECT([.A46]&amp;&quot;.$C$2:$F$200&quot;);2;0);&quot;&quot;));&quot;&quot;)">
            <text:p/>
          </table:table-cell>
          <table:table-cell table:style-name="ce905" table:formula="of:=IF(NOT(ISBLANK([.A46]));IF( IFNA( VLOOKUP( [.B46];INDIRECT([.A46]&amp;&quot;.$C$2:$F$200&quot;);3;0);&quot;&quot;)=0;&quot;&quot;; IFNA(VLOOKUP([.B46];INDIRECT([.A46]&amp;&quot;.$C$2:$F$200&quot;);3;0);&quot;&quot;));&quot;&quot;)">
            <text:p/>
          </table:table-cell>
          <table:table-cell table:style-name="ce905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919"/>
          <table:table-cell table:style-name="ce938" office:value-type="string" calcext:value-type="string">
            <text:p>OFFEN</text:p>
          </table:table-cell>
          <table:table-cell table:number-columns-repeated="1016"/>
        </table:table-row>
        <table:table-row table:style-name="ro2">
          <table:table-cell table:style-name="ce648" office:value-type="string" calcext:value-type="string">
            <text:p>Schiffslabor</text:p>
          </table:table-cell>
          <table:table-cell table:style-name="ce761" office:value-type="string" calcext:value-type="string">
            <text:p>Plastahl 3</text:p>
          </table:table-cell>
          <table:table-cell table:style-name="ce905" table:formula="of:=IF(NOT(ISBLANK([.A47]));IF( IFNA( VLOOKUP( [.B47];INDIRECT([.A47]&amp;&quot;.$C$2:$F$200&quot;);2;0);&quot;&quot;)=0;&quot;&quot;; IFNA(VLOOKUP([.B47];INDIRECT([.A47]&amp;&quot;.$C$2:$F$200&quot;);2;0);&quot;&quot;));&quot;&quot;)">
            <text:p/>
          </table:table-cell>
          <table:table-cell table:style-name="ce905" table:formula="of:=IF(NOT(ISBLANK([.A47]));IF( IFNA( VLOOKUP( [.B47];INDIRECT([.A47]&amp;&quot;.$C$2:$F$200&quot;);3;0);&quot;&quot;)=0;&quot;&quot;; IFNA(VLOOKUP([.B47];INDIRECT([.A47]&amp;&quot;.$C$2:$F$200&quot;);3;0);&quot;&quot;));&quot;&quot;)">
            <text:p/>
          </table:table-cell>
          <table:table-cell table:style-name="ce905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920" office:value-type="string" calcext:value-type="string">
            <text:p>OFFEN</text:p>
          </table:table-cell>
          <table:table-cell table:style-name="ce939" office:value-type="string" calcext:value-type="string">
            <text:p>Schockschild 2</text:p>
          </table:table-cell>
          <table:table-cell table:number-columns-repeated="1016"/>
        </table:table-row>
        <table:table-row table:style-name="ro3">
          <table:table-cell table:style-name="ce648" office:value-type="string" calcext:value-type="string">
            <text:p>Schiffslabor</text:p>
          </table:table-cell>
          <table:table-cell table:style-name="ce762" office:value-type="string" calcext:value-type="string">
            <text:p>Harrier</text:p>
          </table:table-cell>
          <table:table-cell table:style-name="ce905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905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905" table:formula="of:=IF(NOT(ISBLANK([.A48]));IF( IFNA( VLOOKUP( [.B48];INDIRECT([.A48]&amp;&quot;.$C$2:$F$200&quot;);4;0);&quot;&quot;)=0;&quot;&quot;; IFNA(VLOOKUP([.B48];INDIRECT([.A48]&amp;&quot;.$C$2:$F$200&quot;);4;0);&quot;&quot;));&quot;&quot;)" office:value-type="string" office:string-value="Pulsstrahler II" calcext:value-type="string">
            <text:p>Pulsstrahler II</text:p>
          </table:table-cell>
          <table:table-cell/>
          <table:table-cell table:style-name="ce921" office:value-type="string" calcext:value-type="string">
            <text:p>Pulsstrahler 4</text:p>
          </table:table-cell>
          <table:table-cell table:style-name="ce940" office:value-type="string" calcext:value-type="string">
            <text:p>Schockschild 3</text:p>
          </table:table-cell>
          <table:table-cell table:number-columns-repeated="1016"/>
        </table:table-row>
        <table:table-row table:style-name="ro3">
          <table:table-cell table:style-name="ce649" office:value-type="string" calcext:value-type="string">
            <text:p>Schiffslabor</text:p>
          </table:table-cell>
          <table:table-cell table:style-name="ce763" office:value-type="string" calcext:value-type="string">
            <text:p>Harrier MK 2</text:p>
          </table:table-cell>
          <table:table-cell table:style-name="ce905" table:formula="of:=IF(NOT(ISBLANK([.A49]));IF( IFNA( VLOOKUP( [.B49];INDIRECT([.A49]&amp;&quot;.$C$2:$F$200&quot;);2;0);&quot;&quot;)=0;&quot;&quot;; IFNA(VLOOKUP([.B49];INDIRECT([.A49]&amp;&quot;.$C$2:$F$200&quot;);2;0);&quot;&quot;));&quot;&quot;)">
            <text:p/>
          </table:table-cell>
          <table:table-cell table:style-name="ce905" table:formula="of:=IF(NOT(ISBLANK([.A49]));IF( IFNA( VLOOKUP( [.B49];INDIRECT([.A49]&amp;&quot;.$C$2:$F$200&quot;);3;0);&quot;&quot;)=0;&quot;&quot;; IFNA(VLOOKUP([.B49];INDIRECT([.A49]&amp;&quot;.$C$2:$F$200&quot;);3;0);&quot;&quot;));&quot;&quot;)">
            <text:p/>
          </table:table-cell>
          <table:table-cell table:style-name="ce905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922" office:value-type="string" calcext:value-type="string">
            <text:p>Pulsstrahler 5</text:p>
          </table:table-cell>
          <table:table-cell table:style-name="ce941" office:value-type="string" calcext:value-type="string">
            <text:p>Schockschild 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64" office:value-type="string" calcext:value-type="string">
            <text:p>Plastahl-Platten 1</text:p>
          </table:table-cell>
          <table:table-cell table:style-name="ce905" table:formula="of:=IF(NOT(ISBLANK([.A50]));IF( IFNA( VLOOKUP( [.B50];INDIRECT([.A50]&amp;&quot;.$C$2:$F$200&quot;);2;0);&quot;&quot;)=0;&quot;&quot;; IFNA(VLOOKUP([.B50];INDIRECT([.A50]&amp;&quot;.$C$2:$F$200&quot;);2;0);&quot;&quot;));&quot;&quot;)">
            <text:p/>
          </table:table-cell>
          <table:table-cell table:style-name="ce905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905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922"/>
          <table:table-cell table:style-name="ce942" office:value-type="string" calcext:value-type="string">
            <text:p>Schockschild 5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751"/>
          <table:table-cell table:style-name="ce905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905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905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905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905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8">
          <table:table-cell table:style-name="ce650" office:value-type="string" calcext:value-type="string">
            <text:p>Module</text:p>
          </table:table-cell>
          <table:table-cell table:style-name="ce765" office:value-type="string" calcext:value-type="string">
            <text:p>Brücke 2</text:p>
          </table:table-cell>
          <table:table-cell table:style-name="ce904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904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Flottenwerft 2" calcext:value-type="string">
            <text:p>Flottenwerft 2</text:p>
          </table:table-cell>
          <table:table-cell table:style-name="ce904" table:formula="of:=IF(NOT(ISBLANK([.A53]));IF( IFNA( VLOOKUP( [.B53];INDIRECT([.A53]&amp;&quot;.$C$2:$F$200&quot;);4;0);&quot;&quot;)=0;&quot;&quot;; IFNA(VLOOKUP([.B53];INDIRECT([.A53]&amp;&quot;.$C$2:$F$200&quot;);4;0);&quot;&quot;));&quot;&quot;)" office:value-type="string" office:string-value="Brücke 1" calcext:value-type="string">
            <text:p>Brücke 1</text:p>
          </table:table-cell>
          <table:table-cell table:number-columns-repeated="2"/>
          <table:table-cell table:style-name="ce943" office:value-type="string" calcext:value-type="string">
            <text:p>OFFEN</text:p>
          </table:table-cell>
          <table:table-cell table:number-columns-repeated="1016"/>
        </table:table-row>
        <table:table-row table:style-name="ro2">
          <table:table-cell table:style-name="ce651" office:value-type="string" calcext:value-type="string">
            <text:p>Module</text:p>
          </table:table-cell>
          <table:table-cell table:style-name="ce766" office:value-type="string" calcext:value-type="string">
            <text:p>Werkstatt 2</text:p>
          </table:table-cell>
          <table:table-cell table:style-name="ce905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Werkstatt 1" calcext:value-type="string">
            <text:p>Werkstatt 1</text:p>
          </table:table-cell>
          <table:table-cell table:style-name="ce905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923" office:value-type="string" calcext:value-type="string">
            <text:p>OFFEN</text:p>
          </table:table-cell>
          <table:table-cell table:style-name="ce749" office:value-type="string" calcext:value-type="string">
            <text:p>Spektralschild 2</text:p>
          </table:table-cell>
          <table:table-cell table:number-columns-repeated="1016"/>
        </table:table-row>
        <table:table-row table:style-name="ro2">
          <table:table-cell table:style-name="ce652"/>
          <table:table-cell table:style-name="ce767"/>
          <table:table-cell table:style-name="ce905" table:formula="of:=IF(NOT(ISBLANK([.A55]));IF( IFNA( VLOOKUP( [.B55];INDIRECT([.A55]&amp;&quot;.$C$2:$F$200&quot;);2;0);&quot;&quot;)=0;&quot;&quot;; IFNA(VLOOKUP([.B55];INDIRECT([.A55]&amp;&quot;.$C$2:$F$200&quot;);2;0);&quot;&quot;));&quot;&quot;)">
            <text:p/>
          </table:table-cell>
          <table:table-cell table:style-name="ce905" table:formula="of:=IF(NOT(ISBLANK([.A55]));IF( IFNA( VLOOKUP( [.B55];INDIRECT([.A55]&amp;&quot;.$C$2:$F$200&quot;);3;0);&quot;&quot;)=0;&quot;&quot;; IFNA(VLOOKUP([.B55];INDIRECT([.A55]&amp;&quot;.$C$2:$F$200&quot;);3;0);&quot;&quot;));&quot;&quot;)">
            <text:p/>
          </table:table-cell>
          <table:table-cell table:style-name="ce905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924" office:value-type="string" calcext:value-type="string">
            <text:p>Terminus-Mine 2</text:p>
          </table:table-cell>
          <table:table-cell table:style-name="ce944" office:value-type="string" calcext:value-type="string">
            <text:p>Spektralschild 3</text:p>
          </table:table-cell>
          <table:table-cell table:number-columns-repeated="1016"/>
        </table:table-row>
        <table:table-row table:style-name="ro2">
          <table:table-cell table:style-name="ce653" office:value-type="string" calcext:value-type="string">
            <text:p>Module</text:p>
          </table:table-cell>
          <table:table-cell table:style-name="ce768" office:value-type="string" calcext:value-type="string">
            <text:p>Schiffsfabrik 3</text:p>
          </table:table-cell>
          <table:table-cell table:style-name="ce905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905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925" office:value-type="string" calcext:value-type="string">
            <text:p>Terminus-Mine 3</text:p>
          </table:table-cell>
          <table:table-cell table:style-name="ce945" office:value-type="string" calcext:value-type="string">
            <text:p>Spektralschild 4</text:p>
          </table:table-cell>
          <table:table-cell table:number-columns-repeated="1016"/>
        </table:table-row>
        <table:table-row table:style-name="ro2">
          <table:table-cell table:style-name="ce654" office:value-type="string" calcext:value-type="string">
            <text:p>Module</text:p>
          </table:table-cell>
          <table:table-cell table:style-name="ce769" office:value-type="string" calcext:value-type="string">
            <text:p>Schiffslabor 3</text:p>
          </table:table-cell>
          <table:table-cell table:style-name="ce905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5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926" office:value-type="string" calcext:value-type="string">
            <text:p>Terminus-Mine 4</text:p>
          </table:table-cell>
          <table:table-cell table:style-name="ce946" office:value-type="string" calcext:value-type="string">
            <text:p>Spektralschild 5</text:p>
          </table:table-cell>
          <table:table-cell table:number-columns-repeated="1016"/>
        </table:table-row>
        <table:table-row table:style-name="ro2">
          <table:table-cell table:style-name="ce655" office:value-type="string" calcext:value-type="string">
            <text:p>Module</text:p>
          </table:table-cell>
          <table:table-cell table:style-name="ce770" office:value-type="string" calcext:value-type="string">
            <text:p>Flottenwerft 3</text:p>
          </table:table-cell>
          <table:table-cell table:style-name="ce905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2" calcext:value-type="string">
            <text:p>Flottenwerft 2</text:p>
          </table:table-cell>
          <table:table-cell table:style-name="ce905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927" office:value-type="string" calcext:value-type="string">
            <text:p>Terminus-Mine 5</text:p>
          </table:table-cell>
          <table:table-cell table:number-columns-repeated="1017"/>
        </table:table-row>
        <table:table-row table:style-name="ro2">
          <table:table-cell table:style-name="ce656" office:value-type="string" calcext:value-type="string">
            <text:p>Module</text:p>
          </table:table-cell>
          <table:table-cell table:style-name="ce771" office:value-type="string" calcext:value-type="string">
            <text:p>Techniklabor 3</text:p>
          </table:table-cell>
          <table:table-cell table:style-name="ce905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2" calcext:value-type="string">
            <text:p>Techniklabor 2</text:p>
          </table:table-cell>
          <table:table-cell table:style-name="ce905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928" office:value-type="string" calcext:value-type="string">
            <text:p>Terminus-Mine 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56" office:value-type="string" calcext:value-type="string">
            <text:p>Waffenlabor 3</text:p>
          </table:table-cell>
          <table:table-cell table:style-name="ce905" table:formula="of:=IF(NOT(ISBLANK([.A60]));IF( IFNA( VLOOKUP( [.B60];INDIRECT([.A60]&amp;&quot;.$C$2:$F$200&quot;);2;0);&quot;&quot;)=0;&quot;&quot;; IFNA(VLOOKUP([.B60];INDIRECT([.A60]&amp;&quot;.$C$2:$F$200&quot;);2;0);&quot;&quot;));&quot;&quot;)" office:value-type="string" office:string-value="Waffenlabor 2" calcext:value-type="string">
            <text:p>Waffenlabor 2</text:p>
          </table:table-cell>
          <table:table-cell table:style-name="ce905" table:formula="of:=IF(NOT(ISBLANK([.A60]));IF( IFNA( VLOOKUP( [.B60];INDIRECT([.A60]&amp;&quot;.$C$2:$F$200&quot;);3;0);&quot;&quot;)=0;&quot;&quot;; IFNA(VLOOKUP([.B60];INDIRECT([.A60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929" office:value-type="string" calcext:value-type="string">
            <text:p>Terminus-Mine 7</text:p>
          </table:table-cell>
          <table:table-cell table:number-columns-repeated="1017"/>
        </table:table-row>
        <table:table-row table:style-name="ro2">
          <table:table-cell table:style-name="ce657"/>
          <table:table-cell table:style-name="ce772"/>
          <table:table-cell table:style-name="ce905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905" table:formula="of:=IF(NOT(ISBLANK([.A61]));IF( IFNA( VLOOKUP( [.B61];INDIRECT([.A61]&amp;&quot;.$C$2:$F$200&quot;);3;0);&quot;&quot;)=0;&quot;&quot;; IFNA(VLOOKUP([.B61];INDIRECT([.A61]&amp;&quot;.$C$2:$F$200&quot;);3;0);&quot;&quot;));&quot;&quot;)">
            <text:p/>
          </table:table-cell>
          <table:table-cell table:style-name="ce905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930" office:value-type="string" calcext:value-type="string">
            <text:p>Terminus-Mine 8</text:p>
          </table:table-cell>
          <table:table-cell table:number-columns-repeated="1017"/>
        </table:table-row>
        <table:table-row table:style-name="ro2">
          <table:table-cell table:style-name="ce658"/>
          <table:table-cell table:style-name="ce773"/>
          <table:table-cell table:style-name="ce905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905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905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931" office:value-type="string" calcext:value-type="string">
            <text:p>Terminus-Mine 9</text:p>
          </table:table-cell>
          <table:table-cell table:number-columns-repeated="1017"/>
        </table:table-row>
        <table:table-row table:style-name="ro2">
          <table:table-cell table:style-name="ce659"/>
          <table:table-cell table:style-name="ce774"/>
          <table:table-cell table:style-name="ce905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905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905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932" office:value-type="string" calcext:value-type="string">
            <text:p>Terminus-Mine 10</text:p>
          </table:table-cell>
          <table:table-cell table:number-columns-repeated="1017"/>
        </table:table-row>
        <table:table-row table:style-name="ro2">
          <table:table-cell table:style-name="ce660" office:value-type="string" calcext:value-type="string">
            <text:p>Module</text:p>
          </table:table-cell>
          <table:table-cell table:style-name="ce775" office:value-type="string" calcext:value-type="string">
            <text:p>Helium-3-Schürfer 3</text:p>
          </table:table-cell>
          <table:table-cell table:style-name="ce905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Helium-3-Schürfer 2" calcext:value-type="string">
            <text:p>Helium-3-Schürfer 2</text:p>
          </table:table-cell>
          <table:table-cell table:style-name="ce905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Module</text:p>
          </table:table-cell>
          <table:table-cell table:style-name="ce776" office:value-type="string" calcext:value-type="string">
            <text:p>Kampfmodul 3</text:p>
          </table:table-cell>
          <table:table-cell table:style-name="ce905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Kampfmodul 2" calcext:value-type="string">
            <text:p>Kampfmodul 2</text:p>
          </table:table-cell>
          <table:table-cell table:style-name="ce905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Module</text:p>
          </table:table-cell>
          <table:table-cell table:style-name="ce777" office:value-type="string" calcext:value-type="string">
            <text:p>Lagermodul 3</text:p>
          </table:table-cell>
          <table:table-cell table:style-name="ce905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Lagermodul 2" calcext:value-type="string">
            <text:p>Lagermodul 2</text:p>
          </table:table-cell>
          <table:table-cell table:style-name="ce905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Module</text:p>
          </table:table-cell>
          <table:table-cell table:style-name="ce778" office:value-type="string" calcext:value-type="string">
            <text:p>Mineralerz-Schürfer 3</text:p>
          </table:table-cell>
          <table:table-cell table:style-name="ce905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Mineralerz-Schürfer 2" calcext:value-type="string">
            <text:p>Mineralerz-Schürfer 2</text:p>
          </table:table-cell>
          <table:table-cell table:style-name="ce905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Schiffslabor</text:p>
          </table:table-cell>
          <table:table-cell table:style-name="ce749" office:value-type="string" calcext:value-type="string">
            <text:p>Tritanium-Platten 1</text:p>
          </table:table-cell>
          <table:table-cell table:style-name="ce905" table:formula="of:=IF(NOT(ISBLANK([.A68]));IF( IFNA( VLOOKUP( [.B68];INDIRECT([.A68]&amp;&quot;.$C$2:$F$200&quot;);2;0);&quot;&quot;)=0;&quot;&quot;; IFNA(VLOOKUP([.B68];INDIRECT([.A68]&amp;&quot;.$C$2:$F$200&quot;);2;0);&quot;&quot;));&quot;&quot;)">
            <text:p/>
          </table:table-cell>
          <table:table-cell table:style-name="ce905" table:formula="of:=IF(NOT(ISBLANK([.A68]));IF( IFNA( VLOOKUP( [.B68];INDIRECT([.A68]&amp;&quot;.$C$2:$F$200&quot;);3;0);&quot;&quot;)=0;&quot;&quot;; IFNA(VLOOKUP([.B68];INDIRECT([.A68]&amp;&quot;.$C$2:$F$200&quot;);3;0);&quot;&quot;));&quot;&quot;)">
            <text:p/>
          </table:table-cell>
          <table:table-cell table:style-name="ce905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Schiffslabor</text:p>
          </table:table-cell>
          <table:table-cell table:style-name="ce779" office:value-type="string" calcext:value-type="string">
            <text:p>Plastahl 4</text:p>
          </table:table-cell>
          <table:table-cell table:style-name="ce905" table:formula="of:=IF(NOT(ISBLANK([.A69]));IF( IFNA( VLOOKUP( [.B69];INDIRECT([.A69]&amp;&quot;.$C$2:$F$200&quot;);2;0);&quot;&quot;)=0;&quot;&quot;; IFNA(VLOOKUP([.B69];INDIRECT([.A69]&amp;&quot;.$C$2:$F$200&quot;);2;0);&quot;&quot;));&quot;&quot;)">
            <text:p/>
          </table:table-cell>
          <table:table-cell table:style-name="ce905" table:formula="of:=IF(NOT(ISBLANK([.A69]));IF( IFNA( VLOOKUP( [.B69];INDIRECT([.A69]&amp;&quot;.$C$2:$F$200&quot;);3;0);&quot;&quot;)=0;&quot;&quot;; IFNA(VLOOKUP([.B69];INDIRECT([.A69]&amp;&quot;.$C$2:$F$200&quot;);3;0);&quot;&quot;));&quot;&quot;)">
            <text:p/>
          </table:table-cell>
          <table:table-cell table:style-name="ce905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 office:value-type="string" calcext:value-type="string">
            <text:p>Schiffslabor</text:p>
          </table:table-cell>
          <table:table-cell table:style-name="ce780" office:value-type="string" calcext:value-type="string">
            <text:p>Plastahl-Platten 2</text:p>
          </table:table-cell>
          <table:table-cell table:style-name="ce905" table:formula="of:=IF(NOT(ISBLANK([.A70]));IF( IFNA( VLOOKUP( [.B70];INDIRECT([.A70]&amp;&quot;.$C$2:$F$200&quot;);2;0);&quot;&quot;)=0;&quot;&quot;; IFNA(VLOOKUP([.B70];INDIRECT([.A70]&amp;&quot;.$C$2:$F$200&quot;);2;0);&quot;&quot;));&quot;&quot;)">
            <text:p/>
          </table:table-cell>
          <table:table-cell table:style-name="ce905" table:formula="of:=IF(NOT(ISBLANK([.A70]));IF( IFNA( VLOOKUP( [.B70];INDIRECT([.A70]&amp;&quot;.$C$2:$F$200&quot;);3;0);&quot;&quot;)=0;&quot;&quot;; IFNA(VLOOKUP([.B70];INDIRECT([.A70]&amp;&quot;.$C$2:$F$200&quot;);3;0);&quot;&quot;));&quot;&quot;)">
            <text:p/>
          </table:table-cell>
          <table:table-cell table:style-name="ce905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Schiffslabor</text:p>
          </table:table-cell>
          <table:table-cell table:style-name="ce781" office:value-type="string" calcext:value-type="string">
            <text:p>Plastahl-Platten 3</text:p>
          </table:table-cell>
          <table:table-cell table:style-name="ce905" table:formula="of:=IF(NOT(ISBLANK([.A71]));IF( IFNA( VLOOKUP( [.B71];INDIRECT([.A71]&amp;&quot;.$C$2:$F$200&quot;);2;0);&quot;&quot;)=0;&quot;&quot;; IFNA(VLOOKUP([.B71];INDIRECT([.A71]&amp;&quot;.$C$2:$F$200&quot;);2;0);&quot;&quot;));&quot;&quot;)">
            <text:p/>
          </table:table-cell>
          <table:table-cell table:style-name="ce905" table:formula="of:=IF(NOT(ISBLANK([.A71]));IF( IFNA( VLOOKUP( [.B71];INDIRECT([.A71]&amp;&quot;.$C$2:$F$200&quot;);3;0);&quot;&quot;)=0;&quot;&quot;; IFNA(VLOOKUP([.B71];INDIRECT([.A71]&amp;&quot;.$C$2:$F$200&quot;);3;0);&quot;&quot;));&quot;&quot;)">
            <text:p/>
          </table:table-cell>
          <table:table-cell table:style-name="ce905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79"/>
          <table:table-cell table:style-name="ce905" table:formula="of:=IF(NOT(ISBLANK([.A72]));IF( IFNA( VLOOKUP( [.B72];INDIRECT([.A72]&amp;&quot;.$C$2:$F$200&quot;);2;0);&quot;&quot;)=0;&quot;&quot;; IFNA(VLOOKUP([.B72];INDIRECT([.A72]&amp;&quot;.$C$2:$F$200&quot;);2;0);&quot;&quot;));&quot;&quot;)">
            <text:p/>
          </table:table-cell>
          <table:table-cell table:style-name="ce905" table:formula="of:=IF(NOT(ISBLANK([.A72]));IF( IFNA( VLOOKUP( [.B72];INDIRECT([.A72]&amp;&quot;.$C$2:$F$200&quot;);3;0);&quot;&quot;)=0;&quot;&quot;; IFNA(VLOOKUP([.B72];INDIRECT([.A72]&amp;&quot;.$C$2:$F$200&quot;);3;0);&quot;&quot;));&quot;&quot;)">
            <text:p/>
          </table:table-cell>
          <table:table-cell table:style-name="ce905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79"/>
          <table:table-cell table:style-name="ce905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905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905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79"/>
          <table:table-cell table:style-name="ce905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905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905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79"/>
          <table:table-cell table:style-name="ce905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905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905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82"/>
          <table:table-cell table:style-name="ce905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905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905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82"/>
          <table:table-cell table:style-name="ce905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905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905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82"/>
          <table:table-cell table:style-name="ce905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905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905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2" office:value-type="string" calcext:value-type="string">
            <text:p>Module</text:p>
          </table:table-cell>
          <table:table-cell table:style-name="ce783" office:value-type="string" calcext:value-type="string">
            <text:p>Schiffsfabrik 4</text:p>
          </table:table-cell>
          <table:table-cell table:style-name="ce905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Schiffsfabrik 3" calcext:value-type="string">
            <text:p>Schiffsfabrik 3</text:p>
          </table:table-cell>
          <table:table-cell table:style-name="ce905" table:formula="of:=IF(NOT(ISBLANK([.A79]));IF( IFNA( VLOOKUP( [.B79];INDIRECT([.A79]&amp;&quot;.$C$2:$F$200&quot;);3;0);&quot;&quot;)=0;&quot;&quot;; IFNA(VLOOKUP([.B79];INDIRECT([.A79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3" office:value-type="string" calcext:value-type="string">
            <text:p>Module</text:p>
          </table:table-cell>
          <table:table-cell table:style-name="ce784" office:value-type="string" calcext:value-type="string">
            <text:p>Schiffslabor 4</text:p>
          </table:table-cell>
          <table:table-cell table:style-name="ce905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Schiffslabor 3" calcext:value-type="string">
            <text:p>Schiffslabor 3</text:p>
          </table:table-cell>
          <table:table-cell table:style-name="ce905" table:formula="of:=IF(NOT(ISBLANK([.A80]));IF( IFNA( VLOOKUP( [.B80];INDIRECT([.A80]&amp;&quot;.$C$2:$F$200&quot;);3;0);&quot;&quot;)=0;&quot;&quot;; IFNA(VLOOKUP([.B80];INDIRECT([.A80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4" office:value-type="string" calcext:value-type="string">
            <text:p>Module</text:p>
          </table:table-cell>
          <table:table-cell table:style-name="ce785" office:value-type="string" calcext:value-type="string">
            <text:p>Flottenwerft 4</text:p>
          </table:table-cell>
          <table:table-cell table:style-name="ce905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Flottenwerft 3" calcext:value-type="string">
            <text:p>Flottenwerft 3</text:p>
          </table:table-cell>
          <table:table-cell table:style-name="ce905" table:formula="of:=IF(NOT(ISBLANK([.A81]));IF( IFNA( VLOOKUP( [.B81];INDIRECT([.A81]&amp;&quot;.$C$2:$F$200&quot;);3;0);&quot;&quot;)=0;&quot;&quot;; IFNA(VLOOKUP([.B81];INDIRECT([.A81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5" office:value-type="string" calcext:value-type="string">
            <text:p>Module</text:p>
          </table:table-cell>
          <table:table-cell table:style-name="ce786" office:value-type="string" calcext:value-type="string">
            <text:p>Techniklabor 4</text:p>
          </table:table-cell>
          <table:table-cell table:style-name="ce905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Techniklabor 3" calcext:value-type="string">
            <text:p>Techniklabor 3</text:p>
          </table:table-cell>
          <table:table-cell table:style-name="ce905" table:formula="of:=IF(NOT(ISBLANK([.A82]));IF( IFNA( VLOOKUP( [.B82];INDIRECT([.A82]&amp;&quot;.$C$2:$F$200&quot;);3;0);&quot;&quot;)=0;&quot;&quot;; IFNA(VLOOKUP([.B82];INDIRECT([.A82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6" office:value-type="string" calcext:value-type="string">
            <text:p>Techniklabor</text:p>
          </table:table-cell>
          <table:table-cell table:style-name="ce787" office:value-type="string" calcext:value-type="string">
            <text:p>Basis-Phasenmunit. 1</text:p>
          </table:table-cell>
          <table:table-cell table:style-name="ce905" table:formula="of:=IF(NOT(ISBLANK([.A83]));IF( IFNA( VLOOKUP( [.B83];INDIRECT([.A83]&amp;&quot;.$C$2:$F$200&quot;);2;0);&quot;&quot;)=0;&quot;&quot;; IFNA(VLOOKUP([.B83];INDIRECT([.A83]&amp;&quot;.$C$2:$F$200&quot;);2;0);&quot;&quot;));&quot;&quot;)">
            <text:p/>
          </table:table-cell>
          <table:table-cell table:style-name="ce905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905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7"/>
          <table:table-cell table:style-name="ce788"/>
          <table:table-cell table:style-name="ce905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905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905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8" office:value-type="string" calcext:value-type="string">
            <text:p>Module</text:p>
          </table:table-cell>
          <table:table-cell table:style-name="ce789" office:value-type="string" calcext:value-type="string">
            <text:p>Helium-3-Schürfer 4</text:p>
          </table:table-cell>
          <table:table-cell table:style-name="ce905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Helium-3-Schürfer 3" calcext:value-type="string">
            <text:p>Helium-3-Schürfer 3</text:p>
          </table:table-cell>
          <table:table-cell table:style-name="ce905" table:formula="of:=IF(NOT(ISBLANK([.A85]));IF( IFNA( VLOOKUP( [.B85];INDIRECT([.A85]&amp;&quot;.$C$2:$F$200&quot;);3;0);&quot;&quot;)=0;&quot;&quot;; IFNA(VLOOKUP([.B85];INDIRECT([.A85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90" office:value-type="string" calcext:value-type="string">
            <text:p>Kampfmodul 4</text:p>
          </table:table-cell>
          <table:table-cell table:style-name="ce905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Kampfmodul 3" calcext:value-type="string">
            <text:p>Kampfmodul 3</text:p>
          </table:table-cell>
          <table:table-cell table:style-name="ce905" table:formula="of:=IF(NOT(ISBLANK([.A86]));IF( IFNA( VLOOKUP( [.B86];INDIRECT([.A86]&amp;&quot;.$C$2:$F$200&quot;);3;0);&quot;&quot;)=0;&quot;&quot;; IFNA(VLOOKUP([.B86];INDIRECT([.A86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9" office:value-type="string" calcext:value-type="string">
            <text:p>Module</text:p>
          </table:table-cell>
          <table:table-cell table:style-name="ce791" office:value-type="string" calcext:value-type="string">
            <text:p>Lagermodul 4</text:p>
          </table:table-cell>
          <table:table-cell table:style-name="ce905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Lagermodul 3" calcext:value-type="string">
            <text:p>Lagermodul 3</text:p>
          </table:table-cell>
          <table:table-cell table:style-name="ce905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92" office:value-type="string" calcext:value-type="string">
            <text:p>Mineralerz-Schürfer 4</text:p>
          </table:table-cell>
          <table:table-cell table:style-name="ce905" table:formula="of:=IF(NOT(ISBLANK([.A88]));IF( IFNA( VLOOKUP( [.B88];INDIRECT([.A88]&amp;&quot;.$C$2:$F$200&quot;);2;0);&quot;&quot;)=0;&quot;&quot;; IFNA(VLOOKUP([.B88];INDIRECT([.A88]&amp;&quot;.$C$2:$F$200&quot;);2;0);&quot;&quot;));&quot;&quot;)" office:value-type="string" office:string-value="Mineralerz-Schürfer 3" calcext:value-type="string">
            <text:p>Mineralerz-Schürfer 3</text:p>
          </table:table-cell>
          <table:table-cell table:style-name="ce905" table:formula="of:=IF(NOT(ISBLANK([.A88]));IF( IFNA( VLOOKUP( [.B88];INDIRECT([.A88]&amp;&quot;.$C$2:$F$200&quot;);3;0);&quot;&quot;)=0;&quot;&quot;; IFNA(VLOOKUP([.B88];INDIRECT([.A88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3" office:value-type="string" calcext:value-type="string">
            <text:p>Tritanium 2</text:p>
          </table:table-cell>
          <table:table-cell table:style-name="ce905" table:formula="of:=IF(NOT(ISBLANK([.A89]));IF( IFNA( VLOOKUP( [.B89];INDIRECT([.A89]&amp;&quot;.$C$2:$F$200&quot;);2;0);&quot;&quot;)=0;&quot;&quot;; IFNA(VLOOKUP([.B89];INDIRECT([.A89]&amp;&quot;.$C$2:$F$200&quot;);2;0);&quot;&quot;));&quot;&quot;)">
            <text:p/>
          </table:table-cell>
          <table:table-cell table:style-name="ce905" table:formula="of:=IF(NOT(ISBLANK([.A89]));IF( IFNA( VLOOKUP( [.B89];INDIRECT([.A89]&amp;&quot;.$C$2:$F$200&quot;);3;0);&quot;&quot;)=0;&quot;&quot;; IFNA(VLOOKUP([.B89];INDIRECT([.A89]&amp;&quot;.$C$2:$F$200&quot;);3;0);&quot;&quot;));&quot;&quot;)">
            <text:p/>
          </table:table-cell>
          <table:table-cell table:style-name="ce905" table:formula="of:=IF(NOT(ISBLANK([.A89]));IF( IFNA( VLOOKUP( [.B89];INDIRECT([.A89]&amp;&quot;.$C$2:$F$200&quot;);4;0);&quot;&quot;)=0;&quot;&quot;; IFNA(VLOOKUP([.B89];INDIRECT([.A8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4" office:value-type="string" calcext:value-type="string">
            <text:p>Plastahl 5</text:p>
          </table:table-cell>
          <table:table-cell table:style-name="ce905" table:formula="of:=IF(NOT(ISBLANK([.A90]));IF( IFNA( VLOOKUP( [.B90];INDIRECT([.A90]&amp;&quot;.$C$2:$F$200&quot;);2;0);&quot;&quot;)=0;&quot;&quot;; IFNA(VLOOKUP([.B90];INDIRECT([.A90]&amp;&quot;.$C$2:$F$200&quot;);2;0);&quot;&quot;));&quot;&quot;)">
            <text:p/>
          </table:table-cell>
          <table:table-cell table:style-name="ce905" table:formula="of:=IF(NOT(ISBLANK([.A90]));IF( IFNA( VLOOKUP( [.B90];INDIRECT([.A90]&amp;&quot;.$C$2:$F$200&quot;);3;0);&quot;&quot;)=0;&quot;&quot;; IFNA(VLOOKUP([.B90];INDIRECT([.A90]&amp;&quot;.$C$2:$F$200&quot;);3;0);&quot;&quot;));&quot;&quot;)">
            <text:p/>
          </table:table-cell>
          <table:table-cell table:style-name="ce905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5" office:value-type="string" calcext:value-type="string">
            <text:p>Plastahl-Platten 4</text:p>
          </table:table-cell>
          <table:table-cell table:style-name="ce905" table:formula="of:=IF(NOT(ISBLANK([.A91]));IF( IFNA( VLOOKUP( [.B91];INDIRECT([.A91]&amp;&quot;.$C$2:$F$200&quot;);2;0);&quot;&quot;)=0;&quot;&quot;; IFNA(VLOOKUP([.B91];INDIRECT([.A91]&amp;&quot;.$C$2:$F$200&quot;);2;0);&quot;&quot;));&quot;&quot;)">
            <text:p/>
          </table:table-cell>
          <table:table-cell table:style-name="ce905" table:formula="of:=IF(NOT(ISBLANK([.A91]));IF( IFNA( VLOOKUP( [.B91];INDIRECT([.A91]&amp;&quot;.$C$2:$F$200&quot;);3;0);&quot;&quot;)=0;&quot;&quot;; IFNA(VLOOKUP([.B91];INDIRECT([.A91]&amp;&quot;.$C$2:$F$200&quot;);3;0);&quot;&quot;));&quot;&quot;)">
            <text:p/>
          </table:table-cell>
          <table:table-cell table:style-name="ce905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6" office:value-type="string" calcext:value-type="string">
            <text:p>Plastahl-Platten V</text:p>
          </table:table-cell>
          <table:table-cell table:style-name="ce905" table:formula="of:=IF(NOT(ISBLANK([.A92]));IF( IFNA( VLOOKUP( [.B92];INDIRECT([.A92]&amp;&quot;.$C$2:$F$200&quot;);2;0);&quot;&quot;)=0;&quot;&quot;; IFNA(VLOOKUP([.B92];INDIRECT([.A92]&amp;&quot;.$C$2:$F$200&quot;);2;0);&quot;&quot;));&quot;&quot;)" office:value-type="string" office:string-value="Plastahl-Platten IV" calcext:value-type="string">
            <text:p>Plastahl-Platten IV</text:p>
          </table:table-cell>
          <table:table-cell table:style-name="ce905" table:formula="of:=IF(NOT(ISBLANK([.A92]));IF( IFNA( VLOOKUP( [.B92];INDIRECT([.A92]&amp;&quot;.$C$2:$F$200&quot;);3;0);&quot;&quot;)=0;&quot;&quot;; IFNA(VLOOKUP([.B92];INDIRECT([.A92]&amp;&quot;.$C$2:$F$200&quot;);3;0);&quot;&quot;));&quot;&quot;)" office:value-type="string" office:string-value="Schiffslabor IV" calcext:value-type="string">
            <text:p>Schiffslabor IV</text:p>
          </table:table-cell>
          <table:table-cell table:style-name="ce905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7" office:value-type="string" calcext:value-type="string">
            <text:p>Tritanium-Platten 2</text:p>
          </table:table-cell>
          <table:table-cell table:style-name="ce905" table:formula="of:=IF(NOT(ISBLANK([.A93]));IF( IFNA( VLOOKUP( [.B93];INDIRECT([.A93]&amp;&quot;.$C$2:$F$200&quot;);2;0);&quot;&quot;)=0;&quot;&quot;; IFNA(VLOOKUP([.B93];INDIRECT([.A93]&amp;&quot;.$C$2:$F$200&quot;);2;0);&quot;&quot;));&quot;&quot;)">
            <text:p/>
          </table:table-cell>
          <table:table-cell table:style-name="ce905" table:formula="of:=IF(NOT(ISBLANK([.A93]));IF( IFNA( VLOOKUP( [.B93];INDIRECT([.A93]&amp;&quot;.$C$2:$F$200&quot;);3;0);&quot;&quot;)=0;&quot;&quot;; IFNA(VLOOKUP([.B93];INDIRECT([.A93]&amp;&quot;.$C$2:$F$200&quot;);3;0);&quot;&quot;));&quot;&quot;)">
            <text:p/>
          </table:table-cell>
          <table:table-cell table:style-name="ce905" table:formula="of:=IF(NOT(ISBLANK([.A93]));IF( IFNA( VLOOKUP( [.B93];INDIRECT([.A93]&amp;&quot;.$C$2:$F$200&quot;);4;0);&quot;&quot;)=0;&quot;&quot;; IFNA(VLOOKUP([.B93];INDIRECT([.A9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756" office:value-type="string" calcext:value-type="string">
            <text:p>Waffenlabor 4</text:p>
          </table:table-cell>
          <table:table-cell table:style-name="ce905" table:formula="of:=IF(NOT(ISBLANK([.A94]));IF( IFNA( VLOOKUP( [.B94];INDIRECT([.A94]&amp;&quot;.$C$2:$F$200&quot;);2;0);&quot;&quot;)=0;&quot;&quot;; IFNA(VLOOKUP([.B94];INDIRECT([.A94]&amp;&quot;.$C$2:$F$200&quot;);2;0);&quot;&quot;));&quot;&quot;)" office:value-type="string" office:string-value="Waffenlabor 3" calcext:value-type="string">
            <text:p>Waffenlabor 3</text:p>
          </table:table-cell>
          <table:table-cell table:style-name="ce905" table:formula="of:=IF(NOT(ISBLANK([.A94]));IF( IFNA( VLOOKUP( [.B94];INDIRECT([.A94]&amp;&quot;.$C$2:$F$200&quot;);3;0);&quot;&quot;)=0;&quot;&quot;; IFNA(VLOOKUP([.B94];INDIRECT([.A94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6"/>
          <table:table-cell table:style-name="ce905" table:formula="of:=IF(NOT(ISBLANK([.A95]));IF( IFNA( VLOOKUP( [.B95];INDIRECT([.A95]&amp;&quot;.$C$2:$F$200&quot;);2;0);&quot;&quot;)=0;&quot;&quot;; IFNA(VLOOKUP([.B95];INDIRECT([.A95]&amp;&quot;.$C$2:$F$200&quot;);2;0);&quot;&quot;));&quot;&quot;)">
            <text:p/>
          </table:table-cell>
          <table:table-cell table:style-name="ce905" table:formula="of:=IF(NOT(ISBLANK([.A95]));IF( IFNA( VLOOKUP( [.B95];INDIRECT([.A95]&amp;&quot;.$C$2:$F$200&quot;);3;0);&quot;&quot;)=0;&quot;&quot;; IFNA(VLOOKUP([.B95];INDIRECT([.A95]&amp;&quot;.$C$2:$F$200&quot;);3;0);&quot;&quot;));&quot;&quot;)">
            <text:p/>
          </table:table-cell>
          <table:table-cell table:style-name="ce905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3" table:number-rows-repeated="7">
          <table:table-cell table:style-name="ce2"/>
          <table:table-cell table:style-name="ce756"/>
          <table:table-cell table:style-name="ce905" table:number-columns-repeated="3"/>
          <table:table-cell table:number-columns-repeated="1019"/>
        </table:table-row>
        <table:table-row table:style-name="ro3">
          <table:table-cell table:style-name="ce2"/>
          <table:table-cell table:style-name="ce756"/>
          <table:table-cell table:style-name="ce905" table:formula="of:=IF(NOT(ISBLANK([.A103]));IF( IFNA( VLOOKUP( [.B103];INDIRECT([.A103]&amp;&quot;.$C$2:$F$200&quot;);2;0);&quot;&quot;)=0;&quot;&quot;; IFNA(VLOOKUP([.B103];INDIRECT([.A103]&amp;&quot;.$C$2:$F$200&quot;);2;0);&quot;&quot;));&quot;&quot;)">
            <text:p/>
          </table:table-cell>
          <table:table-cell table:style-name="ce905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905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6"/>
          <table:table-cell table:style-name="ce905" table:formula="of:=IF(NOT(ISBLANK([.A104]));IF( IFNA( VLOOKUP( [.B104];INDIRECT([.A104]&amp;&quot;.$C$2:$F$200&quot;);2;0);&quot;&quot;)=0;&quot;&quot;; IFNA(VLOOKUP([.B104];INDIRECT([.A104]&amp;&quot;.$C$2:$F$200&quot;);2;0);&quot;&quot;));&quot;&quot;)">
            <text:p/>
          </table:table-cell>
          <table:table-cell table:style-name="ce905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905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98"/>
          <table:table-cell table:style-name="ce905" table:formula="of:=IF(NOT(ISBLANK([.A105]));IF( IFNA( VLOOKUP( [.B105];INDIRECT([.A105]&amp;&quot;.$C$2:$F$200&quot;);2;0);&quot;&quot;)=0;&quot;&quot;; IFNA(VLOOKUP([.B105];INDIRECT([.A105]&amp;&quot;.$C$2:$F$200&quot;);2;0);&quot;&quot;));&quot;&quot;)">
            <text:p/>
          </table:table-cell>
          <table:table-cell table:style-name="ce905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905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99"/>
          <table:table-cell table:style-name="ce905" table:formula="of:=IF(NOT(ISBLANK([.A106]));IF( IFNA( VLOOKUP( [.B106];INDIRECT([.A106]&amp;&quot;.$C$2:$F$200&quot;);2;0);&quot;&quot;)=0;&quot;&quot;; IFNA(VLOOKUP([.B106];INDIRECT([.A106]&amp;&quot;.$C$2:$F$200&quot;);2;0);&quot;&quot;));&quot;&quot;)">
            <text:p/>
          </table:table-cell>
          <table:table-cell table:style-name="ce905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905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0"/>
          <table:table-cell table:style-name="ce905" table:formula="of:=IF(NOT(ISBLANK([.A107]));IF( IFNA( VLOOKUP( [.B107];INDIRECT([.A107]&amp;&quot;.$C$2:$F$200&quot;);2;0);&quot;&quot;)=0;&quot;&quot;; IFNA(VLOOKUP([.B107];INDIRECT([.A107]&amp;&quot;.$C$2:$F$200&quot;);2;0);&quot;&quot;));&quot;&quot;)">
            <text:p/>
          </table:table-cell>
          <table:table-cell table:style-name="ce905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905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1"/>
          <table:table-cell table:style-name="ce905" table:formula="of:=IF(NOT(ISBLANK([.A108]));IF( IFNA( VLOOKUP( [.B108];INDIRECT([.A108]&amp;&quot;.$C$2:$F$200&quot;);2;0);&quot;&quot;)=0;&quot;&quot;; IFNA(VLOOKUP([.B108];INDIRECT([.A108]&amp;&quot;.$C$2:$F$200&quot;);2;0);&quot;&quot;));&quot;&quot;)">
            <text:p/>
          </table:table-cell>
          <table:table-cell table:style-name="ce905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905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2"/>
          <table:table-cell table:style-name="ce905" table:formula="of:=IF(NOT(ISBLANK([.A109]));IF( IFNA( VLOOKUP( [.B109];INDIRECT([.A109]&amp;&quot;.$C$2:$F$200&quot;);2;0);&quot;&quot;)=0;&quot;&quot;; IFNA(VLOOKUP([.B109];INDIRECT([.A109]&amp;&quot;.$C$2:$F$200&quot;);2;0);&quot;&quot;));&quot;&quot;)">
            <text:p/>
          </table:table-cell>
          <table:table-cell table:style-name="ce905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905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905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905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905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905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670" office:value-type="string" calcext:value-type="string">
            <text:p>Module</text:p>
          </table:table-cell>
          <table:table-cell table:style-name="ce803" office:value-type="string" calcext:value-type="string">
            <text:p>Brücke 3</text:p>
          </table:table-cell>
          <table:table-cell table:style-name="ce904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904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Flottenwerft 4" calcext:value-type="string">
            <text:p>Flottenwerft 4</text:p>
          </table:table-cell>
          <table:table-cell table:style-name="ce904" table:formula="of:=IF(NOT(ISBLANK([.A112]));IF( IFNA( VLOOKUP( [.B112];INDIRECT([.A112]&amp;&quot;.$C$2:$F$200&quot;);4;0);&quot;&quot;)=0;&quot;&quot;; IFNA(VLOOKUP([.B112];INDIRECT([.A112]&amp;&quot;.$C$2:$F$200&quot;);4;0);&quot;&quot;));&quot;&quot;)" office:value-type="string" office:string-value="Brücke 2" calcext:value-type="string">
            <text:p>Brücke 2</text:p>
          </table:table-cell>
          <table:table-cell table:number-columns-repeated="1019"/>
        </table:table-row>
        <table:table-row table:style-name="ro2">
          <table:table-cell table:style-name="ce671" office:value-type="string" calcext:value-type="string">
            <text:p>Module</text:p>
          </table:table-cell>
          <table:table-cell table:style-name="ce804" office:value-type="string" calcext:value-type="string">
            <text:p>Werkstatt 3</text:p>
          </table:table-cell>
          <table:table-cell table:style-name="ce905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Werkstatt 2" calcext:value-type="string">
            <text:p>Werkstatt 2</text:p>
          </table:table-cell>
          <table:table-cell table:style-name="ce905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2" office:value-type="string" calcext:value-type="string">
            <text:p>Module</text:p>
          </table:table-cell>
          <table:table-cell table:style-name="ce805" office:value-type="string" calcext:value-type="string">
            <text:p>Schiffsfabrik 5</text:p>
          </table:table-cell>
          <table:table-cell table:style-name="ce905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905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3" office:value-type="string" calcext:value-type="string">
            <text:p>Module</text:p>
          </table:table-cell>
          <table:table-cell table:style-name="ce806" office:value-type="string" calcext:value-type="string">
            <text:p>Schiffslabor 5</text:p>
          </table:table-cell>
          <table:table-cell table:style-name="ce905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Schiffslabor 4" calcext:value-type="string">
            <text:p>Schiffslabor 4</text:p>
          </table:table-cell>
          <table:table-cell table:style-name="ce905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4" office:value-type="string" calcext:value-type="string">
            <text:p>Module</text:p>
          </table:table-cell>
          <table:table-cell table:style-name="ce807" office:value-type="string" calcext:value-type="string">
            <text:p>Flottenwerft 5</text:p>
          </table:table-cell>
          <table:table-cell table:style-name="ce905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Flottenwerft 4" calcext:value-type="string">
            <text:p>Flottenwerft 4</text:p>
          </table:table-cell>
          <table:table-cell table:style-name="ce905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5" office:value-type="string" calcext:value-type="string">
            <text:p>Module</text:p>
          </table:table-cell>
          <table:table-cell table:style-name="ce808" office:value-type="string" calcext:value-type="string">
            <text:p>Techniklabor 5</text:p>
          </table:table-cell>
          <table:table-cell table:style-name="ce905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Techniklabor 4" calcext:value-type="string">
            <text:p>Techniklabor 4</text:p>
          </table:table-cell>
          <table:table-cell table:style-name="ce905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6"/>
          <table:table-cell table:style-name="ce809"/>
          <table:table-cell table:style-name="ce905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905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905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7" office:value-type="string" calcext:value-type="string">
            <text:p>Module</text:p>
          </table:table-cell>
          <table:table-cell table:style-name="ce810" office:value-type="string" calcext:value-type="string">
            <text:p>Helium-3-Schürfer 5</text:p>
          </table:table-cell>
          <table:table-cell table:style-name="ce905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Helium-3-Schürfer 4" calcext:value-type="string">
            <text:p>Helium-3-Schürfer 4</text:p>
          </table:table-cell>
          <table:table-cell table:style-name="ce905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7" office:value-type="string" calcext:value-type="string">
            <text:p>Module</text:p>
          </table:table-cell>
          <table:table-cell table:style-name="ce811" office:value-type="string" calcext:value-type="string">
            <text:p>Kampfmodul 5</text:p>
          </table:table-cell>
          <table:table-cell table:style-name="ce905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Kampfmodul 4" calcext:value-type="string">
            <text:p>Kampfmodul 4</text:p>
          </table:table-cell>
          <table:table-cell table:style-name="ce905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7" office:value-type="string" calcext:value-type="string">
            <text:p>Module</text:p>
          </table:table-cell>
          <table:table-cell table:style-name="ce812" office:value-type="string" calcext:value-type="string">
            <text:p>Lagermodul 5</text:p>
          </table:table-cell>
          <table:table-cell table:style-name="ce905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Lagermodul 4" calcext:value-type="string">
            <text:p>Lagermodul 4</text:p>
          </table:table-cell>
          <table:table-cell table:style-name="ce905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7" office:value-type="string" calcext:value-type="string">
            <text:p>Module</text:p>
          </table:table-cell>
          <table:table-cell table:style-name="ce813" office:value-type="string" calcext:value-type="string">
            <text:p>Mineralerz-Schürfer 5</text:p>
          </table:table-cell>
          <table:table-cell table:style-name="ce905" table:formula="of:=IF(NOT(ISBLANK([.A122]));IF( IFNA( VLOOKUP( [.B122];INDIRECT([.A122]&amp;&quot;.$C$2:$F$200&quot;);2;0);&quot;&quot;)=0;&quot;&quot;; IFNA(VLOOKUP([.B122];INDIRECT([.A122]&amp;&quot;.$C$2:$F$200&quot;);2;0);&quot;&quot;));&quot;&quot;)" office:value-type="string" office:string-value="Mineralerz-Schürfer 4" calcext:value-type="string">
            <text:p>Mineralerz-Schürfer 4</text:p>
          </table:table-cell>
          <table:table-cell table:style-name="ce905" table:formula="of:=IF(NOT(ISBLANK([.A122]));IF( IFNA( VLOOKUP( [.B122];INDIRECT([.A122]&amp;&quot;.$C$2:$F$200&quot;);3;0);&quot;&quot;)=0;&quot;&quot;; IFNA(VLOOKUP([.B122];INDIRECT([.A122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8" office:value-type="string" calcext:value-type="string">
            <text:p>Module</text:p>
          </table:table-cell>
          <table:table-cell table:style-name="ce814" office:value-type="string" calcext:value-type="string">
            <text:p>Terminus-Mine 1</text:p>
          </table:table-cell>
          <table:table-cell table:style-name="ce905" table:formula="of:=IF(NOT(ISBLANK([.A123]));IF( IFNA( VLOOKUP( [.B123];INDIRECT([.A123]&amp;&quot;.$C$2:$F$200&quot;);2;0);&quot;&quot;)=0;&quot;&quot;; IFNA(VLOOKUP([.B123];INDIRECT([.A123]&amp;&quot;.$C$2:$F$200&quot;);2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905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9" office:value-type="string" calcext:value-type="string">
            <text:p>Module</text:p>
          </table:table-cell>
          <table:table-cell table:style-name="ce815" office:value-type="string" calcext:value-type="string">
            <text:p>Antimateriesilo 1</text:p>
          </table:table-cell>
          <table:table-cell table:style-name="ce905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905" table:formula="of:=IF(NOT(ISBLANK([.A124]));IF( IFNA( VLOOKUP( [.B124];INDIRECT([.A124]&amp;&quot;.$C$2:$F$200&quot;);3;0);&quot;&quot;)=0;&quot;&quot;; IFNA(VLOOKUP([.B124];INDIRECT([.A124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0" office:value-type="string" calcext:value-type="string">
            <text:p>Module</text:p>
          </table:table-cell>
          <table:table-cell table:style-name="ce816" office:value-type="string" calcext:value-type="string">
            <text:p>Antimateriesilo 2</text:p>
          </table:table-cell>
          <table:table-cell table:style-name="ce905" table:formula="of:=IF(NOT(ISBLANK([.A125]));IF( IFNA( VLOOKUP( [.B125];INDIRECT([.A125]&amp;&quot;.$C$2:$F$200&quot;);2;0);&quot;&quot;)=0;&quot;&quot;; IFNA(VLOOKUP([.B125];INDIRECT([.A125]&amp;&quot;.$C$2:$F$200&quot;);2;0);&quot;&quot;));&quot;&quot;)" office:value-type="string" office:string-value="Antimateriesilo 1" calcext:value-type="string">
            <text:p>Antimateriesilo 1</text:p>
          </table:table-cell>
          <table:table-cell table:style-name="ce905" table:formula="of:=IF(NOT(ISBLANK([.A125]));IF( IFNA( VLOOKUP( [.B125];INDIRECT([.A125]&amp;&quot;.$C$2:$F$200&quot;);3;0);&quot;&quot;)=0;&quot;&quot;; IFNA(VLOOKUP([.B125];INDIRECT([.A125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1" office:value-type="string" calcext:value-type="string">
            <text:p>Module</text:p>
          </table:table-cell>
          <table:table-cell table:style-name="ce817" office:value-type="string" calcext:value-type="string">
            <text:p>Antimateriesilo 3</text:p>
          </table:table-cell>
          <table:table-cell table:style-name="ce905" table:formula="of:=IF(NOT(ISBLANK([.A126]));IF( IFNA( VLOOKUP( [.B126];INDIRECT([.A126]&amp;&quot;.$C$2:$F$200&quot;);2;0);&quot;&quot;)=0;&quot;&quot;; IFNA(VLOOKUP([.B126];INDIRECT([.A126]&amp;&quot;.$C$2:$F$200&quot;);2;0);&quot;&quot;));&quot;&quot;)" office:value-type="string" office:string-value="Antimateriesilo 2" calcext:value-type="string">
            <text:p>Antimateriesilo 2</text:p>
          </table:table-cell>
          <table:table-cell table:style-name="ce905" table:formula="of:=IF(NOT(ISBLANK([.A126]));IF( IFNA( VLOOKUP( [.B126];INDIRECT([.A126]&amp;&quot;.$C$2:$F$200&quot;);3;0);&quot;&quot;)=0;&quot;&quot;; IFNA(VLOOKUP([.B126];INDIRECT([.A126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2" office:value-type="string" calcext:value-type="string">
            <text:p>Module</text:p>
          </table:table-cell>
          <table:table-cell table:style-name="ce818" office:value-type="string" calcext:value-type="string">
            <text:p>Antimateriesilo 4</text:p>
          </table:table-cell>
          <table:table-cell table:style-name="ce905" table:formula="of:=IF(NOT(ISBLANK([.A127]));IF( IFNA( VLOOKUP( [.B127];INDIRECT([.A127]&amp;&quot;.$C$2:$F$200&quot;);2;0);&quot;&quot;)=0;&quot;&quot;; IFNA(VLOOKUP([.B127];INDIRECT([.A127]&amp;&quot;.$C$2:$F$200&quot;);2;0);&quot;&quot;));&quot;&quot;)" office:value-type="string" office:string-value="Antimateriesilo 3" calcext:value-type="string">
            <text:p>Antimateriesilo 3</text:p>
          </table:table-cell>
          <table:table-cell table:style-name="ce905" table:formula="of:=IF(NOT(ISBLANK([.A127]));IF( IFNA( VLOOKUP( [.B127];INDIRECT([.A127]&amp;&quot;.$C$2:$F$200&quot;);3;0);&quot;&quot;)=0;&quot;&quot;; IFNA(VLOOKUP([.B127];INDIRECT([.A127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Module</text:p>
          </table:table-cell>
          <table:table-cell table:style-name="ce819" office:value-type="string" calcext:value-type="string">
            <text:p>Antimateriesilo 5</text:p>
          </table:table-cell>
          <table:table-cell table:style-name="ce905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Antimateriesilo 4" calcext:value-type="string">
            <text:p>Antimateriesilo 4</text:p>
          </table:table-cell>
          <table:table-cell table:style-name="ce905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Schiffslabor</text:p>
          </table:table-cell>
          <table:table-cell table:style-name="ce749" office:value-type="string" calcext:value-type="string">
            <text:p>Iridium-Platten 1</text:p>
          </table:table-cell>
          <table:table-cell table:style-name="ce905" table:formula="of:=IF(NOT(ISBLANK([.A129]));IF( IFNA( VLOOKUP( [.B129];INDIRECT([.A129]&amp;&quot;.$C$2:$F$200&quot;);2;0);&quot;&quot;)=0;&quot;&quot;; IFNA(VLOOKUP([.B129];INDIRECT([.A129]&amp;&quot;.$C$2:$F$200&quot;);2;0);&quot;&quot;));&quot;&quot;)">
            <text:p/>
          </table:table-cell>
          <table:table-cell table:style-name="ce905" table:formula="of:=IF(NOT(ISBLANK([.A129]));IF( IFNA( VLOOKUP( [.B129];INDIRECT([.A129]&amp;&quot;.$C$2:$F$200&quot;);3;0);&quot;&quot;)=0;&quot;&quot;; IFNA(VLOOKUP([.B129];INDIRECT([.A129]&amp;&quot;.$C$2:$F$200&quot;);3;0);&quot;&quot;));&quot;&quot;)">
            <text:p/>
          </table:table-cell>
          <table:table-cell table:style-name="ce905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Schiffslabor</text:p>
          </table:table-cell>
          <table:table-cell table:style-name="ce820" office:value-type="string" calcext:value-type="string">
            <text:p>Tritanium 3</text:p>
          </table:table-cell>
          <table:table-cell table:style-name="ce905" table:formula="of:=IF(NOT(ISBLANK([.A130]));IF( IFNA( VLOOKUP( [.B130];INDIRECT([.A130]&amp;&quot;.$C$2:$F$200&quot;);2;0);&quot;&quot;)=0;&quot;&quot;; IFNA(VLOOKUP([.B130];INDIRECT([.A130]&amp;&quot;.$C$2:$F$200&quot;);2;0);&quot;&quot;));&quot;&quot;)">
            <text:p/>
          </table:table-cell>
          <table:table-cell table:style-name="ce905" table:formula="of:=IF(NOT(ISBLANK([.A130]));IF( IFNA( VLOOKUP( [.B130];INDIRECT([.A130]&amp;&quot;.$C$2:$F$200&quot;);3;0);&quot;&quot;)=0;&quot;&quot;; IFNA(VLOOKUP([.B130];INDIRECT([.A130]&amp;&quot;.$C$2:$F$200&quot;);3;0);&quot;&quot;));&quot;&quot;)">
            <text:p/>
          </table:table-cell>
          <table:table-cell table:style-name="ce905" table:formula="of:=IF(NOT(ISBLANK([.A130]));IF( IFNA( VLOOKUP( [.B130];INDIRECT([.A130]&amp;&quot;.$C$2:$F$200&quot;);4;0);&quot;&quot;)=0;&quot;&quot;; IFNA(VLOOKUP([.B130];INDIRECT([.A13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Schiffslabor</text:p>
          </table:table-cell>
          <table:table-cell table:style-name="ce821" office:value-type="string" calcext:value-type="string">
            <text:p>Iridium 1</text:p>
          </table:table-cell>
          <table:table-cell table:style-name="ce905" table:formula="of:=IF(NOT(ISBLANK([.A131]));IF( IFNA( VLOOKUP( [.B131];INDIRECT([.A131]&amp;&quot;.$C$2:$F$200&quot;);2;0);&quot;&quot;)=0;&quot;&quot;; IFNA(VLOOKUP([.B131];INDIRECT([.A131]&amp;&quot;.$C$2:$F$200&quot;);2;0);&quot;&quot;));&quot;&quot;)">
            <text:p/>
          </table:table-cell>
          <table:table-cell table:style-name="ce905" table:formula="of:=IF(NOT(ISBLANK([.A131]));IF( IFNA( VLOOKUP( [.B131];INDIRECT([.A131]&amp;&quot;.$C$2:$F$200&quot;);3;0);&quot;&quot;)=0;&quot;&quot;; IFNA(VLOOKUP([.B131];INDIRECT([.A131]&amp;&quot;.$C$2:$F$200&quot;);3;0);&quot;&quot;));&quot;&quot;)">
            <text:p/>
          </table:table-cell>
          <table:table-cell table:style-name="ce905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Schiffslabor</text:p>
          </table:table-cell>
          <table:table-cell table:style-name="ce822" office:value-type="string" calcext:value-type="string">
            <text:p>Tritanium-Platten 3</text:p>
          </table:table-cell>
          <table:table-cell table:style-name="ce905" table:formula="of:=IF(NOT(ISBLANK([.A132]));IF( IFNA( VLOOKUP( [.B132];INDIRECT([.A132]&amp;&quot;.$C$2:$F$200&quot;);2;0);&quot;&quot;)=0;&quot;&quot;; IFNA(VLOOKUP([.B132];INDIRECT([.A132]&amp;&quot;.$C$2:$F$200&quot;);2;0);&quot;&quot;));&quot;&quot;)">
            <text:p/>
          </table:table-cell>
          <table:table-cell table:style-name="ce905" table:formula="of:=IF(NOT(ISBLANK([.A132]));IF( IFNA( VLOOKUP( [.B132];INDIRECT([.A132]&amp;&quot;.$C$2:$F$200&quot;);3;0);&quot;&quot;)=0;&quot;&quot;; IFNA(VLOOKUP([.B132];INDIRECT([.A132]&amp;&quot;.$C$2:$F$200&quot;);3;0);&quot;&quot;));&quot;&quot;)">
            <text:p/>
          </table:table-cell>
          <table:table-cell table:style-name="ce905" table:formula="of:=IF(NOT(ISBLANK([.A132]));IF( IFNA( VLOOKUP( [.B132];INDIRECT([.A132]&amp;&quot;.$C$2:$F$200&quot;);4;0);&quot;&quot;)=0;&quot;&quot;; IFNA(VLOOKUP([.B132];INDIRECT([.A1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3"/>
          <table:table-cell table:style-name="ce819"/>
          <table:table-cell table:style-name="ce905" table:formula="of:=IF(NOT(ISBLANK([.A133]));IF( IFNA( VLOOKUP( [.B133];INDIRECT([.A133]&amp;&quot;.$C$2:$F$200&quot;);2;0);&quot;&quot;)=0;&quot;&quot;; IFNA(VLOOKUP([.B133];INDIRECT([.A133]&amp;&quot;.$C$2:$F$200&quot;);2;0);&quot;&quot;));&quot;&quot;)">
            <text:p/>
          </table:table-cell>
          <table:table-cell table:style-name="ce905" table:formula="of:=IF(NOT(ISBLANK([.A133]));IF( IFNA( VLOOKUP( [.B133];INDIRECT([.A133]&amp;&quot;.$C$2:$F$200&quot;);3;0);&quot;&quot;)=0;&quot;&quot;; IFNA(VLOOKUP([.B133];INDIRECT([.A133]&amp;&quot;.$C$2:$F$200&quot;);3;0);&quot;&quot;));&quot;&quot;)">
            <text:p/>
          </table:table-cell>
          <table:table-cell table:style-name="ce905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3"/>
          <table:table-cell table:style-name="ce819"/>
          <table:table-cell table:style-name="ce905" table:formula="of:=IF(NOT(ISBLANK([.A134]));IF( IFNA( VLOOKUP( [.B134];INDIRECT([.A134]&amp;&quot;.$C$2:$F$200&quot;);2;0);&quot;&quot;)=0;&quot;&quot;; IFNA(VLOOKUP([.B134];INDIRECT([.A134]&amp;&quot;.$C$2:$F$200&quot;);2;0);&quot;&quot;));&quot;&quot;)">
            <text:p/>
          </table:table-cell>
          <table:table-cell table:style-name="ce905" table:formula="of:=IF(NOT(ISBLANK([.A134]));IF( IFNA( VLOOKUP( [.B134];INDIRECT([.A134]&amp;&quot;.$C$2:$F$200&quot;);3;0);&quot;&quot;)=0;&quot;&quot;; IFNA(VLOOKUP([.B134];INDIRECT([.A134]&amp;&quot;.$C$2:$F$200&quot;);3;0);&quot;&quot;));&quot;&quot;)">
            <text:p/>
          </table:table-cell>
          <table:table-cell table:style-name="ce905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3"/>
          <table:table-cell table:style-name="ce819"/>
          <table:table-cell table:style-name="ce905" table:formula="of:=IF(NOT(ISBLANK([.A135]));IF( IFNA( VLOOKUP( [.B135];INDIRECT([.A135]&amp;&quot;.$C$2:$F$200&quot;);2;0);&quot;&quot;)=0;&quot;&quot;; IFNA(VLOOKUP([.B135];INDIRECT([.A135]&amp;&quot;.$C$2:$F$200&quot;);2;0);&quot;&quot;));&quot;&quot;)">
            <text:p/>
          </table:table-cell>
          <table:table-cell table:style-name="ce905" table:formula="of:=IF(NOT(ISBLANK([.A135]));IF( IFNA( VLOOKUP( [.B135];INDIRECT([.A135]&amp;&quot;.$C$2:$F$200&quot;);3;0);&quot;&quot;)=0;&quot;&quot;; IFNA(VLOOKUP([.B135];INDIRECT([.A135]&amp;&quot;.$C$2:$F$200&quot;);3;0);&quot;&quot;));&quot;&quot;)">
            <text:p/>
          </table:table-cell>
          <table:table-cell table:style-name="ce905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3"/>
          <table:table-cell table:style-name="ce819"/>
          <table:table-cell table:style-name="ce905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905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905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3"/>
          <table:table-cell table:style-name="ce819"/>
          <table:table-cell table:style-name="ce905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905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905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905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905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905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905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4" office:value-type="string" calcext:value-type="string">
            <text:p>Module</text:p>
          </table:table-cell>
          <table:table-cell table:style-name="ce823" office:value-type="string" calcext:value-type="string">
            <text:p>Schiffsfabrik 6</text:p>
          </table:table-cell>
          <table:table-cell table:style-name="ce905" table:formula="of:=IF(NOT(ISBLANK([.A140]));IF( IFNA( VLOOKUP( [.B140];INDIRECT([.A140]&amp;&quot;.$C$2:$F$200&quot;);2;0);&quot;&quot;)=0;&quot;&quot;; IFNA(VLOOKUP([.B140];INDIRECT([.A140]&amp;&quot;.$C$2:$F$200&quot;);2;0);&quot;&quot;));&quot;&quot;)" office:value-type="string" office:string-value="Schiffsfabrik 5" calcext:value-type="string">
            <text:p>Schiffsfabrik 5</text:p>
          </table:table-cell>
          <table:table-cell table:style-name="ce905" table:formula="of:=IF(NOT(ISBLANK([.A140]));IF( IFNA( VLOOKUP( [.B140];INDIRECT([.A140]&amp;&quot;.$C$2:$F$200&quot;);3;0);&quot;&quot;)=0;&quot;&quot;; IFNA(VLOOKUP([.B140];INDIRECT([.A140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5" office:value-type="string" calcext:value-type="string">
            <text:p>Module</text:p>
          </table:table-cell>
          <table:table-cell table:style-name="ce824" office:value-type="string" calcext:value-type="string">
            <text:p>Schiffslabor 6</text:p>
          </table:table-cell>
          <table:table-cell table:style-name="ce905" table:formula="of:=IF(NOT(ISBLANK([.A141]));IF( IFNA( VLOOKUP( [.B141];INDIRECT([.A141]&amp;&quot;.$C$2:$F$200&quot;);2;0);&quot;&quot;)=0;&quot;&quot;; IFNA(VLOOKUP([.B141];INDIRECT([.A141]&amp;&quot;.$C$2:$F$200&quot;);2;0);&quot;&quot;));&quot;&quot;)" office:value-type="string" office:string-value="Schiffslabor 5" calcext:value-type="string">
            <text:p>Schiffslabor 5</text:p>
          </table:table-cell>
          <table:table-cell table:style-name="ce905" table:formula="of:=IF(NOT(ISBLANK([.A141]));IF( IFNA( VLOOKUP( [.B141];INDIRECT([.A141]&amp;&quot;.$C$2:$F$200&quot;);3;0);&quot;&quot;)=0;&quot;&quot;; IFNA(VLOOKUP([.B141];INDIRECT([.A141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6" office:value-type="string" calcext:value-type="string">
            <text:p>Module</text:p>
          </table:table-cell>
          <table:table-cell table:style-name="ce825" office:value-type="string" calcext:value-type="string">
            <text:p>Flottenwerft 6</text:p>
          </table:table-cell>
          <table:table-cell table:style-name="ce905" table:formula="of:=IF(NOT(ISBLANK([.A142]));IF( IFNA( VLOOKUP( [.B142];INDIRECT([.A142]&amp;&quot;.$C$2:$F$200&quot;);2;0);&quot;&quot;)=0;&quot;&quot;; IFNA(VLOOKUP([.B142];INDIRECT([.A142]&amp;&quot;.$C$2:$F$200&quot;);2;0);&quot;&quot;));&quot;&quot;)" office:value-type="string" office:string-value="Flottenwerft 5" calcext:value-type="string">
            <text:p>Flottenwerft 5</text:p>
          </table:table-cell>
          <table:table-cell table:style-name="ce905" table:formula="of:=IF(NOT(ISBLANK([.A142]));IF( IFNA( VLOOKUP( [.B142];INDIRECT([.A142]&amp;&quot;.$C$2:$F$200&quot;);3;0);&quot;&quot;)=0;&quot;&quot;; IFNA(VLOOKUP([.B142];INDIRECT([.A142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7" office:value-type="string" calcext:value-type="string">
            <text:p>Module</text:p>
          </table:table-cell>
          <table:table-cell table:style-name="ce826" office:value-type="string" calcext:value-type="string">
            <text:p>Techniklabor 6</text:p>
          </table:table-cell>
          <table:table-cell table:style-name="ce905" table:formula="of:=IF(NOT(ISBLANK([.A143]));IF( IFNA( VLOOKUP( [.B143];INDIRECT([.A143]&amp;&quot;.$C$2:$F$200&quot;);2;0);&quot;&quot;)=0;&quot;&quot;; IFNA(VLOOKUP([.B143];INDIRECT([.A143]&amp;&quot;.$C$2:$F$200&quot;);2;0);&quot;&quot;));&quot;&quot;)" office:value-type="string" office:string-value="Techniklabor 5" calcext:value-type="string">
            <text:p>Techniklabor 5</text:p>
          </table:table-cell>
          <table:table-cell table:style-name="ce905" table:formula="of:=IF(NOT(ISBLANK([.A143]));IF( IFNA( VLOOKUP( [.B143];INDIRECT([.A143]&amp;&quot;.$C$2:$F$200&quot;);3;0);&quot;&quot;)=0;&quot;&quot;; IFNA(VLOOKUP([.B143];INDIRECT([.A143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8" office:value-type="string" calcext:value-type="string">
            <text:p>Techniklabor</text:p>
          </table:table-cell>
          <table:table-cell table:style-name="ce827" office:value-type="string" calcext:value-type="string">
            <text:p>Basis-Phasenmunit. 2</text:p>
          </table:table-cell>
          <table:table-cell table:style-name="ce905" table:formula="of:=IF(NOT(ISBLANK([.A144]));IF( IFNA( VLOOKUP( [.B144];INDIRECT([.A144]&amp;&quot;.$C$2:$F$200&quot;);2;0);&quot;&quot;)=0;&quot;&quot;; IFNA(VLOOKUP([.B144];INDIRECT([.A144]&amp;&quot;.$C$2:$F$200&quot;);2;0);&quot;&quot;));&quot;&quot;)">
            <text:p/>
          </table:table-cell>
          <table:table-cell table:style-name="ce905" table:formula="of:=IF(NOT(ISBLANK([.A144]));IF( IFNA( VLOOKUP( [.B144];INDIRECT([.A144]&amp;&quot;.$C$2:$F$200&quot;);3;0);&quot;&quot;)=0;&quot;&quot;; IFNA(VLOOKUP([.B144];INDIRECT([.A144]&amp;&quot;.$C$2:$F$200&quot;);3;0);&quot;&quot;));&quot;&quot;)">
            <text:p/>
          </table:table-cell>
          <table:table-cell table:style-name="ce905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9" office:value-type="string" calcext:value-type="string">
            <text:p>Module</text:p>
          </table:table-cell>
          <table:table-cell table:style-name="ce828" office:value-type="string" calcext:value-type="string">
            <text:p>Antimateriesilo 6</text:p>
          </table:table-cell>
          <table:table-cell table:style-name="ce905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Antimateriesilo 5" calcext:value-type="string">
            <text:p>Antimateriesilo 5</text:p>
          </table:table-cell>
          <table:table-cell table:style-name="ce905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0" office:value-type="string" calcext:value-type="string">
            <text:p>Module</text:p>
          </table:table-cell>
          <table:table-cell table:style-name="ce829" office:value-type="string" calcext:value-type="string">
            <text:p>Helium-3-Schürfer 6</text:p>
          </table:table-cell>
          <table:table-cell table:style-name="ce905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Helium-3-Schürfer 5" calcext:value-type="string">
            <text:p>Helium-3-Schürfer 5</text:p>
          </table:table-cell>
          <table:table-cell table:style-name="ce905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0" office:value-type="string" calcext:value-type="string">
            <text:p>Kampfmodul 6</text:p>
          </table:table-cell>
          <table:table-cell table:style-name="ce905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Kampfmodul 5" calcext:value-type="string">
            <text:p>Kampfmodul 5</text:p>
          </table:table-cell>
          <table:table-cell table:style-name="ce905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1" office:value-type="string" calcext:value-type="string">
            <text:p>Lagermodul 6</text:p>
          </table:table-cell>
          <table:table-cell table:style-name="ce905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Lagermodul 5" calcext:value-type="string">
            <text:p>Lagermodul 5</text:p>
          </table:table-cell>
          <table:table-cell table:style-name="ce905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2" office:value-type="string" calcext:value-type="string">
            <text:p>Mineralerz-Schürfer 6</text:p>
          </table:table-cell>
          <table:table-cell table:style-name="ce905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Mineralerz-Schürfer 5" calcext:value-type="string">
            <text:p>Mineralerz-Schürfer 5</text:p>
          </table:table-cell>
          <table:table-cell table:style-name="ce905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1" office:value-type="string" calcext:value-type="string">
            <text:p>Schiffslabor</text:p>
          </table:table-cell>
          <table:table-cell table:style-name="ce833" office:value-type="string" calcext:value-type="string">
            <text:p>Tritanium 4</text:p>
          </table:table-cell>
          <table:table-cell table:style-name="ce905" table:formula="of:=IF(NOT(ISBLANK([.A150]));IF( IFNA( VLOOKUP( [.B150];INDIRECT([.A150]&amp;&quot;.$C$2:$F$200&quot;);2;0);&quot;&quot;)=0;&quot;&quot;; IFNA(VLOOKUP([.B150];INDIRECT([.A150]&amp;&quot;.$C$2:$F$200&quot;);2;0);&quot;&quot;));&quot;&quot;)">
            <text:p/>
          </table:table-cell>
          <table:table-cell table:style-name="ce905" table:formula="of:=IF(NOT(ISBLANK([.A150]));IF( IFNA( VLOOKUP( [.B150];INDIRECT([.A150]&amp;&quot;.$C$2:$F$200&quot;);3;0);&quot;&quot;)=0;&quot;&quot;; IFNA(VLOOKUP([.B150];INDIRECT([.A150]&amp;&quot;.$C$2:$F$200&quot;);3;0);&quot;&quot;));&quot;&quot;)">
            <text:p/>
          </table:table-cell>
          <table:table-cell table:style-name="ce905" table:formula="of:=IF(NOT(ISBLANK([.A150]));IF( IFNA( VLOOKUP( [.B150];INDIRECT([.A150]&amp;&quot;.$C$2:$F$200&quot;);4;0);&quot;&quot;)=0;&quot;&quot;; IFNA(VLOOKUP([.B150];INDIRECT([.A15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1" office:value-type="string" calcext:value-type="string">
            <text:p>Schiffslabor</text:p>
          </table:table-cell>
          <table:table-cell table:style-name="ce834" office:value-type="string" calcext:value-type="string">
            <text:p>Iridium 2</text:p>
          </table:table-cell>
          <table:table-cell table:style-name="ce905" table:formula="of:=IF(NOT(ISBLANK([.A151]));IF( IFNA( VLOOKUP( [.B151];INDIRECT([.A151]&amp;&quot;.$C$2:$F$200&quot;);2;0);&quot;&quot;)=0;&quot;&quot;; IFNA(VLOOKUP([.B151];INDIRECT([.A151]&amp;&quot;.$C$2:$F$200&quot;);2;0);&quot;&quot;));&quot;&quot;)">
            <text:p/>
          </table:table-cell>
          <table:table-cell table:style-name="ce905" table:formula="of:=IF(NOT(ISBLANK([.A151]));IF( IFNA( VLOOKUP( [.B151];INDIRECT([.A151]&amp;&quot;.$C$2:$F$200&quot;);3;0);&quot;&quot;)=0;&quot;&quot;; IFNA(VLOOKUP([.B151];INDIRECT([.A151]&amp;&quot;.$C$2:$F$200&quot;);3;0);&quot;&quot;));&quot;&quot;)">
            <text:p/>
          </table:table-cell>
          <table:table-cell table:style-name="ce905" table:formula="of:=IF(NOT(ISBLANK([.A151]));IF( IFNA( VLOOKUP( [.B151];INDIRECT([.A151]&amp;&quot;.$C$2:$F$200&quot;);4;0);&quot;&quot;)=0;&quot;&quot;; IFNA(VLOOKUP([.B151];INDIRECT([.A15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1" office:value-type="string" calcext:value-type="string">
            <text:p>Schiffslabor</text:p>
          </table:table-cell>
          <table:table-cell table:style-name="ce835" office:value-type="string" calcext:value-type="string">
            <text:p>Tritanium-Platten 4</text:p>
          </table:table-cell>
          <table:table-cell table:style-name="ce905" table:formula="of:=IF(NOT(ISBLANK([.A152]));IF( IFNA( VLOOKUP( [.B152];INDIRECT([.A152]&amp;&quot;.$C$2:$F$200&quot;);2;0);&quot;&quot;)=0;&quot;&quot;; IFNA(VLOOKUP([.B152];INDIRECT([.A152]&amp;&quot;.$C$2:$F$200&quot;);2;0);&quot;&quot;));&quot;&quot;)">
            <text:p/>
          </table:table-cell>
          <table:table-cell table:style-name="ce905" table:formula="of:=IF(NOT(ISBLANK([.A152]));IF( IFNA( VLOOKUP( [.B152];INDIRECT([.A152]&amp;&quot;.$C$2:$F$200&quot;);3;0);&quot;&quot;)=0;&quot;&quot;; IFNA(VLOOKUP([.B152];INDIRECT([.A152]&amp;&quot;.$C$2:$F$200&quot;);3;0);&quot;&quot;));&quot;&quot;)">
            <text:p/>
          </table:table-cell>
          <table:table-cell table:style-name="ce905" table:formula="of:=IF(NOT(ISBLANK([.A152]));IF( IFNA( VLOOKUP( [.B152];INDIRECT([.A152]&amp;&quot;.$C$2:$F$200&quot;);4;0);&quot;&quot;)=0;&quot;&quot;; IFNA(VLOOKUP([.B152];INDIRECT([.A15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1" office:value-type="string" calcext:value-type="string">
            <text:p>Schiffslabor</text:p>
          </table:table-cell>
          <table:table-cell table:style-name="ce836" office:value-type="string" calcext:value-type="string">
            <text:p>Iridium-Platten 2</text:p>
          </table:table-cell>
          <table:table-cell table:style-name="ce905" table:formula="of:=IF(NOT(ISBLANK([.A153]));IF( IFNA( VLOOKUP( [.B153];INDIRECT([.A153]&amp;&quot;.$C$2:$F$200&quot;);2;0);&quot;&quot;)=0;&quot;&quot;; IFNA(VLOOKUP([.B153];INDIRECT([.A153]&amp;&quot;.$C$2:$F$200&quot;);2;0);&quot;&quot;));&quot;&quot;)">
            <text:p/>
          </table:table-cell>
          <table:table-cell table:style-name="ce905" table:formula="of:=IF(NOT(ISBLANK([.A153]));IF( IFNA( VLOOKUP( [.B153];INDIRECT([.A153]&amp;&quot;.$C$2:$F$200&quot;);3;0);&quot;&quot;)=0;&quot;&quot;; IFNA(VLOOKUP([.B153];INDIRECT([.A153]&amp;&quot;.$C$2:$F$200&quot;);3;0);&quot;&quot;));&quot;&quot;)">
            <text:p/>
          </table:table-cell>
          <table:table-cell table:style-name="ce905" table:formula="of:=IF(NOT(ISBLANK([.A153]));IF( IFNA( VLOOKUP( [.B153];INDIRECT([.A153]&amp;&quot;.$C$2:$F$200&quot;);4;0);&quot;&quot;)=0;&quot;&quot;; IFNA(VLOOKUP([.B153];INDIRECT([.A15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1"/>
          <table:table-cell table:style-name="ce837"/>
          <table:table-cell table:style-name="ce905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905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905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756" office:value-type="string" calcext:value-type="string">
            <text:p>Waffenlabor V</text:p>
          </table:table-cell>
          <table:table-cell table:style-name="ce905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905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905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38" office:value-type="string" calcext:value-type="string">
            <text:p>Waffenlabor 6</text:p>
          </table:table-cell>
          <table:table-cell table:style-name="ce905" table:formula="of:=IF(NOT(ISBLANK([.A156]));IF( IFNA( VLOOKUP( [.B156];INDIRECT([.A156]&amp;&quot;.$C$2:$F$200&quot;);2;0);&quot;&quot;)=0;&quot;&quot;; IFNA(VLOOKUP([.B156];INDIRECT([.A156]&amp;&quot;.$C$2:$F$200&quot;);2;0);&quot;&quot;));&quot;&quot;)" office:value-type="string" office:string-value="Waffenlabor 5" calcext:value-type="string">
            <text:p>Waffenlabor 5</text:p>
          </table:table-cell>
          <table:table-cell table:style-name="ce905" table:formula="of:=IF(NOT(ISBLANK([.A156]));IF( IFNA( VLOOKUP( [.B156];INDIRECT([.A156]&amp;&quot;.$C$2:$F$200&quot;);3;0);&quot;&quot;)=0;&quot;&quot;; IFNA(VLOOKUP([.B156];INDIRECT([.A156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905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905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905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905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905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905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692" office:value-type="string" calcext:value-type="string">
            <text:p>Module</text:p>
          </table:table-cell>
          <table:table-cell table:style-name="ce839" office:value-type="string" calcext:value-type="string">
            <text:p>Brücke 4</text:p>
          </table:table-cell>
          <table:table-cell table:style-name="ce904" table:formula="of:=IF(NOT(ISBLANK([.A160]));IF( IFNA( VLOOKUP( [.B160];INDIRECT([.A160]&amp;&quot;.$C$2:$F$200&quot;);2;0);&quot;&quot;)=0;&quot;&quot;; IFNA(VLOOKUP([.B160];INDIRECT([.A160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904" table:formula="of:=IF(NOT(ISBLANK([.A160]));IF( IFNA( VLOOKUP( [.B160];INDIRECT([.A160]&amp;&quot;.$C$2:$F$200&quot;);3;0);&quot;&quot;)=0;&quot;&quot;; IFNA(VLOOKUP([.B160];INDIRECT([.A160]&amp;&quot;.$C$2:$F$200&quot;);3;0);&quot;&quot;));&quot;&quot;)" office:value-type="string" office:string-value="Flottenwerft 6" calcext:value-type="string">
            <text:p>Flottenwerft 6</text:p>
          </table:table-cell>
          <table:table-cell table:style-name="ce904" table:formula="of:=IF(NOT(ISBLANK([.A160]));IF( IFNA( VLOOKUP( [.B160];INDIRECT([.A160]&amp;&quot;.$C$2:$F$200&quot;);4;0);&quot;&quot;)=0;&quot;&quot;; IFNA(VLOOKUP([.B160];INDIRECT([.A160]&amp;&quot;.$C$2:$F$200&quot;);4;0);&quot;&quot;));&quot;&quot;)" office:value-type="string" office:string-value="Brücke 3" calcext:value-type="string">
            <text:p>Brücke 3</text:p>
          </table:table-cell>
          <table:table-cell table:number-columns-repeated="1019"/>
        </table:table-row>
        <table:table-row table:style-name="ro2">
          <table:table-cell table:style-name="ce693" office:value-type="string" calcext:value-type="string">
            <text:p>Module</text:p>
          </table:table-cell>
          <table:table-cell table:style-name="ce840" office:value-type="string" calcext:value-type="string">
            <text:p>Schiffsfabrik 7</text:p>
          </table:table-cell>
          <table:table-cell table:style-name="ce905" table:formula="of:=IF(NOT(ISBLANK([.A161]));IF( IFNA( VLOOKUP( [.B161];INDIRECT([.A161]&amp;&quot;.$C$2:$F$200&quot;);2;0);&quot;&quot;)=0;&quot;&quot;; IFNA(VLOOKUP([.B161];INDIRECT([.A161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905" table:formula="of:=IF(NOT(ISBLANK([.A161]));IF( IFNA( VLOOKUP( [.B161];INDIRECT([.A161]&amp;&quot;.$C$2:$F$200&quot;);3;0);&quot;&quot;)=0;&quot;&quot;; IFNA(VLOOKUP([.B161];INDIRECT([.A161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4" office:value-type="string" calcext:value-type="string">
            <text:p>Module</text:p>
          </table:table-cell>
          <table:table-cell table:style-name="ce841" office:value-type="string" calcext:value-type="string">
            <text:p>Werkstatt 4</text:p>
          </table:table-cell>
          <table:table-cell table:style-name="ce905" table:formula="of:=IF(NOT(ISBLANK([.A162]));IF( IFNA( VLOOKUP( [.B162];INDIRECT([.A162]&amp;&quot;.$C$2:$F$200&quot;);2;0);&quot;&quot;)=0;&quot;&quot;; IFNA(VLOOKUP([.B162];INDIRECT([.A162]&amp;&quot;.$C$2:$F$200&quot;);2;0);&quot;&quot;));&quot;&quot;)" office:value-type="string" office:string-value="Werkstatt 3" calcext:value-type="string">
            <text:p>Werkstatt 3</text:p>
          </table:table-cell>
          <table:table-cell table:style-name="ce905" table:formula="of:=IF(NOT(ISBLANK([.A162]));IF( IFNA( VLOOKUP( [.B162];INDIRECT([.A162]&amp;&quot;.$C$2:$F$200&quot;);3;0);&quot;&quot;)=0;&quot;&quot;; IFNA(VLOOKUP([.B162];INDIRECT([.A162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2]));IF( IFNA( VLOOKUP( [.B162];INDIRECT([.A162]&amp;&quot;.$C$2:$F$200&quot;);4;0);&quot;&quot;)=0;&quot;&quot;; IFNA(VLOOKUP([.B162];INDIRECT([.A162]&amp;&quot;.$C$2:$F$200&quot;);4;0);&quot;&quot;));&quot;&quot;)" office:value-type="string" office:string-value="Schiffsfabrik 7" calcext:value-type="string">
            <text:p>Schiffsfabrik 7</text:p>
          </table:table-cell>
          <table:table-cell table:number-columns-repeated="1019"/>
        </table:table-row>
        <table:table-row table:style-name="ro2">
          <table:table-cell table:style-name="ce695" office:value-type="string" calcext:value-type="string">
            <text:p>Module</text:p>
          </table:table-cell>
          <table:table-cell table:style-name="ce842" office:value-type="string" calcext:value-type="string">
            <text:p>Schiffslabor 7</text:p>
          </table:table-cell>
          <table:table-cell table:style-name="ce905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Schiffslabor 6" calcext:value-type="string">
            <text:p>Schiffslabor 6</text:p>
          </table:table-cell>
          <table:table-cell table:style-name="ce905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3]));IF( IFNA( VLOOKUP( [.B163];INDIRECT([.A163]&amp;&quot;.$C$2:$F$200&quot;);4;0);&quot;&quot;)=0;&quot;&quot;; IFNA(VLOOKUP([.B163];INDIRECT([.A16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6" office:value-type="string" calcext:value-type="string">
            <text:p>Module</text:p>
          </table:table-cell>
          <table:table-cell table:style-name="ce843" office:value-type="string" calcext:value-type="string">
            <text:p>Flottenwerft 7</text:p>
          </table:table-cell>
          <table:table-cell table:style-name="ce905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Flottenwerft 6" calcext:value-type="string">
            <text:p>Flottenwerft 6</text:p>
          </table:table-cell>
          <table:table-cell table:style-name="ce905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4]));IF( IFNA( VLOOKUP( [.B164];INDIRECT([.A164]&amp;&quot;.$C$2:$F$200&quot;);4;0);&quot;&quot;)=0;&quot;&quot;; IFNA(VLOOKUP([.B164];INDIRECT([.A16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7" office:value-type="string" calcext:value-type="string">
            <text:p>Module</text:p>
          </table:table-cell>
          <table:table-cell table:style-name="ce844" office:value-type="string" calcext:value-type="string">
            <text:p>Techniklabor 7</text:p>
          </table:table-cell>
          <table:table-cell table:style-name="ce905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Techniklabor 6" calcext:value-type="string">
            <text:p>Techniklabor 6</text:p>
          </table:table-cell>
          <table:table-cell table:style-name="ce905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8" office:value-type="string" calcext:value-type="string">
            <text:p>Module</text:p>
          </table:table-cell>
          <table:table-cell table:style-name="ce845" office:value-type="string" calcext:value-type="string">
            <text:p>Antimateriesilo 7</text:p>
          </table:table-cell>
          <table:table-cell table:style-name="ce905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Antimateriesilo 6" calcext:value-type="string">
            <text:p>Antimateriesilo 6</text:p>
          </table:table-cell>
          <table:table-cell table:style-name="ce905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6]));IF( IFNA( VLOOKUP( [.B166];INDIRECT([.A166]&amp;&quot;.$C$2:$F$200&quot;);4;0);&quot;&quot;)=0;&quot;&quot;; IFNA(VLOOKUP([.B166];INDIRECT([.A16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8" office:value-type="string" calcext:value-type="string">
            <text:p>Module</text:p>
          </table:table-cell>
          <table:table-cell table:style-name="ce846" office:value-type="string" calcext:value-type="string">
            <text:p>Helium-3-Schürfer 7</text:p>
          </table:table-cell>
          <table:table-cell table:style-name="ce905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Helium-3-Schürfer 6" calcext:value-type="string">
            <text:p>Helium-3-Schürfer 6</text:p>
          </table:table-cell>
          <table:table-cell table:style-name="ce905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8" office:value-type="string" calcext:value-type="string">
            <text:p>Module</text:p>
          </table:table-cell>
          <table:table-cell table:style-name="ce847" office:value-type="string" calcext:value-type="string">
            <text:p>Kampfmodul 7</text:p>
          </table:table-cell>
          <table:table-cell table:style-name="ce905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Kampfmodul 6" calcext:value-type="string">
            <text:p>Kampfmodul 6</text:p>
          </table:table-cell>
          <table:table-cell table:style-name="ce905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8" office:value-type="string" calcext:value-type="string">
            <text:p>Module</text:p>
          </table:table-cell>
          <table:table-cell table:style-name="ce848" office:value-type="string" calcext:value-type="string">
            <text:p>Lagermodul 7</text:p>
          </table:table-cell>
          <table:table-cell table:style-name="ce905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Lagermodul 6" calcext:value-type="string">
            <text:p>Lagermodul 6</text:p>
          </table:table-cell>
          <table:table-cell table:style-name="ce905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9" office:value-type="string" calcext:value-type="string">
            <text:p>Module</text:p>
          </table:table-cell>
          <table:table-cell table:style-name="ce849" office:value-type="string" calcext:value-type="string">
            <text:p>Mineralerz-Schürfer 7</text:p>
          </table:table-cell>
          <table:table-cell table:style-name="ce905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Mineralerz-Schürfer 6" calcext:value-type="string">
            <text:p>Mineralerz-Schürfer 6</text:p>
          </table:table-cell>
          <table:table-cell table:style-name="ce905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0" office:value-type="string" calcext:value-type="string">
            <text:p>Waffenlabor 7</text:p>
          </table:table-cell>
          <table:table-cell table:style-name="ce905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Waffenlabor 6" calcext:value-type="string">
            <text:p>Waffenlabor 6</text:p>
          </table:table-cell>
          <table:table-cell table:style-name="ce905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1" office:value-type="string" calcext:value-type="string">
            <text:p>Waffenlabor 8</text:p>
          </table:table-cell>
          <table:table-cell table:style-name="ce905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Waffenlabor 7" calcext:value-type="string">
            <text:p>Waffenlabor 7</text:p>
          </table:table-cell>
          <table:table-cell table:style-name="ce905" table:formula="of:=IF(NOT(ISBLANK([.A172]));IF( IFNA( VLOOKUP( [.B172];INDIRECT([.A172]&amp;&quot;.$C$2:$F$200&quot;);3;0);&quot;&quot;)=0;&quot;&quot;; IFNA(VLOOKUP([.B172];INDIRECT([.A172]&amp;&quot;.$C$2:$F$200&quot;);3;0);&quot;&quot;));&quot;&quot;)">
            <text:p/>
          </table:table-cell>
          <table:table-cell table:style-name="ce905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2" office:value-type="string" calcext:value-type="string">
            <text:p>Waffenlabor 9</text:p>
          </table:table-cell>
          <table:table-cell table:style-name="ce905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Waffenlabor 8" calcext:value-type="string">
            <text:p>Waffenlabor 8</text:p>
          </table:table-cell>
          <table:table-cell table:style-name="ce905" table:formula="of:=IF(NOT(ISBLANK([.A173]));IF( IFNA( VLOOKUP( [.B173];INDIRECT([.A173]&amp;&quot;.$C$2:$F$200&quot;);3;0);&quot;&quot;)=0;&quot;&quot;; IFNA(VLOOKUP([.B173];INDIRECT([.A173]&amp;&quot;.$C$2:$F$200&quot;);3;0);&quot;&quot;));&quot;&quot;)">
            <text:p/>
          </table:table-cell>
          <table:table-cell table:style-name="ce905" table:formula="of:=IF(NOT(ISBLANK([.A173]));IF( IFNA( VLOOKUP( [.B173];INDIRECT([.A173]&amp;&quot;.$C$2:$F$200&quot;);4;0);&quot;&quot;)=0;&quot;&quot;; IFNA(VLOOKUP([.B173];INDIRECT([.A1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3" office:value-type="string" calcext:value-type="string">
            <text:p>Waffenlabor 10</text:p>
          </table:table-cell>
          <table:table-cell table:style-name="ce905" table:formula="of:=IF(NOT(ISBLANK([.A174]));IF( IFNA( VLOOKUP( [.B174];INDIRECT([.A174]&amp;&quot;.$C$2:$F$200&quot;);2;0);&quot;&quot;)=0;&quot;&quot;; IFNA(VLOOKUP([.B174];INDIRECT([.A174]&amp;&quot;.$C$2:$F$200&quot;);2;0);&quot;&quot;));&quot;&quot;)" office:value-type="string" office:string-value="Waffenlabor 9" calcext:value-type="string">
            <text:p>Waffenlabor 9</text:p>
          </table:table-cell>
          <table:table-cell table:style-name="ce905" table:formula="of:=IF(NOT(ISBLANK([.A174]));IF( IFNA( VLOOKUP( [.B174];INDIRECT([.A174]&amp;&quot;.$C$2:$F$200&quot;);3;0);&quot;&quot;)=0;&quot;&quot;; IFNA(VLOOKUP([.B174];INDIRECT([.A174]&amp;&quot;.$C$2:$F$200&quot;);3;0);&quot;&quot;));&quot;&quot;)">
            <text:p/>
          </table:table-cell>
          <table:table-cell table:style-name="ce905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9"/>
          <table:table-cell table:style-name="ce849"/>
          <table:table-cell table:style-name="ce905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905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905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0" office:value-type="string" calcext:value-type="string">
            <text:p>Schiffslabor</text:p>
          </table:table-cell>
          <table:table-cell table:style-name="ce749" office:value-type="string" calcext:value-type="string">
            <text:p>Zynthium-Platten 1</text:p>
          </table:table-cell>
          <table:table-cell table:style-name="ce905" table:formula="of:=IF(NOT(ISBLANK([.A176]));IF( IFNA( VLOOKUP( [.B176];INDIRECT([.A176]&amp;&quot;.$C$2:$F$200&quot;);2;0);&quot;&quot;)=0;&quot;&quot;; IFNA(VLOOKUP([.B176];INDIRECT([.A176]&amp;&quot;.$C$2:$F$200&quot;);2;0);&quot;&quot;));&quot;&quot;)">
            <text:p/>
          </table:table-cell>
          <table:table-cell table:style-name="ce905" table:formula="of:=IF(NOT(ISBLANK([.A176]));IF( IFNA( VLOOKUP( [.B176];INDIRECT([.A176]&amp;&quot;.$C$2:$F$200&quot;);3;0);&quot;&quot;)=0;&quot;&quot;; IFNA(VLOOKUP([.B176];INDIRECT([.A176]&amp;&quot;.$C$2:$F$200&quot;);3;0);&quot;&quot;));&quot;&quot;)">
            <text:p/>
          </table:table-cell>
          <table:table-cell table:style-name="ce905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0" office:value-type="string" calcext:value-type="string">
            <text:p>Schiffslabor</text:p>
          </table:table-cell>
          <table:table-cell table:style-name="ce854" office:value-type="string" calcext:value-type="string">
            <text:p>Zynthium 1</text:p>
          </table:table-cell>
          <table:table-cell table:style-name="ce905" table:formula="of:=IF(NOT(ISBLANK([.A177]));IF( IFNA( VLOOKUP( [.B177];INDIRECT([.A177]&amp;&quot;.$C$2:$F$200&quot;);2;0);&quot;&quot;)=0;&quot;&quot;; IFNA(VLOOKUP([.B177];INDIRECT([.A177]&amp;&quot;.$C$2:$F$200&quot;);2;0);&quot;&quot;));&quot;&quot;)">
            <text:p/>
          </table:table-cell>
          <table:table-cell table:style-name="ce905" table:formula="of:=IF(NOT(ISBLANK([.A177]));IF( IFNA( VLOOKUP( [.B177];INDIRECT([.A177]&amp;&quot;.$C$2:$F$200&quot;);3;0);&quot;&quot;)=0;&quot;&quot;; IFNA(VLOOKUP([.B177];INDIRECT([.A177]&amp;&quot;.$C$2:$F$200&quot;);3;0);&quot;&quot;));&quot;&quot;)">
            <text:p/>
          </table:table-cell>
          <table:table-cell table:style-name="ce905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0" office:value-type="string" calcext:value-type="string">
            <text:p>Schiffslabor</text:p>
          </table:table-cell>
          <table:table-cell table:style-name="ce855" office:value-type="string" calcext:value-type="string">
            <text:p>Iridium-Platten 3</text:p>
          </table:table-cell>
          <table:table-cell table:style-name="ce905" table:formula="of:=IF(NOT(ISBLANK([.A178]));IF( IFNA( VLOOKUP( [.B178];INDIRECT([.A178]&amp;&quot;.$C$2:$F$200&quot;);2;0);&quot;&quot;)=0;&quot;&quot;; IFNA(VLOOKUP([.B178];INDIRECT([.A178]&amp;&quot;.$C$2:$F$200&quot;);2;0);&quot;&quot;));&quot;&quot;)">
            <text:p/>
          </table:table-cell>
          <table:table-cell table:style-name="ce905" table:formula="of:=IF(NOT(ISBLANK([.A178]));IF( IFNA( VLOOKUP( [.B178];INDIRECT([.A178]&amp;&quot;.$C$2:$F$200&quot;);3;0);&quot;&quot;)=0;&quot;&quot;; IFNA(VLOOKUP([.B178];INDIRECT([.A178]&amp;&quot;.$C$2:$F$200&quot;);3;0);&quot;&quot;));&quot;&quot;)">
            <text:p/>
          </table:table-cell>
          <table:table-cell table:style-name="ce905" table:formula="of:=IF(NOT(ISBLANK([.A178]));IF( IFNA( VLOOKUP( [.B178];INDIRECT([.A178]&amp;&quot;.$C$2:$F$200&quot;);4;0);&quot;&quot;)=0;&quot;&quot;; IFNA(VLOOKUP([.B178];INDIRECT([.A1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56"/>
          <table:table-cell table:style-name="ce905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905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905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9"/>
          <table:table-cell table:style-name="ce849"/>
          <table:table-cell table:style-name="ce905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905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905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749"/>
          <table:table-cell table:style-name="ce905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905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905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57"/>
          <table:table-cell table:style-name="ce905" table:formula="of:=IF(NOT(ISBLANK([.A182]));IF( IFNA( VLOOKUP( [.B182];INDIRECT([.A182]&amp;&quot;.$C$2:$F$200&quot;);2;0);&quot;&quot;)=0;&quot;&quot;; IFNA(VLOOKUP([.B182];INDIRECT([.A182]&amp;&quot;.$C$2:$F$200&quot;);2;0);&quot;&quot;));&quot;&quot;)">
            <text:p/>
          </table:table-cell>
          <table:table-cell table:style-name="ce905" table:formula="of:=IF(NOT(ISBLANK([.A182]));IF( IFNA( VLOOKUP( [.B182];INDIRECT([.A182]&amp;&quot;.$C$2:$F$200&quot;);3;0);&quot;&quot;)=0;&quot;&quot;; IFNA(VLOOKUP([.B182];INDIRECT([.A182]&amp;&quot;.$C$2:$F$200&quot;);3;0);&quot;&quot;));&quot;&quot;)">
            <text:p/>
          </table:table-cell>
          <table:table-cell table:style-name="ce905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58"/>
          <table:table-cell table:style-name="ce905" table:formula="of:=IF(NOT(ISBLANK([.A183]));IF( IFNA( VLOOKUP( [.B183];INDIRECT([.A183]&amp;&quot;.$C$2:$F$200&quot;);2;0);&quot;&quot;)=0;&quot;&quot;; IFNA(VLOOKUP([.B183];INDIRECT([.A183]&amp;&quot;.$C$2:$F$200&quot;);2;0);&quot;&quot;));&quot;&quot;)">
            <text:p/>
          </table:table-cell>
          <table:table-cell table:style-name="ce905" table:formula="of:=IF(NOT(ISBLANK([.A183]));IF( IFNA( VLOOKUP( [.B183];INDIRECT([.A183]&amp;&quot;.$C$2:$F$200&quot;);3;0);&quot;&quot;)=0;&quot;&quot;; IFNA(VLOOKUP([.B183];INDIRECT([.A183]&amp;&quot;.$C$2:$F$200&quot;);3;0);&quot;&quot;));&quot;&quot;)">
            <text:p/>
          </table:table-cell>
          <table:table-cell table:style-name="ce905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84]));IF( IFNA( VLOOKUP( [.B184];INDIRECT([.A184]&amp;&quot;.$C$2:$F$200&quot;);2;0);&quot;&quot;)=0;&quot;&quot;; IFNA(VLOOKUP([.B184];INDIRECT([.A184]&amp;&quot;.$C$2:$F$200&quot;);2;0);&quot;&quot;));&quot;&quot;)">
            <text:p/>
          </table:table-cell>
          <table:table-cell table:style-name="ce905" table:formula="of:=IF(NOT(ISBLANK([.A184]));IF( IFNA( VLOOKUP( [.B184];INDIRECT([.A184]&amp;&quot;.$C$2:$F$200&quot;);3;0);&quot;&quot;)=0;&quot;&quot;; IFNA(VLOOKUP([.B184];INDIRECT([.A184]&amp;&quot;.$C$2:$F$200&quot;);3;0);&quot;&quot;));&quot;&quot;)">
            <text:p/>
          </table:table-cell>
          <table:table-cell table:style-name="ce905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/>
          <table:table-cell table:style-name="ce859"/>
          <table:table-cell table:style-name="ce905" table:formula="of:=IF(NOT(ISBLANK([.A185]));IF( IFNA( VLOOKUP( [.B185];INDIRECT([.A185]&amp;&quot;.$C$2:$F$200&quot;);2;0);&quot;&quot;)=0;&quot;&quot;; IFNA(VLOOKUP([.B185];INDIRECT([.A185]&amp;&quot;.$C$2:$F$200&quot;);2;0);&quot;&quot;));&quot;&quot;)">
            <text:p/>
          </table:table-cell>
          <table:table-cell table:style-name="ce905" table:formula="of:=IF(NOT(ISBLANK([.A185]));IF( IFNA( VLOOKUP( [.B185];INDIRECT([.A185]&amp;&quot;.$C$2:$F$200&quot;);3;0);&quot;&quot;)=0;&quot;&quot;; IFNA(VLOOKUP([.B185];INDIRECT([.A185]&amp;&quot;.$C$2:$F$200&quot;);3;0);&quot;&quot;));&quot;&quot;)">
            <text:p/>
          </table:table-cell>
          <table:table-cell table:style-name="ce905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/>
          <table:table-cell table:style-name="ce859"/>
          <table:table-cell table:style-name="ce905" table:formula="of:=IF(NOT(ISBLANK([.A186]));IF( IFNA( VLOOKUP( [.B186];INDIRECT([.A186]&amp;&quot;.$C$2:$F$200&quot;);2;0);&quot;&quot;)=0;&quot;&quot;; IFNA(VLOOKUP([.B186];INDIRECT([.A186]&amp;&quot;.$C$2:$F$200&quot;);2;0);&quot;&quot;));&quot;&quot;)">
            <text:p/>
          </table:table-cell>
          <table:table-cell table:style-name="ce905" table:formula="of:=IF(NOT(ISBLANK([.A186]));IF( IFNA( VLOOKUP( [.B186];INDIRECT([.A186]&amp;&quot;.$C$2:$F$200&quot;);3;0);&quot;&quot;)=0;&quot;&quot;; IFNA(VLOOKUP([.B186];INDIRECT([.A186]&amp;&quot;.$C$2:$F$200&quot;);3;0);&quot;&quot;));&quot;&quot;)">
            <text:p/>
          </table:table-cell>
          <table:table-cell table:style-name="ce905" table:formula="of:=IF(NOT(ISBLANK([.A186]));IF( IFNA( VLOOKUP( [.B186];INDIRECT([.A186]&amp;&quot;.$C$2:$F$200&quot;);4;0);&quot;&quot;)=0;&quot;&quot;; IFNA(VLOOKUP([.B186];INDIRECT([.A18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3" office:value-type="string" calcext:value-type="string">
            <text:p>Module</text:p>
          </table:table-cell>
          <table:table-cell table:style-name="ce860" office:value-type="string" calcext:value-type="string">
            <text:p>Schiffsfabrik 8</text:p>
          </table:table-cell>
          <table:table-cell table:style-name="ce905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Schiffsfabrik 7" calcext:value-type="string">
            <text:p>Schiffsfabrik 7</text:p>
          </table:table-cell>
          <table:table-cell table:style-name="ce905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87]));IF( IFNA( VLOOKUP( [.B187];INDIRECT([.A187]&amp;&quot;.$C$2:$F$200&quot;);4;0);&quot;&quot;)=0;&quot;&quot;; IFNA(VLOOKUP([.B187];INDIRECT([.A18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4" office:value-type="string" calcext:value-type="string">
            <text:p>Module</text:p>
          </table:table-cell>
          <table:table-cell table:style-name="ce861" office:value-type="string" calcext:value-type="string">
            <text:p>Schiffslabor 8</text:p>
          </table:table-cell>
          <table:table-cell table:style-name="ce905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Schiffslabor 7" calcext:value-type="string">
            <text:p>Schiffslabor 7</text:p>
          </table:table-cell>
          <table:table-cell table:style-name="ce905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5" office:value-type="string" calcext:value-type="string">
            <text:p>Module</text:p>
          </table:table-cell>
          <table:table-cell table:style-name="ce862" office:value-type="string" calcext:value-type="string">
            <text:p>Flottenwerft 8</text:p>
          </table:table-cell>
          <table:table-cell table:style-name="ce905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Flottenwerft 7" calcext:value-type="string">
            <text:p>Flottenwerft 7</text:p>
          </table:table-cell>
          <table:table-cell table:style-name="ce905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6" office:value-type="string" calcext:value-type="string">
            <text:p>Module</text:p>
          </table:table-cell>
          <table:table-cell table:style-name="ce863" office:value-type="string" calcext:value-type="string">
            <text:p>Techniklabor 8</text:p>
          </table:table-cell>
          <table:table-cell table:style-name="ce905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Techniklabor 7" calcext:value-type="string">
            <text:p>Techniklabor 7</text:p>
          </table:table-cell>
          <table:table-cell table:style-name="ce905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7" office:value-type="string" calcext:value-type="string">
            <text:p>Module</text:p>
          </table:table-cell>
          <table:table-cell table:style-name="ce864" office:value-type="string" calcext:value-type="string">
            <text:p>Antimateriesilo 8</text:p>
          </table:table-cell>
          <table:table-cell table:style-name="ce905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Antimateriesilo 7" calcext:value-type="string">
            <text:p>Antimateriesilo 7</text:p>
          </table:table-cell>
          <table:table-cell table:style-name="ce905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8" office:value-type="string" calcext:value-type="string">
            <text:p>Module</text:p>
          </table:table-cell>
          <table:table-cell table:style-name="ce865" office:value-type="string" calcext:value-type="string">
            <text:p>Helium-3-Schürfer 8</text:p>
          </table:table-cell>
          <table:table-cell table:style-name="ce905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Helium-3-Schürfer 7" calcext:value-type="string">
            <text:p>Helium-3-Schürfer 7</text:p>
          </table:table-cell>
          <table:table-cell table:style-name="ce905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Module</text:p>
          </table:table-cell>
          <table:table-cell table:style-name="ce866" office:value-type="string" calcext:value-type="string">
            <text:p>Kampfmodul 8</text:p>
          </table:table-cell>
          <table:table-cell table:style-name="ce905" table:formula="of:=IF(NOT(ISBLANK([.A193]));IF( IFNA( VLOOKUP( [.B193];INDIRECT([.A193]&amp;&quot;.$C$2:$F$200&quot;);2;0);&quot;&quot;)=0;&quot;&quot;; IFNA(VLOOKUP([.B193];INDIRECT([.A193]&amp;&quot;.$C$2:$F$200&quot;);2;0);&quot;&quot;));&quot;&quot;)" office:value-type="string" office:string-value="Kampfmodul 7" calcext:value-type="string">
            <text:p>Kampfmodul 7</text:p>
          </table:table-cell>
          <table:table-cell table:style-name="ce905" table:formula="of:=IF(NOT(ISBLANK([.A193]));IF( IFNA( VLOOKUP( [.B193];INDIRECT([.A193]&amp;&quot;.$C$2:$F$200&quot;);3;0);&quot;&quot;)=0;&quot;&quot;; IFNA(VLOOKUP([.B193];INDIRECT([.A193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Module</text:p>
          </table:table-cell>
          <table:table-cell table:style-name="ce867" office:value-type="string" calcext:value-type="string">
            <text:p>Lagermodul 8</text:p>
          </table:table-cell>
          <table:table-cell table:style-name="ce905" table:formula="of:=IF(NOT(ISBLANK([.A194]));IF( IFNA( VLOOKUP( [.B194];INDIRECT([.A194]&amp;&quot;.$C$2:$F$200&quot;);2;0);&quot;&quot;)=0;&quot;&quot;; IFNA(VLOOKUP([.B194];INDIRECT([.A194]&amp;&quot;.$C$2:$F$200&quot;);2;0);&quot;&quot;));&quot;&quot;)" office:value-type="string" office:string-value="Lagermodul 7" calcext:value-type="string">
            <text:p>Lagermodul 7</text:p>
          </table:table-cell>
          <table:table-cell table:style-name="ce905" table:formula="of:=IF(NOT(ISBLANK([.A194]));IF( IFNA( VLOOKUP( [.B194];INDIRECT([.A194]&amp;&quot;.$C$2:$F$200&quot;);3;0);&quot;&quot;)=0;&quot;&quot;; IFNA(VLOOKUP([.B194];INDIRECT([.A194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Module</text:p>
          </table:table-cell>
          <table:table-cell table:style-name="ce868" office:value-type="string" calcext:value-type="string">
            <text:p>Mineralerz-Schürfer 8</text:p>
          </table:table-cell>
          <table:table-cell table:style-name="ce905" table:formula="of:=IF(NOT(ISBLANK([.A195]));IF( IFNA( VLOOKUP( [.B195];INDIRECT([.A195]&amp;&quot;.$C$2:$F$200&quot;);2;0);&quot;&quot;)=0;&quot;&quot;; IFNA(VLOOKUP([.B195];INDIRECT([.A195]&amp;&quot;.$C$2:$F$200&quot;);2;0);&quot;&quot;));&quot;&quot;)" office:value-type="string" office:string-value="Mineralerz-Schürfer 7" calcext:value-type="string">
            <text:p>Mineralerz-Schürfer 7</text:p>
          </table:table-cell>
          <table:table-cell table:style-name="ce905" table:formula="of:=IF(NOT(ISBLANK([.A195]));IF( IFNA( VLOOKUP( [.B195];INDIRECT([.A195]&amp;&quot;.$C$2:$F$200&quot;);3;0);&quot;&quot;)=0;&quot;&quot;; IFNA(VLOOKUP([.B195];INDIRECT([.A195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69" office:value-type="string" calcext:value-type="string">
            <text:p>Tritanium 5</text:p>
          </table:table-cell>
          <table:table-cell table:style-name="ce905" table:formula="of:=IF(NOT(ISBLANK([.A196]));IF( IFNA( VLOOKUP( [.B196];INDIRECT([.A196]&amp;&quot;.$C$2:$F$200&quot;);2;0);&quot;&quot;)=0;&quot;&quot;; IFNA(VLOOKUP([.B196];INDIRECT([.A196]&amp;&quot;.$C$2:$F$200&quot;);2;0);&quot;&quot;));&quot;&quot;)">
            <text:p/>
          </table:table-cell>
          <table:table-cell table:style-name="ce905" table:formula="of:=IF(NOT(ISBLANK([.A196]));IF( IFNA( VLOOKUP( [.B196];INDIRECT([.A196]&amp;&quot;.$C$2:$F$200&quot;);3;0);&quot;&quot;)=0;&quot;&quot;; IFNA(VLOOKUP([.B196];INDIRECT([.A196]&amp;&quot;.$C$2:$F$200&quot;);3;0);&quot;&quot;));&quot;&quot;)">
            <text:p/>
          </table:table-cell>
          <table:table-cell table:style-name="ce905" table:formula="of:=IF(NOT(ISBLANK([.A196]));IF( IFNA( VLOOKUP( [.B196];INDIRECT([.A196]&amp;&quot;.$C$2:$F$200&quot;);4;0);&quot;&quot;)=0;&quot;&quot;; IFNA(VLOOKUP([.B196];INDIRECT([.A19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70" office:value-type="string" calcext:value-type="string">
            <text:p>Iridium 3</text:p>
          </table:table-cell>
          <table:table-cell table:style-name="ce905" table:formula="of:=IF(NOT(ISBLANK([.A197]));IF( IFNA( VLOOKUP( [.B197];INDIRECT([.A197]&amp;&quot;.$C$2:$F$200&quot;);2;0);&quot;&quot;)=0;&quot;&quot;; IFNA(VLOOKUP([.B197];INDIRECT([.A197]&amp;&quot;.$C$2:$F$200&quot;);2;0);&quot;&quot;));&quot;&quot;)">
            <text:p/>
          </table:table-cell>
          <table:table-cell table:style-name="ce905" table:formula="of:=IF(NOT(ISBLANK([.A197]));IF( IFNA( VLOOKUP( [.B197];INDIRECT([.A197]&amp;&quot;.$C$2:$F$200&quot;);3;0);&quot;&quot;)=0;&quot;&quot;; IFNA(VLOOKUP([.B197];INDIRECT([.A197]&amp;&quot;.$C$2:$F$200&quot;);3;0);&quot;&quot;));&quot;&quot;)">
            <text:p/>
          </table:table-cell>
          <table:table-cell table:style-name="ce905" table:formula="of:=IF(NOT(ISBLANK([.A197]));IF( IFNA( VLOOKUP( [.B197];INDIRECT([.A197]&amp;&quot;.$C$2:$F$200&quot;);4;0);&quot;&quot;)=0;&quot;&quot;; IFNA(VLOOKUP([.B197];INDIRECT([.A19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71" office:value-type="string" calcext:value-type="string">
            <text:p>Iridium 4</text:p>
          </table:table-cell>
          <table:table-cell table:style-name="ce905" table:formula="of:=IF(NOT(ISBLANK([.A198]));IF( IFNA( VLOOKUP( [.B198];INDIRECT([.A198]&amp;&quot;.$C$2:$F$200&quot;);2;0);&quot;&quot;)=0;&quot;&quot;; IFNA(VLOOKUP([.B198];INDIRECT([.A198]&amp;&quot;.$C$2:$F$200&quot;);2;0);&quot;&quot;));&quot;&quot;)">
            <text:p/>
          </table:table-cell>
          <table:table-cell table:style-name="ce905" table:formula="of:=IF(NOT(ISBLANK([.A198]));IF( IFNA( VLOOKUP( [.B198];INDIRECT([.A198]&amp;&quot;.$C$2:$F$200&quot;);3;0);&quot;&quot;)=0;&quot;&quot;; IFNA(VLOOKUP([.B198];INDIRECT([.A198]&amp;&quot;.$C$2:$F$200&quot;);3;0);&quot;&quot;));&quot;&quot;)">
            <text:p/>
          </table:table-cell>
          <table:table-cell table:style-name="ce905" table:formula="of:=IF(NOT(ISBLANK([.A198]));IF( IFNA( VLOOKUP( [.B198];INDIRECT([.A198]&amp;&quot;.$C$2:$F$200&quot;);4;0);&quot;&quot;)=0;&quot;&quot;; IFNA(VLOOKUP([.B198];INDIRECT([.A19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72" office:value-type="string" calcext:value-type="string">
            <text:p>Zynthium 2</text:p>
          </table:table-cell>
          <table:table-cell table:style-name="ce905" table:formula="of:=IF(NOT(ISBLANK([.A199]));IF( IFNA( VLOOKUP( [.B199];INDIRECT([.A199]&amp;&quot;.$C$2:$F$200&quot;);2;0);&quot;&quot;)=0;&quot;&quot;; IFNA(VLOOKUP([.B199];INDIRECT([.A199]&amp;&quot;.$C$2:$F$200&quot;);2;0);&quot;&quot;));&quot;&quot;)">
            <text:p/>
          </table:table-cell>
          <table:table-cell table:style-name="ce905" table:formula="of:=IF(NOT(ISBLANK([.A199]));IF( IFNA( VLOOKUP( [.B199];INDIRECT([.A199]&amp;&quot;.$C$2:$F$200&quot;);3;0);&quot;&quot;)=0;&quot;&quot;; IFNA(VLOOKUP([.B199];INDIRECT([.A199]&amp;&quot;.$C$2:$F$200&quot;);3;0);&quot;&quot;));&quot;&quot;)">
            <text:p/>
          </table:table-cell>
          <table:table-cell table:style-name="ce905" table:formula="of:=IF(NOT(ISBLANK([.A199]));IF( IFNA( VLOOKUP( [.B199];INDIRECT([.A199]&amp;&quot;.$C$2:$F$200&quot;);4;0);&quot;&quot;)=0;&quot;&quot;; IFNA(VLOOKUP([.B199];INDIRECT([.A19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73" office:value-type="string" calcext:value-type="string">
            <text:p>Tritanium-Platten 5</text:p>
          </table:table-cell>
          <table:table-cell table:style-name="ce905" table:formula="of:=IF(NOT(ISBLANK([.A200]));IF( IFNA( VLOOKUP( [.B200];INDIRECT([.A200]&amp;&quot;.$C$2:$F$200&quot;);2;0);&quot;&quot;)=0;&quot;&quot;; IFNA(VLOOKUP([.B200];INDIRECT([.A200]&amp;&quot;.$C$2:$F$200&quot;);2;0);&quot;&quot;));&quot;&quot;)">
            <text:p/>
          </table:table-cell>
          <table:table-cell table:style-name="ce905" table:formula="of:=IF(NOT(ISBLANK([.A200]));IF( IFNA( VLOOKUP( [.B200];INDIRECT([.A200]&amp;&quot;.$C$2:$F$200&quot;);3;0);&quot;&quot;)=0;&quot;&quot;; IFNA(VLOOKUP([.B200];INDIRECT([.A200]&amp;&quot;.$C$2:$F$200&quot;);3;0);&quot;&quot;));&quot;&quot;)">
            <text:p/>
          </table:table-cell>
          <table:table-cell table:style-name="ce905" table:formula="of:=IF(NOT(ISBLANK([.A200]));IF( IFNA( VLOOKUP( [.B200];INDIRECT([.A200]&amp;&quot;.$C$2:$F$200&quot;);4;0);&quot;&quot;)=0;&quot;&quot;; IFNA(VLOOKUP([.B200];INDIRECT([.A20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74" office:value-type="string" calcext:value-type="string">
            <text:p>Iridium-Platten 4</text:p>
          </table:table-cell>
          <table:table-cell table:style-name="ce905" table:formula="of:=IF(NOT(ISBLANK([.A201]));IF( IFNA( VLOOKUP( [.B201];INDIRECT([.A201]&amp;&quot;.$C$2:$F$200&quot;);2;0);&quot;&quot;)=0;&quot;&quot;; IFNA(VLOOKUP([.B201];INDIRECT([.A201]&amp;&quot;.$C$2:$F$200&quot;);2;0);&quot;&quot;));&quot;&quot;)">
            <text:p/>
          </table:table-cell>
          <table:table-cell table:style-name="ce905" table:formula="of:=IF(NOT(ISBLANK([.A201]));IF( IFNA( VLOOKUP( [.B201];INDIRECT([.A201]&amp;&quot;.$C$2:$F$200&quot;);3;0);&quot;&quot;)=0;&quot;&quot;; IFNA(VLOOKUP([.B201];INDIRECT([.A201]&amp;&quot;.$C$2:$F$200&quot;);3;0);&quot;&quot;));&quot;&quot;)">
            <text:p/>
          </table:table-cell>
          <table:table-cell table:style-name="ce905" table:formula="of:=IF(NOT(ISBLANK([.A201]));IF( IFNA( VLOOKUP( [.B201];INDIRECT([.A201]&amp;&quot;.$C$2:$F$200&quot;);4;0);&quot;&quot;)=0;&quot;&quot;; IFNA(VLOOKUP([.B201];INDIRECT([.A20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749" office:value-type="string" calcext:value-type="string">
            <text:p>Zynthium-Platten 2</text:p>
          </table:table-cell>
          <table:table-cell table:style-name="ce905" table:formula="of:=IF(NOT(ISBLANK([.A202]));IF( IFNA( VLOOKUP( [.B202];INDIRECT([.A202]&amp;&quot;.$C$2:$F$200&quot;);2;0);&quot;&quot;)=0;&quot;&quot;; IFNA(VLOOKUP([.B202];INDIRECT([.A202]&amp;&quot;.$C$2:$F$200&quot;);2;0);&quot;&quot;));&quot;&quot;)">
            <text:p/>
          </table:table-cell>
          <table:table-cell table:style-name="ce905" table:formula="of:=IF(NOT(ISBLANK([.A202]));IF( IFNA( VLOOKUP( [.B202];INDIRECT([.A202]&amp;&quot;.$C$2:$F$200&quot;);3;0);&quot;&quot;)=0;&quot;&quot;; IFNA(VLOOKUP([.B202];INDIRECT([.A202]&amp;&quot;.$C$2:$F$200&quot;);3;0);&quot;&quot;));&quot;&quot;)">
            <text:p/>
          </table:table-cell>
          <table:table-cell table:style-name="ce905" table:formula="of:=IF(NOT(ISBLANK([.A202]));IF( IFNA( VLOOKUP( [.B202];INDIRECT([.A202]&amp;&quot;.$C$2:$F$200&quot;);4;0);&quot;&quot;)=0;&quot;&quot;; IFNA(VLOOKUP([.B202];INDIRECT([.A20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3]));IF( IFNA( VLOOKUP( [.B203];INDIRECT([.A203]&amp;&quot;.$C$2:$F$200&quot;);2;0);&quot;&quot;)=0;&quot;&quot;; IFNA(VLOOKUP([.B203];INDIRECT([.A203]&amp;&quot;.$C$2:$F$200&quot;);2;0);&quot;&quot;));&quot;&quot;)">
            <text:p/>
          </table:table-cell>
          <table:table-cell table:style-name="ce905" table:formula="of:=IF(NOT(ISBLANK([.A203]));IF( IFNA( VLOOKUP( [.B203];INDIRECT([.A203]&amp;&quot;.$C$2:$F$200&quot;);3;0);&quot;&quot;)=0;&quot;&quot;; IFNA(VLOOKUP([.B203];INDIRECT([.A203]&amp;&quot;.$C$2:$F$200&quot;);3;0);&quot;&quot;));&quot;&quot;)">
            <text:p/>
          </table:table-cell>
          <table:table-cell table:style-name="ce905" table:formula="of:=IF(NOT(ISBLANK([.A203]));IF( IFNA( VLOOKUP( [.B203];INDIRECT([.A203]&amp;&quot;.$C$2:$F$200&quot;);4;0);&quot;&quot;)=0;&quot;&quot;; IFNA(VLOOKUP([.B203];INDIRECT([.A2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4]));IF( IFNA( VLOOKUP( [.B204];INDIRECT([.A204]&amp;&quot;.$C$2:$F$200&quot;);2;0);&quot;&quot;)=0;&quot;&quot;; IFNA(VLOOKUP([.B204];INDIRECT([.A204]&amp;&quot;.$C$2:$F$200&quot;);2;0);&quot;&quot;));&quot;&quot;)">
            <text:p/>
          </table:table-cell>
          <table:table-cell table:style-name="ce905" table:formula="of:=IF(NOT(ISBLANK([.A204]));IF( IFNA( VLOOKUP( [.B204];INDIRECT([.A204]&amp;&quot;.$C$2:$F$200&quot;);3;0);&quot;&quot;)=0;&quot;&quot;; IFNA(VLOOKUP([.B204];INDIRECT([.A204]&amp;&quot;.$C$2:$F$200&quot;);3;0);&quot;&quot;));&quot;&quot;)">
            <text:p/>
          </table:table-cell>
          <table:table-cell table:style-name="ce905" table:formula="of:=IF(NOT(ISBLANK([.A204]));IF( IFNA( VLOOKUP( [.B204];INDIRECT([.A204]&amp;&quot;.$C$2:$F$200&quot;);4;0);&quot;&quot;)=0;&quot;&quot;; IFNA(VLOOKUP([.B204];INDIRECT([.A2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5]));IF( IFNA( VLOOKUP( [.B205];INDIRECT([.A205]&amp;&quot;.$C$2:$F$200&quot;);2;0);&quot;&quot;)=0;&quot;&quot;; IFNA(VLOOKUP([.B205];INDIRECT([.A205]&amp;&quot;.$C$2:$F$200&quot;);2;0);&quot;&quot;));&quot;&quot;)">
            <text:p/>
          </table:table-cell>
          <table:table-cell table:style-name="ce905" table:formula="of:=IF(NOT(ISBLANK([.A205]));IF( IFNA( VLOOKUP( [.B205];INDIRECT([.A205]&amp;&quot;.$C$2:$F$200&quot;);3;0);&quot;&quot;)=0;&quot;&quot;; IFNA(VLOOKUP([.B205];INDIRECT([.A205]&amp;&quot;.$C$2:$F$200&quot;);3;0);&quot;&quot;));&quot;&quot;)">
            <text:p/>
          </table:table-cell>
          <table:table-cell table:style-name="ce905" table:formula="of:=IF(NOT(ISBLANK([.A205]));IF( IFNA( VLOOKUP( [.B205];INDIRECT([.A205]&amp;&quot;.$C$2:$F$200&quot;);4;0);&quot;&quot;)=0;&quot;&quot;; IFNA(VLOOKUP([.B205];INDIRECT([.A2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6]));IF( IFNA( VLOOKUP( [.B206];INDIRECT([.A206]&amp;&quot;.$C$2:$F$200&quot;);2;0);&quot;&quot;)=0;&quot;&quot;; IFNA(VLOOKUP([.B206];INDIRECT([.A206]&amp;&quot;.$C$2:$F$200&quot;);2;0);&quot;&quot;));&quot;&quot;)">
            <text:p/>
          </table:table-cell>
          <table:table-cell table:style-name="ce905" table:formula="of:=IF(NOT(ISBLANK([.A206]));IF( IFNA( VLOOKUP( [.B206];INDIRECT([.A206]&amp;&quot;.$C$2:$F$200&quot;);3;0);&quot;&quot;)=0;&quot;&quot;; IFNA(VLOOKUP([.B206];INDIRECT([.A206]&amp;&quot;.$C$2:$F$200&quot;);3;0);&quot;&quot;));&quot;&quot;)">
            <text:p/>
          </table:table-cell>
          <table:table-cell table:style-name="ce905" table:formula="of:=IF(NOT(ISBLANK([.A206]));IF( IFNA( VLOOKUP( [.B206];INDIRECT([.A206]&amp;&quot;.$C$2:$F$200&quot;);4;0);&quot;&quot;)=0;&quot;&quot;; IFNA(VLOOKUP([.B206];INDIRECT([.A2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7]));IF( IFNA( VLOOKUP( [.B207];INDIRECT([.A207]&amp;&quot;.$C$2:$F$200&quot;);2;0);&quot;&quot;)=0;&quot;&quot;; IFNA(VLOOKUP([.B207];INDIRECT([.A207]&amp;&quot;.$C$2:$F$200&quot;);2;0);&quot;&quot;));&quot;&quot;)">
            <text:p/>
          </table:table-cell>
          <table:table-cell table:style-name="ce905" table:formula="of:=IF(NOT(ISBLANK([.A207]));IF( IFNA( VLOOKUP( [.B207];INDIRECT([.A207]&amp;&quot;.$C$2:$F$200&quot;);3;0);&quot;&quot;)=0;&quot;&quot;; IFNA(VLOOKUP([.B207];INDIRECT([.A207]&amp;&quot;.$C$2:$F$200&quot;);3;0);&quot;&quot;));&quot;&quot;)">
            <text:p/>
          </table:table-cell>
          <table:table-cell table:style-name="ce905" table:formula="of:=IF(NOT(ISBLANK([.A207]));IF( IFNA( VLOOKUP( [.B207];INDIRECT([.A207]&amp;&quot;.$C$2:$F$200&quot;);4;0);&quot;&quot;)=0;&quot;&quot;; IFNA(VLOOKUP([.B207];INDIRECT([.A2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8]));IF( IFNA( VLOOKUP( [.B208];INDIRECT([.A208]&amp;&quot;.$C$2:$F$200&quot;);2;0);&quot;&quot;)=0;&quot;&quot;; IFNA(VLOOKUP([.B208];INDIRECT([.A208]&amp;&quot;.$C$2:$F$200&quot;);2;0);&quot;&quot;));&quot;&quot;)">
            <text:p/>
          </table:table-cell>
          <table:table-cell table:style-name="ce905" table:formula="of:=IF(NOT(ISBLANK([.A208]));IF( IFNA( VLOOKUP( [.B208];INDIRECT([.A208]&amp;&quot;.$C$2:$F$200&quot;);3;0);&quot;&quot;)=0;&quot;&quot;; IFNA(VLOOKUP([.B208];INDIRECT([.A208]&amp;&quot;.$C$2:$F$200&quot;);3;0);&quot;&quot;));&quot;&quot;)">
            <text:p/>
          </table:table-cell>
          <table:table-cell table:style-name="ce905" table:formula="of:=IF(NOT(ISBLANK([.A208]));IF( IFNA( VLOOKUP( [.B208];INDIRECT([.A208]&amp;&quot;.$C$2:$F$200&quot;);4;0);&quot;&quot;)=0;&quot;&quot;; IFNA(VLOOKUP([.B208];INDIRECT([.A2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875"/>
          <table:table-cell table:style-name="ce905" table:formula="of:=IF(NOT(ISBLANK([.A209]));IF( IFNA( VLOOKUP( [.B209];INDIRECT([.A209]&amp;&quot;.$C$2:$F$200&quot;);2;0);&quot;&quot;)=0;&quot;&quot;; IFNA(VLOOKUP([.B209];INDIRECT([.A209]&amp;&quot;.$C$2:$F$200&quot;);2;0);&quot;&quot;));&quot;&quot;)">
            <text:p/>
          </table:table-cell>
          <table:table-cell table:style-name="ce905" table:formula="of:=IF(NOT(ISBLANK([.A209]));IF( IFNA( VLOOKUP( [.B209];INDIRECT([.A209]&amp;&quot;.$C$2:$F$200&quot;);3;0);&quot;&quot;)=0;&quot;&quot;; IFNA(VLOOKUP([.B209];INDIRECT([.A209]&amp;&quot;.$C$2:$F$200&quot;);3;0);&quot;&quot;));&quot;&quot;)">
            <text:p/>
          </table:table-cell>
          <table:table-cell table:style-name="ce905" table:formula="of:=IF(NOT(ISBLANK([.A209]));IF( IFNA( VLOOKUP( [.B209];INDIRECT([.A209]&amp;&quot;.$C$2:$F$200&quot;);4;0);&quot;&quot;)=0;&quot;&quot;; IFNA(VLOOKUP([.B209];INDIRECT([.A2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210]));IF( IFNA( VLOOKUP( [.B210];INDIRECT([.A210]&amp;&quot;.$C$2:$F$200&quot;);2;0);&quot;&quot;)=0;&quot;&quot;; IFNA(VLOOKUP([.B210];INDIRECT([.A210]&amp;&quot;.$C$2:$F$200&quot;);2;0);&quot;&quot;));&quot;&quot;)">
            <text:p/>
          </table:table-cell>
          <table:table-cell table:style-name="ce905" table:formula="of:=IF(NOT(ISBLANK([.A210]));IF( IFNA( VLOOKUP( [.B210];INDIRECT([.A210]&amp;&quot;.$C$2:$F$200&quot;);3;0);&quot;&quot;)=0;&quot;&quot;; IFNA(VLOOKUP([.B210];INDIRECT([.A210]&amp;&quot;.$C$2:$F$200&quot;);3;0);&quot;&quot;));&quot;&quot;)">
            <text:p/>
          </table:table-cell>
          <table:table-cell table:style-name="ce905" table:formula="of:=IF(NOT(ISBLANK([.A210]));IF( IFNA( VLOOKUP( [.B210];INDIRECT([.A210]&amp;&quot;.$C$2:$F$200&quot;);4;0);&quot;&quot;)=0;&quot;&quot;; IFNA(VLOOKUP([.B210];INDIRECT([.A2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211]));IF( IFNA( VLOOKUP( [.B211];INDIRECT([.A211]&amp;&quot;.$C$2:$F$200&quot;);2;0);&quot;&quot;)=0;&quot;&quot;; IFNA(VLOOKUP([.B211];INDIRECT([.A211]&amp;&quot;.$C$2:$F$200&quot;);2;0);&quot;&quot;));&quot;&quot;)">
            <text:p/>
          </table:table-cell>
          <table:table-cell table:style-name="ce905" table:formula="of:=IF(NOT(ISBLANK([.A211]));IF( IFNA( VLOOKUP( [.B211];INDIRECT([.A211]&amp;&quot;.$C$2:$F$200&quot;);3;0);&quot;&quot;)=0;&quot;&quot;; IFNA(VLOOKUP([.B211];INDIRECT([.A211]&amp;&quot;.$C$2:$F$200&quot;);3;0);&quot;&quot;));&quot;&quot;)">
            <text:p/>
          </table:table-cell>
          <table:table-cell table:style-name="ce905" table:formula="of:=IF(NOT(ISBLANK([.A211]));IF( IFNA( VLOOKUP( [.B211];INDIRECT([.A211]&amp;&quot;.$C$2:$F$200&quot;);4;0);&quot;&quot;)=0;&quot;&quot;; IFNA(VLOOKUP([.B211];INDIRECT([.A211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710" office:value-type="string" calcext:value-type="string">
            <text:p>Module</text:p>
          </table:table-cell>
          <table:table-cell table:style-name="ce876" office:value-type="string" calcext:value-type="string">
            <text:p>Brücke 5</text:p>
          </table:table-cell>
          <table:table-cell table:style-name="ce904" table:formula="of:=IF(NOT(ISBLANK([.A212]));IF( IFNA( VLOOKUP( [.B212];INDIRECT([.A212]&amp;&quot;.$C$2:$F$200&quot;);2;0);&quot;&quot;)=0;&quot;&quot;; IFNA(VLOOKUP([.B212];INDIRECT([.A212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904" table:formula="of:=IF(NOT(ISBLANK([.A212]));IF( IFNA( VLOOKUP( [.B212];INDIRECT([.A212]&amp;&quot;.$C$2:$F$200&quot;);3;0);&quot;&quot;)=0;&quot;&quot;; IFNA(VLOOKUP([.B212];INDIRECT([.A212]&amp;&quot;.$C$2:$F$200&quot;);3;0);&quot;&quot;));&quot;&quot;)" office:value-type="string" office:string-value="Schiffsfabrik 8" calcext:value-type="string">
            <text:p>Schiffsfabrik 8</text:p>
          </table:table-cell>
          <table:table-cell table:style-name="ce904" table:formula="of:=IF(NOT(ISBLANK([.A212]));IF( IFNA( VLOOKUP( [.B212];INDIRECT([.A212]&amp;&quot;.$C$2:$F$200&quot;);4;0);&quot;&quot;)=0;&quot;&quot;; IFNA(VLOOKUP([.B212];INDIRECT([.A212]&amp;&quot;.$C$2:$F$200&quot;);4;0);&quot;&quot;));&quot;&quot;)" office:value-type="string" office:string-value="Brücke 4" calcext:value-type="string">
            <text:p>Brücke 4</text:p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Module</text:p>
          </table:table-cell>
          <table:table-cell table:style-name="ce877" office:value-type="string" calcext:value-type="string">
            <text:p>Schiffsfabrik 9</text:p>
          </table:table-cell>
          <table:table-cell table:style-name="ce905" table:formula="of:=IF(NOT(ISBLANK([.A213]));IF( IFNA( VLOOKUP( [.B213];INDIRECT([.A213]&amp;&quot;.$C$2:$F$200&quot;);2;0);&quot;&quot;)=0;&quot;&quot;; IFNA(VLOOKUP([.B213];INDIRECT([.A213]&amp;&quot;.$C$2:$F$200&quot;);2;0);&quot;&quot;));&quot;&quot;)" office:value-type="string" office:string-value="Schiffsfabrik 8" calcext:value-type="string">
            <text:p>Schiffsfabrik 8</text:p>
          </table:table-cell>
          <table:table-cell table:style-name="ce905" table:formula="of:=IF(NOT(ISBLANK([.A213]));IF( IFNA( VLOOKUP( [.B213];INDIRECT([.A213]&amp;&quot;.$C$2:$F$200&quot;);3;0);&quot;&quot;)=0;&quot;&quot;; IFNA(VLOOKUP([.B213];INDIRECT([.A213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3]));IF( IFNA( VLOOKUP( [.B213];INDIRECT([.A213]&amp;&quot;.$C$2:$F$200&quot;);4;0);&quot;&quot;)=0;&quot;&quot;; IFNA(VLOOKUP([.B213];INDIRECT([.A2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2" office:value-type="string" calcext:value-type="string">
            <text:p>Module</text:p>
          </table:table-cell>
          <table:table-cell table:style-name="ce878" office:value-type="string" calcext:value-type="string">
            <text:p>Werkstatt 5</text:p>
          </table:table-cell>
          <table:table-cell table:style-name="ce905" table:formula="of:=IF(NOT(ISBLANK([.A214]));IF( IFNA( VLOOKUP( [.B214];INDIRECT([.A214]&amp;&quot;.$C$2:$F$200&quot;);2;0);&quot;&quot;)=0;&quot;&quot;; IFNA(VLOOKUP([.B214];INDIRECT([.A214]&amp;&quot;.$C$2:$F$200&quot;);2;0);&quot;&quot;));&quot;&quot;)" office:value-type="string" office:string-value="Werkstatt 4" calcext:value-type="string">
            <text:p>Werkstatt 4</text:p>
          </table:table-cell>
          <table:table-cell table:style-name="ce905" table:formula="of:=IF(NOT(ISBLANK([.A214]));IF( IFNA( VLOOKUP( [.B214];INDIRECT([.A214]&amp;&quot;.$C$2:$F$200&quot;);3;0);&quot;&quot;)=0;&quot;&quot;; IFNA(VLOOKUP([.B214];INDIRECT([.A214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4]));IF( IFNA( VLOOKUP( [.B214];INDIRECT([.A214]&amp;&quot;.$C$2:$F$200&quot;);4;0);&quot;&quot;)=0;&quot;&quot;; IFNA(VLOOKUP([.B214];INDIRECT([.A214]&amp;&quot;.$C$2:$F$200&quot;);4;0);&quot;&quot;));&quot;&quot;)" office:value-type="string" office:string-value="Schiffsfabrik 9" calcext:value-type="string">
            <text:p>Schiffsfabrik 9</text:p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Module</text:p>
          </table:table-cell>
          <table:table-cell table:style-name="ce879" office:value-type="string" calcext:value-type="string">
            <text:p>Schiffslabor 9</text:p>
          </table:table-cell>
          <table:table-cell table:style-name="ce905" table:formula="of:=IF(NOT(ISBLANK([.A215]));IF( IFNA( VLOOKUP( [.B215];INDIRECT([.A215]&amp;&quot;.$C$2:$F$200&quot;);2;0);&quot;&quot;)=0;&quot;&quot;; IFNA(VLOOKUP([.B215];INDIRECT([.A215]&amp;&quot;.$C$2:$F$200&quot;);2;0);&quot;&quot;));&quot;&quot;)" office:value-type="string" office:string-value="Schiffslabor 8" calcext:value-type="string">
            <text:p>Schiffslabor 8</text:p>
          </table:table-cell>
          <table:table-cell table:style-name="ce905" table:formula="of:=IF(NOT(ISBLANK([.A215]));IF( IFNA( VLOOKUP( [.B215];INDIRECT([.A215]&amp;&quot;.$C$2:$F$200&quot;);3;0);&quot;&quot;)=0;&quot;&quot;; IFNA(VLOOKUP([.B215];INDIRECT([.A215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5]));IF( IFNA( VLOOKUP( [.B215];INDIRECT([.A215]&amp;&quot;.$C$2:$F$200&quot;);4;0);&quot;&quot;)=0;&quot;&quot;; IFNA(VLOOKUP([.B215];INDIRECT([.A2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4" office:value-type="string" calcext:value-type="string">
            <text:p>Module</text:p>
          </table:table-cell>
          <table:table-cell table:style-name="ce880" office:value-type="string" calcext:value-type="string">
            <text:p>Flottenwerft 9</text:p>
          </table:table-cell>
          <table:table-cell table:style-name="ce905" table:formula="of:=IF(NOT(ISBLANK([.A216]));IF( IFNA( VLOOKUP( [.B216];INDIRECT([.A216]&amp;&quot;.$C$2:$F$200&quot;);2;0);&quot;&quot;)=0;&quot;&quot;; IFNA(VLOOKUP([.B216];INDIRECT([.A216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905" table:formula="of:=IF(NOT(ISBLANK([.A216]));IF( IFNA( VLOOKUP( [.B216];INDIRECT([.A216]&amp;&quot;.$C$2:$F$200&quot;);3;0);&quot;&quot;)=0;&quot;&quot;; IFNA(VLOOKUP([.B216];INDIRECT([.A216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6]));IF( IFNA( VLOOKUP( [.B216];INDIRECT([.A216]&amp;&quot;.$C$2:$F$200&quot;);4;0);&quot;&quot;)=0;&quot;&quot;; IFNA(VLOOKUP([.B216];INDIRECT([.A21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5" office:value-type="string" calcext:value-type="string">
            <text:p>Module</text:p>
          </table:table-cell>
          <table:table-cell table:style-name="ce881" office:value-type="string" calcext:value-type="string">
            <text:p>Techniklabor 9</text:p>
          </table:table-cell>
          <table:table-cell table:style-name="ce905" table:formula="of:=IF(NOT(ISBLANK([.A217]));IF( IFNA( VLOOKUP( [.B217];INDIRECT([.A217]&amp;&quot;.$C$2:$F$200&quot;);2;0);&quot;&quot;)=0;&quot;&quot;; IFNA(VLOOKUP([.B217];INDIRECT([.A217]&amp;&quot;.$C$2:$F$200&quot;);2;0);&quot;&quot;));&quot;&quot;)" office:value-type="string" office:string-value="Techniklabor 8" calcext:value-type="string">
            <text:p>Techniklabor 8</text:p>
          </table:table-cell>
          <table:table-cell table:style-name="ce905" table:formula="of:=IF(NOT(ISBLANK([.A217]));IF( IFNA( VLOOKUP( [.B217];INDIRECT([.A217]&amp;&quot;.$C$2:$F$200&quot;);3;0);&quot;&quot;)=0;&quot;&quot;; IFNA(VLOOKUP([.B217];INDIRECT([.A217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7]));IF( IFNA( VLOOKUP( [.B217];INDIRECT([.A217]&amp;&quot;.$C$2:$F$200&quot;);4;0);&quot;&quot;)=0;&quot;&quot;; IFNA(VLOOKUP([.B217];INDIRECT([.A21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6" office:value-type="string" calcext:value-type="string">
            <text:p>Module</text:p>
          </table:table-cell>
          <table:table-cell table:style-name="ce882" office:value-type="string" calcext:value-type="string">
            <text:p>Antimateriesilo 9</text:p>
          </table:table-cell>
          <table:table-cell table:style-name="ce905" table:formula="of:=IF(NOT(ISBLANK([.A218]));IF( IFNA( VLOOKUP( [.B218];INDIRECT([.A218]&amp;&quot;.$C$2:$F$200&quot;);2;0);&quot;&quot;)=0;&quot;&quot;; IFNA(VLOOKUP([.B218];INDIRECT([.A218]&amp;&quot;.$C$2:$F$200&quot;);2;0);&quot;&quot;));&quot;&quot;)" office:value-type="string" office:string-value="Antimateriesilo 8" calcext:value-type="string">
            <text:p>Antimateriesilo 8</text:p>
          </table:table-cell>
          <table:table-cell table:style-name="ce905" table:formula="of:=IF(NOT(ISBLANK([.A218]));IF( IFNA( VLOOKUP( [.B218];INDIRECT([.A218]&amp;&quot;.$C$2:$F$200&quot;);3;0);&quot;&quot;)=0;&quot;&quot;; IFNA(VLOOKUP([.B218];INDIRECT([.A218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8]));IF( IFNA( VLOOKUP( [.B218];INDIRECT([.A218]&amp;&quot;.$C$2:$F$200&quot;);4;0);&quot;&quot;)=0;&quot;&quot;; IFNA(VLOOKUP([.B218];INDIRECT([.A21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Module</text:p>
          </table:table-cell>
          <table:table-cell table:style-name="ce883" office:value-type="string" calcext:value-type="string">
            <text:p>Helium-3-Schürfer 9</text:p>
          </table:table-cell>
          <table:table-cell table:style-name="ce905" table:formula="of:=IF(NOT(ISBLANK([.A219]));IF( IFNA( VLOOKUP( [.B219];INDIRECT([.A219]&amp;&quot;.$C$2:$F$200&quot;);2;0);&quot;&quot;)=0;&quot;&quot;; IFNA(VLOOKUP([.B219];INDIRECT([.A219]&amp;&quot;.$C$2:$F$200&quot;);2;0);&quot;&quot;));&quot;&quot;)" office:value-type="string" office:string-value="Helium-3-Schürfer 8" calcext:value-type="string">
            <text:p>Helium-3-Schürfer 8</text:p>
          </table:table-cell>
          <table:table-cell table:style-name="ce905" table:formula="of:=IF(NOT(ISBLANK([.A219]));IF( IFNA( VLOOKUP( [.B219];INDIRECT([.A219]&amp;&quot;.$C$2:$F$200&quot;);3;0);&quot;&quot;)=0;&quot;&quot;; IFNA(VLOOKUP([.B219];INDIRECT([.A219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9]));IF( IFNA( VLOOKUP( [.B219];INDIRECT([.A219]&amp;&quot;.$C$2:$F$200&quot;);4;0);&quot;&quot;)=0;&quot;&quot;; IFNA(VLOOKUP([.B219];INDIRECT([.A21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Module</text:p>
          </table:table-cell>
          <table:table-cell table:style-name="ce884" office:value-type="string" calcext:value-type="string">
            <text:p>Kampfmodul 9</text:p>
          </table:table-cell>
          <table:table-cell table:style-name="ce905" table:formula="of:=IF(NOT(ISBLANK([.A220]));IF( IFNA( VLOOKUP( [.B220];INDIRECT([.A220]&amp;&quot;.$C$2:$F$200&quot;);2;0);&quot;&quot;)=0;&quot;&quot;; IFNA(VLOOKUP([.B220];INDIRECT([.A220]&amp;&quot;.$C$2:$F$200&quot;);2;0);&quot;&quot;));&quot;&quot;)" office:value-type="string" office:string-value="Kampfmodul 8" calcext:value-type="string">
            <text:p>Kampfmodul 8</text:p>
          </table:table-cell>
          <table:table-cell table:style-name="ce905" table:formula="of:=IF(NOT(ISBLANK([.A220]));IF( IFNA( VLOOKUP( [.B220];INDIRECT([.A220]&amp;&quot;.$C$2:$F$200&quot;);3;0);&quot;&quot;)=0;&quot;&quot;; IFNA(VLOOKUP([.B220];INDIRECT([.A220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20]));IF( IFNA( VLOOKUP( [.B220];INDIRECT([.A220]&amp;&quot;.$C$2:$F$200&quot;);4;0);&quot;&quot;)=0;&quot;&quot;; IFNA(VLOOKUP([.B220];INDIRECT([.A22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Module</text:p>
          </table:table-cell>
          <table:table-cell table:style-name="ce885" office:value-type="string" calcext:value-type="string">
            <text:p>Lagermodul 9</text:p>
          </table:table-cell>
          <table:table-cell table:style-name="ce905" table:formula="of:=IF(NOT(ISBLANK([.A221]));IF( IFNA( VLOOKUP( [.B221];INDIRECT([.A221]&amp;&quot;.$C$2:$F$200&quot;);2;0);&quot;&quot;)=0;&quot;&quot;; IFNA(VLOOKUP([.B221];INDIRECT([.A221]&amp;&quot;.$C$2:$F$200&quot;);2;0);&quot;&quot;));&quot;&quot;)" office:value-type="string" office:string-value="Lagermodul 8" calcext:value-type="string">
            <text:p>Lagermodul 8</text:p>
          </table:table-cell>
          <table:table-cell table:style-name="ce905" table:formula="of:=IF(NOT(ISBLANK([.A221]));IF( IFNA( VLOOKUP( [.B221];INDIRECT([.A221]&amp;&quot;.$C$2:$F$200&quot;);3;0);&quot;&quot;)=0;&quot;&quot;; IFNA(VLOOKUP([.B221];INDIRECT([.A221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21]));IF( IFNA( VLOOKUP( [.B221];INDIRECT([.A221]&amp;&quot;.$C$2:$F$200&quot;);4;0);&quot;&quot;)=0;&quot;&quot;; IFNA(VLOOKUP([.B221];INDIRECT([.A2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Module</text:p>
          </table:table-cell>
          <table:table-cell table:style-name="ce886" office:value-type="string" calcext:value-type="string">
            <text:p>Mineralerz-Schürfer 9</text:p>
          </table:table-cell>
          <table:table-cell table:style-name="ce905" table:formula="of:=IF(NOT(ISBLANK([.A222]));IF( IFNA( VLOOKUP( [.B222];INDIRECT([.A222]&amp;&quot;.$C$2:$F$200&quot;);2;0);&quot;&quot;)=0;&quot;&quot;; IFNA(VLOOKUP([.B222];INDIRECT([.A222]&amp;&quot;.$C$2:$F$200&quot;);2;0);&quot;&quot;));&quot;&quot;)" office:value-type="string" office:string-value="Mineralerz-Schürfer 8" calcext:value-type="string">
            <text:p>Mineralerz-Schürfer 8</text:p>
          </table:table-cell>
          <table:table-cell table:style-name="ce905" table:formula="of:=IF(NOT(ISBLANK([.A222]));IF( IFNA( VLOOKUP( [.B222];INDIRECT([.A222]&amp;&quot;.$C$2:$F$200&quot;);3;0);&quot;&quot;)=0;&quot;&quot;; IFNA(VLOOKUP([.B222];INDIRECT([.A222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22]));IF( IFNA( VLOOKUP( [.B222];INDIRECT([.A222]&amp;&quot;.$C$2:$F$200&quot;);4;0);&quot;&quot;)=0;&quot;&quot;; IFNA(VLOOKUP([.B222];INDIRECT([.A2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Schiffslabor</text:p>
          </table:table-cell>
          <table:table-cell table:style-name="ce887" office:value-type="string" calcext:value-type="string">
            <text:p>Iridium V</text:p>
          </table:table-cell>
          <table:table-cell table:style-name="ce905" table:formula="of:=IF(NOT(ISBLANK([.A223]));IF( IFNA( VLOOKUP( [.B223];INDIRECT([.A223]&amp;&quot;.$C$2:$F$200&quot;);2;0);&quot;&quot;)=0;&quot;&quot;; IFNA(VLOOKUP([.B223];INDIRECT([.A223]&amp;&quot;.$C$2:$F$200&quot;);2;0);&quot;&quot;));&quot;&quot;)" office:value-type="string" office:string-value="Iridium IV" calcext:value-type="string">
            <text:p>Iridium IV</text:p>
          </table:table-cell>
          <table:table-cell table:style-name="ce905" table:formula="of:=IF(NOT(ISBLANK([.A223]));IF( IFNA( VLOOKUP( [.B223];INDIRECT([.A223]&amp;&quot;.$C$2:$F$200&quot;);3;0);&quot;&quot;)=0;&quot;&quot;; IFNA(VLOOKUP([.B223];INDIRECT([.A223]&amp;&quot;.$C$2:$F$200&quot;);3;0);&quot;&quot;));&quot;&quot;)" office:value-type="string" office:string-value="Tritanium V" calcext:value-type="string">
            <text:p>Tritanium V</text:p>
          </table:table-cell>
          <table:table-cell table:style-name="ce905" table:formula="of:=IF(NOT(ISBLANK([.A223]));IF( IFNA( VLOOKUP( [.B223];INDIRECT([.A223]&amp;&quot;.$C$2:$F$200&quot;);4;0);&quot;&quot;)=0;&quot;&quot;; IFNA(VLOOKUP([.B223];INDIRECT([.A223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Schiffslabor</text:p>
          </table:table-cell>
          <table:table-cell table:style-name="ce888" office:value-type="string" calcext:value-type="string">
            <text:p>Zynthium 3</text:p>
          </table:table-cell>
          <table:table-cell table:style-name="ce905" table:formula="of:=IF(NOT(ISBLANK([.A224]));IF( IFNA( VLOOKUP( [.B224];INDIRECT([.A224]&amp;&quot;.$C$2:$F$200&quot;);2;0);&quot;&quot;)=0;&quot;&quot;; IFNA(VLOOKUP([.B224];INDIRECT([.A224]&amp;&quot;.$C$2:$F$200&quot;);2;0);&quot;&quot;));&quot;&quot;)">
            <text:p/>
          </table:table-cell>
          <table:table-cell table:style-name="ce905" table:formula="of:=IF(NOT(ISBLANK([.A224]));IF( IFNA( VLOOKUP( [.B224];INDIRECT([.A224]&amp;&quot;.$C$2:$F$200&quot;);3;0);&quot;&quot;)=0;&quot;&quot;; IFNA(VLOOKUP([.B224];INDIRECT([.A224]&amp;&quot;.$C$2:$F$200&quot;);3;0);&quot;&quot;));&quot;&quot;)">
            <text:p/>
          </table:table-cell>
          <table:table-cell table:style-name="ce905" table:formula="of:=IF(NOT(ISBLANK([.A224]));IF( IFNA( VLOOKUP( [.B224];INDIRECT([.A224]&amp;&quot;.$C$2:$F$200&quot;);4;0);&quot;&quot;)=0;&quot;&quot;; IFNA(VLOOKUP([.B224];INDIRECT([.A22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Schiffslabor</text:p>
          </table:table-cell>
          <table:table-cell table:style-name="ce749" office:value-type="string" calcext:value-type="string">
            <text:p>Iridium-Platten 5</text:p>
          </table:table-cell>
          <table:table-cell table:style-name="ce905" table:formula="of:=IF(NOT(ISBLANK([.A225]));IF( IFNA( VLOOKUP( [.B225];INDIRECT([.A225]&amp;&quot;.$C$2:$F$200&quot;);2;0);&quot;&quot;)=0;&quot;&quot;; IFNA(VLOOKUP([.B225];INDIRECT([.A225]&amp;&quot;.$C$2:$F$200&quot;);2;0);&quot;&quot;));&quot;&quot;)">
            <text:p/>
          </table:table-cell>
          <table:table-cell table:style-name="ce905" table:formula="of:=IF(NOT(ISBLANK([.A225]));IF( IFNA( VLOOKUP( [.B225];INDIRECT([.A225]&amp;&quot;.$C$2:$F$200&quot;);3;0);&quot;&quot;)=0;&quot;&quot;; IFNA(VLOOKUP([.B225];INDIRECT([.A225]&amp;&quot;.$C$2:$F$200&quot;);3;0);&quot;&quot;));&quot;&quot;)">
            <text:p/>
          </table:table-cell>
          <table:table-cell table:style-name="ce905" table:formula="of:=IF(NOT(ISBLANK([.A225]));IF( IFNA( VLOOKUP( [.B225];INDIRECT([.A225]&amp;&quot;.$C$2:$F$200&quot;);4;0);&quot;&quot;)=0;&quot;&quot;; IFNA(VLOOKUP([.B225];INDIRECT([.A22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Schiffslabor</text:p>
          </table:table-cell>
          <table:table-cell table:style-name="ce749" office:value-type="string" calcext:value-type="string">
            <text:p>Zynthium-Platten 3</text:p>
          </table:table-cell>
          <table:table-cell table:style-name="ce905" table:formula="of:=IF(NOT(ISBLANK([.A226]));IF( IFNA( VLOOKUP( [.B226];INDIRECT([.A226]&amp;&quot;.$C$2:$F$200&quot;);2;0);&quot;&quot;)=0;&quot;&quot;; IFNA(VLOOKUP([.B226];INDIRECT([.A226]&amp;&quot;.$C$2:$F$200&quot;);2;0);&quot;&quot;));&quot;&quot;)">
            <text:p/>
          </table:table-cell>
          <table:table-cell table:style-name="ce905" table:formula="of:=IF(NOT(ISBLANK([.A226]));IF( IFNA( VLOOKUP( [.B226];INDIRECT([.A226]&amp;&quot;.$C$2:$F$200&quot;);3;0);&quot;&quot;)=0;&quot;&quot;; IFNA(VLOOKUP([.B226];INDIRECT([.A226]&amp;&quot;.$C$2:$F$200&quot;);3;0);&quot;&quot;));&quot;&quot;)">
            <text:p/>
          </table:table-cell>
          <table:table-cell table:style-name="ce905" table:formula="of:=IF(NOT(ISBLANK([.A226]));IF( IFNA( VLOOKUP( [.B226];INDIRECT([.A226]&amp;&quot;.$C$2:$F$200&quot;);4;0);&quot;&quot;)=0;&quot;&quot;; IFNA(VLOOKUP([.B226];INDIRECT([.A2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27]));IF( IFNA( VLOOKUP( [.B227];INDIRECT([.A227]&amp;&quot;.$C$2:$F$200&quot;);2;0);&quot;&quot;)=0;&quot;&quot;; IFNA(VLOOKUP([.B227];INDIRECT([.A227]&amp;&quot;.$C$2:$F$200&quot;);2;0);&quot;&quot;));&quot;&quot;)">
            <text:p/>
          </table:table-cell>
          <table:table-cell table:style-name="ce905" table:formula="of:=IF(NOT(ISBLANK([.A227]));IF( IFNA( VLOOKUP( [.B227];INDIRECT([.A227]&amp;&quot;.$C$2:$F$200&quot;);3;0);&quot;&quot;)=0;&quot;&quot;; IFNA(VLOOKUP([.B227];INDIRECT([.A227]&amp;&quot;.$C$2:$F$200&quot;);3;0);&quot;&quot;));&quot;&quot;)">
            <text:p/>
          </table:table-cell>
          <table:table-cell table:style-name="ce905" table:formula="of:=IF(NOT(ISBLANK([.A227]));IF( IFNA( VLOOKUP( [.B227];INDIRECT([.A227]&amp;&quot;.$C$2:$F$200&quot;);4;0);&quot;&quot;)=0;&quot;&quot;; IFNA(VLOOKUP([.B227];INDIRECT([.A2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28]));IF( IFNA( VLOOKUP( [.B228];INDIRECT([.A228]&amp;&quot;.$C$2:$F$200&quot;);2;0);&quot;&quot;)=0;&quot;&quot;; IFNA(VLOOKUP([.B228];INDIRECT([.A228]&amp;&quot;.$C$2:$F$200&quot;);2;0);&quot;&quot;));&quot;&quot;)">
            <text:p/>
          </table:table-cell>
          <table:table-cell table:style-name="ce905" table:formula="of:=IF(NOT(ISBLANK([.A228]));IF( IFNA( VLOOKUP( [.B228];INDIRECT([.A228]&amp;&quot;.$C$2:$F$200&quot;);3;0);&quot;&quot;)=0;&quot;&quot;; IFNA(VLOOKUP([.B228];INDIRECT([.A228]&amp;&quot;.$C$2:$F$200&quot;);3;0);&quot;&quot;));&quot;&quot;)">
            <text:p/>
          </table:table-cell>
          <table:table-cell table:style-name="ce905" table:formula="of:=IF(NOT(ISBLANK([.A228]));IF( IFNA( VLOOKUP( [.B228];INDIRECT([.A228]&amp;&quot;.$C$2:$F$200&quot;);4;0);&quot;&quot;)=0;&quot;&quot;; IFNA(VLOOKUP([.B228];INDIRECT([.A2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29]));IF( IFNA( VLOOKUP( [.B229];INDIRECT([.A229]&amp;&quot;.$C$2:$F$200&quot;);2;0);&quot;&quot;)=0;&quot;&quot;; IFNA(VLOOKUP([.B229];INDIRECT([.A229]&amp;&quot;.$C$2:$F$200&quot;);2;0);&quot;&quot;));&quot;&quot;)">
            <text:p/>
          </table:table-cell>
          <table:table-cell table:style-name="ce905" table:formula="of:=IF(NOT(ISBLANK([.A229]));IF( IFNA( VLOOKUP( [.B229];INDIRECT([.A229]&amp;&quot;.$C$2:$F$200&quot;);3;0);&quot;&quot;)=0;&quot;&quot;; IFNA(VLOOKUP([.B229];INDIRECT([.A229]&amp;&quot;.$C$2:$F$200&quot;);3;0);&quot;&quot;));&quot;&quot;)">
            <text:p/>
          </table:table-cell>
          <table:table-cell table:style-name="ce905" table:formula="of:=IF(NOT(ISBLANK([.A229]));IF( IFNA( VLOOKUP( [.B229];INDIRECT([.A229]&amp;&quot;.$C$2:$F$200&quot;);4;0);&quot;&quot;)=0;&quot;&quot;; IFNA(VLOOKUP([.B229];INDIRECT([.A2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0]));IF( IFNA( VLOOKUP( [.B230];INDIRECT([.A230]&amp;&quot;.$C$2:$F$200&quot;);2;0);&quot;&quot;)=0;&quot;&quot;; IFNA(VLOOKUP([.B230];INDIRECT([.A230]&amp;&quot;.$C$2:$F$200&quot;);2;0);&quot;&quot;));&quot;&quot;)">
            <text:p/>
          </table:table-cell>
          <table:table-cell table:style-name="ce905" table:formula="of:=IF(NOT(ISBLANK([.A230]));IF( IFNA( VLOOKUP( [.B230];INDIRECT([.A230]&amp;&quot;.$C$2:$F$200&quot;);3;0);&quot;&quot;)=0;&quot;&quot;; IFNA(VLOOKUP([.B230];INDIRECT([.A230]&amp;&quot;.$C$2:$F$200&quot;);3;0);&quot;&quot;));&quot;&quot;)">
            <text:p/>
          </table:table-cell>
          <table:table-cell table:style-name="ce905" table:formula="of:=IF(NOT(ISBLANK([.A230]));IF( IFNA( VLOOKUP( [.B230];INDIRECT([.A230]&amp;&quot;.$C$2:$F$200&quot;);4;0);&quot;&quot;)=0;&quot;&quot;; IFNA(VLOOKUP([.B230];INDIRECT([.A2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1]));IF( IFNA( VLOOKUP( [.B231];INDIRECT([.A231]&amp;&quot;.$C$2:$F$200&quot;);2;0);&quot;&quot;)=0;&quot;&quot;; IFNA(VLOOKUP([.B231];INDIRECT([.A231]&amp;&quot;.$C$2:$F$200&quot;);2;0);&quot;&quot;));&quot;&quot;)">
            <text:p/>
          </table:table-cell>
          <table:table-cell table:style-name="ce905" table:formula="of:=IF(NOT(ISBLANK([.A231]));IF( IFNA( VLOOKUP( [.B231];INDIRECT([.A231]&amp;&quot;.$C$2:$F$200&quot;);3;0);&quot;&quot;)=0;&quot;&quot;; IFNA(VLOOKUP([.B231];INDIRECT([.A231]&amp;&quot;.$C$2:$F$200&quot;);3;0);&quot;&quot;));&quot;&quot;)">
            <text:p/>
          </table:table-cell>
          <table:table-cell table:style-name="ce905" table:formula="of:=IF(NOT(ISBLANK([.A231]));IF( IFNA( VLOOKUP( [.B231];INDIRECT([.A231]&amp;&quot;.$C$2:$F$200&quot;);4;0);&quot;&quot;)=0;&quot;&quot;; IFNA(VLOOKUP([.B231];INDIRECT([.A2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2]));IF( IFNA( VLOOKUP( [.B232];INDIRECT([.A232]&amp;&quot;.$C$2:$F$200&quot;);2;0);&quot;&quot;)=0;&quot;&quot;; IFNA(VLOOKUP([.B232];INDIRECT([.A232]&amp;&quot;.$C$2:$F$200&quot;);2;0);&quot;&quot;));&quot;&quot;)">
            <text:p/>
          </table:table-cell>
          <table:table-cell table:style-name="ce905" table:formula="of:=IF(NOT(ISBLANK([.A232]));IF( IFNA( VLOOKUP( [.B232];INDIRECT([.A232]&amp;&quot;.$C$2:$F$200&quot;);3;0);&quot;&quot;)=0;&quot;&quot;; IFNA(VLOOKUP([.B232];INDIRECT([.A232]&amp;&quot;.$C$2:$F$200&quot;);3;0);&quot;&quot;));&quot;&quot;)">
            <text:p/>
          </table:table-cell>
          <table:table-cell table:style-name="ce905" table:formula="of:=IF(NOT(ISBLANK([.A232]));IF( IFNA( VLOOKUP( [.B232];INDIRECT([.A232]&amp;&quot;.$C$2:$F$200&quot;);4;0);&quot;&quot;)=0;&quot;&quot;; IFNA(VLOOKUP([.B232];INDIRECT([.A2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3]));IF( IFNA( VLOOKUP( [.B233];INDIRECT([.A233]&amp;&quot;.$C$2:$F$200&quot;);2;0);&quot;&quot;)=0;&quot;&quot;; IFNA(VLOOKUP([.B233];INDIRECT([.A233]&amp;&quot;.$C$2:$F$200&quot;);2;0);&quot;&quot;));&quot;&quot;)">
            <text:p/>
          </table:table-cell>
          <table:table-cell table:style-name="ce905" table:formula="of:=IF(NOT(ISBLANK([.A233]));IF( IFNA( VLOOKUP( [.B233];INDIRECT([.A233]&amp;&quot;.$C$2:$F$200&quot;);3;0);&quot;&quot;)=0;&quot;&quot;; IFNA(VLOOKUP([.B233];INDIRECT([.A233]&amp;&quot;.$C$2:$F$200&quot;);3;0);&quot;&quot;));&quot;&quot;)">
            <text:p/>
          </table:table-cell>
          <table:table-cell table:style-name="ce905" table:formula="of:=IF(NOT(ISBLANK([.A233]));IF( IFNA( VLOOKUP( [.B233];INDIRECT([.A233]&amp;&quot;.$C$2:$F$200&quot;);4;0);&quot;&quot;)=0;&quot;&quot;; IFNA(VLOOKUP([.B233];INDIRECT([.A2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4]));IF( IFNA( VLOOKUP( [.B234];INDIRECT([.A234]&amp;&quot;.$C$2:$F$200&quot;);2;0);&quot;&quot;)=0;&quot;&quot;; IFNA(VLOOKUP([.B234];INDIRECT([.A234]&amp;&quot;.$C$2:$F$200&quot;);2;0);&quot;&quot;));&quot;&quot;)">
            <text:p/>
          </table:table-cell>
          <table:table-cell table:style-name="ce905" table:formula="of:=IF(NOT(ISBLANK([.A234]));IF( IFNA( VLOOKUP( [.B234];INDIRECT([.A234]&amp;&quot;.$C$2:$F$200&quot;);3;0);&quot;&quot;)=0;&quot;&quot;; IFNA(VLOOKUP([.B234];INDIRECT([.A234]&amp;&quot;.$C$2:$F$200&quot;);3;0);&quot;&quot;));&quot;&quot;)">
            <text:p/>
          </table:table-cell>
          <table:table-cell table:style-name="ce905" table:formula="of:=IF(NOT(ISBLANK([.A234]));IF( IFNA( VLOOKUP( [.B234];INDIRECT([.A234]&amp;&quot;.$C$2:$F$200&quot;);4;0);&quot;&quot;)=0;&quot;&quot;; IFNA(VLOOKUP([.B234];INDIRECT([.A2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5]));IF( IFNA( VLOOKUP( [.B235];INDIRECT([.A235]&amp;&quot;.$C$2:$F$200&quot;);2;0);&quot;&quot;)=0;&quot;&quot;; IFNA(VLOOKUP([.B235];INDIRECT([.A235]&amp;&quot;.$C$2:$F$200&quot;);2;0);&quot;&quot;));&quot;&quot;)">
            <text:p/>
          </table:table-cell>
          <table:table-cell table:style-name="ce905" table:formula="of:=IF(NOT(ISBLANK([.A235]));IF( IFNA( VLOOKUP( [.B235];INDIRECT([.A235]&amp;&quot;.$C$2:$F$200&quot;);3;0);&quot;&quot;)=0;&quot;&quot;; IFNA(VLOOKUP([.B235];INDIRECT([.A235]&amp;&quot;.$C$2:$F$200&quot;);3;0);&quot;&quot;));&quot;&quot;)">
            <text:p/>
          </table:table-cell>
          <table:table-cell table:style-name="ce905" table:formula="of:=IF(NOT(ISBLANK([.A235]));IF( IFNA( VLOOKUP( [.B235];INDIRECT([.A235]&amp;&quot;.$C$2:$F$200&quot;);4;0);&quot;&quot;)=0;&quot;&quot;; IFNA(VLOOKUP([.B235];INDIRECT([.A2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6]));IF( IFNA( VLOOKUP( [.B236];INDIRECT([.A236]&amp;&quot;.$C$2:$F$200&quot;);2;0);&quot;&quot;)=0;&quot;&quot;; IFNA(VLOOKUP([.B236];INDIRECT([.A236]&amp;&quot;.$C$2:$F$200&quot;);2;0);&quot;&quot;));&quot;&quot;)">
            <text:p/>
          </table:table-cell>
          <table:table-cell table:style-name="ce905" table:formula="of:=IF(NOT(ISBLANK([.A236]));IF( IFNA( VLOOKUP( [.B236];INDIRECT([.A236]&amp;&quot;.$C$2:$F$200&quot;);3;0);&quot;&quot;)=0;&quot;&quot;; IFNA(VLOOKUP([.B236];INDIRECT([.A236]&amp;&quot;.$C$2:$F$200&quot;);3;0);&quot;&quot;));&quot;&quot;)">
            <text:p/>
          </table:table-cell>
          <table:table-cell table:style-name="ce905" table:formula="of:=IF(NOT(ISBLANK([.A236]));IF( IFNA( VLOOKUP( [.B236];INDIRECT([.A236]&amp;&quot;.$C$2:$F$200&quot;);4;0);&quot;&quot;)=0;&quot;&quot;; IFNA(VLOOKUP([.B236];INDIRECT([.A2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7]));IF( IFNA( VLOOKUP( [.B237];INDIRECT([.A237]&amp;&quot;.$C$2:$F$200&quot;);2;0);&quot;&quot;)=0;&quot;&quot;; IFNA(VLOOKUP([.B237];INDIRECT([.A237]&amp;&quot;.$C$2:$F$200&quot;);2;0);&quot;&quot;));&quot;&quot;)">
            <text:p/>
          </table:table-cell>
          <table:table-cell table:style-name="ce905" table:formula="of:=IF(NOT(ISBLANK([.A237]));IF( IFNA( VLOOKUP( [.B237];INDIRECT([.A237]&amp;&quot;.$C$2:$F$200&quot;);3;0);&quot;&quot;)=0;&quot;&quot;; IFNA(VLOOKUP([.B237];INDIRECT([.A237]&amp;&quot;.$C$2:$F$200&quot;);3;0);&quot;&quot;));&quot;&quot;)">
            <text:p/>
          </table:table-cell>
          <table:table-cell table:style-name="ce905" table:formula="of:=IF(NOT(ISBLANK([.A237]));IF( IFNA( VLOOKUP( [.B237];INDIRECT([.A237]&amp;&quot;.$C$2:$F$200&quot;);4;0);&quot;&quot;)=0;&quot;&quot;; IFNA(VLOOKUP([.B237];INDIRECT([.A2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9"/>
          <table:table-cell table:style-name="ce905" table:formula="of:=IF(NOT(ISBLANK([.A238]));IF( IFNA( VLOOKUP( [.B238];INDIRECT([.A238]&amp;&quot;.$C$2:$F$200&quot;);2;0);&quot;&quot;)=0;&quot;&quot;; IFNA(VLOOKUP([.B238];INDIRECT([.A238]&amp;&quot;.$C$2:$F$200&quot;);2;0);&quot;&quot;));&quot;&quot;)">
            <text:p/>
          </table:table-cell>
          <table:table-cell table:style-name="ce905" table:formula="of:=IF(NOT(ISBLANK([.A238]));IF( IFNA( VLOOKUP( [.B238];INDIRECT([.A238]&amp;&quot;.$C$2:$F$200&quot;);3;0);&quot;&quot;)=0;&quot;&quot;; IFNA(VLOOKUP([.B238];INDIRECT([.A238]&amp;&quot;.$C$2:$F$200&quot;);3;0);&quot;&quot;));&quot;&quot;)">
            <text:p/>
          </table:table-cell>
          <table:table-cell table:style-name="ce905" table:formula="of:=IF(NOT(ISBLANK([.A238]));IF( IFNA( VLOOKUP( [.B238];INDIRECT([.A238]&amp;&quot;.$C$2:$F$200&quot;);4;0);&quot;&quot;)=0;&quot;&quot;; IFNA(VLOOKUP([.B238];INDIRECT([.A2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9"/>
          <table:table-cell table:style-name="ce905" table:formula="of:=IF(NOT(ISBLANK([.A239]));IF( IFNA( VLOOKUP( [.B239];INDIRECT([.A239]&amp;&quot;.$C$2:$F$200&quot;);2;0);&quot;&quot;)=0;&quot;&quot;; IFNA(VLOOKUP([.B239];INDIRECT([.A239]&amp;&quot;.$C$2:$F$200&quot;);2;0);&quot;&quot;));&quot;&quot;)">
            <text:p/>
          </table:table-cell>
          <table:table-cell table:style-name="ce905" table:formula="of:=IF(NOT(ISBLANK([.A239]));IF( IFNA( VLOOKUP( [.B239];INDIRECT([.A239]&amp;&quot;.$C$2:$F$200&quot;);3;0);&quot;&quot;)=0;&quot;&quot;; IFNA(VLOOKUP([.B239];INDIRECT([.A239]&amp;&quot;.$C$2:$F$200&quot;);3;0);&quot;&quot;));&quot;&quot;)">
            <text:p/>
          </table:table-cell>
          <table:table-cell table:style-name="ce905" table:formula="of:=IF(NOT(ISBLANK([.A239]));IF( IFNA( VLOOKUP( [.B239];INDIRECT([.A239]&amp;&quot;.$C$2:$F$200&quot;);4;0);&quot;&quot;)=0;&quot;&quot;; IFNA(VLOOKUP([.B239];INDIRECT([.A2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9"/>
          <table:table-cell table:style-name="ce905" table:formula="of:=IF(NOT(ISBLANK([.A240]));IF( IFNA( VLOOKUP( [.B240];INDIRECT([.A240]&amp;&quot;.$C$2:$F$200&quot;);2;0);&quot;&quot;)=0;&quot;&quot;; IFNA(VLOOKUP([.B240];INDIRECT([.A240]&amp;&quot;.$C$2:$F$200&quot;);2;0);&quot;&quot;));&quot;&quot;)">
            <text:p/>
          </table:table-cell>
          <table:table-cell table:style-name="ce905" table:formula="of:=IF(NOT(ISBLANK([.A240]));IF( IFNA( VLOOKUP( [.B240];INDIRECT([.A240]&amp;&quot;.$C$2:$F$200&quot;);3;0);&quot;&quot;)=0;&quot;&quot;; IFNA(VLOOKUP([.B240];INDIRECT([.A240]&amp;&quot;.$C$2:$F$200&quot;);3;0);&quot;&quot;));&quot;&quot;)">
            <text:p/>
          </table:table-cell>
          <table:table-cell table:style-name="ce905" table:formula="of:=IF(NOT(ISBLANK([.A240]));IF( IFNA( VLOOKUP( [.B240];INDIRECT([.A240]&amp;&quot;.$C$2:$F$200&quot;);4;0);&quot;&quot;)=0;&quot;&quot;; IFNA(VLOOKUP([.B240];INDIRECT([.A24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8" office:value-type="string" calcext:value-type="string">
            <text:p>Module</text:p>
          </table:table-cell>
          <table:table-cell table:style-name="ce890" office:value-type="string" calcext:value-type="string">
            <text:p>Schiffsfabrik 10</text:p>
          </table:table-cell>
          <table:table-cell table:style-name="ce905" table:formula="of:=IF(NOT(ISBLANK([.A241]));IF( IFNA( VLOOKUP( [.B241];INDIRECT([.A241]&amp;&quot;.$C$2:$F$200&quot;);2;0);&quot;&quot;)=0;&quot;&quot;; IFNA(VLOOKUP([.B241];INDIRECT([.A241]&amp;&quot;.$C$2:$F$200&quot;);2;0);&quot;&quot;));&quot;&quot;)" office:value-type="string" office:string-value="Schiffsfabrik 9" calcext:value-type="string">
            <text:p>Schiffsfabrik 9</text:p>
          </table:table-cell>
          <table:table-cell table:style-name="ce905" table:formula="of:=IF(NOT(ISBLANK([.A241]));IF( IFNA( VLOOKUP( [.B241];INDIRECT([.A241]&amp;&quot;.$C$2:$F$200&quot;);3;0);&quot;&quot;)=0;&quot;&quot;; IFNA(VLOOKUP([.B241];INDIRECT([.A241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1]));IF( IFNA( VLOOKUP( [.B241];INDIRECT([.A241]&amp;&quot;.$C$2:$F$200&quot;);4;0);&quot;&quot;)=0;&quot;&quot;; IFNA(VLOOKUP([.B241];INDIRECT([.A24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Module</text:p>
          </table:table-cell>
          <table:table-cell table:style-name="ce891" office:value-type="string" calcext:value-type="string">
            <text:p>Schiffslabor 10</text:p>
          </table:table-cell>
          <table:table-cell table:style-name="ce905" table:formula="of:=IF(NOT(ISBLANK([.A242]));IF( IFNA( VLOOKUP( [.B242];INDIRECT([.A242]&amp;&quot;.$C$2:$F$200&quot;);2;0);&quot;&quot;)=0;&quot;&quot;; IFNA(VLOOKUP([.B242];INDIRECT([.A242]&amp;&quot;.$C$2:$F$200&quot;);2;0);&quot;&quot;));&quot;&quot;)" office:value-type="string" office:string-value="Schiffslabor 9" calcext:value-type="string">
            <text:p>Schiffslabor 9</text:p>
          </table:table-cell>
          <table:table-cell table:style-name="ce905" table:formula="of:=IF(NOT(ISBLANK([.A242]));IF( IFNA( VLOOKUP( [.B242];INDIRECT([.A242]&amp;&quot;.$C$2:$F$200&quot;);3;0);&quot;&quot;)=0;&quot;&quot;; IFNA(VLOOKUP([.B242];INDIRECT([.A242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2]));IF( IFNA( VLOOKUP( [.B242];INDIRECT([.A242]&amp;&quot;.$C$2:$F$200&quot;);4;0);&quot;&quot;)=0;&quot;&quot;; IFNA(VLOOKUP([.B242];INDIRECT([.A24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0" office:value-type="string" calcext:value-type="string">
            <text:p>Module</text:p>
          </table:table-cell>
          <table:table-cell table:style-name="ce892" office:value-type="string" calcext:value-type="string">
            <text:p>Flottenwerft 10</text:p>
          </table:table-cell>
          <table:table-cell table:style-name="ce905" table:formula="of:=IF(NOT(ISBLANK([.A243]));IF( IFNA( VLOOKUP( [.B243];INDIRECT([.A243]&amp;&quot;.$C$2:$F$200&quot;);2;0);&quot;&quot;)=0;&quot;&quot;; IFNA(VLOOKUP([.B243];INDIRECT([.A243]&amp;&quot;.$C$2:$F$200&quot;);2;0);&quot;&quot;));&quot;&quot;)" office:value-type="string" office:string-value="Flottenwerft 9" calcext:value-type="string">
            <text:p>Flottenwerft 9</text:p>
          </table:table-cell>
          <table:table-cell table:style-name="ce905" table:formula="of:=IF(NOT(ISBLANK([.A243]));IF( IFNA( VLOOKUP( [.B243];INDIRECT([.A243]&amp;&quot;.$C$2:$F$200&quot;);3;0);&quot;&quot;)=0;&quot;&quot;; IFNA(VLOOKUP([.B243];INDIRECT([.A243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3]));IF( IFNA( VLOOKUP( [.B243];INDIRECT([.A243]&amp;&quot;.$C$2:$F$200&quot;);4;0);&quot;&quot;)=0;&quot;&quot;; IFNA(VLOOKUP([.B243];INDIRECT([.A24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721" office:value-type="string" calcext:value-type="string">
            <text:p>Module</text:p>
          </table:table-cell>
          <table:table-cell table:style-name="ce893" office:value-type="string" calcext:value-type="string">
            <text:p>Techniklabor 10</text:p>
          </table:table-cell>
          <table:table-cell table:style-name="ce905" table:formula="of:=IF(NOT(ISBLANK([.A244]));IF( IFNA( VLOOKUP( [.B244];INDIRECT([.A244]&amp;&quot;.$C$2:$F$200&quot;);2;0);&quot;&quot;)=0;&quot;&quot;; IFNA(VLOOKUP([.B244];INDIRECT([.A244]&amp;&quot;.$C$2:$F$200&quot;);2;0);&quot;&quot;));&quot;&quot;)" office:value-type="string" office:string-value="Techniklabor 9" calcext:value-type="string">
            <text:p>Techniklabor 9</text:p>
          </table:table-cell>
          <table:table-cell table:style-name="ce905" table:formula="of:=IF(NOT(ISBLANK([.A244]));IF( IFNA( VLOOKUP( [.B244];INDIRECT([.A244]&amp;&quot;.$C$2:$F$200&quot;);3;0);&quot;&quot;)=0;&quot;&quot;; IFNA(VLOOKUP([.B244];INDIRECT([.A244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4]));IF( IFNA( VLOOKUP( [.B244];INDIRECT([.A244]&amp;&quot;.$C$2:$F$200&quot;);4;0);&quot;&quot;)=0;&quot;&quot;; IFNA(VLOOKUP([.B244];INDIRECT([.A24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2" office:value-type="string" calcext:value-type="string">
            <text:p>Module</text:p>
          </table:table-cell>
          <table:table-cell table:style-name="ce894" office:value-type="string" calcext:value-type="string">
            <text:p>Werkstatt 6</text:p>
          </table:table-cell>
          <table:table-cell table:style-name="ce905" table:formula="of:=IF(NOT(ISBLANK([.A245]));IF( IFNA( VLOOKUP( [.B245];INDIRECT([.A245]&amp;&quot;.$C$2:$F$200&quot;);2;0);&quot;&quot;)=0;&quot;&quot;; IFNA(VLOOKUP([.B245];INDIRECT([.A245]&amp;&quot;.$C$2:$F$200&quot;);2;0);&quot;&quot;));&quot;&quot;)" office:value-type="string" office:string-value="Werkstatt 5" calcext:value-type="string">
            <text:p>Werkstatt 5</text:p>
          </table:table-cell>
          <table:table-cell table:style-name="ce905" table:formula="of:=IF(NOT(ISBLANK([.A245]));IF( IFNA( VLOOKUP( [.B245];INDIRECT([.A245]&amp;&quot;.$C$2:$F$200&quot;);3;0);&quot;&quot;)=0;&quot;&quot;; IFNA(VLOOKUP([.B245];INDIRECT([.A245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5]));IF( IFNA( VLOOKUP( [.B245];INDIRECT([.A245]&amp;&quot;.$C$2:$F$200&quot;);4;0);&quot;&quot;)=0;&quot;&quot;; IFNA(VLOOKUP([.B245];INDIRECT([.A245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3" office:value-type="string" calcext:value-type="string">
            <text:p>Module</text:p>
          </table:table-cell>
          <table:table-cell table:style-name="ce895" office:value-type="string" calcext:value-type="string">
            <text:p>Werkstatt 7</text:p>
          </table:table-cell>
          <table:table-cell table:style-name="ce905" table:formula="of:=IF(NOT(ISBLANK([.A246]));IF( IFNA( VLOOKUP( [.B246];INDIRECT([.A246]&amp;&quot;.$C$2:$F$200&quot;);2;0);&quot;&quot;)=0;&quot;&quot;; IFNA(VLOOKUP([.B246];INDIRECT([.A246]&amp;&quot;.$C$2:$F$200&quot;);2;0);&quot;&quot;));&quot;&quot;)" office:value-type="string" office:string-value="Werkstatt 6" calcext:value-type="string">
            <text:p>Werkstatt 6</text:p>
          </table:table-cell>
          <table:table-cell table:style-name="ce905" table:formula="of:=IF(NOT(ISBLANK([.A246]));IF( IFNA( VLOOKUP( [.B246];INDIRECT([.A246]&amp;&quot;.$C$2:$F$200&quot;);3;0);&quot;&quot;)=0;&quot;&quot;; IFNA(VLOOKUP([.B246];INDIRECT([.A246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6]));IF( IFNA( VLOOKUP( [.B246];INDIRECT([.A246]&amp;&quot;.$C$2:$F$200&quot;);4;0);&quot;&quot;)=0;&quot;&quot;; IFNA(VLOOKUP([.B246];INDIRECT([.A246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4" office:value-type="string" calcext:value-type="string">
            <text:p>Module</text:p>
          </table:table-cell>
          <table:table-cell table:style-name="ce896" office:value-type="string" calcext:value-type="string">
            <text:p>Werkstatt 8</text:p>
          </table:table-cell>
          <table:table-cell table:style-name="ce905" table:formula="of:=IF(NOT(ISBLANK([.A247]));IF( IFNA( VLOOKUP( [.B247];INDIRECT([.A247]&amp;&quot;.$C$2:$F$200&quot;);2;0);&quot;&quot;)=0;&quot;&quot;; IFNA(VLOOKUP([.B247];INDIRECT([.A247]&amp;&quot;.$C$2:$F$200&quot;);2;0);&quot;&quot;));&quot;&quot;)" office:value-type="string" office:string-value="Werkstatt 7" calcext:value-type="string">
            <text:p>Werkstatt 7</text:p>
          </table:table-cell>
          <table:table-cell table:style-name="ce905" table:formula="of:=IF(NOT(ISBLANK([.A247]));IF( IFNA( VLOOKUP( [.B247];INDIRECT([.A247]&amp;&quot;.$C$2:$F$200&quot;);3;0);&quot;&quot;)=0;&quot;&quot;; IFNA(VLOOKUP([.B247];INDIRECT([.A247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7]));IF( IFNA( VLOOKUP( [.B247];INDIRECT([.A247]&amp;&quot;.$C$2:$F$200&quot;);4;0);&quot;&quot;)=0;&quot;&quot;; IFNA(VLOOKUP([.B247];INDIRECT([.A247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5" office:value-type="string" calcext:value-type="string">
            <text:p>Module</text:p>
          </table:table-cell>
          <table:table-cell table:style-name="ce897" office:value-type="string" calcext:value-type="string">
            <text:p>Antimateriesilo 10</text:p>
          </table:table-cell>
          <table:table-cell table:style-name="ce905" table:formula="of:=IF(NOT(ISBLANK([.A248]));IF( IFNA( VLOOKUP( [.B248];INDIRECT([.A248]&amp;&quot;.$C$2:$F$200&quot;);2;0);&quot;&quot;)=0;&quot;&quot;; IFNA(VLOOKUP([.B248];INDIRECT([.A248]&amp;&quot;.$C$2:$F$200&quot;);2;0);&quot;&quot;));&quot;&quot;)" office:value-type="string" office:string-value="Antimateriesilo 9" calcext:value-type="string">
            <text:p>Antimateriesilo 9</text:p>
          </table:table-cell>
          <table:table-cell table:style-name="ce905" table:formula="of:=IF(NOT(ISBLANK([.A248]));IF( IFNA( VLOOKUP( [.B248];INDIRECT([.A248]&amp;&quot;.$C$2:$F$200&quot;);3;0);&quot;&quot;)=0;&quot;&quot;; IFNA(VLOOKUP([.B248];INDIRECT([.A248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8]));IF( IFNA( VLOOKUP( [.B248];INDIRECT([.A248]&amp;&quot;.$C$2:$F$200&quot;);4;0);&quot;&quot;)=0;&quot;&quot;; IFNA(VLOOKUP([.B248];INDIRECT([.A24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6" office:value-type="string" calcext:value-type="string">
            <text:p>Module</text:p>
          </table:table-cell>
          <table:table-cell table:style-name="ce898" office:value-type="string" calcext:value-type="string">
            <text:p>Helium-3-Schürfer 10</text:p>
          </table:table-cell>
          <table:table-cell table:style-name="ce905" table:formula="of:=IF(NOT(ISBLANK([.A249]));IF( IFNA( VLOOKUP( [.B249];INDIRECT([.A249]&amp;&quot;.$C$2:$F$200&quot;);2;0);&quot;&quot;)=0;&quot;&quot;; IFNA(VLOOKUP([.B249];INDIRECT([.A249]&amp;&quot;.$C$2:$F$200&quot;);2;0);&quot;&quot;));&quot;&quot;)" office:value-type="string" office:string-value="Helium-3-Schürfer 9" calcext:value-type="string">
            <text:p>Helium-3-Schürfer 9</text:p>
          </table:table-cell>
          <table:table-cell table:style-name="ce905" table:formula="of:=IF(NOT(ISBLANK([.A249]));IF( IFNA( VLOOKUP( [.B249];INDIRECT([.A249]&amp;&quot;.$C$2:$F$200&quot;);3;0);&quot;&quot;)=0;&quot;&quot;; IFNA(VLOOKUP([.B249];INDIRECT([.A249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9]));IF( IFNA( VLOOKUP( [.B249];INDIRECT([.A249]&amp;&quot;.$C$2:$F$200&quot;);4;0);&quot;&quot;)=0;&quot;&quot;; IFNA(VLOOKUP([.B249];INDIRECT([.A24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99" office:value-type="string" calcext:value-type="string">
            <text:p>Kampfmodul 10</text:p>
          </table:table-cell>
          <table:table-cell table:style-name="ce905" table:formula="of:=IF(NOT(ISBLANK([.A250]));IF( IFNA( VLOOKUP( [.B250];INDIRECT([.A250]&amp;&quot;.$C$2:$F$200&quot;);2;0);&quot;&quot;)=0;&quot;&quot;; IFNA(VLOOKUP([.B250];INDIRECT([.A250]&amp;&quot;.$C$2:$F$200&quot;);2;0);&quot;&quot;));&quot;&quot;)" office:value-type="string" office:string-value="Kampfmodul 9" calcext:value-type="string">
            <text:p>Kampfmodul 9</text:p>
          </table:table-cell>
          <table:table-cell table:style-name="ce905" table:formula="of:=IF(NOT(ISBLANK([.A250]));IF( IFNA( VLOOKUP( [.B250];INDIRECT([.A250]&amp;&quot;.$C$2:$F$200&quot;);3;0);&quot;&quot;)=0;&quot;&quot;; IFNA(VLOOKUP([.B250];INDIRECT([.A250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50]));IF( IFNA( VLOOKUP( [.B250];INDIRECT([.A250]&amp;&quot;.$C$2:$F$200&quot;);4;0);&quot;&quot;)=0;&quot;&quot;; IFNA(VLOOKUP([.B250];INDIRECT([.A25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900" office:value-type="string" calcext:value-type="string">
            <text:p>Lagermodul 10</text:p>
          </table:table-cell>
          <table:table-cell table:style-name="ce905" table:formula="of:=IF(NOT(ISBLANK([.A251]));IF( IFNA( VLOOKUP( [.B251];INDIRECT([.A251]&amp;&quot;.$C$2:$F$200&quot;);2;0);&quot;&quot;)=0;&quot;&quot;; IFNA(VLOOKUP([.B251];INDIRECT([.A251]&amp;&quot;.$C$2:$F$200&quot;);2;0);&quot;&quot;));&quot;&quot;)" office:value-type="string" office:string-value="Lagermodul 9" calcext:value-type="string">
            <text:p>Lagermodul 9</text:p>
          </table:table-cell>
          <table:table-cell table:style-name="ce905" table:formula="of:=IF(NOT(ISBLANK([.A251]));IF( IFNA( VLOOKUP( [.B251];INDIRECT([.A251]&amp;&quot;.$C$2:$F$200&quot;);3;0);&quot;&quot;)=0;&quot;&quot;; IFNA(VLOOKUP([.B251];INDIRECT([.A251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51]));IF( IFNA( VLOOKUP( [.B251];INDIRECT([.A251]&amp;&quot;.$C$2:$F$200&quot;);4;0);&quot;&quot;)=0;&quot;&quot;; IFNA(VLOOKUP([.B251];INDIRECT([.A25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901" office:value-type="string" calcext:value-type="string">
            <text:p>Mineralerz-Schürfer 10</text:p>
          </table:table-cell>
          <table:table-cell table:style-name="ce905" table:formula="of:=IF(NOT(ISBLANK([.A252]));IF( IFNA( VLOOKUP( [.B252];INDIRECT([.A252]&amp;&quot;.$C$2:$F$200&quot;);2;0);&quot;&quot;)=0;&quot;&quot;; IFNA(VLOOKUP([.B252];INDIRECT([.A252]&amp;&quot;.$C$2:$F$200&quot;);2;0);&quot;&quot;));&quot;&quot;)" office:value-type="string" office:string-value="Mineralerz-Schürfer 9" calcext:value-type="string">
            <text:p>Mineralerz-Schürfer 9</text:p>
          </table:table-cell>
          <table:table-cell table:style-name="ce905" table:formula="of:=IF(NOT(ISBLANK([.A252]));IF( IFNA( VLOOKUP( [.B252];INDIRECT([.A252]&amp;&quot;.$C$2:$F$200&quot;);3;0);&quot;&quot;)=0;&quot;&quot;; IFNA(VLOOKUP([.B252];INDIRECT([.A252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52]));IF( IFNA( VLOOKUP( [.B252];INDIRECT([.A252]&amp;&quot;.$C$2:$F$200&quot;);4;0);&quot;&quot;)=0;&quot;&quot;; IFNA(VLOOKUP([.B252];INDIRECT([.A25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902" office:value-type="string" calcext:value-type="string">
            <text:p>Zynthium 4</text:p>
          </table:table-cell>
          <table:table-cell table:style-name="ce905" table:formula="of:=IF(NOT(ISBLANK([.A253]));IF( IFNA( VLOOKUP( [.B253];INDIRECT([.A253]&amp;&quot;.$C$2:$F$200&quot;);2;0);&quot;&quot;)=0;&quot;&quot;; IFNA(VLOOKUP([.B253];INDIRECT([.A253]&amp;&quot;.$C$2:$F$200&quot;);2;0);&quot;&quot;));&quot;&quot;)">
            <text:p/>
          </table:table-cell>
          <table:table-cell table:style-name="ce905" table:formula="of:=IF(NOT(ISBLANK([.A253]));IF( IFNA( VLOOKUP( [.B253];INDIRECT([.A253]&amp;&quot;.$C$2:$F$200&quot;);3;0);&quot;&quot;)=0;&quot;&quot;; IFNA(VLOOKUP([.B253];INDIRECT([.A253]&amp;&quot;.$C$2:$F$200&quot;);3;0);&quot;&quot;));&quot;&quot;)">
            <text:p/>
          </table:table-cell>
          <table:table-cell table:style-name="ce905" table:formula="of:=IF(NOT(ISBLANK([.A253]));IF( IFNA( VLOOKUP( [.B253];INDIRECT([.A253]&amp;&quot;.$C$2:$F$200&quot;);4;0);&quot;&quot;)=0;&quot;&quot;; IFNA(VLOOKUP([.B253];INDIRECT([.A25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903" office:value-type="string" calcext:value-type="string">
            <text:p>Zynthium 5</text:p>
          </table:table-cell>
          <table:table-cell table:style-name="ce905" table:formula="of:=IF(NOT(ISBLANK([.A254]));IF( IFNA( VLOOKUP( [.B254];INDIRECT([.A254]&amp;&quot;.$C$2:$F$200&quot;);2;0);&quot;&quot;)=0;&quot;&quot;; IFNA(VLOOKUP([.B254];INDIRECT([.A254]&amp;&quot;.$C$2:$F$200&quot;);2;0);&quot;&quot;));&quot;&quot;)">
            <text:p/>
          </table:table-cell>
          <table:table-cell table:style-name="ce905" table:formula="of:=IF(NOT(ISBLANK([.A254]));IF( IFNA( VLOOKUP( [.B254];INDIRECT([.A254]&amp;&quot;.$C$2:$F$200&quot;);3;0);&quot;&quot;)=0;&quot;&quot;; IFNA(VLOOKUP([.B254];INDIRECT([.A254]&amp;&quot;.$C$2:$F$200&quot;);3;0);&quot;&quot;));&quot;&quot;)">
            <text:p/>
          </table:table-cell>
          <table:table-cell table:style-name="ce905" table:formula="of:=IF(NOT(ISBLANK([.A254]));IF( IFNA( VLOOKUP( [.B254];INDIRECT([.A254]&amp;&quot;.$C$2:$F$200&quot;);4;0);&quot;&quot;)=0;&quot;&quot;; IFNA(VLOOKUP([.B254];INDIRECT([.A25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49" office:value-type="string" calcext:value-type="string">
            <text:p>Zynthium-Platten 4</text:p>
          </table:table-cell>
          <table:table-cell table:style-name="ce905" table:formula="of:=IF(NOT(ISBLANK([.A255]));IF( IFNA( VLOOKUP( [.B255];INDIRECT([.A255]&amp;&quot;.$C$2:$F$200&quot;);2;0);&quot;&quot;)=0;&quot;&quot;; IFNA(VLOOKUP([.B255];INDIRECT([.A255]&amp;&quot;.$C$2:$F$200&quot;);2;0);&quot;&quot;));&quot;&quot;)">
            <text:p/>
          </table:table-cell>
          <table:table-cell table:style-name="ce905" table:formula="of:=IF(NOT(ISBLANK([.A255]));IF( IFNA( VLOOKUP( [.B255];INDIRECT([.A255]&amp;&quot;.$C$2:$F$200&quot;);3;0);&quot;&quot;)=0;&quot;&quot;; IFNA(VLOOKUP([.B255];INDIRECT([.A255]&amp;&quot;.$C$2:$F$200&quot;);3;0);&quot;&quot;));&quot;&quot;)">
            <text:p/>
          </table:table-cell>
          <table:table-cell table:style-name="ce905" table:formula="of:=IF(NOT(ISBLANK([.A255]));IF( IFNA( VLOOKUP( [.B255];INDIRECT([.A255]&amp;&quot;.$C$2:$F$200&quot;);4;0);&quot;&quot;)=0;&quot;&quot;; IFNA(VLOOKUP([.B255];INDIRECT([.A25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49" office:value-type="string" calcext:value-type="string">
            <text:p>Zynthium-Platten 5</text:p>
          </table:table-cell>
          <table:table-cell table:style-name="ce905" table:formula="of:=IF(NOT(ISBLANK([.A256]));IF( IFNA( VLOOKUP( [.B256];INDIRECT([.A256]&amp;&quot;.$C$2:$F$200&quot;);2;0);&quot;&quot;)=0;&quot;&quot;; IFNA(VLOOKUP([.B256];INDIRECT([.A256]&amp;&quot;.$C$2:$F$200&quot;);2;0);&quot;&quot;));&quot;&quot;)">
            <text:p/>
          </table:table-cell>
          <table:table-cell table:style-name="ce905" table:formula="of:=IF(NOT(ISBLANK([.A256]));IF( IFNA( VLOOKUP( [.B256];INDIRECT([.A256]&amp;&quot;.$C$2:$F$200&quot;);3;0);&quot;&quot;)=0;&quot;&quot;; IFNA(VLOOKUP([.B256];INDIRECT([.A256]&amp;&quot;.$C$2:$F$200&quot;);3;0);&quot;&quot;));&quot;&quot;)">
            <text:p/>
          </table:table-cell>
          <table:table-cell table:style-name="ce905" table:formula="of:=IF(NOT(ISBLANK([.A256]));IF( IFNA( VLOOKUP( [.B256];INDIRECT([.A256]&amp;&quot;.$C$2:$F$200&quot;);4;0);&quot;&quot;)=0;&quot;&quot;; IFNA(VLOOKUP([.B256];INDIRECT([.A25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57]));IF( IFNA( VLOOKUP( [.B257];INDIRECT([.A257]&amp;&quot;.$C$2:$F$200&quot;);2;0);&quot;&quot;)=0;&quot;&quot;; IFNA(VLOOKUP([.B257];INDIRECT([.A257]&amp;&quot;.$C$2:$F$200&quot;);2;0);&quot;&quot;));&quot;&quot;)">
            <text:p/>
          </table:table-cell>
          <table:table-cell table:style-name="ce905" table:formula="of:=IF(NOT(ISBLANK([.A257]));IF( IFNA( VLOOKUP( [.B257];INDIRECT([.A257]&amp;&quot;.$C$2:$F$200&quot;);3;0);&quot;&quot;)=0;&quot;&quot;; IFNA(VLOOKUP([.B257];INDIRECT([.A257]&amp;&quot;.$C$2:$F$200&quot;);3;0);&quot;&quot;));&quot;&quot;)">
            <text:p/>
          </table:table-cell>
          <table:table-cell table:style-name="ce905" table:formula="of:=IF(NOT(ISBLANK([.A257]));IF( IFNA( VLOOKUP( [.B257];INDIRECT([.A257]&amp;&quot;.$C$2:$F$200&quot;);4;0);&quot;&quot;)=0;&quot;&quot;; IFNA(VLOOKUP([.B257];INDIRECT([.A2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58]));IF( IFNA( VLOOKUP( [.B258];INDIRECT([.A258]&amp;&quot;.$C$2:$F$200&quot;);2;0);&quot;&quot;)=0;&quot;&quot;; IFNA(VLOOKUP([.B258];INDIRECT([.A258]&amp;&quot;.$C$2:$F$200&quot;);2;0);&quot;&quot;));&quot;&quot;)">
            <text:p/>
          </table:table-cell>
          <table:table-cell table:style-name="ce905" table:formula="of:=IF(NOT(ISBLANK([.A258]));IF( IFNA( VLOOKUP( [.B258];INDIRECT([.A258]&amp;&quot;.$C$2:$F$200&quot;);3;0);&quot;&quot;)=0;&quot;&quot;; IFNA(VLOOKUP([.B258];INDIRECT([.A258]&amp;&quot;.$C$2:$F$200&quot;);3;0);&quot;&quot;));&quot;&quot;)">
            <text:p/>
          </table:table-cell>
          <table:table-cell table:style-name="ce905" table:formula="of:=IF(NOT(ISBLANK([.A258]));IF( IFNA( VLOOKUP( [.B258];INDIRECT([.A258]&amp;&quot;.$C$2:$F$200&quot;);4;0);&quot;&quot;)=0;&quot;&quot;; IFNA(VLOOKUP([.B258];INDIRECT([.A2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59]));IF( IFNA( VLOOKUP( [.B259];INDIRECT([.A259]&amp;&quot;.$C$2:$F$200&quot;);2;0);&quot;&quot;)=0;&quot;&quot;; IFNA(VLOOKUP([.B259];INDIRECT([.A259]&amp;&quot;.$C$2:$F$200&quot;);2;0);&quot;&quot;));&quot;&quot;)">
            <text:p/>
          </table:table-cell>
          <table:table-cell table:style-name="ce905" table:formula="of:=IF(NOT(ISBLANK([.A259]));IF( IFNA( VLOOKUP( [.B259];INDIRECT([.A259]&amp;&quot;.$C$2:$F$200&quot;);3;0);&quot;&quot;)=0;&quot;&quot;; IFNA(VLOOKUP([.B259];INDIRECT([.A259]&amp;&quot;.$C$2:$F$200&quot;);3;0);&quot;&quot;));&quot;&quot;)">
            <text:p/>
          </table:table-cell>
          <table:table-cell table:style-name="ce905" table:formula="of:=IF(NOT(ISBLANK([.A259]));IF( IFNA( VLOOKUP( [.B259];INDIRECT([.A259]&amp;&quot;.$C$2:$F$200&quot;);4;0);&quot;&quot;)=0;&quot;&quot;; IFNA(VLOOKUP([.B259];INDIRECT([.A25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0]));IF( IFNA( VLOOKUP( [.B260];INDIRECT([.A260]&amp;&quot;.$C$2:$F$200&quot;);2;0);&quot;&quot;)=0;&quot;&quot;; IFNA(VLOOKUP([.B260];INDIRECT([.A260]&amp;&quot;.$C$2:$F$200&quot;);2;0);&quot;&quot;));&quot;&quot;)">
            <text:p/>
          </table:table-cell>
          <table:table-cell table:style-name="ce905" table:formula="of:=IF(NOT(ISBLANK([.A260]));IF( IFNA( VLOOKUP( [.B260];INDIRECT([.A260]&amp;&quot;.$C$2:$F$200&quot;);3;0);&quot;&quot;)=0;&quot;&quot;; IFNA(VLOOKUP([.B260];INDIRECT([.A260]&amp;&quot;.$C$2:$F$200&quot;);3;0);&quot;&quot;));&quot;&quot;)">
            <text:p/>
          </table:table-cell>
          <table:table-cell table:style-name="ce905" table:formula="of:=IF(NOT(ISBLANK([.A260]));IF( IFNA( VLOOKUP( [.B260];INDIRECT([.A260]&amp;&quot;.$C$2:$F$200&quot;);4;0);&quot;&quot;)=0;&quot;&quot;; IFNA(VLOOKUP([.B260];INDIRECT([.A26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1]));IF( IFNA( VLOOKUP( [.B261];INDIRECT([.A261]&amp;&quot;.$C$2:$F$200&quot;);2;0);&quot;&quot;)=0;&quot;&quot;; IFNA(VLOOKUP([.B261];INDIRECT([.A261]&amp;&quot;.$C$2:$F$200&quot;);2;0);&quot;&quot;));&quot;&quot;)">
            <text:p/>
          </table:table-cell>
          <table:table-cell table:style-name="ce905" table:formula="of:=IF(NOT(ISBLANK([.A261]));IF( IFNA( VLOOKUP( [.B261];INDIRECT([.A261]&amp;&quot;.$C$2:$F$200&quot;);3;0);&quot;&quot;)=0;&quot;&quot;; IFNA(VLOOKUP([.B261];INDIRECT([.A261]&amp;&quot;.$C$2:$F$200&quot;);3;0);&quot;&quot;));&quot;&quot;)">
            <text:p/>
          </table:table-cell>
          <table:table-cell table:style-name="ce905" table:formula="of:=IF(NOT(ISBLANK([.A261]));IF( IFNA( VLOOKUP( [.B261];INDIRECT([.A261]&amp;&quot;.$C$2:$F$200&quot;);4;0);&quot;&quot;)=0;&quot;&quot;; IFNA(VLOOKUP([.B261];INDIRECT([.A2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2]));IF( IFNA( VLOOKUP( [.B262];INDIRECT([.A262]&amp;&quot;.$C$2:$F$200&quot;);2;0);&quot;&quot;)=0;&quot;&quot;; IFNA(VLOOKUP([.B262];INDIRECT([.A262]&amp;&quot;.$C$2:$F$200&quot;);2;0);&quot;&quot;));&quot;&quot;)">
            <text:p/>
          </table:table-cell>
          <table:table-cell table:style-name="ce905" table:formula="of:=IF(NOT(ISBLANK([.A262]));IF( IFNA( VLOOKUP( [.B262];INDIRECT([.A262]&amp;&quot;.$C$2:$F$200&quot;);3;0);&quot;&quot;)=0;&quot;&quot;; IFNA(VLOOKUP([.B262];INDIRECT([.A262]&amp;&quot;.$C$2:$F$200&quot;);3;0);&quot;&quot;));&quot;&quot;)">
            <text:p/>
          </table:table-cell>
          <table:table-cell table:style-name="ce905" table:formula="of:=IF(NOT(ISBLANK([.A262]));IF( IFNA( VLOOKUP( [.B262];INDIRECT([.A262]&amp;&quot;.$C$2:$F$200&quot;);4;0);&quot;&quot;)=0;&quot;&quot;; IFNA(VLOOKUP([.B262];INDIRECT([.A26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3]));IF( IFNA( VLOOKUP( [.B263];INDIRECT([.A263]&amp;&quot;.$C$2:$F$200&quot;);2;0);&quot;&quot;)=0;&quot;&quot;; IFNA(VLOOKUP([.B263];INDIRECT([.A263]&amp;&quot;.$C$2:$F$200&quot;);2;0);&quot;&quot;));&quot;&quot;)">
            <text:p/>
          </table:table-cell>
          <table:table-cell table:style-name="ce905" table:formula="of:=IF(NOT(ISBLANK([.A263]));IF( IFNA( VLOOKUP( [.B263];INDIRECT([.A263]&amp;&quot;.$C$2:$F$200&quot;);3;0);&quot;&quot;)=0;&quot;&quot;; IFNA(VLOOKUP([.B263];INDIRECT([.A263]&amp;&quot;.$C$2:$F$200&quot;);3;0);&quot;&quot;));&quot;&quot;)">
            <text:p/>
          </table:table-cell>
          <table:table-cell table:style-name="ce905" table:formula="of:=IF(NOT(ISBLANK([.A263]));IF( IFNA( VLOOKUP( [.B263];INDIRECT([.A263]&amp;&quot;.$C$2:$F$200&quot;);4;0);&quot;&quot;)=0;&quot;&quot;; IFNA(VLOOKUP([.B263];INDIRECT([.A26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4]));IF( IFNA( VLOOKUP( [.B264];INDIRECT([.A264]&amp;&quot;.$C$2:$F$200&quot;);2;0);&quot;&quot;)=0;&quot;&quot;; IFNA(VLOOKUP([.B264];INDIRECT([.A264]&amp;&quot;.$C$2:$F$200&quot;);2;0);&quot;&quot;));&quot;&quot;)">
            <text:p/>
          </table:table-cell>
          <table:table-cell table:style-name="ce905" table:formula="of:=IF(NOT(ISBLANK([.A264]));IF( IFNA( VLOOKUP( [.B264];INDIRECT([.A264]&amp;&quot;.$C$2:$F$200&quot;);3;0);&quot;&quot;)=0;&quot;&quot;; IFNA(VLOOKUP([.B264];INDIRECT([.A264]&amp;&quot;.$C$2:$F$200&quot;);3;0);&quot;&quot;));&quot;&quot;)">
            <text:p/>
          </table:table-cell>
          <table:table-cell table:style-name="ce905" table:formula="of:=IF(NOT(ISBLANK([.A264]));IF( IFNA( VLOOKUP( [.B264];INDIRECT([.A264]&amp;&quot;.$C$2:$F$200&quot;);4;0);&quot;&quot;)=0;&quot;&quot;; IFNA(VLOOKUP([.B264];INDIRECT([.A2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5]));IF( IFNA( VLOOKUP( [.B265];INDIRECT([.A265]&amp;&quot;.$C$2:$F$200&quot;);2;0);&quot;&quot;)=0;&quot;&quot;; IFNA(VLOOKUP([.B265];INDIRECT([.A265]&amp;&quot;.$C$2:$F$200&quot;);2;0);&quot;&quot;));&quot;&quot;)">
            <text:p/>
          </table:table-cell>
          <table:table-cell table:style-name="ce905" table:formula="of:=IF(NOT(ISBLANK([.A265]));IF( IFNA( VLOOKUP( [.B265];INDIRECT([.A265]&amp;&quot;.$C$2:$F$200&quot;);3;0);&quot;&quot;)=0;&quot;&quot;; IFNA(VLOOKUP([.B265];INDIRECT([.A265]&amp;&quot;.$C$2:$F$200&quot;);3;0);&quot;&quot;));&quot;&quot;)">
            <text:p/>
          </table:table-cell>
          <table:table-cell table:style-name="ce905" table:formula="of:=IF(NOT(ISBLANK([.A265]));IF( IFNA( VLOOKUP( [.B265];INDIRECT([.A265]&amp;&quot;.$C$2:$F$200&quot;);4;0);&quot;&quot;)=0;&quot;&quot;; IFNA(VLOOKUP([.B265];INDIRECT([.A2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6]));IF( IFNA( VLOOKUP( [.B266];INDIRECT([.A266]&amp;&quot;.$C$2:$F$200&quot;);2;0);&quot;&quot;)=0;&quot;&quot;; IFNA(VLOOKUP([.B266];INDIRECT([.A266]&amp;&quot;.$C$2:$F$200&quot;);2;0);&quot;&quot;));&quot;&quot;)">
            <text:p/>
          </table:table-cell>
          <table:table-cell table:style-name="ce905" table:formula="of:=IF(NOT(ISBLANK([.A266]));IF( IFNA( VLOOKUP( [.B266];INDIRECT([.A266]&amp;&quot;.$C$2:$F$200&quot;);3;0);&quot;&quot;)=0;&quot;&quot;; IFNA(VLOOKUP([.B266];INDIRECT([.A266]&amp;&quot;.$C$2:$F$200&quot;);3;0);&quot;&quot;));&quot;&quot;)">
            <text:p/>
          </table:table-cell>
          <table:table-cell table:style-name="ce905" table:formula="of:=IF(NOT(ISBLANK([.A266]));IF( IFNA( VLOOKUP( [.B266];INDIRECT([.A266]&amp;&quot;.$C$2:$F$200&quot;);4;0);&quot;&quot;)=0;&quot;&quot;; IFNA(VLOOKUP([.B266];INDIRECT([.A2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267]));IF( IFNA( VLOOKUP( [.B267];INDIRECT([.A267]&amp;&quot;.$C$2:$F$200&quot;);2;0);&quot;&quot;)=0;&quot;&quot;; IFNA(VLOOKUP([.B267];INDIRECT([.A267]&amp;&quot;.$C$2:$F$200&quot;);2;0);&quot;&quot;));&quot;&quot;)">
            <text:p/>
          </table:table-cell>
          <table:table-cell table:style-name="ce905" table:formula="of:=IF(NOT(ISBLANK([.A267]));IF( IFNA( VLOOKUP( [.B267];INDIRECT([.A267]&amp;&quot;.$C$2:$F$200&quot;);3;0);&quot;&quot;)=0;&quot;&quot;; IFNA(VLOOKUP([.B267];INDIRECT([.A267]&amp;&quot;.$C$2:$F$200&quot;);3;0);&quot;&quot;));&quot;&quot;)">
            <text:p/>
          </table:table-cell>
          <table:table-cell table:style-name="ce905" table:formula="of:=IF(NOT(ISBLANK([.A267]));IF( IFNA( VLOOKUP( [.B267];INDIRECT([.A267]&amp;&quot;.$C$2:$F$200&quot;);4;0);&quot;&quot;)=0;&quot;&quot;; IFNA(VLOOKUP([.B267];INDIRECT([.A2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268]));IF( IFNA( VLOOKUP( [.B268];INDIRECT([.A268]&amp;&quot;.$C$2:$F$200&quot;);2;0);&quot;&quot;)=0;&quot;&quot;; IFNA(VLOOKUP([.B268];INDIRECT([.A268]&amp;&quot;.$C$2:$F$200&quot;);2;0);&quot;&quot;));&quot;&quot;)">
            <text:p/>
          </table:table-cell>
          <table:table-cell table:style-name="ce905" table:formula="of:=IF(NOT(ISBLANK([.A268]));IF( IFNA( VLOOKUP( [.B268];INDIRECT([.A268]&amp;&quot;.$C$2:$F$200&quot;);3;0);&quot;&quot;)=0;&quot;&quot;; IFNA(VLOOKUP([.B268];INDIRECT([.A268]&amp;&quot;.$C$2:$F$200&quot;);3;0);&quot;&quot;));&quot;&quot;)">
            <text:p/>
          </table:table-cell>
          <table:table-cell table:style-name="ce905" table:formula="of:=IF(NOT(ISBLANK([.A268]));IF( IFNA( VLOOKUP( [.B268];INDIRECT([.A268]&amp;&quot;.$C$2:$F$200&quot;);4;0);&quot;&quot;)=0;&quot;&quot;; IFNA(VLOOKUP([.B268];INDIRECT([.A2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326" office:value-type="string" calcext:value-type="string">
            <text:p>Ende</text:p>
          </table:table-cell>
          <table:table-cell table:style-name="ce326" table:number-columns-repeated="4"/>
          <table:table-cell table:style-name="ce908" office:value-type="string" calcext:value-type="string">
            <text:p>Ende</text:p>
          </table:table-cell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2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fbaureihenfolge.B55:Aufbaureihenfolge.B55">
            <calcext:condition calcext:apply-style-name="HintergrundGruen" calcext:value="formula-is(NOT(ISBLANK([.X45])))" calcext:base-cell-address="Aufbaureihenfolge.B5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54:Aufbaureihenfolge.B154">
            <calcext:condition calcext:apply-style-name="HintergrundGruen" calcext:value="formula-is(NOT(ISBLANK([.X138])))" calcext:base-cell-address="Aufbaureihenfolge.B154"/>
          </calcext:conditional-format>
          <calcext:conditional-format calcext:target-range-address="Aufbaureihenfolge.B185:Aufbaureihenfolge.B186">
            <calcext:condition calcext:apply-style-name="HintergrundGruen" calcext:value="formula-is(NOT(ISBLANK([.X158])))" calcext:base-cell-address="Aufbaureihenfolge.B185"/>
          </calcext:conditional-format>
          <calcext:conditional-format calcext:target-range-address="Aufbaureihenfolge.B209:Aufbaureihenfolge.B209">
            <calcext:condition calcext:apply-style-name="HintergrundGruen" calcext:value="formula-is(NOT(ISBLANK([.X187])))" calcext:base-cell-address="Aufbaureihenfolge.B209"/>
          </calcext:conditional-format>
          <calcext:conditional-format calcext:target-range-address="Aufbaureihenfolge.B238:Aufbaureihenfolge.B240">
            <calcext:condition calcext:apply-style-name="HintergrundGruen" calcext:value="formula-is(NOT(ISBLANK([.X211])))" calcext:base-cell-address="Aufbaureihenfolge.B238"/>
          </calcext:conditional-format>
          <calcext:conditional-format calcext:target-range-address="Aufbaureihenfolge.B56:Aufbaureihenfolge.B56">
            <calcext:condition calcext:apply-style-name="HintergrundGruen" calcext:value="formula-is(NOT(ISBLANK([.X46])))" calcext:base-cell-address="Aufbaureihenfolge.B56"/>
          </calcext:conditional-format>
          <calcext:conditional-format calcext:target-range-address="Aufbaureihenfolge.B79:Aufbaureihenfolge.B79">
            <calcext:condition calcext:apply-style-name="HintergrundGruen" calcext:value="formula-is(NOT(ISBLANK([.X63])))" calcext:base-cell-address="Aufbaureihenfolge.B79"/>
          </calcext:conditional-format>
          <calcext:conditional-format calcext:target-range-address="Aufbaureihenfolge.B114:Aufbaureihenfolge.B114">
            <calcext:condition calcext:apply-style-name="HintergrundGruen" calcext:value="formula-is(NOT(ISBLANK([.X98])))" calcext:base-cell-address="Aufbaureihenfolge.B114"/>
          </calcext:conditional-format>
          <calcext:conditional-format calcext:target-range-address="Aufbaureihenfolge.B161:Aufbaureihenfolge.B161">
            <calcext:condition calcext:apply-style-name="HintergrundGruen" calcext:value="formula-is(NOT(ISBLANK([.X145])))" calcext:base-cell-address="Aufbaureihenfolge.B161"/>
          </calcext:conditional-format>
          <calcext:conditional-format calcext:target-range-address="Aufbaureihenfolge.B187:Aufbaureihenfolge.B187">
            <calcext:condition calcext:apply-style-name="HintergrundGruen" calcext:value="formula-is(NOT(ISBLANK([.X160])))" calcext:base-cell-address="Aufbaureihenfolge.B187"/>
          </calcext:conditional-format>
          <calcext:conditional-format calcext:target-range-address="Aufbaureihenfolge.B213:Aufbaureihenfolge.B213">
            <calcext:condition calcext:apply-style-name="HintergrundGruen" calcext:value="formula-is(NOT(ISBLANK([.X192])))" calcext:base-cell-address="Aufbaureihenfolge.B213"/>
          </calcext:conditional-format>
          <calcext:conditional-format calcext:target-range-address="Aufbaureihenfolge.B241:Aufbaureihenfolge.B241">
            <calcext:condition calcext:apply-style-name="HintergrundGruen" calcext:value="formula-is(NOT(ISBLANK([.X214])))" calcext:base-cell-address="Aufbaureihenfolge.B241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57:Aufbaureihenfolge.B57">
            <calcext:condition calcext:apply-style-name="HintergrundGruen" calcext:value="formula-is(NOT(ISBLANK([.X4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48])))" calcext:base-cell-address="Aufbaureihenfolge.B5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80:Aufbaureihenfolge.B80">
            <calcext:condition calcext:apply-style-name="HintergrundGruen" calcext:value="formula-is(NOT(ISBLANK([.X64])))" calcext:base-cell-address="Aufbaureihenfolge.B80"/>
          </calcext:conditional-format>
          <calcext:conditional-format calcext:target-range-address="Aufbaureihenfolge.B81:Aufbaureihenfolge.B81">
            <calcext:condition calcext:apply-style-name="HintergrundGruen" calcext:value="formula-is(NOT(ISBLANK([.X65])))" calcext:base-cell-address="Aufbaureihenfolge.B81"/>
          </calcext:conditional-format>
          <calcext:conditional-format calcext:target-range-address="Aufbaureihenfolge.B115:Aufbaureihenfolge.B115">
            <calcext:condition calcext:apply-style-name="HintergrundGruen" calcext:value="formula-is(NOT(ISBLANK([.X99])))" calcext:base-cell-address="Aufbaureihenfolge.B115"/>
          </calcext:conditional-format>
          <calcext:conditional-format calcext:target-range-address="Aufbaureihenfolge.B116:Aufbaureihenfolge.B116">
            <calcext:condition calcext:apply-style-name="HintergrundGruen" calcext:value="formula-is(NOT(ISBLANK([.X100])))" calcext:base-cell-address="Aufbaureihenfolge.B116"/>
          </calcext:conditional-format>
          <calcext:conditional-format calcext:target-range-address="Aufbaureihenfolge.B140:Aufbaureihenfolge.B140">
            <calcext:condition calcext:apply-style-name="HintergrundGruen" calcext:value="formula-is(NOT(ISBLANK([.X115])))" calcext:base-cell-address="Aufbaureihenfolge.B140"/>
          </calcext:conditional-format>
          <calcext:conditional-format calcext:target-range-address="Aufbaureihenfolge.B141:Aufbaureihenfolge.B141">
            <calcext:condition calcext:apply-style-name="HintergrundGruen" calcext:value="formula-is(NOT(ISBLANK([.X116])))" calcext:base-cell-address="Aufbaureihenfolge.B141"/>
          </calcext:conditional-format>
          <calcext:conditional-format calcext:target-range-address="Aufbaureihenfolge.B142:Aufbaureihenfolge.B142">
            <calcext:condition calcext:apply-style-name="HintergrundGruen" calcext:value="formula-is(NOT(ISBLANK([.X117])))" calcext:base-cell-address="Aufbaureihenfolge.B142"/>
          </calcext:conditional-format>
          <calcext:conditional-format calcext:target-range-address="Aufbaureihenfolge.B163:Aufbaureihenfolge.B163">
            <calcext:condition calcext:apply-style-name="HintergrundGruen" calcext:value="formula-is(NOT(ISBLANK([.X147])))" calcext:base-cell-address="Aufbaureihenfolge.B163"/>
          </calcext:conditional-format>
          <calcext:conditional-format calcext:target-range-address="Aufbaureihenfolge.B164:Aufbaureihenfolge.B164">
            <calcext:condition calcext:apply-style-name="HintergrundGruen" calcext:value="formula-is(NOT(ISBLANK([.X148])))" calcext:base-cell-address="Aufbaureihenfolge.B164"/>
          </calcext:conditional-format>
          <calcext:conditional-format calcext:target-range-address="Aufbaureihenfolge.B188:Aufbaureihenfolge.B188">
            <calcext:condition calcext:apply-style-name="HintergrundGruen" calcext:value="formula-is(NOT(ISBLANK([.X161])))" calcext:base-cell-address="Aufbaureihenfolge.B188"/>
          </calcext:conditional-format>
          <calcext:conditional-format calcext:target-range-address="Aufbaureihenfolge.B189:Aufbaureihenfolge.B189">
            <calcext:condition calcext:apply-style-name="HintergrundGruen" calcext:value="formula-is(NOT(ISBLANK([.X162])))" calcext:base-cell-address="Aufbaureihenfolge.B189"/>
          </calcext:conditional-format>
          <calcext:conditional-format calcext:target-range-address="Aufbaureihenfolge.B215:Aufbaureihenfolge.B215">
            <calcext:condition calcext:apply-style-name="HintergrundGruen" calcext:value="formula-is(NOT(ISBLANK([.X194])))" calcext:base-cell-address="Aufbaureihenfolge.B215"/>
          </calcext:conditional-format>
          <calcext:conditional-format calcext:target-range-address="Aufbaureihenfolge.B216:Aufbaureihenfolge.B216">
            <calcext:condition calcext:apply-style-name="HintergrundGruen" calcext:value="formula-is(NOT(ISBLANK([.X195])))" calcext:base-cell-address="Aufbaureihenfolge.B216"/>
          </calcext:conditional-format>
          <calcext:conditional-format calcext:target-range-address="Aufbaureihenfolge.B242:Aufbaureihenfolge.B242">
            <calcext:condition calcext:apply-style-name="HintergrundGruen" calcext:value="formula-is(NOT(ISBLANK([.X215])))" calcext:base-cell-address="Aufbaureihenfolge.B242"/>
          </calcext:conditional-format>
          <calcext:conditional-format calcext:target-range-address="Aufbaureihenfolge.B243:Aufbaureihenfolge.B243">
            <calcext:condition calcext:apply-style-name="HintergrundGruen" calcext:value="formula-is(NOT(ISBLANK([.X216])))" calcext:base-cell-address="Aufbaureihenfolge.B243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59:Aufbaureihenfolge.B59">
            <calcext:condition calcext:apply-style-name="HintergrundGruen" calcext:value="formula-is(NOT(ISBLANK([.X49])))" calcext:base-cell-address="Aufbaureihenfolge.B59"/>
          </calcext:conditional-format>
          <calcext:conditional-format calcext:target-range-address="Aufbaureihenfolge.B82:Aufbaureihenfolge.B82">
            <calcext:condition calcext:apply-style-name="HintergrundGruen" calcext:value="formula-is(NOT(ISBLANK([.X66])))" calcext:base-cell-address="Aufbaureihenfolge.B82"/>
          </calcext:conditional-format>
          <calcext:conditional-format calcext:target-range-address="Aufbaureihenfolge.B117:Aufbaureihenfolge.B117">
            <calcext:condition calcext:apply-style-name="HintergrundGruen" calcext:value="formula-is(NOT(ISBLANK([.X101])))" calcext:base-cell-address="Aufbaureihenfolge.B117"/>
          </calcext:conditional-format>
          <calcext:conditional-format calcext:target-range-address="Aufbaureihenfolge.B143:Aufbaureihenfolge.B143">
            <calcext:condition calcext:apply-style-name="HintergrundGruen" calcext:value="formula-is(NOT(ISBLANK([.X118])))" calcext:base-cell-address="Aufbaureihenfolge.B143"/>
          </calcext:conditional-format>
          <calcext:conditional-format calcext:target-range-address="Aufbaureihenfolge.B165:Aufbaureihenfolge.B165">
            <calcext:condition calcext:apply-style-name="HintergrundGruen" calcext:value="formula-is(NOT(ISBLANK([.X149])))" calcext:base-cell-address="Aufbaureihenfolge.B165"/>
          </calcext:conditional-format>
          <calcext:conditional-format calcext:target-range-address="Aufbaureihenfolge.B190:Aufbaureihenfolge.B190">
            <calcext:condition calcext:apply-style-name="HintergrundGruen" calcext:value="formula-is(NOT(ISBLANK([.X163])))" calcext:base-cell-address="Aufbaureihenfolge.B190"/>
          </calcext:conditional-format>
          <calcext:conditional-format calcext:target-range-address="Aufbaureihenfolge.B217:Aufbaureihenfolge.B217">
            <calcext:condition calcext:apply-style-name="HintergrundGruen" calcext:value="formula-is(NOT(ISBLANK([.X196])))" calcext:base-cell-address="Aufbaureihenfolge.B217"/>
          </calcext:conditional-format>
          <calcext:conditional-format calcext:target-range-address="Aufbaureihenfolge.B244:Aufbaureihenfolge.B244">
            <calcext:condition calcext:apply-style-name="HintergrundGruen" calcext:value="formula-is(NOT(ISBLANK([.X217])))" calcext:base-cell-address="Aufbaureihenfolge.B244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113:Aufbaureihenfolge.B113">
            <calcext:condition calcext:apply-style-name="HintergrundGruen" calcext:value="formula-is(NOT(ISBLANK([.X97])))" calcext:base-cell-address="Aufbaureihenfolge.B113"/>
          </calcext:conditional-format>
          <calcext:conditional-format calcext:target-range-address="Aufbaureihenfolge.B54:Aufbaureihenfolge.B54">
            <calcext:condition calcext:apply-style-name="HintergrundGruen" calcext:value="formula-is(NOT(ISBLANK([.X44])))" calcext:base-cell-address="Aufbaureihenfolge.B54"/>
          </calcext:conditional-format>
          <calcext:conditional-format calcext:target-range-address="Aufbaureihenfolge.B162:Aufbaureihenfolge.B162">
            <calcext:condition calcext:apply-style-name="HintergrundGruen" calcext:value="formula-is(NOT(ISBLANK([.X146])))" calcext:base-cell-address="Aufbaureihenfolge.B162"/>
          </calcext:conditional-format>
          <calcext:conditional-format calcext:target-range-address="Aufbaureihenfolge.B246:Aufbaureihenfolge.B246">
            <calcext:condition calcext:apply-style-name="HintergrundGruen" calcext:value="formula-is(NOT(ISBLANK([.X218])))" calcext:base-cell-address="Aufbaureihenfolge.B246"/>
          </calcext:conditional-format>
          <calcext:conditional-format calcext:target-range-address="Aufbaureihenfolge.B247:Aufbaureihenfolge.B247">
            <calcext:condition calcext:apply-style-name="HintergrundGruen" calcext:value="formula-is(NOT(ISBLANK([.X219])))" calcext:base-cell-address="Aufbaureihenfolge.B247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4:Aufbaureihenfolge.B44">
            <calcext:condition calcext:apply-style-name="HintergrundGruen" calcext:value="formula-is(NOT(ISBLANK([.X37])))" calcext:base-cell-address="Aufbaureihenfolge.B44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76:Aufbaureihenfolge.B78">
            <calcext:condition calcext:apply-style-name="HintergrundGruen" calcext:value="formula-is(NOT(ISBLANK([.X66])))" calcext:base-cell-address="Aufbaureihenfolge.B76"/>
          </calcext:conditional-format>
          <calcext:conditional-format calcext:target-range-address="Aufbaureihenfolge.B84:Aufbaureihenfolge.B84">
            <calcext:condition calcext:apply-style-name="HintergrundGruen" calcext:value="formula-is(NOT(ISBLANK([.X68])))" calcext:base-cell-address="Aufbaureihenfolge.B84"/>
          </calcext:conditional-format>
          <calcext:conditional-format calcext:target-range-address="Aufbaureihenfolge.B145:Aufbaureihenfolge.B145">
            <calcext:condition calcext:apply-style-name="HintergrundGruen" calcext:value="formula-is(NOT(ISBLANK([.X120])))" calcext:base-cell-address="Aufbaureihenfolge.B145"/>
          </calcext:conditional-format>
          <calcext:conditional-format calcext:target-range-address="Aufbaureihenfolge.B166:Aufbaureihenfolge.B166">
            <calcext:condition calcext:apply-style-name="HintergrundGruen" calcext:value="formula-is(NOT(ISBLANK([.X150])))" calcext:base-cell-address="Aufbaureihenfolge.B166"/>
          </calcext:conditional-format>
          <calcext:conditional-format calcext:target-range-address="Aufbaureihenfolge.B191:Aufbaureihenfolge.B191">
            <calcext:condition calcext:apply-style-name="HintergrundGruen" calcext:value="formula-is(NOT(ISBLANK([.X164])))" calcext:base-cell-address="Aufbaureihenfolge.B191"/>
          </calcext:conditional-format>
          <calcext:conditional-format calcext:target-range-address="Aufbaureihenfolge.B218:Aufbaureihenfolge.B218">
            <calcext:condition calcext:apply-style-name="HintergrundGruen" calcext:value="formula-is(NOT(ISBLANK([.X197])))" calcext:base-cell-address="Aufbaureihenfolge.B218"/>
          </calcext:conditional-format>
          <calcext:conditional-format calcext:target-range-address="Aufbaureihenfolge.B248:Aufbaureihenfolge.B248">
            <calcext:condition calcext:apply-style-name="HintergrundGruen" calcext:value="formula-is(NOT(ISBLANK([.X220])))" calcext:base-cell-address="Aufbaureihenfolge.B248"/>
          </calcext:conditional-format>
          <calcext:conditional-format calcext:target-range-address="Aufbaureihenfolge.B53:Aufbaureihenfolge.B53">
            <calcext:condition calcext:apply-style-name="HintergrundGruen" calcext:value="formula-is(NOT(ISBLANK([.X43])))" calcext:base-cell-address="Aufbaureihenfolge.B5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112:Aufbaureihenfolge.B112">
            <calcext:condition calcext:apply-style-name="HintergrundGruen" calcext:value="formula-is(NOT(ISBLANK([.X89])))" calcext:base-cell-address="Aufbaureihenfolge.B112"/>
          </calcext:conditional-format>
          <calcext:conditional-format calcext:target-range-address="Aufbaureihenfolge.B160:Aufbaureihenfolge.B160">
            <calcext:condition calcext:apply-style-name="HintergrundGruen" calcext:value="formula-is(NOT(ISBLANK([.X144])))" calcext:base-cell-address="Aufbaureihenfolge.B160"/>
          </calcext:conditional-format>
          <calcext:conditional-format calcext:target-range-address="Aufbaureihenfolge.B212:Aufbaureihenfolge.B212">
            <calcext:condition calcext:apply-style-name="HintergrundGruen" calcext:value="formula-is(NOT(ISBLANK([.X190])))" calcext:base-cell-address="Aufbaureihenfolge.B212"/>
          </calcext:conditional-format>
          <calcext:conditional-format calcext:target-range-address="Aufbaureihenfolge.A55:Aufbaureihenfolge.A55">
            <calcext:condition calcext:apply-style-name="HintergrundGruen" calcext:value="formula-is(NOT(ISBLANK([.W45])))" calcext:base-cell-address="Aufbaureihenfolge.A5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50:Aufbaureihenfolge.A154">
            <calcext:condition calcext:apply-style-name="HintergrundGruen" calcext:value="formula-is(NOT(ISBLANK([.W134])))" calcext:base-cell-address="Aufbaureihenfolge.A150"/>
          </calcext:conditional-format>
          <calcext:conditional-format calcext:target-range-address="Aufbaureihenfolge.A185:Aufbaureihenfolge.A186">
            <calcext:condition calcext:apply-style-name="HintergrundGruen" calcext:value="formula-is(NOT(ISBLANK([.W158])))" calcext:base-cell-address="Aufbaureihenfolge.A185"/>
          </calcext:conditional-format>
          <calcext:conditional-format calcext:target-range-address="Aufbaureihenfolge.A193:Aufbaureihenfolge.A209">
            <calcext:condition calcext:apply-style-name="HintergrundGruen" calcext:value="formula-is(NOT(ISBLANK([.W177])))" calcext:base-cell-address="Aufbaureihenfolge.A193"/>
          </calcext:conditional-format>
          <calcext:conditional-format calcext:target-range-address="Aufbaureihenfolge.A219:Aufbaureihenfolge.A240">
            <calcext:condition calcext:apply-style-name="HintergrundGruen" calcext:value="formula-is(NOT(ISBLANK([.W198])))" calcext:base-cell-address="Aufbaureihenfolge.A219"/>
          </calcext:conditional-format>
          <calcext:conditional-format calcext:target-range-address="Aufbaureihenfolge.A80:Aufbaureihenfolge.A83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141:Aufbaureihenfolge.A144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65:Aufbaureihenfolge.A78 Aufbaureihenfolge.A57:Aufbaureihenfolge.A59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119:Aufbaureihenfolge.A122 Aufbaureihenfolge.A114:Aufbaureihenfolge.A117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80:Aufbaureihenfolge.A180 Aufbaureihenfolge.A175:Aufbaureihenfolge.A175 Aufbaureihenfolge.A162:Aufbaureihenfolge.A170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53:Aufbaureihenfolge.A53">
            <calcext:condition calcext:apply-style-name="HintergrundGruen" calcext:value="formula-is(NOT(ISBLANK([.W43])))" calcext:base-cell-address="Aufbaureihenfolge.A5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112:Aufbaureihenfolge.A112">
            <calcext:condition calcext:apply-style-name="HintergrundGruen" calcext:value="formula-is(NOT(ISBLANK([.W89])))" calcext:base-cell-address="Aufbaureihenfolge.A112"/>
          </calcext:conditional-format>
          <calcext:conditional-format calcext:target-range-address="Aufbaureihenfolge.A160:Aufbaureihenfolge.A160">
            <calcext:condition calcext:apply-style-name="HintergrundGruen" calcext:value="formula-is(NOT(ISBLANK([.W144])))" calcext:base-cell-address="Aufbaureihenfolge.A160"/>
          </calcext:conditional-format>
          <calcext:conditional-format calcext:target-range-address="Aufbaureihenfolge.A212:Aufbaureihenfolge.A212">
            <calcext:condition calcext:apply-style-name="HintergrundGruen" calcext:value="formula-is(NOT(ISBLANK([.W190])))" calcext:base-cell-address="Aufbaureihenfolge.A212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92:Aufbaureihenfolge.B92">
            <calcext:condition calcext:apply-style-name="HintergrundGruen" calcext:value="formula-is(NOT(ISBLANK([.AE76])))" calcext:base-cell-address="Aufbaureihenfolge.B92"/>
          </calcext:conditional-format>
          <calcext:conditional-format calcext:target-range-address="Aufbaureihenfolge.B83:Aufbaureihenfolge.B83">
            <calcext:condition calcext:apply-style-name="HintergrundGruen" calcext:value="formula-is(NOT(ISBLANK([.AH67])))" calcext:base-cell-address="Aufbaureihenfolge.B83"/>
          </calcext:conditional-format>
          <calcext:conditional-format calcext:target-range-address="Aufbaureihenfolge.B144:Aufbaureihenfolge.B144">
            <calcext:condition calcext:apply-style-name="HintergrundGruen" calcext:value="formula-is(NOT(ISBLANK([.AH119])))" calcext:base-cell-address="Aufbaureihenfolge.B144"/>
          </calcext:conditional-format>
          <calcext:conditional-format calcext:target-range-address="Aufbaureihenfolge.B31:Aufbaureihenfolge.B32 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43:Aufbaureihenfolge.B43">
            <calcext:condition calcext:apply-style-name="HintergrundGruen" calcext:value="formula-is(NOT(ISBLANK([.AP36])))" calcext:base-cell-address="Aufbaureihenfolge.B43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41:Aufbaureihenfolge.A41">
            <calcext:condition calcext:apply-style-name="HintergrundGruen" calcext:value="formula-is(NOT(ISBLANK([.W34])))" calcext:base-cell-address="Aufbaureihenfolge.A41"/>
          </calcext:conditional-format>
          <calcext:conditional-format calcext:target-range-address="Aufbaureihenfolge.A42:Aufbaureihenfolge.A42">
            <calcext:condition calcext:apply-style-name="HintergrundGruen" calcext:value="formula-is(NOT(ISBLANK([.W35])))" calcext:base-cell-address="Aufbaureihenfolge.A42"/>
          </calcext:conditional-format>
          <calcext:conditional-format calcext:target-range-address="Aufbaureihenfolge.A44:Aufbaureihenfolge.A44">
            <calcext:condition calcext:apply-style-name="HintergrundGruen" calcext:value="formula-is(NOT(ISBLANK([.W37])))" calcext:base-cell-address="Aufbaureihenfolge.A44"/>
          </calcext:conditional-format>
          <calcext:conditional-format calcext:target-range-address="Aufbaureihenfolge.A45:Aufbaureihenfolge.A48">
            <calcext:condition calcext:apply-style-name="HintergrundGruen" calcext:value="formula-is(NOT(ISBLANK([.W38])))" calcext:base-cell-address="Aufbaureihenfolge.A45"/>
          </calcext:conditional-format>
          <calcext:conditional-format calcext:target-range-address="Aufbaureihenfolge.A49:Aufbaureihenfolge.A49">
            <calcext:condition calcext:apply-style-name="HintergrundGruen" calcext:value="formula-is(NOT(ISBLANK([.W39])))" calcext:base-cell-address="Aufbaureihenfolge.A49"/>
          </calcext:conditional-format>
          <calcext:conditional-format calcext:target-range-address="Aufbaureihenfolge.A54:Aufbaureihenfolge.A54">
            <calcext:condition calcext:apply-style-name="HintergrundGruen" calcext:value="formula-is(NOT(ISBLANK([.W44])))" calcext:base-cell-address="Aufbaureihenfolge.A54"/>
          </calcext:conditional-format>
          <calcext:conditional-format calcext:target-range-address="Aufbaureihenfolge.A56:Aufbaureihenfolge.A56">
            <calcext:condition calcext:apply-style-name="HintergrundGruen" calcext:value="formula-is(NOT(ISBLANK([.W4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4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49])))" calcext:base-cell-address="Aufbaureihenfolge.A59"/>
          </calcext:conditional-format>
          <calcext:conditional-format calcext:target-range-address="Aufbaureihenfolge.A79:Aufbaureihenfolge.A79">
            <calcext:condition calcext:apply-style-name="HintergrundGruen" calcext:value="formula-is(NOT(ISBLANK([.W63])))" calcext:base-cell-address="Aufbaureihenfolge.A79"/>
          </calcext:conditional-format>
          <calcext:conditional-format calcext:target-range-address="Aufbaureihenfolge.A80:Aufbaureihenfolge.A80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81:Aufbaureihenfolge.A81">
            <calcext:condition calcext:apply-style-name="HintergrundGruen" calcext:value="formula-is(NOT(ISBLANK([.W65])))" calcext:base-cell-address="Aufbaureihenfolge.A81"/>
          </calcext:conditional-format>
          <calcext:conditional-format calcext:target-range-address="Aufbaureihenfolge.A82:Aufbaureihenfolge.A82">
            <calcext:condition calcext:apply-style-name="HintergrundGruen" calcext:value="formula-is(NOT(ISBLANK([.W66])))" calcext:base-cell-address="Aufbaureihenfolge.A82"/>
          </calcext:conditional-format>
          <calcext:conditional-format calcext:target-range-address="Aufbaureihenfolge.A84:Aufbaureihenfolge.A84">
            <calcext:condition calcext:apply-style-name="HintergrundGruen" calcext:value="formula-is(NOT(ISBLANK([.W68])))" calcext:base-cell-address="Aufbaureihenfolge.A84"/>
          </calcext:conditional-format>
          <calcext:conditional-format calcext:target-range-address="Aufbaureihenfolge.A87:Aufbaureihenfolge.A87">
            <calcext:condition calcext:apply-style-name="HintergrundGruen" calcext:value="formula-is(NOT(ISBLANK([.W71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97])))" calcext:base-cell-address="Aufbaureihenfolge.A113"/>
          </calcext:conditional-format>
          <calcext:conditional-format calcext:target-range-address="Aufbaureihenfolge.A114:Aufbaureihenfolge.A114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15:Aufbaureihenfolge.A115">
            <calcext:condition calcext:apply-style-name="HintergrundGruen" calcext:value="formula-is(NOT(ISBLANK([.W99])))" calcext:base-cell-address="Aufbaureihenfolge.A115"/>
          </calcext:conditional-format>
          <calcext:conditional-format calcext:target-range-address="Aufbaureihenfolge.A116:Aufbaureihenfolge.A116">
            <calcext:condition calcext:apply-style-name="HintergrundGruen" calcext:value="formula-is(NOT(ISBLANK([.W100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01])))" calcext:base-cell-address="Aufbaureihenfolge.A117"/>
          </calcext:conditional-format>
          <calcext:conditional-format calcext:target-range-address="Aufbaureihenfolge.A140:Aufbaureihenfolge.A140">
            <calcext:condition calcext:apply-style-name="HintergrundGruen" calcext:value="formula-is(NOT(ISBLANK([.W115])))" calcext:base-cell-address="Aufbaureihenfolge.A140"/>
          </calcext:conditional-format>
          <calcext:conditional-format calcext:target-range-address="Aufbaureihenfolge.A141:Aufbaureihenfolge.A141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142:Aufbaureihenfolge.A142">
            <calcext:condition calcext:apply-style-name="HintergrundGruen" calcext:value="formula-is(NOT(ISBLANK([.W117])))" calcext:base-cell-address="Aufbaureihenfolge.A142"/>
          </calcext:conditional-format>
          <calcext:conditional-format calcext:target-range-address="Aufbaureihenfolge.A143:Aufbaureihenfolge.A143">
            <calcext:condition calcext:apply-style-name="HintergrundGruen" calcext:value="formula-is(NOT(ISBLANK([.W118])))" calcext:base-cell-address="Aufbaureihenfolge.A143"/>
          </calcext:conditional-format>
          <calcext:conditional-format calcext:target-range-address="Aufbaureihenfolge.A145:Aufbaureihenfolge.A145">
            <calcext:condition calcext:apply-style-name="HintergrundGruen" calcext:value="formula-is(NOT(ISBLANK([.W120])))" calcext:base-cell-address="Aufbaureihenfolge.A145"/>
          </calcext:conditional-format>
          <calcext:conditional-format calcext:target-range-address="Aufbaureihenfolge.A161:Aufbaureihenfolge.A161">
            <calcext:condition calcext:apply-style-name="HintergrundGruen" calcext:value="formula-is(NOT(ISBLANK([.W145])))" calcext:base-cell-address="Aufbaureihenfolge.A161"/>
          </calcext:conditional-format>
          <calcext:conditional-format calcext:target-range-address="Aufbaureihenfolge.A162:Aufbaureihenfolge.A162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163:Aufbaureihenfolge.A163">
            <calcext:condition calcext:apply-style-name="HintergrundGruen" calcext:value="formula-is(NOT(ISBLANK([.W147])))" calcext:base-cell-address="Aufbaureihenfolge.A163"/>
          </calcext:conditional-format>
          <calcext:conditional-format calcext:target-range-address="Aufbaureihenfolge.A164:Aufbaureihenfolge.A164">
            <calcext:condition calcext:apply-style-name="HintergrundGruen" calcext:value="formula-is(NOT(ISBLANK([.W148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49])))" calcext:base-cell-address="Aufbaureihenfolge.A165"/>
          </calcext:conditional-format>
          <calcext:conditional-format calcext:target-range-address="Aufbaureihenfolge.A166:Aufbaureihenfolge.A169">
            <calcext:condition calcext:apply-style-name="HintergrundGruen" calcext:value="formula-is(NOT(ISBLANK([.W150])))" calcext:base-cell-address="Aufbaureihenfolge.A166"/>
          </calcext:conditional-format>
          <calcext:conditional-format calcext:target-range-address="Aufbaureihenfolge.A187:Aufbaureihenfolge.A187">
            <calcext:condition calcext:apply-style-name="HintergrundGruen" calcext:value="formula-is(NOT(ISBLANK([.W160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61])))" calcext:base-cell-address="Aufbaureihenfolge.A188"/>
          </calcext:conditional-format>
          <calcext:conditional-format calcext:target-range-address="Aufbaureihenfolge.A189:Aufbaureihenfolge.A189">
            <calcext:condition calcext:apply-style-name="HintergrundGruen" calcext:value="formula-is(NOT(ISBLANK([.W162])))" calcext:base-cell-address="Aufbaureihenfolge.A189"/>
          </calcext:conditional-format>
          <calcext:conditional-format calcext:target-range-address="Aufbaureihenfolge.A190:Aufbaureihenfolge.A190">
            <calcext:condition calcext:apply-style-name="HintergrundGruen" calcext:value="formula-is(NOT(ISBLANK([.W163])))" calcext:base-cell-address="Aufbaureihenfolge.A190"/>
          </calcext:conditional-format>
          <calcext:conditional-format calcext:target-range-address="Aufbaureihenfolge.A191:Aufbaureihenfolge.A191">
            <calcext:condition calcext:apply-style-name="HintergrundGruen" calcext:value="formula-is(NOT(ISBLANK([.W164])))" calcext:base-cell-address="Aufbaureihenfolge.A191"/>
          </calcext:conditional-format>
          <calcext:conditional-format calcext:target-range-address="Aufbaureihenfolge.A213:Aufbaureihenfolge.A213">
            <calcext:condition calcext:apply-style-name="HintergrundGruen" calcext:value="formula-is(NOT(ISBLANK([.W192])))" calcext:base-cell-address="Aufbaureihenfolge.A213"/>
          </calcext:conditional-format>
          <calcext:conditional-format calcext:target-range-address="Aufbaureihenfolge.A215:Aufbaureihenfolge.A215">
            <calcext:condition calcext:apply-style-name="HintergrundGruen" calcext:value="formula-is(NOT(ISBLANK([.W194])))" calcext:base-cell-address="Aufbaureihenfolge.A215"/>
          </calcext:conditional-format>
          <calcext:conditional-format calcext:target-range-address="Aufbaureihenfolge.A216:Aufbaureihenfolge.A216">
            <calcext:condition calcext:apply-style-name="HintergrundGruen" calcext:value="formula-is(NOT(ISBLANK([.W195])))" calcext:base-cell-address="Aufbaureihenfolge.A216"/>
          </calcext:conditional-format>
          <calcext:conditional-format calcext:target-range-address="Aufbaureihenfolge.A217:Aufbaureihenfolge.A217">
            <calcext:condition calcext:apply-style-name="HintergrundGruen" calcext:value="formula-is(NOT(ISBLANK([.W196])))" calcext:base-cell-address="Aufbaureihenfolge.A217"/>
          </calcext:conditional-format>
          <calcext:conditional-format calcext:target-range-address="Aufbaureihenfolge.A218:Aufbaureihenfolge.A218">
            <calcext:condition calcext:apply-style-name="HintergrundGruen" calcext:value="formula-is(NOT(ISBLANK([.W197])))" calcext:base-cell-address="Aufbaureihenfolge.A218"/>
          </calcext:conditional-format>
          <calcext:conditional-format calcext:target-range-address="Aufbaureihenfolge.A241:Aufbaureihenfolge.A241">
            <calcext:condition calcext:apply-style-name="HintergrundGruen" calcext:value="formula-is(NOT(ISBLANK([.W214])))" calcext:base-cell-address="Aufbaureihenfolge.A241"/>
          </calcext:conditional-format>
          <calcext:conditional-format calcext:target-range-address="Aufbaureihenfolge.A242:Aufbaureihenfolge.A242">
            <calcext:condition calcext:apply-style-name="HintergrundGruen" calcext:value="formula-is(NOT(ISBLANK([.W215])))" calcext:base-cell-address="Aufbaureihenfolge.A242"/>
          </calcext:conditional-format>
          <calcext:conditional-format calcext:target-range-address="Aufbaureihenfolge.A243:Aufbaureihenfolge.A243">
            <calcext:condition calcext:apply-style-name="HintergrundGruen" calcext:value="formula-is(NOT(ISBLANK([.W216])))" calcext:base-cell-address="Aufbaureihenfolge.A243"/>
          </calcext:conditional-format>
          <calcext:conditional-format calcext:target-range-address="Aufbaureihenfolge.A244:Aufbaureihenfolge.A244">
            <calcext:condition calcext:apply-style-name="HintergrundGruen" calcext:value="formula-is(NOT(ISBLANK([.W217])))" calcext:base-cell-address="Aufbaureihenfolge.A244"/>
          </calcext:conditional-format>
          <calcext:conditional-format calcext:target-range-address="Aufbaureihenfolge.A246:Aufbaureihenfolge.A246">
            <calcext:condition calcext:apply-style-name="HintergrundGruen" calcext:value="formula-is(NOT(ISBLANK([.W218])))" calcext:base-cell-address="Aufbaureihenfolge.A246"/>
          </calcext:conditional-format>
          <calcext:conditional-format calcext:target-range-address="Aufbaureihenfolge.A247:Aufbaureihenfolge.A247">
            <calcext:condition calcext:apply-style-name="HintergrundGruen" calcext:value="formula-is(NOT(ISBLANK([.W219])))" calcext:base-cell-address="Aufbaureihenfolge.A247"/>
          </calcext:conditional-format>
          <calcext:conditional-format calcext:target-range-address="Aufbaureihenfolge.A248:Aufbaureihenfolge.A248">
            <calcext:condition calcext:apply-style-name="HintergrundGruen" calcext:value="formula-is(NOT(ISBLANK([.W220])))" calcext:base-cell-address="Aufbaureihenfolge.A248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105:Aufbaureihenfolge.B105">
            <calcext:condition calcext:apply-style-name="HintergrundGruen" calcext:value="formula-is(NOT(ISBLANK([.X82])))" calcext:base-cell-address="Aufbaureihenfolge.B105"/>
          </calcext:conditional-format>
          <calcext:conditional-format calcext:target-range-address="Aufbaureihenfolge.B106:Aufbaureihenfolge.B106">
            <calcext:condition calcext:apply-style-name="HintergrundGruen" calcext:value="formula-is(NOT(ISBLANK([.X83])))" calcext:base-cell-address="Aufbaureihenfolge.B106"/>
          </calcext:conditional-format>
          <calcext:conditional-format calcext:target-range-address="Aufbaureihenfolge.B107:Aufbaureihenfolge.B107">
            <calcext:condition calcext:apply-style-name="HintergrundGruen" calcext:value="formula-is(NOT(ISBLANK([.X84])))" calcext:base-cell-address="Aufbaureihenfolge.B107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A35:Aufbaureihenfolge.A35">
            <calcext:condition calcext:apply-style-name="HintergrundGruen" calcext:value="formula-is(NOT(ISBLANK([.W28])))" calcext:base-cell-address="Aufbaureihenfolge.A35"/>
          </calcext:conditional-format>
          <calcext:conditional-format calcext:target-range-address="Aufbaureihenfolge.B35:Aufbaureihenfolge.B35">
            <calcext:condition calcext:apply-style-name="HintergrundGruen" calcext:value="formula-is(NOT(ISBLANK([.X28])))" calcext:base-cell-address="Aufbaureihenfolge.B35"/>
          </calcext:conditional-format>
          <calcext:conditional-format calcext:target-range-address="Aufbaureihenfolge.B36:Aufbaureihenfolge.B36">
            <calcext:condition calcext:apply-style-name="HintergrundGruen" calcext:value="formula-is(NOT(ISBLANK([.AE29])))" calcext:base-cell-address="Aufbaureihenfolge.B36"/>
          </calcext:conditional-format>
          <calcext:conditional-format calcext:target-range-address="Aufbaureihenfolge.B34:Aufbaureihenfolge.B34">
            <calcext:condition calcext:apply-style-name="HintergrundGruen" calcext:value="formula-is(NOT(ISBLANK([.AE27])))" calcext:base-cell-address="Aufbaureihenfolge.B34"/>
          </calcext:conditional-format>
          <calcext:conditional-format calcext:target-range-address="Aufbaureihenfolge.B61:Aufbaureihenfolge.B61">
            <calcext:condition calcext:apply-style-name="HintergrundGruen" calcext:value="formula-is(NOT(ISBLANK([.X51])))" calcext:base-cell-address="Aufbaureihenfolge.B61"/>
          </calcext:conditional-format>
          <calcext:conditional-format calcext:target-range-address="Aufbaureihenfolge.A61:Aufbaureihenfolge.A61">
            <calcext:condition calcext:apply-style-name="HintergrundGruen" calcext:value="formula-is(NOT(ISBLANK([.W51])))" calcext:base-cell-address="Aufbaureihenfolge.A61"/>
          </calcext:conditional-format>
          <calcext:conditional-format calcext:target-range-address="Aufbaureihenfolge.B63:Aufbaureihenfolge.B63">
            <calcext:condition calcext:apply-style-name="HintergrundGruen" calcext:value="formula-is(NOT(ISBLANK([.X53])))" calcext:base-cell-address="Aufbaureihenfolge.B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B62:Aufbaureihenfolge.B62">
            <calcext:condition calcext:apply-style-name="HintergrundGruen" calcext:value="formula-is(NOT(ISBLANK([.X52])))" calcext:base-cell-address="Aufbaureihenfolge.B62"/>
          </calcext:conditional-format>
          <calcext:conditional-format calcext:target-range-address="Aufbaureihenfolge.A62:Aufbaureihenfolge.A62">
            <calcext:condition calcext:apply-style-name="HintergrundGruen" calcext:value="formula-is(NOT(ISBLANK([.W52])))" calcext:base-cell-address="Aufbaureihenfolge.A6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67:Aufbaureihenfolge.B167">
            <calcext:condition calcext:apply-style-name="HintergrundGruen" calcext:value="formula-is(NOT(ISBLANK([.X161])))" calcext:base-cell-address="Aufbaureihenfolge.B167"/>
          </calcext:conditional-format>
          <calcext:conditional-format calcext:target-range-address="Aufbaureihenfolge.B219:Aufbaureihenfolge.B219">
            <calcext:condition calcext:apply-style-name="HintergrundGruen" calcext:value="formula-is(NOT(ISBLANK([.X213])))" calcext:base-cell-address="Aufbaureihenfolge.B219"/>
          </calcext:conditional-format>
          <calcext:conditional-format calcext:target-range-address="Aufbaureihenfolge.B249:Aufbaureihenfolge.B249">
            <calcext:condition calcext:apply-style-name="HintergrundGruen" calcext:value="formula-is(NOT(ISBLANK([.X221])))" calcext:base-cell-address="Aufbaureihenfolge.B249"/>
          </calcext:conditional-format>
          <calcext:conditional-format calcext:target-range-address="Aufbaureihenfolge.A249:Aufbaureihenfolge.A249">
            <calcext:condition calcext:apply-style-name="HintergrundGruen" calcext:value="formula-is(NOT(ISBLANK([.W221])))" calcext:base-cell-address="Aufbaureihenfolge.A249"/>
          </calcext:conditional-format>
          <calcext:conditional-format calcext:target-range-address="Aufbaureihenfolge.B249:Aufbaureihenfolge.B249">
            <calcext:condition calcext:apply-style-name="HintergrundGruen" calcext:value="formula-is(NOT(ISBLANK([.X243])))" calcext:base-cell-address="Aufbaureihenfolge.B249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B192:Aufbaureihenfolge.B192">
            <calcext:condition calcext:apply-style-name="HintergrundGruen" calcext:value="formula-is(NOT(ISBLANK([.X193])))" calcext:base-cell-address="Aufbaureihenfolge.B192"/>
          </calcext:conditional-format>
          <calcext:conditional-format calcext:target-range-address="Aufbaureihenfolge.A146:Aufbaureihenfolge.A146">
            <calcext:condition calcext:apply-style-name="HintergrundGruen" calcext:value="formula-is(NOT(ISBLANK([.W121])))" calcext:base-cell-address="Aufbaureihenfolge.A146"/>
          </calcext:conditional-format>
          <calcext:conditional-format calcext:target-range-address="Aufbaureihenfolge.B146:Aufbaureihenfolge.B146">
            <calcext:condition calcext:apply-style-name="HintergrundGruen" calcext:value="formula-is(NOT(ISBLANK([.X140])))" calcext:base-cell-address="Aufbaureihenfolge.B146"/>
          </calcext:conditional-format>
          <calcext:conditional-format calcext:target-range-address="Aufbaureihenfolge.A85:Aufbaureihenfolge.A85">
            <calcext:condition calcext:apply-style-name="HintergrundGruen" calcext:value="formula-is(NOT(ISBLANK([.W69])))" calcext:base-cell-address="Aufbaureihenfolge.A85"/>
          </calcext:conditional-format>
          <calcext:conditional-format calcext:target-range-address="Aufbaureihenfolge.B85:Aufbaureihenfolge.B85">
            <calcext:condition calcext:apply-style-name="HintergrundGruen" calcext:value="formula-is(NOT(ISBLANK([.X69])))" calcext:base-cell-address="Aufbaureihenfolge.B85"/>
          </calcext:conditional-format>
          <calcext:conditional-format calcext:target-range-address="Aufbaureihenfolge.A64:Aufbaureihenfolge.A64">
            <calcext:condition calcext:apply-style-name="HintergrundGruen" calcext:value="formula-is(NOT(ISBLANK([.W54])))" calcext:base-cell-address="Aufbaureihenfolge.A64"/>
          </calcext:conditional-format>
          <calcext:conditional-format calcext:target-range-address="Aufbaureihenfolge.B64:Aufbaureihenfolge.B64">
            <calcext:condition calcext:apply-style-name="HintergrundGruen" calcext:value="formula-is(NOT(ISBLANK([.X54])))" calcext:base-cell-address="Aufbaureihenfolge.B6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65:Aufbaureihenfolge.B65">
            <calcext:condition calcext:apply-style-name="HintergrundGruen" calcext:value="formula-is(NOT(ISBLANK([.X55])))" calcext:base-cell-address="Aufbaureihenfolge.B65"/>
          </calcext:conditional-format>
          <calcext:conditional-format calcext:target-range-address="Aufbaureihenfolge.B86:Aufbaureihenfolge.B86">
            <calcext:condition calcext:apply-style-name="HintergrundGruen" calcext:value="formula-is(NOT(ISBLANK([.X70])))" calcext:base-cell-address="Aufbaureihenfolge.B86"/>
          </calcext:conditional-format>
          <calcext:conditional-format calcext:target-range-address="Aufbaureihenfolge.B120:Aufbaureihenfolge.B120">
            <calcext:condition calcext:apply-style-name="HintergrundGruen" calcext:value="formula-is(NOT(ISBLANK([.X104])))" calcext:base-cell-address="Aufbaureihenfolge.B120"/>
          </calcext:conditional-format>
          <calcext:conditional-format calcext:target-range-address="Aufbaureihenfolge.B147:Aufbaureihenfolge.B147">
            <calcext:condition calcext:apply-style-name="HintergrundGruen" calcext:value="formula-is(NOT(ISBLANK([.X122])))" calcext:base-cell-address="Aufbaureihenfolge.B147"/>
          </calcext:conditional-format>
          <calcext:conditional-format calcext:target-range-address="Aufbaureihenfolge.B168:Aufbaureihenfolge.B168">
            <calcext:condition calcext:apply-style-name="HintergrundGruen" calcext:value="formula-is(NOT(ISBLANK([.X152])))" calcext:base-cell-address="Aufbaureihenfolge.B168"/>
          </calcext:conditional-format>
          <calcext:conditional-format calcext:target-range-address="Aufbaureihenfolge.B193:Aufbaureihenfolge.B193">
            <calcext:condition calcext:apply-style-name="HintergrundGruen" calcext:value="formula-is(NOT(ISBLANK([.X177])))" calcext:base-cell-address="Aufbaureihenfolge.B193"/>
          </calcext:conditional-format>
          <calcext:conditional-format calcext:target-range-address="Aufbaureihenfolge.B220:Aufbaureihenfolge.B220">
            <calcext:condition calcext:apply-style-name="HintergrundGruen" calcext:value="formula-is(NOT(ISBLANK([.X199])))" calcext:base-cell-address="Aufbaureihenfolge.B220"/>
          </calcext:conditional-format>
          <calcext:conditional-format calcext:target-range-address="Aufbaureihenfolge.B250:Aufbaureihenfolge.B250">
            <calcext:condition calcext:apply-style-name="HintergrundGruen" calcext:value="formula-is(NOT(ISBLANK([.X222])))" calcext:base-cell-address="Aufbaureihenfolge.B25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8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66:Aufbaureihenfolge.B66">
            <calcext:condition calcext:apply-style-name="HintergrundGruen" calcext:value="formula-is(NOT(ISBLANK([.X56])))" calcext:base-cell-address="Aufbaureihenfolge.B66"/>
          </calcext:conditional-format>
          <calcext:conditional-format calcext:target-range-address="Aufbaureihenfolge.B87:Aufbaureihenfolge.B87">
            <calcext:condition calcext:apply-style-name="HintergrundGruen" calcext:value="formula-is(NOT(ISBLANK([.X71])))" calcext:base-cell-address="Aufbaureihenfolge.B87"/>
          </calcext:conditional-format>
          <calcext:conditional-format calcext:target-range-address="Aufbaureihenfolge.B121:Aufbaureihenfolge.B121">
            <calcext:condition calcext:apply-style-name="HintergrundGruen" calcext:value="formula-is(NOT(ISBLANK([.X105])))" calcext:base-cell-address="Aufbaureihenfolge.B121"/>
          </calcext:conditional-format>
          <calcext:conditional-format calcext:target-range-address="Aufbaureihenfolge.B148:Aufbaureihenfolge.B148">
            <calcext:condition calcext:apply-style-name="HintergrundGruen" calcext:value="formula-is(NOT(ISBLANK([.X132])))" calcext:base-cell-address="Aufbaureihenfolge.B148"/>
          </calcext:conditional-format>
          <calcext:conditional-format calcext:target-range-address="Aufbaureihenfolge.B169:Aufbaureihenfolge.B169">
            <calcext:condition calcext:apply-style-name="HintergrundGruen" calcext:value="formula-is(NOT(ISBLANK([.X153])))" calcext:base-cell-address="Aufbaureihenfolge.B169"/>
          </calcext:conditional-format>
          <calcext:conditional-format calcext:target-range-address="Aufbaureihenfolge.B194:Aufbaureihenfolge.B194">
            <calcext:condition calcext:apply-style-name="HintergrundGruen" calcext:value="formula-is(NOT(ISBLANK([.X178])))" calcext:base-cell-address="Aufbaureihenfolge.B194"/>
          </calcext:conditional-format>
          <calcext:conditional-format calcext:target-range-address="Aufbaureihenfolge.B221:Aufbaureihenfolge.B221">
            <calcext:condition calcext:apply-style-name="HintergrundGruen" calcext:value="formula-is(NOT(ISBLANK([.X200])))" calcext:base-cell-address="Aufbaureihenfolge.B221"/>
          </calcext:conditional-format>
          <calcext:conditional-format calcext:target-range-address="Aufbaureihenfolge.B251:Aufbaureihenfolge.B251">
            <calcext:condition calcext:apply-style-name="HintergrundGruen" calcext:value="formula-is(NOT(ISBLANK([.X223])))" calcext:base-cell-address="Aufbaureihenfolge.B25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67:Aufbaureihenfolge.B67">
            <calcext:condition calcext:apply-style-name="HintergrundGruen" calcext:value="formula-is(NOT(ISBLANK([.X57])))" calcext:base-cell-address="Aufbaureihenfolge.B67"/>
          </calcext:conditional-format>
          <calcext:conditional-format calcext:target-range-address="Aufbaureihenfolge.B88:Aufbaureihenfolge.B88">
            <calcext:condition calcext:apply-style-name="HintergrundGruen" calcext:value="formula-is(NOT(ISBLANK([.X72])))" calcext:base-cell-address="Aufbaureihenfolge.B88"/>
          </calcext:conditional-format>
          <calcext:conditional-format calcext:target-range-address="Aufbaureihenfolge.B122:Aufbaureihenfolge.B122">
            <calcext:condition calcext:apply-style-name="HintergrundGruen" calcext:value="formula-is(NOT(ISBLANK([.X106])))" calcext:base-cell-address="Aufbaureihenfolge.B122"/>
          </calcext:conditional-format>
          <calcext:conditional-format calcext:target-range-address="Aufbaureihenfolge.B149:Aufbaureihenfolge.B149">
            <calcext:condition calcext:apply-style-name="HintergrundGruen" calcext:value="formula-is(NOT(ISBLANK([.X133])))" calcext:base-cell-address="Aufbaureihenfolge.B149"/>
          </calcext:conditional-format>
          <calcext:conditional-format calcext:target-range-address="Aufbaureihenfolge.B180:Aufbaureihenfolge.B180 Aufbaureihenfolge.B170:Aufbaureihenfolge.B170 Aufbaureihenfolge.B172:Aufbaureihenfolge.B175">
            <calcext:condition calcext:apply-style-name="HintergrundGruen" calcext:value="formula-is(NOT(ISBLANK([.X154])))" calcext:base-cell-address="Aufbaureihenfolge.B170"/>
          </calcext:conditional-format>
          <calcext:conditional-format calcext:target-range-address="Aufbaureihenfolge.B195:Aufbaureihenfolge.B195">
            <calcext:condition calcext:apply-style-name="HintergrundGruen" calcext:value="formula-is(NOT(ISBLANK([.X179])))" calcext:base-cell-address="Aufbaureihenfolge.B195"/>
          </calcext:conditional-format>
          <calcext:conditional-format calcext:target-range-address="Aufbaureihenfolge.B222:Aufbaureihenfolge.B222">
            <calcext:condition calcext:apply-style-name="HintergrundGruen" calcext:value="formula-is(NOT(ISBLANK([.X202])))" calcext:base-cell-address="Aufbaureihenfolge.B222"/>
          </calcext:conditional-format>
          <calcext:conditional-format calcext:target-range-address="Aufbaureihenfolge.B252:Aufbaureihenfolge.B252">
            <calcext:condition calcext:apply-style-name="HintergrundGruen" calcext:value="formula-is(NOT(ISBLANK([.X224])))" calcext:base-cell-address="Aufbaureihenfolge.B25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A123:Aufbaureihenfolge.A123">
            <calcext:condition calcext:apply-style-name="HintergrundGruen" calcext:value="formula-is(NOT(ISBLANK([.W107])))" calcext:base-cell-address="Aufbaureihenfolge.A123"/>
          </calcext:conditional-format>
          <calcext:conditional-format calcext:target-range-address="Aufbaureihenfolge.B123:Aufbaureihenfolge.B123">
            <calcext:condition calcext:apply-style-name="HintergrundGruen" calcext:value="formula-is(NOT(ISBLANK([.X107])))" calcext:base-cell-address="Aufbaureihenfolge.B123"/>
          </calcext:conditional-format>
          <calcext:conditional-format calcext:target-range-address="Aufbaureihenfolge.B118:Aufbaureihenfolge.B118">
            <calcext:condition calcext:apply-style-name="HintergrundGruen" calcext:value="formula-is(NOT(ISBLANK([.X102])))" calcext:base-cell-address="Aufbaureihenfolge.B118"/>
          </calcext:conditional-format>
          <calcext:conditional-format calcext:target-range-address="Aufbaureihenfolge.A118:Aufbaureihenfolge.A118">
            <calcext:condition calcext:apply-style-name="HintergrundGruen" calcext:value="formula-is(NOT(ISBLANK([.W102])))" calcext:base-cell-address="Aufbaureihenfolge.A118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5:Aufbaureihenfolge.B125">
            <calcext:condition calcext:apply-style-name="HintergrundGruen" calcext:value="formula-is(NOT(ISBLANK([.X109])))" calcext:base-cell-address="Aufbaureihenfolge.B125"/>
          </calcext:conditional-format>
          <calcext:conditional-format calcext:target-range-address="Aufbaureihenfolge.A125:Aufbaureihenfolge.A125">
            <calcext:condition calcext:apply-style-name="HintergrundGruen" calcext:value="formula-is(NOT(ISBLANK([.W109])))" calcext:base-cell-address="Aufbaureihenfolge.A125"/>
          </calcext:conditional-format>
          <calcext:conditional-format calcext:target-range-address="Aufbaureihenfolge.B127:Aufbaureihenfolge.B127">
            <calcext:condition calcext:apply-style-name="HintergrundGruen" calcext:value="formula-is(NOT(ISBLANK([.X111])))" calcext:base-cell-address="Aufbaureihenfolge.B127"/>
          </calcext:conditional-format>
          <calcext:conditional-format calcext:target-range-address="Aufbaureihenfolge.A127:Aufbaureihenfolge.A127">
            <calcext:condition calcext:apply-style-name="HintergrundGruen" calcext:value="formula-is(NOT(ISBLANK([.W111])))" calcext:base-cell-address="Aufbaureihenfolge.A127"/>
          </calcext:conditional-format>
          <calcext:conditional-format calcext:target-range-address="Aufbaureihenfolge.B133:Aufbaureihenfolge.B137 Aufbaureihenfolge.B128:Aufbaureihenfolge.B128">
            <calcext:condition calcext:apply-style-name="HintergrundGruen" calcext:value="formula-is(NOT(ISBLANK([.X112])))" calcext:base-cell-address="Aufbaureihenfolge.B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B124:Aufbaureihenfolge.B124">
            <calcext:condition calcext:apply-style-name="HintergrundGruen" calcext:value="formula-is(NOT(ISBLANK([.X108])))" calcext:base-cell-address="Aufbaureihenfolge.B124"/>
          </calcext:conditional-format>
          <calcext:conditional-format calcext:target-range-address="Aufbaureihenfolge.A124:Aufbaureihenfolge.A124">
            <calcext:condition calcext:apply-style-name="HintergrundGruen" calcext:value="formula-is(NOT(ISBLANK([.W108])))" calcext:base-cell-address="Aufbaureihenfolge.A124"/>
          </calcext:conditional-format>
          <calcext:conditional-format calcext:target-range-address="Aufbaureihenfolge.B17:Aufbaureihenfolge.B17">
            <calcext:condition calcext:apply-style-name="HintergrundGruen" calcext:value="formula-is(NOT(ISBLANK([.X17])))" calcext:base-cell-address="Aufbaureihenfolge.B17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G41:Aufbaureihenfolge.G41">
            <calcext:condition calcext:apply-style-name="HintergrundGruen" calcext:value="formula-is(NOT(ISBLANK([.AJ41])))" calcext:base-cell-address="Aufbaureihenfolge.G41"/>
          </calcext:conditional-format>
          <calcext:conditional-format calcext:target-range-address="Aufbaureihenfolge.G42:Aufbaureihenfolge.G42">
            <calcext:condition calcext:apply-style-name="HintergrundGruen" calcext:value="formula-is(NOT(ISBLANK([.AJ42])))" calcext:base-cell-address="Aufbaureihenfolge.G42"/>
          </calcext:conditional-format>
          <calcext:conditional-format calcext:target-range-address="Aufbaureihenfolge.G43:Aufbaureihenfolge.G43">
            <calcext:condition calcext:apply-style-name="HintergrundGruen" calcext:value="formula-is(NOT(ISBLANK([.AJ43])))" calcext:base-cell-address="Aufbaureihenfolge.G43"/>
          </calcext:conditional-format>
          <calcext:conditional-format calcext:target-range-address="Aufbaureihenfolge.G44:Aufbaureihenfolge.G44">
            <calcext:condition calcext:apply-style-name="HintergrundGruen" calcext:value="formula-is(NOT(ISBLANK([.AJ44])))" calcext:base-cell-address="Aufbaureihenfolge.G44"/>
          </calcext:conditional-format>
          <calcext:conditional-format calcext:target-range-address="Aufbaureihenfolge.G40:Aufbaureihenfolge.G40">
            <calcext:condition calcext:apply-style-name="HintergrundGruen" calcext:value="formula-is(NOT(ISBLANK([.AJ40])))" calcext:base-cell-address="Aufbaureihenfolge.G40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17:Aufbaureihenfolge.G17">
            <calcext:condition calcext:apply-style-name="HintergrundGruen" calcext:value="formula-is(NOT(ISBLANK([.AJ17])))" calcext:base-cell-address="Aufbaureihenfolge.G17"/>
          </calcext:conditional-format>
          <calcext:conditional-format calcext:target-range-address="Aufbaureihenfolge.G18:Aufbaureihenfolge.G18">
            <calcext:condition calcext:apply-style-name="HintergrundGruen" calcext:value="formula-is(NOT(ISBLANK([.AJ18])))" calcext:base-cell-address="Aufbaureihenfolge.G18"/>
          </calcext:conditional-format>
          <calcext:conditional-format calcext:target-range-address="Aufbaureihenfolge.G19:Aufbaureihenfolge.G19">
            <calcext:condition calcext:apply-style-name="HintergrundGruen" calcext:value="formula-is(NOT(ISBLANK([.AJ19])))" calcext:base-cell-address="Aufbaureihenfolge.G19"/>
          </calcext:conditional-format>
          <calcext:conditional-format calcext:target-range-address="Aufbaureihenfolge.B22:Aufbaureihenfolge.B22">
            <calcext:condition calcext:apply-style-name="HintergrundGruen" calcext:value="formula-is(NOT(ISBLANK([.AE22])))" calcext:base-cell-address="Aufbaureihenfolge.B22"/>
          </calcext:conditional-format>
          <calcext:conditional-format calcext:target-range-address="Aufbaureihenfolge.B37:Aufbaureihenfolge.B37">
            <calcext:condition calcext:apply-style-name="HintergrundGruen" calcext:value="formula-is(NOT(ISBLANK([.AE30])))" calcext:base-cell-address="Aufbaureihenfolge.B37"/>
          </calcext:conditional-format>
          <calcext:conditional-format calcext:target-range-address="Aufbaureihenfolge.G16:Aufbaureihenfolge.G16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26:Aufbaureihenfolge.B26">
            <calcext:condition calcext:apply-style-name="HintergrundGruen" calcext:value="formula-is(NOT(ISBLANK([.AP26])))" calcext:base-cell-address="Aufbaureihenfolge.B26"/>
          </calcext:conditional-format>
          <calcext:conditional-format calcext:target-range-address="Aufbaureihenfolge.B46:Aufbaureihenfolge.B46">
            <calcext:condition calcext:apply-style-name="HintergrundGruen" calcext:value="formula-is(NOT(ISBLANK([.AP46])))" calcext:base-cell-address="Aufbaureihenfolge.B46"/>
          </calcext:conditional-format>
          <calcext:conditional-format calcext:target-range-address="Aufbaureihenfolge.B47:Aufbaureihenfolge.B47">
            <calcext:condition calcext:apply-style-name="HintergrundGruen" calcext:value="formula-is(NOT(ISBLANK([.AP47])))" calcext:base-cell-address="Aufbaureihenfolge.B47"/>
          </calcext:conditional-format>
          <calcext:conditional-format calcext:target-range-address="Aufbaureihenfolge.H41:Aufbaureihenfolge.H41">
            <calcext:condition calcext:apply-style-name="HintergrundGruen" calcext:value="formula-is(NOT(ISBLANK([.AN41])))" calcext:base-cell-address="Aufbaureihenfolge.H41"/>
          </calcext:conditional-format>
          <calcext:conditional-format calcext:target-range-address="Aufbaureihenfolge.H42:Aufbaureihenfolge.H42">
            <calcext:condition calcext:apply-style-name="HintergrundGruen" calcext:value="formula-is(NOT(ISBLANK([.AN42])))" calcext:base-cell-address="Aufbaureihenfolge.H42"/>
          </calcext:conditional-format>
          <calcext:conditional-format calcext:target-range-address="Aufbaureihenfolge.H43:Aufbaureihenfolge.H43">
            <calcext:condition calcext:apply-style-name="HintergrundGruen" calcext:value="formula-is(NOT(ISBLANK([.AN43])))" calcext:base-cell-address="Aufbaureihenfolge.H43"/>
          </calcext:conditional-format>
          <calcext:conditional-format calcext:target-range-address="Aufbaureihenfolge.H44:Aufbaureihenfolge.H44">
            <calcext:condition calcext:apply-style-name="HintergrundGruen" calcext:value="formula-is(NOT(ISBLANK([.AN44])))" calcext:base-cell-address="Aufbaureihenfolge.H44"/>
          </calcext:conditional-format>
          <calcext:conditional-format calcext:target-range-address="Aufbaureihenfolge.H47:Aufbaureihenfolge.H47">
            <calcext:condition calcext:apply-style-name="HintergrundGruen" calcext:value="formula-is(NOT(ISBLANK([.AN47])))" calcext:base-cell-address="Aufbaureihenfolge.H47"/>
          </calcext:conditional-format>
          <calcext:conditional-format calcext:target-range-address="Aufbaureihenfolge.H48:Aufbaureihenfolge.H48">
            <calcext:condition calcext:apply-style-name="HintergrundGruen" calcext:value="formula-is(NOT(ISBLANK([.AN48])))" calcext:base-cell-address="Aufbaureihenfolge.H48"/>
          </calcext:conditional-format>
          <calcext:conditional-format calcext:target-range-address="Aufbaureihenfolge.H49:Aufbaureihenfolge.H49">
            <calcext:condition calcext:apply-style-name="HintergrundGruen" calcext:value="formula-is(NOT(ISBLANK([.AN49])))" calcext:base-cell-address="Aufbaureihenfolge.H49"/>
          </calcext:conditional-format>
          <calcext:conditional-format calcext:target-range-address="Aufbaureihenfolge.H50:Aufbaureihenfolge.H50">
            <calcext:condition calcext:apply-style-name="HintergrundGruen" calcext:value="formula-is(NOT(ISBLANK([.AN50])))" calcext:base-cell-address="Aufbaureihenfolge.H50"/>
          </calcext:conditional-format>
          <calcext:conditional-format calcext:target-range-address="Aufbaureihenfolge.H55:Aufbaureihenfolge.H55">
            <calcext:condition calcext:apply-style-name="HintergrundGruen" calcext:value="formula-is(NOT(ISBLANK([.AN55])))" calcext:base-cell-address="Aufbaureihenfolge.H55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B28:Aufbaureihenfolge.B28">
            <calcext:condition calcext:apply-style-name="HintergrundGruen" calcext:value="formula-is(NOT(ISBLANK([.AH28])))" calcext:base-cell-address="Aufbaureihenfolge.B28"/>
          </calcext:conditional-format>
          <calcext:conditional-format calcext:target-range-address="Aufbaureihenfolge.H40:Aufbaureihenfolge.H40">
            <calcext:condition calcext:apply-style-name="HintergrundGruen" calcext:value="formula-is(NOT(ISBLANK([.AK40])))" calcext:base-cell-address="Aufbaureihenfolge.H40"/>
          </calcext:conditional-format>
          <calcext:conditional-format calcext:target-range-address="Aufbaureihenfolge.H46:Aufbaureihenfolge.H46">
            <calcext:condition calcext:apply-style-name="HintergrundGruen" calcext:value="formula-is(NOT(ISBLANK([.AK46])))" calcext:base-cell-address="Aufbaureihenfolge.H46"/>
          </calcext:conditional-format>
          <calcext:conditional-format calcext:target-range-address="Aufbaureihenfolge.H53:Aufbaureihenfolge.H53">
            <calcext:condition calcext:apply-style-name="HintergrundGruen" calcext:value="formula-is(NOT(ISBLANK([.AK53])))" calcext:base-cell-address="Aufbaureihenfolge.H53"/>
          </calcext:conditional-format>
          <calcext:conditional-format calcext:target-range-address="Aufbaureihenfolge.B48:Aufbaureihenfolge.B48">
            <calcext:condition calcext:apply-style-name="HintergrundGruen" calcext:value="formula-is(NOT(ISBLANK([.AP48])))" calcext:base-cell-address="Aufbaureihenfolge.B48"/>
          </calcext:conditional-format>
          <calcext:conditional-format calcext:target-range-address="Aufbaureihenfolge.B49:Aufbaureihenfolge.B49">
            <calcext:condition calcext:apply-style-name="HintergrundGruen" calcext:value="formula-is(NOT(ISBLANK([.AP49])))" calcext:base-cell-address="Aufbaureihenfolge.B49"/>
          </calcext:conditional-format>
          <calcext:conditional-format calcext:target-range-address="Aufbaureihenfolge.B50:Aufbaureihenfolge.B50">
            <calcext:condition calcext:apply-style-name="HintergrundGruen" calcext:value="formula-is(NOT(ISBLANK([.AP50])))" calcext:base-cell-address="Aufbaureihenfolge.B50"/>
          </calcext:conditional-format>
          <calcext:conditional-format calcext:target-range-address="Aufbaureihenfolge.B89:Aufbaureihenfolge.B89">
            <calcext:condition calcext:apply-style-name="HintergrundGruen" calcext:value="formula-is(NOT(ISBLANK([.AP83])))" calcext:base-cell-address="Aufbaureihenfolge.B89"/>
          </calcext:conditional-format>
          <calcext:conditional-format calcext:target-range-address="Aufbaureihenfolge.B72:Aufbaureihenfolge.B75 Aufbaureihenfolge.B69:Aufbaureihenfolge.B69">
            <calcext:condition calcext:apply-style-name="HintergrundGruen" calcext:value="formula-is(NOT(ISBLANK([.AP69])))" calcext:base-cell-address="Aufbaureihenfolge.B69"/>
          </calcext:conditional-format>
          <calcext:conditional-format calcext:target-range-address="Aufbaureihenfolge.B90:Aufbaureihenfolge.B90">
            <calcext:condition calcext:apply-style-name="HintergrundGruen" calcext:value="formula-is(NOT(ISBLANK([.AP84])))" calcext:base-cell-address="Aufbaureihenfolge.B90"/>
          </calcext:conditional-format>
          <calcext:conditional-format calcext:target-range-address="Aufbaureihenfolge.B130:Aufbaureihenfolge.B130">
            <calcext:condition calcext:apply-style-name="HintergrundGruen" calcext:value="formula-is(NOT(ISBLANK([.AP124])))" calcext:base-cell-address="Aufbaureihenfolge.B130"/>
          </calcext:conditional-format>
          <calcext:conditional-format calcext:target-range-address="Aufbaureihenfolge.B150:Aufbaureihenfolge.B150">
            <calcext:condition calcext:apply-style-name="HintergrundGruen" calcext:value="formula-is(NOT(ISBLANK([.AP144])))" calcext:base-cell-address="Aufbaureihenfolge.B150"/>
          </calcext:conditional-format>
          <calcext:conditional-format calcext:target-range-address="Aufbaureihenfolge.B196:Aufbaureihenfolge.B196">
            <calcext:condition calcext:apply-style-name="HintergrundGruen" calcext:value="formula-is(NOT(ISBLANK([.AP190])))" calcext:base-cell-address="Aufbaureihenfolge.B196"/>
          </calcext:conditional-format>
          <calcext:conditional-format calcext:target-range-address="Aufbaureihenfolge.B131:Aufbaureihenfolge.B131">
            <calcext:condition calcext:apply-style-name="HintergrundGruen" calcext:value="formula-is(NOT(ISBLANK([.AP125])))" calcext:base-cell-address="Aufbaureihenfolge.B131"/>
          </calcext:conditional-format>
          <calcext:conditional-format calcext:target-range-address="Aufbaureihenfolge.B151:Aufbaureihenfolge.B151">
            <calcext:condition calcext:apply-style-name="HintergrundGruen" calcext:value="formula-is(NOT(ISBLANK([.AP145])))" calcext:base-cell-address="Aufbaureihenfolge.B151"/>
          </calcext:conditional-format>
          <calcext:conditional-format calcext:target-range-address="Aufbaureihenfolge.B197:Aufbaureihenfolge.B197">
            <calcext:condition calcext:apply-style-name="HintergrundGruen" calcext:value="formula-is(NOT(ISBLANK([.AP191])))" calcext:base-cell-address="Aufbaureihenfolge.B197"/>
          </calcext:conditional-format>
          <calcext:conditional-format calcext:target-range-address="Aufbaureihenfolge.B198:Aufbaureihenfolge.B198">
            <calcext:condition calcext:apply-style-name="HintergrundGruen" calcext:value="formula-is(NOT(ISBLANK([.AP192])))" calcext:base-cell-address="Aufbaureihenfolge.B198"/>
          </calcext:conditional-format>
          <calcext:conditional-format calcext:target-range-address="Aufbaureihenfolge.B223:Aufbaureihenfolge.B223">
            <calcext:condition calcext:apply-style-name="HintergrundGruen" calcext:value="formula-is(NOT(ISBLANK([.AP217])))" calcext:base-cell-address="Aufbaureihenfolge.B223"/>
          </calcext:conditional-format>
          <calcext:conditional-format calcext:target-range-address="Aufbaureihenfolge.B214:Aufbaureihenfolge.B214">
            <calcext:condition calcext:apply-style-name="HintergrundGruen" calcext:value="formula-is(NOT(ISBLANK([.X193])))" calcext:base-cell-address="Aufbaureihenfolge.B214"/>
          </calcext:conditional-format>
          <calcext:conditional-format calcext:target-range-address="Aufbaureihenfolge.A214:Aufbaureihenfolge.A214">
            <calcext:condition calcext:apply-style-name="HintergrundGruen" calcext:value="formula-is(NOT(ISBLANK([.W193])))" calcext:base-cell-address="Aufbaureihenfolge.A214"/>
          </calcext:conditional-format>
          <calcext:conditional-format calcext:target-range-address="Aufbaureihenfolge.B245:Aufbaureihenfolge.B245">
            <calcext:condition calcext:apply-style-name="HintergrundGruen" calcext:value="formula-is(NOT(ISBLANK([.X218])))" calcext:base-cell-address="Aufbaureihenfolge.B245"/>
          </calcext:conditional-format>
          <calcext:conditional-format calcext:target-range-address="Aufbaureihenfolge.A245:Aufbaureihenfolge.A245">
            <calcext:condition calcext:apply-style-name="HintergrundGruen" calcext:value="formula-is(NOT(ISBLANK([.W218])))" calcext:base-cell-address="Aufbaureihenfolge.A245"/>
          </calcext:conditional-format>
          <calcext:conditional-format calcext:target-range-address="Aufbaureihenfolge.B199:Aufbaureihenfolge.B199">
            <calcext:condition calcext:apply-style-name="HintergrundGruen" calcext:value="formula-is(NOT(ISBLANK([.AP193])))" calcext:base-cell-address="Aufbaureihenfolge.B199"/>
          </calcext:conditional-format>
          <calcext:conditional-format calcext:target-range-address="Aufbaureihenfolge.B224:Aufbaureihenfolge.B224">
            <calcext:condition calcext:apply-style-name="HintergrundGruen" calcext:value="formula-is(NOT(ISBLANK([.AP218])))" calcext:base-cell-address="Aufbaureihenfolge.B224"/>
          </calcext:conditional-format>
          <calcext:conditional-format calcext:target-range-address="Aufbaureihenfolge.B253:Aufbaureihenfolge.B253">
            <calcext:condition calcext:apply-style-name="HintergrundGruen" calcext:value="formula-is(NOT(ISBLANK([.AP247])))" calcext:base-cell-address="Aufbaureihenfolge.B253"/>
          </calcext:conditional-format>
          <calcext:conditional-format calcext:target-range-address="Aufbaureihenfolge.B254:Aufbaureihenfolge.B254">
            <calcext:condition calcext:apply-style-name="HintergrundGruen" calcext:value="formula-is(NOT(ISBLANK([.AP248])))" calcext:base-cell-address="Aufbaureihenfolge.B254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132:Aufbaureihenfolge.B132">
            <calcext:condition calcext:apply-style-name="HintergrundGruen" calcext:value="formula-is(NOT(ISBLANK([.AP132])))" calcext:base-cell-address="Aufbaureihenfolge.B132"/>
          </calcext:conditional-format>
          <calcext:conditional-format calcext:target-range-address="Aufbaureihenfolge.B152:Aufbaureihenfolge.B152">
            <calcext:condition calcext:apply-style-name="HintergrundGruen" calcext:value="formula-is(NOT(ISBLANK([.AP152])))" calcext:base-cell-address="Aufbaureihenfolge.B152"/>
          </calcext:conditional-format>
          <calcext:conditional-format calcext:target-range-address="Aufbaureihenfolge.B200:Aufbaureihenfolge.B200">
            <calcext:condition calcext:apply-style-name="HintergrundGruen" calcext:value="formula-is(NOT(ISBLANK([.AP200])))" calcext:base-cell-address="Aufbaureihenfolge.B200"/>
          </calcext:conditional-format>
          <calcext:conditional-format calcext:target-range-address="Aufbaureihenfolge.B153:Aufbaureihenfolge.B153">
            <calcext:condition calcext:apply-style-name="HintergrundGruen" calcext:value="formula-is(NOT(ISBLANK([.AP153])))" calcext:base-cell-address="Aufbaureihenfolge.B153"/>
          </calcext:conditional-format>
          <calcext:conditional-format calcext:target-range-address="Aufbaureihenfolge.B201:Aufbaureihenfolge.B201">
            <calcext:condition calcext:apply-style-name="HintergrundGruen" calcext:value="formula-is(NOT(ISBLANK([.AP201])))" calcext:base-cell-address="Aufbaureihenfolge.B201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A181:Aufbaureihenfolge.A183">
            <calcext:condition calcext:apply-style-name="HintergrundGruen" calcext:value="formula-is(NOT(ISBLANK([.W165])))" calcext:base-cell-address="Aufbaureihenfolge.A181"/>
          </calcext:conditional-format>
          <calcext:conditional-format calcext:target-range-address="Aufbaureihenfolge.B182:Aufbaureihenfolge.B182">
            <calcext:condition calcext:apply-style-name="HintergrundGruen" calcext:value="formula-is(NOT(ISBLANK([.AP176])))" calcext:base-cell-address="Aufbaureihenfolge.B182"/>
          </calcext:conditional-format>
          <calcext:conditional-format calcext:target-range-address="Aufbaureihenfolge.B183:Aufbaureihenfolge.B183">
            <calcext:condition calcext:apply-style-name="HintergrundGruen" calcext:value="formula-is(NOT(ISBLANK([.AP183])))" calcext:base-cell-address="Aufbaureihenfolge.B183"/>
          </calcext:conditional-format>
          <calcext:conditional-format calcext:target-range-address="Aufbaureihenfolge.B171:Aufbaureihenfolge.B171">
            <calcext:condition calcext:apply-style-name="HintergrundGruen" calcext:value="formula-is(NOT(ISBLANK([.X148])))" calcext:base-cell-address="Aufbaureihenfolge.B171"/>
          </calcext:conditional-format>
          <calcext:conditional-format calcext:target-range-address="Aufbaureihenfolge.B172:Aufbaureihenfolge.B172">
            <calcext:condition calcext:apply-style-name="HintergrundGruen" calcext:value="formula-is(NOT(ISBLANK([.X149])))" calcext:base-cell-address="Aufbaureihenfolge.B172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A176:Aufbaureihenfolge.A178">
            <calcext:condition calcext:apply-style-name="HintergrundGruen" calcext:value="formula-is(NOT(ISBLANK([.W160])))" calcext:base-cell-address="Aufbaureihenfolge.A176"/>
          </calcext:conditional-format>
          <calcext:conditional-format calcext:target-range-address="Aufbaureihenfolge.B177:Aufbaureihenfolge.B177">
            <calcext:condition calcext:apply-style-name="HintergrundGruen" calcext:value="formula-is(NOT(ISBLANK([.AP171])))" calcext:base-cell-address="Aufbaureihenfolge.B177"/>
          </calcext:conditional-format>
          <calcext:conditional-format calcext:target-range-address="Aufbaureihenfolge.B178:Aufbaureihenfolge.B178">
            <calcext:condition calcext:apply-style-name="HintergrundGruen" calcext:value="formula-is(NOT(ISBLANK([.AP178])))" calcext:base-cell-address="Aufbaureihenfolge.B178"/>
          </calcext:conditional-format>
          <calcext:conditional-format calcext:target-range-address="Aufbaureihenfolge.B156:Aufbaureihenfolge.B156">
            <calcext:condition calcext:apply-style-name="HintergrundGruen" calcext:value="formula-is(NOT(ISBLANK([.X133])))" calcext:base-cell-address="Aufbaureihenfolge.B156"/>
          </calcext:conditional-format>
        </calcext:conditional-formats>
      </table:table>
      <table:named-expressions/>
      <table:database-ranges>
        <table:database-range table:name="__Anonymous_Sheet_DB__0" table:target-range-address="Schiffslabor.A150:Schiffslabor.AMG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I1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F16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830mm" style:num-format="1" style:print-orientation="landscape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2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05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 style:data-style-name="N2" text:time-value="21:21:41.8123325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5.2$Linux_X86_64 LibreOffice_project/00m0$Build-2</meta:generator>
    <meta:document-statistic meta:table-count="7" meta:cell-count="8706" meta:object-count="8"/>
  </office:meta>
</office:document-meta>
</file>